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pitch="variable"/>
    <style:font-face style:name="Avenir5" svg:font-family="Avenir" style:font-family-generic="swiss" style:font-pitch="variable"/>
    <style:font-face style:name="Avenir6" svg:font-family="Avenir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3.4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429cm"/>
    </style:style>
    <style:style style:name="co6" style:family="table-column">
      <style:table-column-properties fo:break-before="auto" style:column-width="0.94cm"/>
    </style:style>
    <style:style style:name="co7" style:family="table-column">
      <style:table-column-properties fo:break-before="auto" style:column-width="3.808cm"/>
    </style:style>
    <style:style style:name="co8" style:family="table-column">
      <style:table-column-properties fo:break-before="auto" style:column-width="2.411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101cm"/>
    </style:style>
    <style:style style:name="co11" style:family="table-column">
      <style:table-column-properties fo:break-before="auto" style:column-width="1.099cm"/>
    </style:style>
    <style:style style:name="co12" style:family="table-column">
      <style:table-column-properties fo:break-before="auto" style:column-width="1.254cm"/>
    </style:style>
    <style:style style:name="co13" style:family="table-column">
      <style:table-column-properties fo:break-before="auto" style:column-width="0.526cm"/>
    </style:style>
    <style:style style:name="co14" style:family="table-column">
      <style:table-column-properties fo:break-before="auto" style:column-width="3.999cm"/>
    </style:style>
    <style:style style:name="co15" style:family="table-column">
      <style:table-column-properties fo:break-before="auto" style:column-width="1.533cm"/>
    </style:style>
    <style:style style:name="co16" style:family="table-column">
      <style:table-column-properties fo:break-before="auto" style:column-width="1.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1.275cm"/>
    </style:style>
    <style:style style:name="co19" style:family="table-column">
      <style:table-column-properties fo:break-before="auto" style:column-width="4.93cm"/>
    </style:style>
    <style:style style:name="co20" style:family="table-column">
      <style:table-column-properties fo:break-before="auto" style:column-width="4.366cm"/>
    </style:style>
    <style:style style:name="co21" style:family="table-column">
      <style:table-column-properties fo:break-before="auto" style:column-width="2.607cm"/>
    </style:style>
    <style:style style:name="co22" style:family="table-column">
      <style:table-column-properties fo:break-before="auto" style:column-width="4.165cm"/>
    </style:style>
    <style:style style:name="co23" style:family="table-column">
      <style:table-column-properties fo:break-before="auto" style:column-width="1.88cm"/>
    </style:style>
    <style:style style:name="co24" style:family="table-column">
      <style:table-column-properties fo:break-before="auto" style:column-width="2.004cm"/>
    </style:style>
    <style:style style:name="co25" style:family="table-column">
      <style:table-column-properties fo:break-before="auto" style:column-width="2.337cm"/>
    </style:style>
    <style:style style:name="co26" style:family="table-column">
      <style:table-column-properties fo:break-before="auto" style:column-width="2.307cm"/>
    </style:style>
    <style:style style:name="co27" style:family="table-column">
      <style:table-column-properties fo:break-before="auto" style:column-width="2.598cm"/>
    </style:style>
    <style:style style:name="co28" style:family="table-column">
      <style:table-column-properties fo:break-before="auto" style:column-width="2.693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992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775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1.776cm"/>
    </style:style>
    <style:style style:name="co36" style:family="table-column">
      <style:table-column-properties fo:break-before="auto" style:column-width="1.547cm"/>
    </style:style>
    <style:style style:name="co37" style:family="table-column">
      <style:table-column-properties fo:break-before="auto" style:column-width="1.499cm"/>
    </style:style>
    <style:style style:name="co38" style:family="table-column">
      <style:table-column-properties fo:break-before="auto" style:column-width="1.616cm"/>
    </style:style>
    <style:style style:name="co39" style:family="table-column">
      <style:table-column-properties fo:break-before="auto" style:column-width="2.267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316cm"/>
    </style:style>
    <style:style style:name="co42" style:family="table-column">
      <style:table-column-properties fo:break-before="auto" style:column-width="1.222cm"/>
    </style:style>
    <style:style style:name="co43" style:family="table-column">
      <style:table-column-properties fo:break-before="auto" style:column-width="1.245cm"/>
    </style:style>
    <style:style style:name="co44" style:family="table-column">
      <style:table-column-properties fo:break-before="auto" style:column-width="3.074cm"/>
    </style:style>
    <style:style style:name="co45" style:family="table-column">
      <style:table-column-properties fo:break-before="auto" style:column-width="1.66cm"/>
    </style:style>
    <style:style style:name="co46" style:family="table-column">
      <style:table-column-properties fo:break-before="auto" style:column-width="1.332cm"/>
    </style:style>
    <style:style style:name="co47" style:family="table-column">
      <style:table-column-properties fo:break-before="auto" style:column-width="1.205cm"/>
    </style:style>
    <style:style style:name="co48" style:family="table-column">
      <style:table-column-properties fo:break-before="auto" style:column-width="1.286cm"/>
    </style:style>
    <style:style style:name="co49" style:family="table-column">
      <style:table-column-properties fo:break-before="auto" style:column-width="1.304cm"/>
    </style:style>
    <style:style style:name="co50" style:family="table-column">
      <style:table-column-properties fo:break-before="auto" style:column-width="0.466cm"/>
    </style:style>
    <style:style style:name="co51" style:family="table-column">
      <style:table-column-properties fo:break-before="auto" style:column-width="1.686cm"/>
    </style:style>
    <style:style style:name="co52" style:family="table-column">
      <style:table-column-properties fo:break-before="auto" style:column-width="2.768cm"/>
    </style:style>
    <style:style style:name="co53" style:family="table-column">
      <style:table-column-properties fo:break-before="auto" style:column-width="1.263cm"/>
    </style:style>
    <style:style style:name="co54" style:family="table-column">
      <style:table-column-properties fo:break-before="auto" style:column-width="1.229cm"/>
    </style:style>
    <style:style style:name="co55" style:family="table-column">
      <style:table-column-properties fo:break-before="auto" style:column-width="4.646cm"/>
    </style:style>
    <style:style style:name="co56" style:family="table-column">
      <style:table-column-properties fo:break-before="auto" style:column-width="2.452cm"/>
    </style:style>
    <style:style style:name="co57" style:family="table-column">
      <style:table-column-properties fo:break-before="auto" style:column-width="3.29cm"/>
    </style:style>
    <style:style style:name="co58" style:family="table-column">
      <style:table-column-properties fo:break-before="auto" style:column-width="3.411cm"/>
    </style:style>
    <style:style style:name="co59" style:family="table-column">
      <style:table-column-properties fo:break-before="auto" style:column-width="3.166cm"/>
    </style:style>
    <style:style style:name="co60" style:family="table-column">
      <style:table-column-properties fo:break-before="auto" style:column-width="1.766cm"/>
    </style:style>
    <style:style style:name="co61" style:family="table-column">
      <style:table-column-properties fo:break-before="auto" style:column-width="2.041cm"/>
    </style:style>
    <style:style style:name="co62" style:family="table-column">
      <style:table-column-properties fo:break-before="auto" style:column-width="1.215cm"/>
    </style:style>
    <style:style style:name="co63" style:family="table-column">
      <style:table-column-properties fo:break-before="auto" style:column-width="3.246cm"/>
    </style:style>
    <style:style style:name="co64" style:family="table-column">
      <style:table-column-properties fo:break-before="auto" style:column-width="6.731cm"/>
    </style:style>
    <style:style style:name="co65" style:family="table-column">
      <style:table-column-properties fo:break-before="auto" style:column-width="2.903cm"/>
    </style:style>
    <style:style style:name="co66" style:family="table-column">
      <style:table-column-properties fo:break-before="auto" style:column-width="2.528cm"/>
    </style:style>
    <style:style style:name="co67" style:family="table-column">
      <style:table-column-properties fo:break-before="auto" style:column-width="7.722cm"/>
    </style:style>
    <style:style style:name="co68" style:family="table-column">
      <style:table-column-properties fo:break-before="auto" style:column-width="1.397cm"/>
    </style:style>
    <style:style style:name="co69" style:family="table-column">
      <style:table-column-properties fo:break-before="auto" style:column-width="3.531cm"/>
    </style:style>
    <style:style style:name="co70" style:family="table-column">
      <style:table-column-properties fo:break-before="auto" style:column-width="4.32cm"/>
    </style:style>
    <style:style style:name="co71" style:family="table-column">
      <style:table-column-properties fo:break-before="auto" style:column-width="1.325cm"/>
    </style:style>
    <style:style style:name="co72" style:family="table-column">
      <style:table-column-properties fo:break-before="auto" style:column-width="1.302cm"/>
    </style:style>
    <style:style style:name="co73" style:family="table-column">
      <style:table-column-properties fo:break-before="auto" style:column-width="1.789cm"/>
    </style:style>
    <style:style style:name="co74" style:family="table-column">
      <style:table-column-properties fo:break-before="auto" style:column-width="1.351cm"/>
    </style:style>
    <style:style style:name="co75" style:family="table-column">
      <style:table-column-properties fo:break-before="auto" style:column-width="2.014cm"/>
    </style:style>
    <style:style style:name="co76" style:family="table-column">
      <style:table-column-properties fo:break-before="auto" style:column-width="1.794cm"/>
    </style:style>
    <style:style style:name="co77" style:family="table-column">
      <style:table-column-properties fo:break-before="auto" style:column-width="1.759cm"/>
    </style:style>
    <style:style style:name="co78" style:family="table-column">
      <style:table-column-properties fo:break-before="auto" style:column-width="0.984cm"/>
    </style:style>
    <style:style style:name="co79" style:family="table-column">
      <style:table-column-properties fo:break-before="auto" style:column-width="0.885cm"/>
    </style:style>
    <style:style style:name="co80" style:family="table-column">
      <style:table-column-properties fo:break-before="auto" style:column-width="0.956cm"/>
    </style:style>
    <style:style style:name="co81" style:family="table-column">
      <style:table-column-properties fo:break-before="auto" style:column-width="2.545cm"/>
    </style:style>
    <style:style style:name="co82" style:family="table-column">
      <style:table-column-properties fo:break-before="auto" style:column-width="11.377cm"/>
    </style:style>
    <style:style style:name="co83" style:family="table-column">
      <style:table-column-properties fo:break-before="auto" style:column-width="15.18cm"/>
    </style:style>
    <style:style style:name="co84" style:family="table-column">
      <style:table-column-properties fo:break-before="auto" style:column-width="5.53cm"/>
    </style:style>
    <style:style style:name="co85" style:family="table-column">
      <style:table-column-properties fo:break-before="auto" style:column-width="0.981cm"/>
    </style:style>
    <style:style style:name="co86" style:family="table-column">
      <style:table-column-properties fo:break-before="auto" style:column-width="4.59cm"/>
    </style:style>
    <style:style style:name="co87" style:family="table-column">
      <style:table-column-properties fo:break-before="auto" style:column-width="2.635cm"/>
    </style:style>
    <style:style style:name="co88" style:family="table-column">
      <style:table-column-properties fo:break-before="auto" style:column-width="4.404cm"/>
    </style:style>
    <style:style style:name="co89" style:family="table-column">
      <style:table-column-properties fo:break-before="auto" style:column-width="0.744cm"/>
    </style:style>
    <style:style style:name="co90" style:family="table-column">
      <style:table-column-properties fo:break-before="auto" style:column-width="5.734cm"/>
    </style:style>
    <style:style style:name="co91" style:family="table-column">
      <style:table-column-properties fo:break-before="auto" style:column-width="5.495cm"/>
    </style:style>
    <style:style style:name="co92" style:family="table-column">
      <style:table-column-properties fo:break-before="auto" style:column-width="5.928cm"/>
    </style:style>
    <style:style style:name="co93" style:family="table-column">
      <style:table-column-properties fo:break-before="auto" style:column-width="1.57cm"/>
    </style:style>
    <style:style style:name="co94" style:family="table-column">
      <style:table-column-properties fo:break-before="auto" style:column-width="6.897cm"/>
    </style:style>
    <style:style style:name="co95" style:family="table-column">
      <style:table-column-properties fo:break-before="auto" style:column-width="0.958cm"/>
    </style:style>
    <style:style style:name="co96" style:family="table-column">
      <style:table-column-properties fo:break-before="auto" style:column-width="5.368cm"/>
    </style:style>
    <style:style style:name="co97" style:family="table-column">
      <style:table-column-properties fo:break-before="auto" style:column-width="9.641cm"/>
    </style:style>
    <style:style style:name="co98" style:family="table-column">
      <style:table-column-properties fo:break-before="auto" style:column-width="0.893cm"/>
    </style:style>
    <style:style style:name="co99" style:family="table-column">
      <style:table-column-properties fo:break-before="auto" style:column-width="3.348cm"/>
    </style:style>
    <style:style style:name="co100" style:family="table-column">
      <style:table-column-properties fo:break-before="auto" style:column-width="4.225cm"/>
    </style:style>
    <style:style style:name="co101" style:family="table-column">
      <style:table-column-properties fo:break-before="auto" style:column-width="6.175cm"/>
    </style:style>
    <style:style style:name="co102" style:family="table-column">
      <style:table-column-properties fo:break-before="auto" style:column-width="0.764cm"/>
    </style:style>
    <style:style style:name="co103" style:family="table-column">
      <style:table-column-properties fo:break-before="auto" style:column-width="5.599cm"/>
    </style:style>
    <style:style style:name="co104" style:family="table-column">
      <style:table-column-properties fo:break-before="auto" style:column-width="1.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3.993cm"/>
    </style:style>
    <style:style style:name="co107" style:family="table-column">
      <style:table-column-properties fo:break-before="auto" style:column-width="2.464cm"/>
    </style:style>
    <style:style style:name="co108" style:family="table-column">
      <style:table-column-properties fo:break-before="auto" style:column-width="25.853cm"/>
    </style:style>
    <style:style style:name="co109" style:family="table-column">
      <style:table-column-properties fo:break-before="auto" style:column-width="27.531cm"/>
    </style:style>
    <style:style style:name="co110" style:family="table-column">
      <style:table-column-properties fo:break-before="auto" style:column-width="0.543cm"/>
    </style:style>
    <style:style style:name="co111" style:family="table-column">
      <style:table-column-properties fo:break-before="auto" style:column-width="5.2cm"/>
    </style:style>
    <style:style style:name="co112" style:family="table-column">
      <style:table-column-properties fo:break-before="auto" style:column-width="1.854cm"/>
    </style:style>
    <style:style style:name="co113" style:family="table-column">
      <style:table-column-properties fo:break-before="auto" style:column-width="1.386cm"/>
    </style:style>
    <style:style style:name="co114" style:family="table-column">
      <style:table-column-properties fo:break-before="auto" style:column-width="1.656cm"/>
    </style:style>
    <style:style style:name="co115" style:family="table-column">
      <style:table-column-properties fo:break-before="auto" style:column-width="1.448cm"/>
    </style:style>
    <style:style style:name="co116" style:family="table-column">
      <style:table-column-properties fo:break-before="auto" style:column-width="1.478cm"/>
    </style:style>
    <style:style style:name="co117" style:family="table-column">
      <style:table-column-properties fo:break-before="auto" style:column-width="1.845cm"/>
    </style:style>
    <style:style style:name="co118" style:family="table-column">
      <style:table-column-properties fo:break-before="auto" style:column-width="1.593cm"/>
    </style:style>
    <style:style style:name="co119" style:family="table-column">
      <style:table-column-properties fo:break-before="auto" style:column-width="1.39cm"/>
    </style:style>
    <style:style style:name="co120" style:family="table-column">
      <style:table-column-properties fo:break-before="auto" style:column-width="1.692cm"/>
    </style:style>
    <style:style style:name="co121" style:family="table-column">
      <style:table-column-properties fo:break-before="auto" style:column-width="3.609cm"/>
    </style:style>
    <style:style style:name="co122" style:family="table-column">
      <style:table-column-properties fo:break-before="auto" style:column-width="2.575cm"/>
    </style:style>
    <style:style style:name="co123" style:family="table-column">
      <style:table-column-properties fo:break-before="auto" style:column-width="2.11cm"/>
    </style:style>
    <style:style style:name="co124" style:family="table-column">
      <style:table-column-properties fo:break-before="auto" style:column-width="2.157cm"/>
    </style:style>
    <style:style style:name="co125" style:family="table-column">
      <style:table-column-properties fo:break-before="auto" style:column-width="1.201cm"/>
    </style:style>
    <style:style style:name="co126" style:family="table-column">
      <style:table-column-properties fo:break-before="auto" style:column-width="4.658cm"/>
    </style:style>
    <style:style style:name="co127" style:family="table-column">
      <style:table-column-properties fo:break-before="auto" style:column-width="1.84cm"/>
    </style:style>
    <style:style style:name="co128" style:family="table-column">
      <style:table-column-properties fo:break-before="auto" style:column-width="1.498cm"/>
    </style:style>
    <style:style style:name="co129" style:family="table-column">
      <style:table-column-properties fo:break-before="auto" style:column-width="15.37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64cm" fo:break-before="auto" style:use-optimal-row-height="true"/>
    </style:style>
    <style:style style:name="ro7" style:family="table-row">
      <style:table-row-properties style:row-height="0.497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0.746cm" fo:break-before="auto" style:use-optimal-row-height="true"/>
    </style:style>
    <style:style style:name="ro10" style:family="table-row">
      <style:table-row-properties style:row-height="0.517cm" fo:break-before="auto" style:use-optimal-row-height="true"/>
    </style:style>
    <style:style style:name="ro11" style:family="table-row">
      <style:table-row-properties style:row-height="0.57cm" fo:break-before="auto" style:use-optimal-row-height="true"/>
    </style:style>
    <style:style style:name="ro12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59cm" fo:break-before="auto" style:use-optimal-row-height="false"/>
    </style:style>
    <style:style style:name="ro14" style:family="table-row">
      <style:table-row-properties style:row-height="0.478cm" fo:break-before="auto" style:use-optimal-row-height="true"/>
    </style:style>
    <style:style style:name="ro15" style:family="table-row">
      <style:table-row-properties style:row-height="0.467cm" fo:break-before="auto" style:use-optimal-row-height="true"/>
    </style:style>
    <style:style style:name="ro16" style:family="table-row">
      <style:table-row-properties style:row-height="0.526cm" fo:break-before="auto" style:use-optimal-row-height="false"/>
    </style:style>
    <style:style style:name="ro17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0.728cm" fo:break-before="auto" style:use-optimal-row-height="true"/>
    </style:style>
    <style:style style:name="ro19" style:family="table-row">
      <style:table-row-properties style:row-height="1.072cm" fo:break-before="auto" style:use-optimal-row-height="true"/>
    </style:style>
    <style:style style:name="ro20" style:family="table-row">
      <style:table-row-properties style:row-height="0.471cm" fo:break-before="auto" style:use-optimal-row-height="true"/>
    </style:style>
    <style:style style:name="ro21" style:family="table-row">
      <style:table-row-properties style:row-height="0.496cm" fo:break-before="auto" style:use-optimal-row-height="true"/>
    </style:style>
    <style:style style:name="ro22" style:family="table-row">
      <style:table-row-properties style:row-height="0.499cm" fo:break-before="auto" style:use-optimal-row-height="false"/>
    </style:style>
    <style:style style:name="ro23" style:family="table-row">
      <style:table-row-properties style:row-height="0.503cm" fo:break-before="auto" style:use-optimal-row-height="false"/>
    </style:style>
    <style:style style:name="ro24" style:family="table-row">
      <style:table-row-properties style:row-height="0.46cm" fo:break-before="auto" style:use-optimal-row-height="false"/>
    </style:style>
    <style:style style:name="ro25" style:family="table-row">
      <style:table-row-properties style:row-height="0.919cm" fo:break-before="auto" style:use-optimal-row-height="true"/>
    </style:style>
    <style:style style:name="ro26" style:family="table-row">
      <style:table-row-properties style:row-height="1.801cm" fo:break-before="auto" style:use-optimal-row-height="true"/>
    </style:style>
    <style:style style:name="ro27" style:family="table-row">
      <style:table-row-properties style:row-height="1.378cm" fo:break-before="auto" style:use-optimal-row-height="true"/>
    </style:style>
    <style:style style:name="ro28" style:family="table-row">
      <style:table-row-properties style:row-height="1.36cm" fo:break-before="auto" style:use-optimal-row-height="true"/>
    </style:style>
    <style:style style:name="ro29" style:family="table-row">
      <style:table-row-properties style:row-height="2.237cm" fo:break-before="auto" style:use-optimal-row-height="true"/>
    </style:style>
    <style:style style:name="ro30" style:family="table-row">
      <style:table-row-properties style:row-height="0.804cm" fo:break-before="auto" style:use-optimal-row-height="true"/>
    </style:style>
    <style:style style:name="ro31" style:family="table-row">
      <style:table-row-properties style:row-height="0.536cm" fo:break-before="auto" style:use-optimal-row-height="true"/>
    </style:style>
    <style:style style:name="ro32" style:family="table-row">
      <style:table-row-properties style:row-height="0.958cm" fo:break-before="auto" style:use-optimal-row-height="true"/>
    </style:style>
    <style:style style:name="ro33" style:family="table-row">
      <style:table-row-properties style:row-height="2.339cm" fo:break-before="auto" style:use-optimal-row-height="true"/>
    </style:style>
    <style:style style:name="ro34" style:family="table-row">
      <style:table-row-properties style:row-height="1.879cm" fo:break-before="auto" style:use-optimal-row-height="true"/>
    </style:style>
    <style:style style:name="ro35" style:family="table-row">
      <style:table-row-properties style:row-height="1.418cm" fo:break-before="auto" style:use-optimal-row-height="true"/>
    </style:style>
    <style:style style:name="ro36" style:family="table-row">
      <style:table-row-properties style:row-height="0.316cm" fo:break-before="auto" style:use-optimal-row-height="false"/>
    </style:style>
    <style:style style:name="ro37" style:family="table-row">
      <style:table-row-properties style:row-height="0.545cm" fo:break-before="auto" style:use-optimal-row-height="true"/>
    </style:style>
    <style:style style:name="ro38" style:family="table-row">
      <style:table-row-properties style:row-height="0.526cm" fo:break-before="auto" style:use-optimal-row-height="true"/>
    </style:style>
    <style:style style:name="ro39" style:family="table-row">
      <style:table-row-properties style:row-height="1.025cm" fo:break-before="auto" style:use-optimal-row-height="true"/>
    </style:style>
    <style:style style:name="ro40" style:family="table-row">
      <style:table-row-properties style:row-height="0.785cm" fo:break-before="auto" style:use-optimal-row-height="true"/>
    </style:style>
    <style:style style:name="ro41" style:family="table-row">
      <style:table-row-properties style:row-height="0.718cm" fo:break-before="auto" style:use-optimal-row-height="true"/>
    </style:style>
    <style:style style:name="ro42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3pt" style:font-size-asian="13pt" style:font-size-complex="13pt"/>
    </style:style>
    <style:style style:name="ce442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size-complex="8pt" style:font-style-complex="normal"/>
    </style:style>
    <style:style style:name="ce445" style:family="table-cell" style:parent-style-name="Default">
      <style:table-cell-properties fo:border-bottom="none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448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  <style:map style:condition="is-true-formula([.$A$25]=0)" style:apply-style-name="Szürke_5f_inaktív_5f_fegyver" style:base-cell-address="Harc.A24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/>
    </style:style>
    <style:style style:name="ce27" style:family="table-cell" style:parent-style-name="Default">
      <style:table-cell-properties style:vertical-align="middle"/>
      <style:text-properties style:font-name="Noto Sans1" fo:font-style="normal" style:font-style-asian="normal" style:font-style-complex="normal"/>
    </style:style>
    <style:style style:name="ce30" style:family="table-cell" style:parent-style-name="Default">
      <style:table-cell-properties style:vertical-align="middle"/>
      <style:text-properties style:font-name="Noto Sans1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3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38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9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1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  <style:map style:condition="is-true-formula([.$A$25]=0)" style:apply-style-name="Szürke_5f_inaktív_5f_fegyver" style:base-cell-address="Harc.A24"/>
    </style:style>
    <style:style style:name="ce4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  <style:map style:condition="is-true-formula([.$A$25]=0)" style:apply-style-name="Szürke_5f_inaktív_5f_fegyver" style:base-cell-address="Harc.A24"/>
    </style:style>
    <style:style style:name="ce45" style:family="table-cell" style:parent-style-name="Default">
      <style:table-cell-properties style:vertical-align="middle"/>
      <style:text-properties style:font-name="Noto Sans1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8pt" style:font-size-asian="8pt" style:font-size-complex="8pt"/>
    </style:style>
    <style:style style:name="ce655" style:family="table-cell" style:parent-style-name="Default">
      <style:table-cell-properties style:vertical-align="middle"/>
      <style:text-properties style:font-name="Noto Sans1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style:vertical-align="middle"/>
      <style:text-properties style:font-name="Noto Sans1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1" fo:font-style="normal" style:font-style-asian="normal" style:font-style-complex="normal"/>
    </style:style>
    <style:style style:name="ce68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9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3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9" style:family="table-cell" style:parent-style-name="Default">
      <style:table-cell-properties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66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3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3pt" style:language-asian="hu" style:country-asian="HU" style:font-style-asian="normal" style:font-weight-asian="normal" style:font-name-complex="Tahoma2" style:font-size-complex="1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)" style:apply-style-name="Szürke_5f_háttér" style:base-cell-address="Harc.C30"/>
    </style:style>
    <style:style style:name="ce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5)" style:apply-style-name="Szürke_5f_háttér" style:base-cell-address="Harc.C31"/>
    </style:style>
    <style:style style:name="ce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9)" style:apply-style-name="Szürke_5f_háttér" style:base-cell-address="Harc.C32"/>
    </style:style>
    <style:style style:name="ce8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3)" style:apply-style-name="Szürke_5f_háttér" style:base-cell-address="Harc.C33"/>
    </style:style>
    <style:style style:name="ce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7)" style:apply-style-name="Szürke_5f_háttér" style:base-cell-address="Harc.C34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21)" style:apply-style-name="Szürke_5f_háttér" style:base-cell-address="Harc.C35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97" style:family="table-cell" style:parent-style-name="Default">
      <style:table-cell-properties fo:border="none" style:vertical-align="middle"/>
      <style:text-properties style:font-name="Noto Sans1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8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102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5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9" style:family="table-cell" style:parent-style-name="Default">
      <style:table-cell-properties fo:background-color="transparent" style:vertical-align="middle"/>
      <style:text-properties style:font-name="Noto Sans1"/>
    </style:style>
    <style:style style:name="ce1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16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30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2)" style:apply-style-name="Szürke_5f_háttér" style:base-cell-address="Harc.D30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6)" style:apply-style-name="Szürke_5f_háttér" style:base-cell-address="Harc.D31"/>
    </style:style>
    <style:style style:name="ce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0)" style:apply-style-name="Szürke_5f_háttér" style:base-cell-address="Harc.D32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4)" style:apply-style-name="Szürke_5f_háttér" style:base-cell-address="Harc.D33"/>
    </style:style>
    <style:style style:name="ce1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8)" style:apply-style-name="Szürke_5f_háttér" style:base-cell-address="Harc.D34"/>
    </style:style>
    <style:style style:name="ce1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22)" style:apply-style-name="Szürke_5f_háttér" style:base-cell-address="Harc.D35"/>
    </style:style>
    <style:style style:name="ce904" style:family="table-cell" style:parent-style-name="Default">
      <style:table-cell-properties style:vertical-align="middle"/>
      <style:text-properties style:font-name="Noto Sans1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1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1" fo:font-size="11pt" style:font-size-asian="11pt" style:font-size-complex="11pt"/>
    </style:style>
    <style:style style:name="ce139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0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43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5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3)" style:apply-style-name="Szürke_5f_háttér" style:base-cell-address="Harc.E30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7)" style:apply-style-name="Szürke_5f_háttér" style:base-cell-address="Harc.E31"/>
    </style:style>
    <style:style style:name="ce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1)" style:apply-style-name="Szürke_5f_háttér" style:base-cell-address="Harc.E32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5)" style:apply-style-name="Szürke_5f_háttér" style:base-cell-address="Harc.E33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19)" style:apply-style-name="Szürke_5f_háttér" style:base-cell-address="Harc.E34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  <style:map style:condition="is-true-formula([.$D$28]&lt;23)" style:apply-style-name="Szürke_5f_háttér" style:base-cell-address="Harc.E35"/>
    </style:style>
    <style:style style:name="ce7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1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0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168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7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8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9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4)" style:apply-style-name="Szürke_5f_háttér" style:base-cell-address="Harc.F30"/>
    </style:style>
    <style:style style:name="ce18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8)" style:apply-style-name="Szürke_5f_háttér" style:base-cell-address="Harc.F31"/>
    </style:style>
    <style:style style:name="ce19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2)" style:apply-style-name="Szürke_5f_háttér" style:base-cell-address="Harc.F32"/>
    </style:style>
    <style:style style:name="ce19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16)" style:apply-style-name="Szürke_5f_háttér" style:base-cell-address="Harc.F33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20)" style:apply-style-name="Szürke_5f_háttér" style:base-cell-address="Harc.F34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  <style:map style:condition="is-true-formula([.$D$28]&lt;24)" style:apply-style-name="Szürke_5f_háttér" style:base-cell-address="Harc.F35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9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6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7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9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0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 fo:font-size="13pt" style:font-size-asian="13pt" style:font-size-complex="13pt"/>
    </style:style>
    <style:style style:name="ce2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  <style:map style:condition="is-true-formula([.$A$25]=0)" style:apply-style-name="Szürke_5f_inaktív_5f_fegyver" style:base-cell-address="Harc.A24"/>
    </style:style>
    <style:style style:name="ce7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33" style:family="table-cell" style:parent-style-name="Default">
      <style:table-cell-properties fo:border="0.74pt solid #000000" style:vertical-align="middle"/>
      <style:text-properties style:font-name="Noto Sans1"/>
    </style:style>
    <style:style style:name="ce110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24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0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/>
    </style:style>
    <style:style style:name="ce26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5]=0)" style:apply-style-name="Szürke_5f_inaktív_5f_fegyver" style:base-cell-address="Harc.A24"/>
    </style:style>
    <style:style style:name="ce266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5]=0)" style:apply-style-name="Szürke_5f_inaktív_5f_fegyver" style:base-cell-address="Harc.A24"/>
    </style:style>
    <style:style style:name="ce115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34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1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893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280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1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28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286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  <style:map style:condition="is-true-formula([.$A$25]=0)" style:apply-style-name="Szürke_5f_inaktív_5f_fegyver" style:base-cell-address="Harc.A24"/>
    </style:style>
    <style:style style:name="ce903" style:family="table-cell" style:parent-style-name="Default">
      <style:table-cell-properties fo:padding-bottom="0.071cm" fo:padding-left="0cm" fo:padding-right="0cm" fo:padding-top="0.071cm" style:vertical-align="middle"/>
      <style:text-properties style:font-name="Noto Sans1"/>
    </style:style>
    <style:style style:name="ce891" style:family="table-cell" style:parent-style-name="Default">
      <style:table-cell-properties fo:background-color="#729fcf" fo:border="0.74pt solid #000000" style:vertical-align="middle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89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894" style:family="table-cell" style:parent-style-name="Default">
      <style:table-cell-properties fo:border="0.74pt solid #000000" fo:padding-bottom="0.071cm" fo:padding-left="0cm" fo:padding-right="0cm" fo:padding-top="0.071cm"/>
      <style:text-properties fo:font-weight="bold" style:font-weight-asian="bold" style:font-weight-complex="bold"/>
    </style:style>
    <style:style style:name="ce905" style:family="table-cell" style:parent-style-name="Default">
      <style:table-cell-properties fo:padding-bottom="0.071cm" fo:padding-left="0cm" fo:padding-right="0cm" fo:padding-top="0.071cm"/>
    </style:style>
    <style:style style:name="ce8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9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906" style:family="table-cell" style:parent-style-name="Default">
      <style:table-cell-properties fo:padding-bottom="0.071cm" fo:padding-left="0cm" fo:padding-right="0cm" fo:padding-top="0.071cm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Noto Sans1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4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1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1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Noto Sans1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1"/>
    </style:style>
    <style:style style:name="ce48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Noto Sans1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/>
    </style:style>
    <style:style style:name="ce51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5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top"/>
      <style:paragraph-properties fo:text-align="start" fo:margin-left="0cm"/>
      <style:text-properties fo:color="#eeeeee" style:font-name="Noto Sans1" fo:font-weight="bold" style:font-weight-asian="bold" style:font-weight-complex="bold"/>
    </style:style>
    <style:style style:name="ce949" style:family="table-cell" style:parent-style-name="Default">
      <style:text-properties style:font-name="Noto Sans1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1"/>
    </style:style>
    <style:style style:name="ce62" style:family="table-cell" style:parent-style-name="Default">
      <style:table-cell-properties fo:border="0.74pt solid #000000"/>
      <style:text-properties style:font-name="Noto Sans1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/>
    </style:style>
    <style:style style:name="ce64" style:family="table-cell" style:parent-style-name="Default">
      <style:table-cell-properties fo:border-bottom="none" fo:border-left="none" fo:border-right="none" fo:border-top="2.24pt solid #000000"/>
      <style:text-properties style:font-name="Noto Sans1"/>
    </style:style>
    <style:style style:name="ce67" style:family="table-cell" style:parent-style-name="Default">
      <style:text-properties style:font-name="Noto Sans1" fo:font-size="10pt" style:font-size-asian="10pt" style:font-size-complex="10pt"/>
    </style:style>
    <style:style style:name="ce70" style:family="table-cell" style:parent-style-name="Default">
      <style:table-cell-properties fo:border-bottom="2.24pt solid #000000" fo:border-left="none" fo:border-right="none" fo:border-top="none"/>
      <style:text-properties style:font-name="Noto Sans1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1" fo:font-weight="bold"/>
    </style:style>
    <style:style style:name="ce53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5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style:font-name="Noto Sans1"/>
    </style:style>
    <style:style style:name="ce81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Noto Sans1"/>
    </style:style>
    <style:style style:name="ce82" style:family="table-cell" style:parent-style-name="Default">
      <style:table-cell-properties fo:wrap-option="wrap" fo:border="0.74pt solid #000000" style:vertical-align="middle"/>
      <style:text-properties style:font-name="Noto Sans1"/>
    </style:style>
    <style:style style:name="ce55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980" style:family="table-cell" style:parent-style-name="Default">
      <style:table-cell-properties fo:background-color="transparent" style:vertical-align="middle"/>
      <style:text-properties style:use-window-font-color="true" style:font-name="Noto Sans1"/>
    </style:style>
    <style:style style:name="ce560" style:family="table-cell" style:parent-style-name="Default">
      <style:table-cell-properties fo:border="0.06pt solid #000000" style:vertical-align="middle"/>
      <style:text-properties style:font-name="Noto Sans1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1"/>
    </style:style>
    <style:style style:name="ce98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1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5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1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Noto Sans1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1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1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1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1" fo:font-weight="bold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/>
    </style:style>
    <style:style style:name="ce13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592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Noto Sans1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Noto Sans1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Noto Sans1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Noto Sans1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Noto Sans1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1" style:family="table-cell" style:parent-style-name="Default">
      <style:table-cell-properties fo:border-bottom="none" fo:border-left="none" fo:border-right="2.24pt solid #000000" fo:border-top="none"/>
      <style:text-properties style:font-name="Noto Sans1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1"/>
    </style:style>
    <style:style style:name="ce175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Noto Sans1"/>
    </style:style>
    <style:style style:name="ce180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1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1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64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05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65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15" style:family="table-cell" style:parent-style-name="Default">
      <style:table-cell-properties fo:border="0.74pt solid #000000"/>
      <style:text-properties style:font-name="Noto Sans1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0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6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66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34" style:family="table-cell" style:parent-style-name="Default">
      <style:table-cell-properties fo:border="0.51pt solid #000000"/>
      <style:text-properties style:font-name="Noto Sans1" fo:font-size="10pt" style:font-size-asian="10pt" style:font-size-complex="10pt"/>
    </style:style>
    <style:style style:name="ce235" style:family="table-cell" style:parent-style-name="Default">
      <style:table-cell-properties fo:border="0.51pt solid #000000"/>
      <style:text-properties style:font-name="Noto Sans1"/>
    </style:style>
    <style:style style:name="ce236" style:family="table-cell" style:parent-style-name="Default">
      <style:table-cell-properties fo:background-color="#ffffd7" fo:border="0.51pt solid #000000"/>
      <style:text-properties style:font-name="Noto Sans1"/>
    </style:style>
    <style:style style:name="ce239" style:family="table-cell" style:parent-style-name="Default">
      <style:table-cell-properties fo:background-color="#ffffd7"/>
      <style:text-properties style:font-name="Noto Sans1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1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Noto Sans1" fo:font-weight="bold"/>
    </style:style>
    <style:style style:name="ce245" style:family="table-cell" style:parent-style-name="Default">
      <style:table-cell-properties fo:background-color="#eeeeee" fo:border="0.74pt solid #000000"/>
      <style:text-properties style:font-name="Noto Sans1"/>
    </style:style>
    <style:style style:name="ce247" style:family="table-cell" style:parent-style-name="Default">
      <style:table-cell-properties fo:background-color="#eeeeee"/>
      <style:text-properties style:font-name="Noto Sans1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69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normal" style:font-size-asian="10pt" style:font-size-complex="10pt"/>
    </style:style>
    <style:style style:name="ce254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Noto Sans1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/>
    </style:style>
    <style:style style:name="ce29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7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305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Noto Sans1"/>
    </style:style>
    <style:style style:name="ce308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Noto Sans1"/>
    </style:style>
    <style:style style:name="ce30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1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1"/>
    </style:style>
    <style:style style:name="ce312" style:family="table-cell" style:parent-style-name="Default">
      <style:table-cell-properties fo:background-color="#ccffff" fo:border="0.74pt solid #000000"/>
      <style:text-properties style:font-name="Noto Sans1"/>
    </style:style>
    <style:style style:name="ce313" style:family="table-cell" style:parent-style-name="Default">
      <style:table-cell-properties fo:border-bottom="2.24pt solid #000000" fo:border-left="none" fo:border-right="2.24pt solid #000000" fo:border-top="2.24pt solid #000000"/>
      <style:text-properties style:font-name="Noto Sans1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Noto Sans1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Noto Sans1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Noto Sans1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2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style:font-name="Noto Sans1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8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 style:font-name="Noto Sans1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1269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1270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1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1"/>
    </style:style>
    <style:style style:name="ce401" style:family="table-cell" style:parent-style-name="Default">
      <style:table-cell-properties fo:border="none"/>
      <style:text-properties style:font-name="Noto Sans1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Noto Sans1"/>
    </style:style>
    <style:style style:name="ce12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1"/>
    </style:style>
    <style:style style:name="ce12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7" style:family="table-cell" style:parent-style-name="Default">
      <style:table-cell-properties style:vertical-align="middle"/>
      <style:text-properties fo:color="#666666" style:font-name="Noto Sans1"/>
    </style:style>
    <style:style style:name="ce36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370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355" style:family="table-cell" style:parent-style-name="Default">
      <style:table-cell-properties fo:border="none"/>
      <style:text-properties style:font-name="Noto Sans1"/>
    </style:style>
    <style:style style:name="ce13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1"/>
    </style:style>
    <style:style style:name="ce83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Noto Sans1" fo:font-size="10pt" fo:font-weight="normal" style:font-size-asian="10pt" style:font-size-complex="10pt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1"/>
    </style:style>
    <style:style style:name="ce832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4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8" style:family="table-cell" style:parent-style-name="Default"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20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1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1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Noto Sans1" fo:font-style="normal" style:font-style-asian="normal" style:font-style-complex="normal"/>
    </style:style>
    <style:style style:name="ce926" style:family="table-cell" style:parent-style-name="Default">
      <style:text-properties style:font-name="Noto Sans1" fo:font-style="normal" style:font-style-asian="normal" style:font-style-complex="normal"/>
    </style:style>
    <style:style style:name="ce9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5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459" style:family="table-cell" style:parent-style-name="Default">
      <style:table-cell-properties fo:border-bottom="2.24pt solid #000000" fo:border-left="none" fo:border-right="none" fo:border-top="none"/>
      <style:text-properties style:font-name="Noto Sans1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1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649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  <style:text-properties style:font-name="Noto Sans1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1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tyle="normal" style:font-style-asian="normal" style:font-style-complex="normal"/>
    </style:style>
    <style:style style:name="ce98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2" style:family="table-cell" style:parent-style-name="Default">
      <style:text-properties style:font-name="Noto Sans1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152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378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1" fo:font-size="8pt" fo:font-style="normal" style:font-style-asian="normal" style:font-style-complex="normal"/>
    </style:style>
    <style:style style:name="ce1006" style:family="table-cell" style:parent-style-name="Default" style:data-style-name="N204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0" style:family="table-cell" style:parent-style-name="Default">
      <style:text-properties style:font-name="Noto Sans1"/>
      <style:map style:condition="cell-content()&gt;[$Harcértékek.$B$92]" style:apply-style-name="Piros_5f_háttér" style:base-cell-address="Harcértékek.C86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0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ext-properties style:font-name="Noto Sans1" fo:font-size="11pt" style:font-size-asian="11pt" style:font-size-complex="11pt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76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5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1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45" style:family="table-cell" style:parent-style-name="Default">
      <style:table-cell-properties fo:border="0.74pt solid #000000"/>
    </style:style>
    <style:style style:name="ce108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789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98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00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0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9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1"/>
    </style:style>
    <style:style style:name="ce1071" style:family="table-cell" style:parent-style-name="Default" style:data-style-name="N234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5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2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1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64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98" style:family="table-cell" style:parent-style-name="Default">
      <style:table-cell-properties fo:border="none"/>
    </style:style>
    <style:style style:name="ce909" style:family="table-cell" style:parent-style-name="Default">
      <style:table-cell-properties fo:border="0.06pt solid #000000" style:vertical-align="middle"/>
      <style:text-properties style:font-name="Noto Sans1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9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1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101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14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8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17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117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Noto Sans1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25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21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tyle-asian="normal" style:font-style-complex="normal"/>
    </style:style>
    <style:style style:name="ce103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1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556" style:family="table-cell" style:parent-style-name="Default">
      <style:table-cell-properties fo:border-bottom="2.24pt solid #000000" fo:background-color="#ffffd7" fo:border-left="none" fo:border-right="none" fo:border-top="none"/>
      <style:text-properties style:font-name="Noto Sans1"/>
    </style:style>
    <style:style style:name="ce483" style:family="table-cell" style:parent-style-name="Default">
      <style:table-cell-properties fo:background-color="transparent"/>
      <style:text-properties style:font-name="Noto Sans1"/>
    </style:style>
    <style:style style:name="ce1040" style:family="table-cell" style:parent-style-name="Default">
      <style:table-cell-properties fo:border="none" style:vertical-align="middle"/>
      <style:text-properties style:font-name="Noto Sans1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Noto Sans1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1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1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1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1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1"/>
    </style:style>
    <style:style style:name="ce1703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1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1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Noto Sans1" fo:font-size="10pt" fo:font-weight="bold" style:font-size-asian="10pt" style:font-weight-asian="bold" style:font-size-complex="10pt" style:font-weight-complex="bold"/>
    </style:style>
    <style:style style:name="ce107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Noto Sans1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34" style:family="table-cell" style:parent-style-name="Default">
      <style:table-cell-properties fo:border-bottom="none" fo:border-left="2.24pt solid #000000" fo:border-right="none" fo:border-top="none"/>
      <style:text-properties style:font-name="Noto Sans1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/>
    </style:style>
    <style:style style:name="ce1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1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1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1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1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1" fo:font-weight="bold" style:font-weight-asian="bold" style:font-weight-complex="bold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Noto Sans1" fo:font-size="10pt" style:font-size-asian="10pt" style:font-size-complex="10pt"/>
    </style:style>
    <style:style style:name="ce134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34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1" fo:font-size="10pt" style:font-size-asian="10pt" style:font-size-complex="10pt"/>
    </style:style>
    <style:style style:name="ce1368" style:family="table-cell" style:parent-style-name="Default">
      <style:table-cell-properties fo:border-bottom="0.74pt solid #000000" fo:border-left="none" fo:border-right="none" fo:border-top="none"/>
      <style:text-properties style:font-name="Noto Sans1"/>
    </style:style>
    <style:style style:name="ce11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 style:font-name="Noto Sans1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/>
    </style:style>
    <style:style style:name="ce1181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1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tyle="normal" fo:font-weight="bold" style:font-style-asian="normal" style:font-weight-asian="bold" style:font-style-complex="normal" style:font-weight-complex="bold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Noto Sans1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1" fo:font-size="10pt" style:font-size-asian="10pt" style:font-size-complex="10pt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6" style:family="table-cell" style:parent-style-name="Default">
      <style:text-properties fo:color="#b2b2b2" style:font-name="Noto Sans1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1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1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1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 fo:font-size="10pt" style:font-size-asian="10pt" style:font-size-complex="10pt"/>
    </style:style>
    <style:style style:name="ce1415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Noto Sans1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  <style:text-properties style:font-name="Noto Sans1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1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style:font-name="Noto Sans1" fo:font-weight="bold" style:font-weight-asian="bold" style:font-weight-complex="bold"/>
    </style:style>
    <style:style style:name="ce1227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style:font-name="Noto Sans1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1"/>
    </style:style>
    <style:style style:name="ce1235" style:family="table-cell" style:parent-style-name="Default">
      <style:table-cell-properties style:vertical-align="middle"/>
      <style:text-properties style:use-window-font-color="true" style:font-name="Noto Sans1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style:font-name="Noto Sans1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1545" style:family="table-cell" style:parent-style-name="Default">
      <style:table-cell-properties fo:border-bottom="none" fo:border-left="none" fo:border-right="2.24pt solid #000000" fo:border-top="none"/>
      <style:text-properties style:font-name="Noto Sans1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Noto Sans1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style:font-name="Noto Sans1" fo:font-weight="normal" style:font-weight-asian="normal" style:font-weight-complex="normal"/>
    </style:style>
    <style:style style:name="ce1253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style:font-name="Noto Sans1" fo:font-size="12pt" style:font-size-asian="12pt" style:font-size-complex="12pt"/>
    </style:style>
    <style:style style:name="ce1256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57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Noto Sans1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6" style:family="table-cell" style:parent-style-name="Default">
      <style:table-cell-properties fo:border-bottom="none" fo:border-left="0.74pt solid #000000" fo:border-right="none" fo:border-top="none"/>
      <style:text-properties fo:color="#666666" style:font-name="Noto Sans1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/>
    </style:style>
    <style:style style:name="ce128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 style:font-name="Noto Sans1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color="#808080" style:font-name="Noto Sans1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1" fo:font-size="10pt" style:font-size-asian="10pt" style:font-size-complex="10pt"/>
    </style:style>
    <style:style style:name="ce129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Noto Sans1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1" fo:font-size="7pt" style:font-size-asian="7pt" style:font-size-complex="7pt"/>
    </style:style>
    <style:style style:name="ce15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0" style:family="table-cell" style:parent-style-name="Default">
      <style:text-properties fo:color="#666666" style:font-name="Noto Sans1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2" style:family="table-cell" style:parent-style-name="Default">
      <style:table-cell-properties fo:border-bottom="none" fo:border-left="none" fo:border-right="none" fo:border-top="0.74pt solid #000000"/>
      <style:text-properties fo:color="#808080" style:font-name="Noto Sans1"/>
    </style:style>
    <style:style style:name="ce130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 style:font-name="Noto Sans1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ext-properties fo:color="#808080" style:font-name="Noto Sans1"/>
    </style:style>
    <style:style style:name="ce130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Noto Sans1" fo:font-size="9pt" style:font-size-asian="9pt" style:font-size-complex="9pt"/>
    </style:style>
    <style:style style:name="ce15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8" style:family="table-cell" style:parent-style-name="Default">
      <style:table-cell-properties fo:border-bottom="none" fo:border-left="none" fo:border-right="0.74pt solid #000000" fo:border-top="0.74pt solid #000000"/>
      <style:text-properties fo:color="#808080" style:font-name="Noto Sans1"/>
    </style:style>
    <style:style style:name="ce1322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 style:font-name="Noto Sans1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1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1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Noto Sans1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Noto Sans1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Noto Sans1"/>
    </style:style>
    <style:style style:name="ce133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1" fo:font-size="8pt" style:font-size-asian="8pt" style:font-size-complex="8pt"/>
    </style:style>
    <style:style style:name="ce133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1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style:font-name="Noto Sans1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style:font-name="Noto Sans1"/>
    </style:style>
    <style:style style:name="ce155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5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568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/>
    </style:style>
    <style:style style:name="ce157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</style:style>
    <style:style style:name="ce19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1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1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1"/>
    </style:style>
    <style:style style:name="ce1585" style:family="table-cell" style:parent-style-name="Default">
      <style:table-cell-properties fo:background-color="#ffffd7" style:vertical-align="middle"/>
      <style:text-properties style:font-name="Noto Sans1" fo:font-size="10pt" style:font-size-asian="10pt" style:font-size-complex="10pt"/>
    </style:style>
    <style:style style:name="ce1468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Noto Sans1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1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 fo:font-size="10pt" style:font-size-asian="10pt" style:font-size-complex="10pt"/>
    </style:style>
    <style:style style:name="ce1592" style:family="table-cell" style:parent-style-name="Default">
      <style:table-cell-properties fo:background-color="transparent" fo:border="none"/>
      <style:text-properties style:font-name="Noto Sans1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1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Noto Sans1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1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/>
    </style:style>
    <style:style style:name="ce1615" style:family="table-cell" style:parent-style-name="Default">
      <style:table-cell-properties fo:background-color="#cccccc" style:vertical-align="middle"/>
      <style:text-properties style:font-name="Noto Sans1"/>
    </style:style>
    <style:style style:name="ce1417" style:family="table-cell" style:parent-style-name="Default">
      <style:table-cell-properties fo:background-color="#cccccc"/>
      <style:text-properties style:font-name="Noto Sans1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62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size-complex="10pt"/>
    </style:style>
    <style:style style:name="ce1425" style:family="table-cell" style:parent-style-name="Default">
      <style:table-cell-properties fo:border="0.74pt solid #000000" style:vertical-align="middle"/>
      <style:text-properties style:font-name="Noto Sans1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1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1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1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Noto Sans1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1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Noto Sans1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1" fo:font-size="12pt" fo:font-weight="bold" style:font-weight-asian="bold" style:font-weight-complex="bold"/>
    </style:style>
    <style:style style:name="ce1642" style:family="table-cell" style:parent-style-name="Default">
      <style:table-cell-properties fo:border="0.74pt solid #000000" style:vertical-align="middle"/>
      <style:text-properties style:font-name="Noto Sans1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5" style:family="table-cell" style:parent-style-name="Default">
      <style:table-cell-properties fo:background-color="transparent" style:vertical-align="middle"/>
      <style:text-properties style:font-name="Noto Sans1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1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4pt" fo:font-weight="bold" style:font-size-asian="14pt" style:font-weight-asian="bold" style:font-size-complex="14pt" style:font-weight-complex="bold"/>
    </style:style>
    <style:style style:name="ce165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1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65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165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6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166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16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1"/>
    </style:style>
    <style:style style:name="ce16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16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1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19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1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Noto Sans1" fo:font-weight="bold"/>
      <style:map style:condition="cell-content()&lt;0" style:apply-style-name="narancs_5f_háttér" style:base-cell-address="Speciális.D4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5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5"/>
    </style:style>
    <style:style style:name="ce440" style:family="table-cell" style:parent-style-name="Default">
      <style:table-cell-properties fo:background-color="transparent" fo:border="0.74pt solid #000000"/>
      <style:text-properties style:font-name="Noto Sans1"/>
    </style:style>
    <style:style style:name="ce441" style:family="table-cell" style:parent-style-name="Default">
      <style:table-cell-properties fo:border="none" style:vertical-align="middle"/>
      <style:text-properties style:font-name="Noto Sans1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16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16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1" fo:font-size="9pt" style:font-size-asian="9pt" style:font-size-complex="9pt"/>
    </style:style>
    <style:style style:name="ce168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462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63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style:font-name="Noto Sans1" fo:font-weight="bold" style:font-weight-asian="bold" style:font-weight-complex="bold"/>
      <style:map style:condition="cell-content()&lt;0" style:apply-style-name="Warning_5f_foktúllépés" style:base-cell-address="Speciális.E52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1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1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16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16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1"/>
    </style:style>
    <style:style style:name="ce1698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1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1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1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1" fo:font-size="9pt" fo:font-weight="bold" style:font-size-asian="9pt" style:font-weight-asian="bold" style:font-size-complex="9pt" style:font-weight-complex="bold"/>
    </style:style>
    <style:style style:name="ce2037" style:family="table-cell" style:parent-style-name="Default">
      <style:table-cell-properties style:vertical-align="middle"/>
      <style:text-properties style:font-name="Noto Sans1" fo:font-size="9pt" style:font-size-asian="9pt" style:font-size-complex="9pt"/>
    </style:style>
    <style:style style:name="ce203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39" style:family="table-cell" style:parent-style-name="Default">
      <style:table-cell-properties fo:wrap-option="wrap" style:vertical-align="middle"/>
      <style:text-properties style:font-name="Noto Sans1" fo:font-size="9pt" style:font-size-asian="9pt" style:font-size-complex="9pt"/>
    </style:style>
    <style:style style:name="ce2040" style:family="table-cell" style:parent-style-name="Default">
      <style:table-cell-properties fo:background-color="transparent" style:vertical-align="middle"/>
      <style:text-properties style:font-name="Noto Sans1" fo:font-size="9pt" style:font-size-asian="9pt" style:font-size-complex="9pt"/>
    </style:style>
    <style:style style:name="ce2041" style:family="table-cell" style:parent-style-name="Default">
      <style:table-cell-properties fo:background-color="#81d41a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42" style:family="table-cell" style:parent-style-name="Default">
      <style:table-cell-properties fo:border="none" style:vertical-align="middle"/>
      <style:text-properties style:font-name="Noto Sans1" fo:font-size="9pt" style:font-size-asian="9pt" style:font-size-complex="9pt"/>
    </style:style>
    <style:style style:name="ce204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9pt" style:font-size-asian="9pt" style:font-size-complex="9pt"/>
    </style:style>
    <style:style style:name="ce2045" style:family="table-cell" style:parent-style-name="Default">
      <style:table-cell-properties fo:background-color="#729fcf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5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 fo:font-size="10pt" style:font-size-asian="10pt" style:font-size-complex="10pt"/>
    </style:style>
    <style:style style:name="ce20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7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19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/>
    </style:style>
    <style:style style:name="ce20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0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8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08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1"/>
    </style:style>
    <style:style style:name="ce2087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1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1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style:font-size-asian="8pt" style:font-size-complex="8pt"/>
    </style:style>
    <style:style style:name="ce22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9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297" style:family="table-cell" style:parent-style-name="Default">
      <style:table-cell-properties fo:border="0.74pt solid #000000" style:vertical-align="middle"/>
      <style:text-properties style:font-name="Noto Sans1" fo:font-size="9pt" style:font-size-asian="9pt" style:font-size-complex="9pt"/>
    </style:style>
    <style:style style:name="ce22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weight="bold" style:font-size-asian="9pt" style:font-weight-asian="bold" style:font-size-complex="9pt" style:font-weight-complex="bold"/>
    </style:style>
    <style:style style:name="ce22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5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1"/>
    </style:style>
    <style:style style:name="ce2356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1"/>
    </style:style>
    <style:style style:name="ce235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3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</style:style>
    <style:style style:name="ce23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1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995" style:family="table-cell" style:parent-style-name="Default">
      <style:table-cell-properties fo:background-color="transparent" style:vertical-align="middle"/>
      <style:text-properties style:font-name="Noto Sans1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1"/>
    </style:style>
    <style:style style:name="ce1742" style:family="table-cell" style:parent-style-name="Defaul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1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1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1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Noto Sans1"/>
    </style:style>
    <style:style style:name="ce265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6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655" style:family="table-cell" style:parent-style-name="Default">
      <style:table-cell-properties fo:background-color="#cccccc" style:vertical-align="middle"/>
      <style:text-properties style:font-name="Noto Sans1" fo:font-weight="bold" style:font-weight-asian="bold" style:font-weight-complex="bold"/>
    </style:style>
    <style:style style:name="ce2656" style:family="table-cell" style:parent-style-name="Default">
      <style:table-cell-properties fo:background-color="#cccccc" style:vertical-align="middle"/>
      <style:text-properties style:use-window-font-color="true" style:font-name="Noto Sans1" fo:font-weight="bold" style:font-weight-asian="bold" style:font-weight-complex="bold"/>
    </style:style>
    <style:style style:name="ce2657" style:family="table-cell" style:parent-style-name="Default">
      <style:table-cell-properties fo:background-color="transparent" style:vertical-align="middle"/>
      <style:text-properties style:font-name="Noto Sans1" fo:font-weight="bold" style:font-weight-asian="bold" style:font-weight-complex="bold"/>
    </style:style>
    <style:style style:name="ce26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6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6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1"/>
    </style:style>
    <style:style style:name="ce26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1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0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6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6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6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1" fo:font-size="8pt" style:font-name-asian="Segoe UI" style:font-size-asian="8pt" style:font-name-complex="Tahoma" style:font-size-complex="8pt"/>
    </style:style>
    <style:style style:name="ce267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1" fo:font-size="8pt" style:font-size-asian="8pt" style:font-size-complex="8pt"/>
    </style:style>
    <style:style style:name="ce2676" style:family="table-cell" style:parent-style-name="Default">
      <style:table-cell-properties style:vertical-align="middle"/>
      <style:text-properties style:use-window-font-color="true" style:font-name="Noto Sans1"/>
    </style:style>
    <style:style style:name="ce26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8" style:family="table-cell" style:parent-style-name="Default">
      <style:table-cell-properties fo:background-color="#cccccc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679" style:family="table-cell" style:parent-style-name="Default">
      <style:table-cell-properties fo:background-color="transparent" style:vertical-align="middle"/>
      <style:text-properties style:font-name="Noto Sans1" fo:font-size="8pt" fo:font-weight="bold" style:font-size-asian="8pt" style:font-weight-asian="bold" style:font-size-complex="8pt" style:font-weight-complex="bold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3" style:family="table-cell" style:parent-style-name="Default">
      <style:table-cell-properties fo:background-color="transparent" style:vertical-align="middle"/>
      <style:text-properties style:font-name="Noto Sans1" fo:font-size="8pt" style:font-size-asian="8pt" style:font-size-complex="8pt"/>
    </style:style>
    <style:style style:name="ce26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5" style:family="table-cell" style:parent-style-name="Default">
      <style:text-properties style:font-name="Noto Sans1" fo:font-size="8pt" style:font-size-asian="8pt" style:font-size-complex="8pt"/>
    </style:style>
    <style:style style:name="ce26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7" style:family="table-cell" style:parent-style-name="Default">
      <style:table-cell-properties fo:wrap-option="no-wrap" style:vertical-align="middle"/>
      <style:text-properties style:font-name="Noto Sans1"/>
    </style:style>
    <style:style style:name="ce2688" style:family="table-cell" style:parent-style-name="Default">
      <style:table-cell-properties fo:wrap-option="wrap" style:vertical-align="middle"/>
      <style:text-properties style:font-name="Noto Sans1"/>
    </style:style>
    <style:style style:name="ce2689" style:family="table-cell" style:parent-style-name="Default" style:data-style-name="N100">
      <style:table-cell-properties fo:wrap-option="wrap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692" style:family="table-cell" style:parent-style-name="Default" style:data-style-name="N100">
      <style:table-cell-properties fo:wrap-option="wrap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690" style:family="table-cell" style:parent-style-name="Default">
      <style:text-properties fo:font-weight="normal" style:font-weight-asian="normal" style:font-weight-complex="normal"/>
    </style:style>
    <style:style style:name="ce2691" style:family="table-cell" style:parent-style-name="Default">
      <style:text-properties style:font-name="Noto Sans1" fo:font-weight="normal" style:font-weight-asian="normal" style:font-weight-complex="normal"/>
    </style:style>
    <style:style style:name="ce2693" style:family="table-cell" style:parent-style-name="Default">
      <style:text-properties style:use-window-font-color="true" style:font-name="Noto Sans1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694" style:family="table-cell" style:parent-style-name="Default" style:data-style-name="N100">
      <style:table-cell-properties fo:wrap-option="wrap"/>
      <style:text-properties style:font-name="Noto Sans1" fo:font-weight="bold" style:font-weight-asian="bold" style:font-weight-complex="bold"/>
    </style:style>
    <style:style style:name="ce2695" style:family="table-cell" style:parent-style-name="Default" style:data-style-name="N100">
      <style:table-cell-properties fo:wrap-option="wrap"/>
      <style:text-properties style:font-name="Noto Sans1" fo:font-weight="normal" style:font-weight-asian="normal" style:font-weight-complex="normal"/>
    </style:style>
    <style:style style:name="ce2696" style:family="table-cell" style:parent-style-name="Default" style:data-style-name="N100">
      <style:table-cell-properties fo:background-color="#ffffd7" fo:wrap-option="wrap"/>
      <style:text-properties style:font-name="Noto Sans1" fo:font-weight="bold" style:font-weight-asian="bold" style:font-weight-complex="bold"/>
    </style:style>
    <style:style style:name="ce2697" style:family="table-cell" style:parent-style-name="Default" style:data-style-name="N100">
      <style:table-cell-properties fo:wrap-option="wrap"/>
      <style:text-properties style:use-window-font-color="true" style:font-name="Noto Sans1" fo:font-weight="normal" style:font-weight-asian="normal" style:font-weight-complex="normal"/>
    </style:style>
    <style:style style:name="ce2698" style:family="table-cell" style:parent-style-name="Default" style:data-style-name="N100">
      <style:table-cell-properties fo:wrap-option="wrap"/>
      <style:text-properties style:font-name="Noto Sans1" fo:font-weight="bold"/>
    </style:style>
    <style:style style:name="ce2699" style:family="table-cell" style:parent-style-name="Default">
      <style:table-cell-properties fo:wrap-option="wrap"/>
      <style:text-properties style:font-name="Noto Sans1" fo:font-weight="normal" style:font-weight-asian="normal" style:font-weight-complex="normal"/>
    </style:style>
    <style:style style:name="ce2700" style:family="table-cell" style:parent-style-name="Default" style:data-style-name="N100">
      <style:text-properties style:font-name="Noto Sans1" fo:font-weight="normal" style:font-weight-asian="normal" style:font-weight-complex="normal"/>
    </style:style>
    <style:style style:name="ce2701" style:family="table-cell" style:parent-style-name="Default" style:data-style-name="N100">
      <style:text-properties style:font-name="Noto Sans1" fo:font-weight="bold"/>
    </style:style>
    <style:style style:name="ce2702" style:family="table-cell" style:parent-style-name="Default" style:data-style-name="N100">
      <style:text-properties style:font-name="Noto Sans1" fo:font-weight="bold" style:font-weight-asian="bold" style:font-weight-complex="bold"/>
    </style:style>
    <style:style style:name="ce2703" style:family="table-cell" style:parent-style-name="Default" style:data-style-name="N100">
      <style:text-properties style:font-name="Noto Sans1" fo:font-weight="normal"/>
    </style:style>
    <style:style style:name="ce2704" style:family="table-cell" style:parent-style-name="Default" style:data-style-name="N100">
      <style:text-properties style:use-window-font-color="true" style:font-name="Noto Sans1" fo:font-weight="normal" style:font-weight-asian="normal" style:font-weight-complex="normal"/>
    </style:style>
    <style:style style:name="ce2705" style:family="table-cell" style:parent-style-name="Default" style:data-style-name="N100">
      <style:text-properties fo:color="#ff0000" style:font-name="Noto Sans1" fo:font-weight="bold"/>
    </style:style>
    <style:style style:name="ce2706" style:family="table-cell" style:parent-style-name="Default" style:data-style-name="N100">
      <style:text-properties fo:color="#ff0000" style:font-name="Noto Sans1" fo:font-weight="normal" style:font-weight-asian="normal" style:font-weight-complex="normal"/>
    </style:style>
    <style:style style:name="ce2707" style:family="table-cell" style:parent-style-name="Default" style:data-style-name="N100">
      <style:text-properties fo:color="#ff6633" style:font-name="Noto Sans1" fo:font-weight="normal" style:font-weight-asian="normal" style:font-weight-complex="normal"/>
    </style:style>
    <style:style style:name="ce2708" style:family="table-cell" style:parent-style-name="Default">
      <style:text-properties style:font-name="Noto Sans1" fo:font-weight="normal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1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1" fo:font-size="10pt" fo:font-weight="bold" style:font-size-asian="10pt" style:font-size-complex="10pt"/>
    </style:style>
    <style:style style:name="ce24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Noto Sans1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1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ize-asian="10pt" style:font-style-asian="normal" style:font-size-complex="10pt" style:font-style-complex="normal"/>
    </style:style>
    <style:style style:name="ce24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45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Noto Sans1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Noto Sans1" fo:font-weight="bold"/>
    </style:style>
    <style:style style:name="ce2185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186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87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195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Noto Sans1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1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199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1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4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203" style:family="table-cell" style:parent-style-name="Default">
      <style:table-cell-properties fo:background-color="#dddddd" fo:border="0.74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04" style:family="table-cell" style:parent-style-name="Default">
      <style:table-cell-properties fo:background-color="#dddddd" fo:border="0.74pt solid #000000" style:vertical-align="middle"/>
      <style:text-properties fo:color="#b2b2b2"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4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1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48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481" style:family="table-cell" style:parent-style-name="Default">
      <style:table-cell-properties style:vertical-align="middle"/>
      <style:text-properties style:font-name="Noto Sans1"/>
      <style:map style:condition="cell-content()&gt;[$Harcértékek.$B$92]" style:apply-style-name="Piros_5f_háttér" style:base-cell-address="Harcértékek.C92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4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1"/>
    </style:style>
    <style:style style:name="ce24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style:font-size-asian="9pt" style:font-size-complex="9pt"/>
    </style:style>
    <style:style style:name="ce2496" style:family="table-cell" style:parent-style-name="Default">
      <style:table-cell-properties style:vertical-align="middle"/>
      <style:text-properties style:font-name="Noto Sans1"/>
      <style:map style:condition="cell-content()&gt;([$Harcértékek.$I$4]*5)/8" style:apply-style-name="Warning_5f_HM" style:base-cell-address="Harcértékek.E40"/>
    </style:style>
    <style:style style:name="ce24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4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 fo:font-size="8pt"/>
    </style:style>
    <style:style style:name="ce25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8pt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Noto Sans1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6pt"/>
    </style:style>
    <style:style style:name="ce22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02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3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1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1" fo:font-weight="bold"/>
    </style:style>
    <style:style style:name="ce251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1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fo:font-weight="bold" style:font-style-asian="normal" style:font-style-complex="normal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43" style:family="table-cell" style:parent-style-name="Default">
      <style:table-cell-properties style:vertical-align="middle"/>
      <style:text-properties style:font-name="Noto Sans1"/>
      <style:map style:condition="cell-content()&gt;2" style:apply-style-name="Warning_5f_szinttúlépés" style:base-cell-address="Harcértékek.I68"/>
    </style:style>
    <style:style style:name="ce2315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</style:style>
    <style:style style:name="ce2316" style:family="table-cell" style:parent-style-name="Default" style:data-style-name="N234">
      <style:table-cell-properties fo:border="0.74pt solid #000000" style:vertical-align="middle"/>
      <style:text-properties style:font-name="Noto Sans1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Noto Sans1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Noto Sans1" fo:font-style="normal" style:font-style-asian="normal" style:font-style-complex="normal"/>
    </style:style>
    <style:style style:name="ce2320" style:family="table-cell" style:parent-style-name="Default">
      <style:table-cell-properties fo:background-color="#999999"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1" style:family="table-cell" style:parent-style-name="Default">
      <style:table-cell-properties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Noto Sans1" fo:font-weight="bold"/>
    </style:style>
    <style:style style:name="ce2323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1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/>
    </style:style>
    <style:style style:name="ce2325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1" fo:font-size="6pt"/>
    </style:style>
    <style:style style:name="ce25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1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normal" style:font-weight-asian="normal" style:font-weight-complex="normal"/>
    </style:style>
    <style:style style:name="ce2335" style:family="table-cell" style:parent-style-name="Default">
      <style:table-cell-properties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1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1" fo:font-size="10pt" fo:font-style="normal" style:font-style-asian="normal" style:font-style-complex="normal"/>
    </style:style>
    <style:style style:name="ce2341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weight="bold" style:font-weight-asian="bold" style:font-weight-complex="bold"/>
    </style:style>
    <style:style style:name="ce2342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Noto Sans1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1" fo:font-size="10pt" fo:font-weight="normal" style:font-size-asian="10pt" style:font-weight-asian="normal" style:font-size-complex="10pt" style:font-weight-complex="normal"/>
    </style:style>
    <style:style style:name="ce25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/>
    </style:style>
    <style:style style:name="ce25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Noto Sans1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5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/>
    </style:style>
    <style:style style:name="ce25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1" fo:font-weight="normal" style:font-weight-asian="normal" style:font-weight-complex="normal"/>
    </style:style>
    <style:style style:name="ce2365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57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1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1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1"/>
    </style:style>
    <style:style style:name="ce140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1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1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1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1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Noto Sans1"/>
    </style:style>
    <style:style style:name="T1" style:family="text">
      <style:text-properties fo:font-size="7pt"/>
    </style:style>
    <style:style style:name="T2" style:family="text">
      <style:text-properties style:font-name="Noto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5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4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9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2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5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6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6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1"/>
    </style:style>
    <style:style style:name="T6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66" style:family="text">
      <style:text-properties style:text-line-through-type="single"/>
    </style:style>
    <style:style style:name="T67" style:family="text">
      <style:text-properties fo:color="#bf0041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ff0000" fo:font-weight="bold" style:font-weight-asian="bold" style:font-weight-complex="bold"/>
    </style:style>
    <style:style style:name="T7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Avenir5"/>
    </style:style>
    <style:style style:name="T73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5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26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2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28" table:base-cell-address="Harc.G46">
          <table:error-message table:message-type="stop" table:display="true"/>
        </table:content-validation>
        <table:content-validation table:name="val29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0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31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32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33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34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3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6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7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9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0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1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2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3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44" table:base-cell-address="Harc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5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6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7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49" table:condition="of:cell-content-is-whole-number() and cell-content-is-between(0,15)" table:allow-empty-cell="true" table:base-cell-address="Harc.D46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0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51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2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3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4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55" table:base-cell-address="Harc.E49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6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57" table:condition="of:cell-content-is-whole-number() and cell-content()&gt;0" table:allow-empty-cell="true" table:base-cell-address="Harc.D32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base-cell-address="Harc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60" table:base-cell-address="Harc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1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62" table:base-cell-address="Harc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63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64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5" table:base-cell-address="Harc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6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8" table:base-cell-address="Harc.I31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69" table:condition="of:cell-content-is-whole-number() and cell-content()=4" table:allow-empty-cell="true" table:base-cell-address="Harc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0" table:condition="of:cell-content-is-whole-number() and cell-content()=3" table:allow-empty-cell="true" table:base-cell-address="Harc.I33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1" table:condition="of:cell-content-is-whole-number() and cell-content()=3" table:allow-empty-cell="true" table:base-cell-address="Harc.I34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2" table:condition="of:cell-content-is-whole-number() and cell-content()=2" table:allow-empty-cell="false" table:base-cell-address="Harc.I35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3" table:base-cell-address="Harc.C36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Harc.C37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Harc.I38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Harc.C50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77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79" table:condition="of:cell-content-is-whole-number() and cell-content-is-between(0,15)" table:allow-empty-cell="true" table:base-cell-address="Harc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0" table:condition="of:cell-content-is-whole-number() and cell-content-is-between(0,3)" table:allow-empty-cell="true" table:base-cell-address="Harc.J31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4)" table:allow-empty-cell="true" table:base-cell-address="Harc.J32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condition="of:cell-content-is-whole-number() and cell-content-is-between(0,3)" table:allow-empty-cell="true" table:base-cell-address="Harc.J34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3)" table:allow-empty-cell="true" table:base-cell-address="Harc.J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85" table:condition="of:cell-content-is-whole-number() and cell-content-is-between(0,3)" table:allow-empty-cell="true" table:base-cell-address="Harc.J36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Harc.D37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Harc.J38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false" table:base-cell-address="Harc.J39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9" table:condition="of:cell-content-is-whole-number() and cell-content-is-between(0,2)" table:allow-empty-cell="true" table:base-cell-address="Harc.J40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0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()=0" table:allow-empty-cell="false" table:base-cell-address="Harc.D47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2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()&gt;0" table:allow-empty-cell="true" table:base-cell-address="Harc.J73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-is-between(0,5)" table:allow-empty-cell="true" table:base-cell-address="Harc.J74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-is-between(0,1)" table:allow-empty-cell="true" table:base-cell-address="Harc.J75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7" table:condition="of:cell-content-is-whole-number() and cell-content-is-between(0,1)" table:allow-empty-cell="true" table:base-cell-address="Harc.J76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99" table:base-cell-address="Harc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0" table:base-cell-address="Harc.L54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1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2" table:base-cell-address="Harc.C31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=1" table:allow-empty-cell="true" table:base-cell-address="Harc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4" table:condition="of:cell-content-is-whole-number() and cell-content()=2" table:allow-empty-cell="true" table:base-cell-address="Harc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5" table:condition="of:cell-content-is-whole-number() and cell-content()=2" table:allow-empty-cell="false" table:base-cell-address="Harc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6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7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8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9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0" table:base-cell-address="Alapértékek.B15">
          <table:help-message table:display="true"/>
          <table:error-message table:message-type="stop" table:display="true"/>
        </table:content-validation>
        <table:content-validation table:name="val111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12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3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4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5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6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7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8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9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0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1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22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3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4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5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7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8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9" table:condition="of:cell-content-is-in-list(femalapanyag_nev)" table:allow-empty-cell="true" table:display-list="sort-ascending" table:base-cell-address="Harcértékek.B7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condition="of:cell-content-is-in-list(&quot;&quot;;&quot;Pocsék&quot;;&quot;Átlagos&quot;;&quot;Mesteri&quot;)" table:allow-empty-cell="true" table:display-list="unsorted" table:base-cell-address="Harcértékek.B74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1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2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3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4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1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2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3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4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1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59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condition="of:cell-content-is-in-list(&quot;0&quot;;&quot;50&quot;;&quot;60&quot;;&quot;70&quot;;&quot;80&quot;;&quot;90&quot;;&quot;100&quot;)" table:allow-empty-cell="true" table:display-list="unsorted" table:base-cell-address="Harcértékek.E70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1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2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5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6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7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8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9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0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1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2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3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74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75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6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77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78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5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6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5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6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2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1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number-columns-repeated="5" table:default-cell-style-name="ce45"/>
        <table:table-column table:style-name="co4" table:default-cell-style-name="ce45"/>
        <table:table-column table:style-name="co3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3" table:number-columns-repeated="14" table:default-cell-style-name="ce45"/>
        <table:table-column table:style-name="co3" table:number-columns-repeated="16358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covered-table-cell table:style-name="ce417"/>
          <table:table-cell table:style-name="ce417" table:number-columns-repeated="16374"/>
        </table:table-row>
        <table:table-row table:style-name="ro2">
          <table:table-cell table:style-name="ce5" table:number-columns-spanned="10" table:number-rows-spanned="1"/>
          <table:covered-table-cell table:number-columns-repeated="9" table:style-name="ce30"/>
          <table:table-cell table:number-columns-repeated="16"/>
          <table:table-cell table:style-name="ce45" table:number-columns-repeated="16358"/>
        </table:table-row>
        <table:table-row table:style-name="ro3">
          <table:table-cell table:style-name="Default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6369"/>
        </table:table-row>
        <table:table-row table:style-name="ro3">
          <table:table-cell table:style-name="Default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704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ce272" table:content-validation-name="val20" table:formula="of:=[$Harcértékek.E70]" office:value-type="float" office:value="100" calcext:value-type="float" table:number-columns-spanned="1" table:number-rows-spanned="2">
            <text:p>100 %</text:p>
          </table:table-cell>
          <table:table-cell table:style-name="ce681" table:number-columns-repeated="16374"/>
        </table:table-row>
        <table:table-row table:style-name="ro3">
          <table:table-cell table:style-name="Default"/>
          <table:table-cell table:style-name="ce567" office:value-type="string" calcext:value-type="string" table:number-columns-spanned="2" table:number-rows-spanned="1">
            <text:p><text:s/>Harci akrobatika működik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150" table:content-validation-name="val16" table:formula="of:=[$Harcértékek.$A$80]" office:value-type="float" office:value="19" calcext:value-type="float">
            <text:p>19</text:p>
          </table:table-cell>
          <table:table-cell table:style-name="ce196" table:content-validation-name="val16" table:formula="of:=[$Harcértékek.$B$80]" office:value-type="float" office:value="22" calcext:value-type="float">
            <text:p>22</text:p>
          </table:table-cell>
          <table:table-cell table:style-name="ce196" table:content-validation-name="val16" table:formula="of:=[$Harcértékek.$C$80]" office:value-type="float" office:value="14" calcext:value-type="float">
            <text:p>14</text:p>
          </table:table-cell>
          <table:table-cell table:style-name="ce196" table:content-validation-name="val16" table:formula="of:=[$Harcértékek.$D$80]" office:value-type="float" office:value="14" calcext:value-type="float">
            <text:p>14</text:p>
          </table:table-cell>
          <table:covered-table-cell table:style-name="ce783"/>
          <table:table-cell table:style-name="ce681" table:number-columns-repeated="16374"/>
        </table:table-row>
        <table:table-row table:style-name="ro4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5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93"/>
          <table:table-cell table:style-name="ce614" table:content-validation-name="val8" table:formula="of:=[$Harcértékek.E40]" office:value-type="float" office:value="23" calcext:value-type="float">
            <text:p>23</text:p>
          </table:table-cell>
          <table:table-cell table:style-name="Default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93" table:number-columns-repeated="16374"/>
        </table:table-row>
        <table:table-row table:style-name="ro6">
          <table:table-cell table:style-name="ce442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632"/>
          <table:covered-table-cell table:style-name="ce893"/>
          <table:table-cell/>
          <table:table-cell table:style-name="ce891" office:value-type="string" calcext:value-type="string">
            <text:p><text:s/>Manőver Alap</text:p>
          </table:table-cell>
          <table:table-cell table:style-name="ce899" table:content-validation-name="val21" table:formula="of:=ROUNDUP([$Harcértékek.I3]/[$Data.C33])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8"/>
          <table:table-cell table:style-name="ce417"/>
          <table:table-cell table:style-name="ce45" table:number-columns-repeated="16358"/>
        </table:table-row>
        <table:table-row table:style-name="ro7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182" table:content-validation-name="val9" office:value-type="string" calcext:value-type="string">
            <text:p>Tám/kör</text:p>
          </table:table-cell>
          <table:table-cell table:style-name="ce182" office:value-type="string" calcext:value-type="string">
            <text:p>TÉ/CÉ</text:p>
          </table:table-cell>
          <table:table-cell table:style-name="ce182" office:value-type="string" calcext:value-type="string">
            <text:p>VÉ/Osztó</text:p>
          </table:table-cell>
          <table:table-cell table:style-name="ce182" office:value-type="string" calcext:value-type="string">
            <text:p>SP</text:p>
          </table:table-cell>
          <table:table-cell table:style-name="ce182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Default" table:number-columns-repeated="4"/>
          <table:table-cell table:number-columns-repeated="10"/>
          <table:table-cell table:style-name="ce417"/>
          <table:table-cell table:style-name="ce45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3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8" table:content-validation-name="val5"/>
          <table:table-cell table:style-name="ce102" table:content-validation-name="val10" table:formula="of:=[$Harcértékek.C43]" office:value-type="float" office:value="1" calcext:value-type="float">
            <text:p>1</text:p>
          </table:table-cell>
          <table:table-cell table:style-name="ce139" table:content-validation-name="val14" table:formula="of:=[$Harcértékek.D43]" office:value-type="float" office:value="55" calcext:value-type="float">
            <text:p>55</text:p>
          </table:table-cell>
          <table:table-cell table:style-name="ce168" table:content-validation-name="val14" table:formula="of:=[$Harcértékek.E43]" office:value-type="float" office:value="66" calcext:value-type="float">
            <text:p>66</text:p>
          </table:table-cell>
          <table:table-cell table:style-name="ce214" table:content-validation-name="val17" table:formula="of:=[$Harcértékek.F43]" office:value-type="string" office:string-value="0 Z" calcext:value-type="string">
            <text:p>0 Z</text:p>
          </table:table-cell>
          <table:table-cell table:style-name="ce223" table:content-validation-name="val17" table:formula="of:=[$Harcértékek.G43]" office:value-type="float" office:value="0" calcext:value-type="float">
            <text:p>0</text:p>
          </table:table-cell>
          <table:table-cell table:style-name="ce249" table:content-validation-name="val4" table:number-columns-spanned="2" table:number-rows-spanned="1"/>
          <table:covered-table-cell table:style-name="ce280"/>
          <table:table-cell table:style-name="ce903"/>
          <table:table-cell table:style-name="ce892" office:value-type="string" calcext:value-type="string">
            <text:p><text:s/>Max Manőver Pont</text:p>
          </table:table-cell>
          <table:table-cell table:style-name="ce900" table:content-validation-name="val22" table:formula="of:=ROUNDUP(SUM([Alapértékek.$J19:.$J23])/[Alapértékek.$D$9])" office:value-type="float" office:value="3" calcext:value-type="float">
            <text:p>3</text:p>
          </table:table-cell>
          <table:table-cell table:style-name="Default"/>
          <table:table-cell table:style-name="ce903" table:number-columns-repeated="11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4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8" table:content-validation-name="val5"/>
          <table:table-cell table:style-name="ce102" table:content-validation-name="val10" table:formula="of:=[$Harcértékek.C44]" office:value-type="float" office:value="1" calcext:value-type="float">
            <text:p>1</text:p>
          </table:table-cell>
          <table:table-cell table:style-name="ce139" table:content-validation-name="val14" table:formula="of:=[$Harcértékek.D44]" office:value-type="float" office:value="58" calcext:value-type="float">
            <text:p>58</text:p>
          </table:table-cell>
          <table:table-cell table:style-name="ce168" table:content-validation-name="val14" table:formula="of:=[$Harcértékek.E44]" office:value-type="string" office:string-value="" calcext:value-type="error">
            <text:p>#REF!</text:p>
          </table:table-cell>
          <table:table-cell table:style-name="ce214" table:content-validation-name="val17" table:formula="of:=[$Harcértékek.F44]" office:value-type="string" office:string-value="5 Z" calcext:value-type="string">
            <text:p>5 Z</text:p>
          </table:table-cell>
          <table:table-cell table:style-name="ce223" table:content-validation-name="val17" table:formula="of:=[$Harcértékek.G44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894" office:value-type="string" calcext:value-type="string">
            <text:p><text:s/>Akt Manőver Pont</text:p>
          </table:table-cell>
          <table:table-cell table:style-name="ce907" table:content-validation-name="val23" office:value-type="float" office:value="0" calcext:value-type="float">
            <text:p>0</text:p>
          </table:table-cell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5]" office:value-type="string" office:string-value="Kard, kétkezes" calcext:value-type="string" table:number-columns-spanned="2" table:number-rows-spanned="1">
            <text:p>Kard, kétkezes</text:p>
          </table:table-cell>
          <table:covered-table-cell table:style-name="ce68" table:content-validation-name="val5"/>
          <table:table-cell table:style-name="ce102" table:content-validation-name="val10" table:formula="of:=[$Harcértékek.C45]" office:value-type="float" office:value="1" calcext:value-type="float">
            <text:p>1</text:p>
          </table:table-cell>
          <table:table-cell table:style-name="ce139" table:content-validation-name="val14" table:formula="of:=[$Harcértékek.D45]" office:value-type="float" office:value="71" calcext:value-type="float">
            <text:p>71</text:p>
          </table:table-cell>
          <table:table-cell table:style-name="ce168" table:content-validation-name="val14" table:formula="of:=[$Harcértékek.E45]" office:value-type="float" office:value="80" calcext:value-type="float">
            <text:p>80</text:p>
          </table:table-cell>
          <table:table-cell table:style-name="ce214" table:content-validation-name="val17" table:formula="of:=[$Harcértékek.F45]" office:value-type="string" office:string-value="16 V/S" calcext:value-type="string">
            <text:p>16 V/S</text:p>
          </table:table-cell>
          <table:table-cell table:style-name="ce223" table:content-validation-name="val17" table:formula="of:=[$Harcértékek.G45]" office:value-type="float" office:value="2" calcext:value-type="float">
            <text:p>2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6]" office:value-type="string" office:string-value="Csatabárd, kétkezes" calcext:value-type="string" table:number-columns-spanned="2" table:number-rows-spanned="1">
            <text:p>Csatabárd, kétkezes</text:p>
          </table:table-cell>
          <table:covered-table-cell table:style-name="ce68" table:content-validation-name="val5"/>
          <table:table-cell table:style-name="ce102" table:content-validation-name="val10" table:formula="of:=[$Harcértékek.C46]" office:value-type="float" office:value="1" calcext:value-type="float">
            <text:p>1</text:p>
          </table:table-cell>
          <table:table-cell table:style-name="ce139" table:content-validation-name="val14" table:formula="of:=[$Harcértékek.D46]" office:value-type="float" office:value="67" calcext:value-type="float">
            <text:p>67</text:p>
          </table:table-cell>
          <table:table-cell table:style-name="ce168" table:content-validation-name="val14" table:formula="of:=[$Harcértékek.E46]" office:value-type="float" office:value="75" calcext:value-type="float">
            <text:p>75</text:p>
          </table:table-cell>
          <table:table-cell table:style-name="ce214" table:content-validation-name="val17" table:formula="of:=[$Harcértékek.F46]" office:value-type="string" office:string-value="15 V +4Á" calcext:value-type="string">
            <text:p>15 V +4Á</text:p>
          </table:table-cell>
          <table:table-cell table:style-name="ce223" table:content-validation-name="val17" table:formula="of:=[$Harcértékek.G46]" office:value-type="float" office:value="1.5" calcext:value-type="float">
            <text:p>1,5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7]" office:value-type="string" office:string-value="Tőr" calcext:value-type="string" table:number-columns-spanned="2" table:number-rows-spanned="1">
            <text:p>Tőr</text:p>
          </table:table-cell>
          <table:covered-table-cell table:style-name="ce68" table:content-validation-name="val5"/>
          <table:table-cell table:style-name="ce102" table:content-validation-name="val10" table:formula="of:=[$Harcértékek.C47]" office:value-type="float" office:value="1" calcext:value-type="float">
            <text:p>1</text:p>
          </table:table-cell>
          <table:table-cell table:style-name="ce139" table:content-validation-name="val14" table:formula="of:=[$Harcértékek.D47]" office:value-type="float" office:value="61" calcext:value-type="float">
            <text:p>61</text:p>
          </table:table-cell>
          <table:table-cell table:style-name="ce168" table:content-validation-name="val14" table:formula="of:=[$Harcértékek.E47]" office:value-type="float" office:value="71" calcext:value-type="float">
            <text:p>71</text:p>
          </table:table-cell>
          <table:table-cell table:style-name="ce214" table:content-validation-name="val17" table:formula="of:=[$Harcértékek.F47]" office:value-type="string" office:string-value="7 S/V" calcext:value-type="string">
            <text:p>7 S/V</text:p>
          </table:table-cell>
          <table:table-cell table:style-name="ce223" table:content-validation-name="val17" table:formula="of:=[$Harcértékek.G47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8]" office:value-type="string" office:string-value="" calcext:value-type="error">
            <text:p>#N/A</text:p>
          </table:table-cell>
          <table:table-cell table:style-name="ce139" table:content-validation-name="val14" table:formula="of:=[$Harcértékek.D48]" office:value-type="string" office:string-value="" calcext:value-type="error">
            <text:p>#N/A</text:p>
          </table:table-cell>
          <table:table-cell table:style-name="ce168" table:content-validation-name="val14" table:formula="of:=[$Harcértékek.E48]" office:value-type="string" office:string-value="" calcext:value-type="error">
            <text:p>#N/A</text:p>
          </table:table-cell>
          <table:table-cell table:style-name="ce214" table:content-validation-name="val17" table:formula="of:=[$Harcértékek.F48]" office:value-type="string" office:string-value="N/A" calcext:value-type="string">
            <text:p>N/A</text:p>
          </table:table-cell>
          <table:table-cell table:style-name="ce223" table:content-validation-name="val17" table:formula="of:=[$Harcértékek.G48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9]" office:value-type="string" office:string-value="" calcext:value-type="error">
            <text:p>#N/A</text:p>
          </table:table-cell>
          <table:table-cell table:style-name="ce139" table:content-validation-name="val14" table:formula="of:=[$Harcértékek.D49]" office:value-type="string" office:string-value="" calcext:value-type="error">
            <text:p>#N/A</text:p>
          </table:table-cell>
          <table:table-cell table:style-name="ce168" table:content-validation-name="val14" table:formula="of:=[$Harcértékek.E49]" office:value-type="string" office:string-value="" calcext:value-type="error">
            <text:p>#N/A</text:p>
          </table:table-cell>
          <table:table-cell table:style-name="ce214" table:content-validation-name="val17" table:formula="of:=[$Harcértékek.F49]" office:value-type="string" office:string-value="N/A" calcext:value-type="string">
            <text:p>N/A</text:p>
          </table:table-cell>
          <table:table-cell table:style-name="ce223" table:content-validation-name="val17" table:formula="of:=[$Harcértékek.G49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8" table:content-validation-name="val1" office:value-type="float" office:value="0" calcext:value-type="float">
            <text:p>0</text:p>
          </table:table-cell>
          <table:table-cell table:style-name="ce39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69" table:content-validation-name="val5"/>
          <table:table-cell table:style-name="ce104" table:content-validation-name="val10" table:formula="of:=[$Harcértékek.C50]" office:value-type="string" office:string-value="" calcext:value-type="error">
            <text:p>#N/A</text:p>
          </table:table-cell>
          <table:table-cell table:style-name="ce140" table:content-validation-name="val14" table:formula="of:=[$Harcértékek.D50]" office:value-type="string" office:string-value="" calcext:value-type="error">
            <text:p>#N/A</text:p>
          </table:table-cell>
          <table:table-cell table:style-name="ce176" table:content-validation-name="val14" table:formula="of:=[$Harcértékek.E50]" office:value-type="string" office:string-value="" calcext:value-type="error">
            <text:p>#N/A</text:p>
          </table:table-cell>
          <table:table-cell table:style-name="ce216" table:content-validation-name="val17" table:formula="of:=[$Harcértékek.F50]" office:value-type="string" office:string-value="N/A" calcext:value-type="string">
            <text:p>N/A</text:p>
          </table:table-cell>
          <table:table-cell table:style-name="ce226" table:content-validation-name="val17" table:formula="of:=[$Harcértékek.G50]" office:value-type="string" office:string-value="" calcext:value-type="error">
            <text:p>#N/A</text:p>
          </table:table-cell>
          <table:table-cell table:style-name="ce252" table:number-columns-spanned="2" table:number-rows-spanned="1"/>
          <table:covered-table-cell table:style-name="ce281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449" table:number-columns-spanned="10" table:number-rows-spanned="1"/>
          <table:covered-table-cell table:number-columns-repeated="9" table:style-name="Default"/>
          <table:table-cell table:style-name="Default" table:number-columns-repeated="16"/>
          <table:table-cell table:style-name="ce903" table:number-columns-repeated="16358"/>
        </table:table-row>
        <table:table-row table:style-name="ro6">
          <table:table-cell table:style-name="ce442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632"/>
          <table:covered-table-cell table:style-name="ce89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40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71" table:content-validation-name="val5"/>
          <table:table-cell table:style-name="ce105" table:content-validation-name="val11" table:formula="of:=[$Harcértékek.C51]" office:value-type="string" office:string-value="" calcext:value-type="error">
            <text:p>#N/A</text:p>
          </table:table-cell>
          <table:table-cell table:style-name="ce139" table:content-validation-name="val14" table:formula="of:=[$Harcértékek.D51]" office:value-type="string" office:string-value="" calcext:value-type="error">
            <text:p>#N/A</text:p>
          </table:table-cell>
          <table:table-cell table:style-name="ce177" table:content-validation-name="val14" table:formula="of:=[$Harcértékek.E51]" office:value-type="string" office:string-value="" calcext:value-type="error">
            <text:p>#N/A</text:p>
          </table:table-cell>
          <table:table-cell table:style-name="ce217" table:content-validation-name="val17" table:formula="of:=[$Harcértékek.F51]" office:value-type="string" office:string-value="" calcext:value-type="error">
            <text:p>#N/A</text:p>
          </table:table-cell>
          <table:table-cell table:style-name="ce228" table:content-validation-name="val17" table:formula="of:=[$Harcértékek.G51]" office:value-type="string" office:string-value="-" calcext:value-type="string">
            <text:p>-</text:p>
          </table:table-cell>
          <table:table-cell table:style-name="ce255" table:number-columns-spanned="2" table:number-rows-spanned="1"/>
          <table:covered-table-cell table:style-name="ce282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8" table:content-validation-name="val1" office:value-type="float" office:value="0" calcext:value-type="float">
            <text:p>0</text:p>
          </table:table-cell>
          <table:table-cell table:style-name="ce41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73" table:content-validation-name="val5"/>
          <table:table-cell table:style-name="ce107" table:content-validation-name="val11" table:formula="of:=[$Harcértékek.C52]" office:value-type="string" office:string-value="" calcext:value-type="error">
            <text:p>#N/A</text:p>
          </table:table-cell>
          <table:table-cell table:style-name="ce140" table:content-validation-name="val14" table:formula="of:=[$Harcértékek.D52]" office:value-type="string" office:string-value="" calcext:value-type="error">
            <text:p>#N/A</text:p>
          </table:table-cell>
          <table:table-cell table:style-name="ce178" table:content-validation-name="val14" table:formula="of:=[$Harcértékek.E52]" office:value-type="string" office:string-value="" calcext:value-type="error">
            <text:p>#N/A</text:p>
          </table:table-cell>
          <table:table-cell table:style-name="ce219" table:content-validation-name="val17" table:formula="of:=[$Harcértékek.F52]" office:value-type="string" office:string-value="" calcext:value-type="error">
            <text:p>#N/A</text:p>
          </table:table-cell>
          <table:table-cell table:style-name="ce229" table:content-validation-name="val17" table:formula="of:=[$Harcértékek.G52]" office:value-type="string" office:string-value="-" calcext:value-type="string">
            <text:p>-</text:p>
          </table:table-cell>
          <table:table-cell table:style-name="ce256" table:number-columns-spanned="2" table:number-rows-spanned="1"/>
          <table:covered-table-cell table:style-name="ce28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5" table:number-columns-spanned="10" table:number-rows-spanned="2"/>
          <table:covered-table-cell table:number-columns-repeated="2" table:style-name="ce30"/>
          <table:covered-table-cell table:number-columns-repeated="7" table:style-name="ce719"/>
          <table:table-cell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covered-table-cell table:style-name="ce5"/>
          <table:covered-table-cell table:number-columns-repeated="9" table:style-name="ce30"/>
          <table:table-cell/>
          <table:table-cell table:style-name="Default" table:number-columns-repeated="2"/>
          <table:table-cell table:style-name="ce417"/>
          <table:table-cell table:number-columns-repeated="12"/>
          <table:table-cell table:style-name="ce45" table:number-columns-repeated="16358"/>
        </table:table-row>
        <table:table-row table:style-name="ro9">
          <table:table-cell table:style-name="ce17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632"/>
          <table:covered-table-cell table:style-name="ce157"/>
          <table:covered-table-cell table:style-name="ce897"/>
          <table:table-cell table:number-columns-repeated="16"/>
          <table:table-cell table:style-name="ce45" table:number-columns-repeated="16358"/>
        </table:table-row>
        <table:table-row table:style-name="ro10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44" table:formula="of:=[$Harcértékek.B63]" office:value-type="float" office:value="0" calcext:value-type="float">
            <text:p>0</text:p>
          </table:table-cell>
          <table:table-cell table:style-name="ce589"/>
          <table:table-cell table:style-name="ce112" table:content-validation-name="val9" office:value-type="string" calcext:value-type="string">
            <text:p>Tám/kör</text:p>
          </table:table-cell>
          <table:table-cell table:style-name="ce142" office:value-type="string" calcext:value-type="string">
            <text:p>TÉ</text:p>
          </table:table-cell>
          <table:table-cell table:style-name="ce142" office:value-type="string" calcext:value-type="string">
            <text:p>VÉ</text:p>
          </table:table-cell>
          <table:table-cell table:style-name="ce142" office:value-type="string" calcext:value-type="string">
            <text:p>SP</text:p>
          </table:table-cell>
          <table:table-cell table:style-name="ce231" office:value-type="string" calcext:value-type="string">
            <text:p><text:span text:style-name="T2">Pengehossz </text:span><text:span text:style-name="T3">Σ</text:span></text:p>
          </table:table-cell>
          <table:table-cell table:style-name="ce263" table:number-columns-spanned="2" table:number-rows-spanned="1"/>
          <table:covered-table-cell table:style-name="ce285"/>
          <table:table-cell table:number-columns-repeated="16"/>
          <table:table-cell table:style-name="ce45" table:number-columns-repeated="16358"/>
        </table:table-row>
        <table:table-row table:style-name="ro3">
          <table:covered-table-cell table:style-name="ce458"/>
          <table:table-cell table:style-name="ce46" table:formula="of:=[$Harcértékek.B64]" office:value-type="float" office:value="0" calcext:value-type="float">
            <text:p>0</text:p>
          </table:table-cell>
          <table:table-cell table:style-name="ce75"/>
          <table:table-cell table:style-name="ce116" table:formula="of:=[$Harcértékek.E63]" office:value-type="string" office:string-value="N/A" calcext:value-type="string">
            <text:p>N/A</text:p>
          </table:table-cell>
          <table:table-cell table:style-name="ce143" table:formula="of:=[$Harcértékek.F63]" office:value-type="string" office:string-value="" calcext:value-type="error">
            <text:p>#N/A</text:p>
          </table:table-cell>
          <table:table-cell table:style-name="ce143" table:formula="of:=[$Harcértékek.G63]" office:value-type="string" office:string-value="" calcext:value-type="error">
            <text:p>#N/A</text:p>
          </table:table-cell>
          <table:table-cell table:style-name="ce220" table:content-validation-name="val18" table:formula="of:=[$Harcértékek.H63]" office:value-type="string" office:string-value="" calcext:value-type="error">
            <text:p>#N/A</text:p>
          </table:table-cell>
          <table:table-cell table:style-name="ce220" table:content-validation-name="val18" table:formula="of:=[$Harcértékek.H66]" office:value-type="string" office:string-value="" calcext:value-type="error">
            <text:p>#N/A</text:p>
          </table:table-cell>
          <table:table-cell table:style-name="ce266"/>
          <table:table-cell table:style-name="ce286"/>
          <table:table-cell table:number-columns-repeated="16"/>
          <table:table-cell table:style-name="ce45" table:number-columns-repeated="16358"/>
        </table:table-row>
        <table:table-row table:style-name="ro4">
          <table:table-cell table:number-columns-repeated="10"/>
          <table:table-cell table:style-name="ce417" table:number-columns-repeated="16"/>
          <table:table-cell table:style-name="ce45" table:number-columns-repeated="16358"/>
        </table:table-row>
        <table:table-row table:style-name="ro11">
          <table:table-cell table:number-columns-repeated="2"/>
          <table:table-cell table:style-name="ce669" office:value-type="string" calcext:value-type="string">
            <text:p>ÉP</text:p>
          </table:table-cell>
          <table:table-cell table:style-name="ce730" table:content-validation-name="val12" table:formula="of:=12+(2*[Alapértékek.$C$20])" office:value-type="float" office:value="20" calcext:value-type="float">
            <text:p>20,</text:p>
          </table:table-cell>
          <table:table-cell table:style-name="ce752" table:number-columns-spanned="2" table:number-rows-spanned="1"/>
          <table:covered-table-cell table:style-name="ce794"/>
          <table:table-cell/>
          <table:table-cell table:style-name="ce793" office:value-type="string" calcext:value-type="string">
            <text:p>SP</text:p>
          </table:table-cell>
          <table:table-cell table:style-name="ce793" office:value-type="string" calcext:value-type="string">
            <text:p>ÉP Sebzés</text:p>
          </table:table-cell>
          <table:table-cell/>
          <table:table-cell table:style-name="ce417"/>
          <table:table-cell table:style-name="Default" table:number-columns-repeated="2"/>
          <table:table-cell table:style-name="ce417"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27"/>
          <table:table-cell table:style-name="ce1105" office:value-type="float" office:value="0" calcext:value-type="float">
            <text:p>0</text:p>
          </table:table-cell>
          <table:table-cell table:style-name="ce1158" office:value-type="string" calcext:value-type="string">
            <text:p>0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3"/>
          <table:table-cell table:style-name="ce123"/>
          <table:table-cell table:style-name="ce146"/>
          <table:table-cell table:style-name="ce183"/>
          <table:table-cell table:style-name="ce27"/>
          <table:table-cell table:style-name="ce1105" office:value-type="string" calcext:value-type="string">
            <text:p>1-5</text:p>
          </table:table-cell>
          <table:table-cell table:style-name="ce1158" office:value-type="string" calcext:value-type="string">
            <text:p>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Default"/>
          <table:table-cell table:style-name="ce84"/>
          <table:table-cell table:style-name="ce124"/>
          <table:table-cell table:style-name="ce147"/>
          <table:table-cell table:style-name="ce186"/>
          <table:table-cell table:style-name="ce27"/>
          <table:table-cell table:style-name="ce1105" office:value-type="string" calcext:value-type="string">
            <text:p>6-10</text:p>
          </table:table-cell>
          <table:table-cell table:style-name="ce1158" office:value-type="string" calcext:value-type="string">
            <text:p>3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5"/>
          <table:table-cell table:style-name="ce125"/>
          <table:table-cell table:style-name="ce148"/>
          <table:table-cell table:style-name="ce190"/>
          <table:table-cell table:style-name="ce27"/>
          <table:table-cell table:style-name="ce1105" office:value-type="string" calcext:value-type="string">
            <text:p>11-15</text:p>
          </table:table-cell>
          <table:table-cell table:style-name="ce1158" office:value-type="string" calcext:value-type="string">
            <text:p>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6"/>
          <table:table-cell table:style-name="ce126"/>
          <table:table-cell table:style-name="ce149"/>
          <table:table-cell table:style-name="ce194"/>
          <table:table-cell table:style-name="ce27"/>
          <table:table-cell table:style-name="ce1105" office:value-type="string" calcext:value-type="string">
            <text:p>16-20</text:p>
          </table:table-cell>
          <table:table-cell table:style-name="ce1158" office:value-type="string" calcext:value-type="string">
            <text:p>8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7"/>
          <table:table-cell table:style-name="ce127"/>
          <table:table-cell table:style-name="ce152"/>
          <table:table-cell table:style-name="ce197"/>
          <table:table-cell table:style-name="ce27"/>
          <table:table-cell table:style-name="ce1105" office:value-type="string" calcext:value-type="string">
            <text:p>21-25</text:p>
          </table:table-cell>
          <table:table-cell table:style-name="ce1158" office:value-type="string" calcext:value-type="string">
            <text:p>1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8"/>
          <table:table-cell table:style-name="ce129"/>
          <table:table-cell table:style-name="ce153"/>
          <table:table-cell table:style-name="ce198"/>
          <table:table-cell/>
          <table:table-cell table:style-name="ce1105" office:value-type="string" calcext:value-type="string">
            <text:p>26-30</text:p>
          </table:table-cell>
          <table:table-cell table:style-name="ce1158" office:value-type="string" calcext:value-type="string">
            <text:p>1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/>
          <table:table-cell table:style-name="ce1105" office:value-type="string" calcext:value-type="string">
            <text:p>31-35</text:p>
          </table:table-cell>
          <table:table-cell table:style-name="ce1158" office:value-type="string" calcext:value-type="string">
            <text:p>1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0" calcext:value-type="float">
            <text:p>0</text:p>
          </table:table-cell>
          <table:table-cell table:style-name="ce499" table:content-validation-name="val13" table:formula="of:=VLOOKUP([$Alapértékek.$D$34];fajdalomtures_te_enyhit;3)" office:value-type="float" office:value="-3" calcext:value-type="float">
            <text:p>-3</text:p>
          </table:table-cell>
          <table:table-cell table:style-name="ce558" table:content-validation-name="val13" table:formula="of:=VLOOKUP([$Alapértékek.$D$34];fajdalomtures_te_enyhit;4)" office:value-type="float" office:value="-6" calcext:value-type="float">
            <text:p>-6</text:p>
          </table:table-cell>
          <table:table-cell/>
          <table:table-cell table:style-name="ce1105" office:value-type="string" calcext:value-type="string">
            <text:p>36-40</text:p>
          </table:table-cell>
          <table:table-cell table:style-name="ce1158" office:value-type="string" calcext:value-type="string">
            <text:p>24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779" office:value-type="string" calcext:value-type="string">
            <text:p>Hátrány-1</text:p>
          </table:table-cell>
          <table:table-cell table:style-name="ce779" office:value-type="string" calcext:value-type="string">
            <text:p>Hátrány-2</text:p>
          </table:table-cell>
          <table:table-cell table:style-name="Default"/>
          <table:table-cell table:style-name="ce1105" office:value-type="string" calcext:value-type="string">
            <text:p>41-45</text:p>
          </table:table-cell>
          <table:table-cell table:style-name="ce1158" office:value-type="string" calcext:value-type="string">
            <text:p>2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655" office:value-type="string" calcext:value-type="string">
            <text:p>Tulajdonságpróbákra</text:p>
          </table:table-cell>
          <table:table-cell table:number-columns-repeated="5"/>
          <table:table-cell table:style-name="ce1105" office:value-type="string" calcext:value-type="string">
            <text:p>46-50</text:p>
          </table:table-cell>
          <table:table-cell table:style-name="ce1158" office:value-type="string" calcext:value-type="string">
            <text:p>3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674" table:formula="of:=SUMPRODUCT(LEN(TRIM([.$D$30:.$D$35]))&gt;0) &gt; 0" office:value-type="boolean" office:boolean-value="false" calcext:value-type="boolean">
            <text:p>HAMIS</text:p>
          </table:table-cell>
          <table:table-cell table:style-name="ce674" table:formula="of:=SUMPRODUCT(LEN(TRIM([.$E$30:.$E$35]))&gt;0) &gt; 0" office:value-type="boolean" office:boolean-value="false" calcext:value-type="boolean">
            <text:p>HAMIS</text:p>
          </table:table-cell>
          <table:table-cell table:style-name="ce674" table:formula="of:=SUMPRODUCT(LEN(TRIM([.$F$30:.$F$35]))&gt;0) &gt; 0" office:value-type="boolean" office:boolean-value="false" calcext:value-type="boolean">
            <text:p>HAMIS</text:p>
          </table:table-cell>
          <table:table-cell table:style-name="ce27"/>
          <table:table-cell table:style-name="ce833" table:number-columns-repeated="2"/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97"/>
          <table:table-cell table:style-name="ce501" table:formula="of:=[.D37]*[.D40]" office:value-type="float" office:value="0" calcext:value-type="float">
            <text:p>0</text:p>
          </table:table-cell>
          <table:table-cell table:style-name="ce501" table:formula="of:=[.E37]*[.E40]" office:value-type="float" office:value="-0" calcext:value-type="float">
            <text:p>0</text:p>
          </table:table-cell>
          <table:table-cell table:style-name="ce501" table:formula="of:=[.F37]*[.F40]" office:value-type="float" office:value="-0" calcext:value-type="float">
            <text:p>0</text:p>
          </table:table-cell>
          <table:table-cell/>
          <table:table-cell table:style-name="ce1104" office:value-type="string" calcext:value-type="string">
            <text:p>VÉ csökkentés</text:p>
          </table:table-cell>
          <table:table-cell table:style-name="ce1158" office:value-type="string" calcext:value-type="string">
            <text:p>-3 VÉ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1:.F41])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 table:number-columns-repeated="2"/>
          <table:table-cell table:number-columns-repeated="22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/>
          <table:table-cell table:number-columns-repeated="23"/>
          <table:table-cell table:style-name="ce45" table:number-columns-repeated="16358"/>
        </table:table-row>
        <table:table-row table:style-name="ro4" table:number-rows-repeated="3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6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4" table:number-rows-repeated="1048525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4:Harc.A24 Harc.B25:Harc.J26">
            <calcext:condition calcext:apply-style-name="Szürke_inaktív_fegyver" calcext:value="formula-is([.$A$25]=0)" calcext:base-cell-address="Harc.A24"/>
          </calcext:conditional-format>
          <calcext:conditional-format calcext:target-range-address="Harc.B25:Harc.B25 Harc.B26:Harc.J26">
            <calcext:condition calcext:apply-style-name="Kék_aktív_fegyver" calcext:value="formula-is([.$A$25]=1)" calcext:base-cell-address="Harc.B25"/>
          </calcext:conditional-format>
          <calcext:conditional-format calcext:target-range-address="Harc.B20:Harc.J21 Harc.B10:Harc.J17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D35:Harc.D35">
            <calcext:condition calcext:apply-style-name="Szürke_háttér" calcext:value="formula-is([.$D$28]&lt;22)" calcext:base-cell-address="Harc.D35"/>
          </calcext:conditional-format>
          <calcext:conditional-format calcext:target-range-address="Harc.F35:Harc.F35">
            <calcext:condition calcext:apply-style-name="Szürke_háttér" calcext:value="formula-is([.$D$28]&lt;24)" calcext:base-cell-address="Harc.F35"/>
          </calcext:conditional-format>
          <calcext:conditional-format calcext:target-range-address="Harc.E35:Harc.E35">
            <calcext:condition calcext:apply-style-name="Szürke_háttér" calcext:value="formula-is([.$D$28]&lt;23)" calcext:base-cell-address="Harc.E35"/>
          </calcext:conditional-format>
          <calcext:conditional-format calcext:target-range-address="Harc.C35:Harc.C35">
            <calcext:condition calcext:apply-style-name="Szürke_háttér" calcext:value="formula-is([.$D$28]&lt;21)" calcext:base-cell-address="Harc.C35"/>
          </calcext:conditional-format>
          <calcext:conditional-format calcext:target-range-address="Harc.F34:Harc.F34">
            <calcext:condition calcext:apply-style-name="Szürke_háttér" calcext:value="formula-is([.$D$28]&lt;20)" calcext:base-cell-address="Harc.F34"/>
          </calcext:conditional-format>
          <calcext:conditional-format calcext:target-range-address="Harc.E34:Harc.E34">
            <calcext:condition calcext:apply-style-name="Szürke_háttér" calcext:value="formula-is([.$D$28]&lt;19)" calcext:base-cell-address="Harc.E34"/>
          </calcext:conditional-format>
          <calcext:conditional-format calcext:target-range-address="Harc.D34:Harc.D34">
            <calcext:condition calcext:apply-style-name="Szürke_háttér" calcext:value="formula-is([.$D$28]&lt;18)" calcext:base-cell-address="Harc.D34"/>
          </calcext:conditional-format>
          <calcext:conditional-format calcext:target-range-address="Harc.C34:Harc.C34">
            <calcext:condition calcext:apply-style-name="Szürke_háttér" calcext:value="formula-is([.$D$28]&lt;17)" calcext:base-cell-address="Harc.C34"/>
          </calcext:conditional-format>
          <calcext:conditional-format calcext:target-range-address="Harc.F33:Harc.F33">
            <calcext:condition calcext:apply-style-name="Szürke_háttér" calcext:value="formula-is([.$D$28]&lt;16)" calcext:base-cell-address="Harc.F33"/>
          </calcext:conditional-format>
          <calcext:conditional-format calcext:target-range-address="Harc.E33:Harc.E33">
            <calcext:condition calcext:apply-style-name="Szürke_háttér" calcext:value="formula-is([.$D$28]&lt;15)" calcext:base-cell-address="Harc.E33"/>
          </calcext:conditional-format>
          <calcext:conditional-format calcext:target-range-address="Harc.D33:Harc.D33">
            <calcext:condition calcext:apply-style-name="Szürke_háttér" calcext:value="formula-is([.$D$28]&lt;14)" calcext:base-cell-address="Harc.D33"/>
          </calcext:conditional-format>
          <calcext:conditional-format calcext:target-range-address="Harc.C33:Harc.C33">
            <calcext:condition calcext:apply-style-name="Szürke_háttér" calcext:value="formula-is([.$D$28]&lt;13)" calcext:base-cell-address="Harc.C33"/>
          </calcext:conditional-format>
          <calcext:conditional-format calcext:target-range-address="Harc.F32:Harc.F32">
            <calcext:condition calcext:apply-style-name="Szürke_háttér" calcext:value="formula-is([.$D$28]&lt;12)" calcext:base-cell-address="Harc.F32"/>
          </calcext:conditional-format>
          <calcext:conditional-format calcext:target-range-address="Harc.E32:Harc.E32">
            <calcext:condition calcext:apply-style-name="Szürke_háttér" calcext:value="formula-is([.$D$28]&lt;11)" calcext:base-cell-address="Harc.E32"/>
          </calcext:conditional-format>
          <calcext:conditional-format calcext:target-range-address="Harc.D32:Harc.D32">
            <calcext:condition calcext:apply-style-name="Szürke_háttér" calcext:value="formula-is([.$D$28]&lt;10)" calcext:base-cell-address="Harc.D32"/>
          </calcext:conditional-format>
          <calcext:conditional-format calcext:target-range-address="Harc.C32:Harc.C32">
            <calcext:condition calcext:apply-style-name="Szürke_háttér" calcext:value="formula-is([.$D$28]&lt;9)" calcext:base-cell-address="Harc.C32"/>
          </calcext:conditional-format>
          <calcext:conditional-format calcext:target-range-address="Harc.F31:Harc.F31">
            <calcext:condition calcext:apply-style-name="Szürke_háttér" calcext:value="formula-is([.$D$28]&lt;8)" calcext:base-cell-address="Harc.F31"/>
          </calcext:conditional-format>
          <calcext:conditional-format calcext:target-range-address="Harc.E31:Harc.E31">
            <calcext:condition calcext:apply-style-name="Szürke_háttér" calcext:value="formula-is([.$D$28]&lt;7)" calcext:base-cell-address="Harc.E31"/>
          </calcext:conditional-format>
          <calcext:conditional-format calcext:target-range-address="Harc.D31:Harc.D31">
            <calcext:condition calcext:apply-style-name="Szürke_háttér" calcext:value="formula-is([.$D$28]&lt;6)" calcext:base-cell-address="Harc.D31"/>
          </calcext:conditional-format>
          <calcext:conditional-format calcext:target-range-address="Harc.C31:Harc.C31">
            <calcext:condition calcext:apply-style-name="Szürke_háttér" calcext:value="formula-is([.$D$28]&lt;5)" calcext:base-cell-address="Harc.C31"/>
          </calcext:conditional-format>
          <calcext:conditional-format calcext:target-range-address="Harc.F30:Harc.F30">
            <calcext:condition calcext:apply-style-name="Szürke_háttér" calcext:value="formula-is([.$D$28]&lt;4)" calcext:base-cell-address="Harc.F30"/>
          </calcext:conditional-format>
          <calcext:conditional-format calcext:target-range-address="Harc.E30:Harc.E30">
            <calcext:condition calcext:apply-style-name="Szürke_háttér" calcext:value="formula-is([.$D$28]&lt;3)" calcext:base-cell-address="Harc.E30"/>
          </calcext:conditional-format>
          <calcext:conditional-format calcext:target-range-address="Harc.D30:Harc.D30">
            <calcext:condition calcext:apply-style-name="Szürke_háttér" calcext:value="formula-is([.$D$28]&lt;2)" calcext:base-cell-address="Harc.D30"/>
          </calcext:conditional-format>
          <calcext:conditional-format calcext:target-range-address="Harc.C30:Harc.C30">
            <calcext:condition calcext:apply-style-name="Szürke_háttér" calcext:value="formula-is([.$D$28]&lt;1)" calcext:base-cell-address="Harc.C30"/>
          </calcext:conditional-format>
        </calcext:conditional-formats>
      </table:table>
      <table:table table:name="Alapértékek" table:style-name="ta2" table:print="false">
        <office:forms form:automatic-focus="false" form:apply-design-mode="false"/>
        <table:table-column table:style-name="co8" table:default-cell-style-name="ce949"/>
        <table:table-column table:style-name="co9" table:default-cell-style-name="ce949"/>
        <table:table-column table:style-name="co10" table:default-cell-style-name="ce949"/>
        <table:table-column table:style-name="co11" table:default-cell-style-name="ce949"/>
        <table:table-column table:style-name="co12" table:default-cell-style-name="ce949"/>
        <table:table-column table:style-name="co13" table:default-cell-style-name="ce949"/>
        <table:table-column table:style-name="co14" table:default-cell-style-name="ce949"/>
        <table:table-column table:style-name="co15" table:default-cell-style-name="ce949"/>
        <table:table-column table:style-name="co16" table:default-cell-style-name="ce949"/>
        <table:table-column table:style-name="co17" table:default-cell-style-name="ce949"/>
        <table:table-column table:style-name="co18" table:default-cell-style-name="ce949"/>
        <table:table-column table:style-name="co19" table:default-cell-style-name="ce949"/>
        <table:table-column table:style-name="co20" table:default-cell-style-name="ce949"/>
        <table:table-column table:style-name="co21" table:default-cell-style-name="ce949"/>
        <table:table-column table:style-name="co3" table:number-columns-repeated="2" table:default-cell-style-name="ce949"/>
        <table:table-column table:style-name="co3" table:number-columns-repeated="16368"/>
        <table:table-row table:style-name="ro7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61"/>
          <table:covered-table-cell table:number-columns-repeated="2" table:style-name="ce81"/>
          <table:covered-table-cell table:style-name="ce136"/>
          <table:covered-table-cell table:style-name="ce175"/>
          <table:covered-table-cell table:number-columns-repeated="4" table:style-name="ce81"/>
          <table:covered-table-cell table:style-name="ce305"/>
          <table:table-cell table:style-name="ce1229"/>
          <table:table-cell table:style-name="ce1269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298"/>
          <table:covered-table-cell table:style-name="ce1299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30"/>
          <table:table-cell table:style-name="ce1270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299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1229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 Külső:<text:span text:style-name="T4"> </text:span>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63"/>
          <table:table-cell table:style-name="ce551" table:content-validation-name="val33" office:value-type="string" calcext:value-type="string" table:number-columns-spanned="4" table:number-rows-spanned="1">
            <text:p>Ember, Északi</text:p>
          </table:table-cell>
          <table:covered-table-cell table:style-name="ce551" table:content-validation-name="val46"/>
          <table:covered-table-cell table:number-columns-repeated="2" table:style-name="ce592"/>
          <table:table-cell table:style-name="ce180" table:content-validation-name="val56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592" table:content-validation-name="val56"/>
          <table:table-cell table:style-name="ce254" table:content-validation-name="val56" office:value-type="float" office:value="0" calcext:value-type="float">
            <text:p>0</text:p>
          </table:table-cell>
          <table:table-cell table:style-name="ce309" table:content-validation-name="val50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0"/>
          <table:table-cell/>
          <table:table-cell table:style-name="ce30"/>
          <table:table-cell/>
          <table:table-cell table:style-name="ce949" table:number-columns-repeated="16368"/>
        </table:table-row>
        <table:table-row table:style-name="ro4">
          <table:table-cell table:style-name="ce476" table:number-columns-spanned="11" table:number-rows-spanned="1"/>
          <table:covered-table-cell/>
          <table:covered-table-cell table:number-columns-repeated="9" table:style-name="ce30"/>
          <table:table-cell table:style-name="ce30" table:number-columns-repeated="4"/>
          <table:table-cell/>
          <table:table-cell table:style-name="ce949" table:number-columns-repeated="16368"/>
        </table:table-row>
        <table:table-row table:style-name="ro12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980"/>
          <table:covered-table-cell table:style-name="ce138"/>
          <table:covered-table-cell table:style-name="ce30"/>
          <table:covered-table-cell table:number-columns-repeated="4" table:style-name="ce980"/>
          <table:covered-table-cell table:style-name="ce310"/>
          <table:table-cell table:style-name="ce5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2">
          <table:table-cell table:style-name="ce15" table:number-columns-spanned="11" table:number-rows-spanned="1"/>
          <table:covered-table-cell/>
          <table:covered-table-cell table:number-columns-repeated="8" table:style-name="ce30"/>
          <table:covered-table-cell table:style-name="ce311"/>
          <table:table-cell table:style-name="ce5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60"/>
          <table:table-cell table:style-name="ce103" office:value-type="float" office:value="15" calcext:value-type="float" table:number-columns-spanned="2" table:number-rows-spanned="1">
            <text:p>15</text:p>
          </table:table-cell>
          <table:covered-table-cell table:style-name="ce30"/>
          <table:table-cell table:style-name="ce30"/>
          <table:table-cell table:style-name="ce181" office:value-type="string" calcext:value-type="string" table:number-columns-spanned="3" table:number-rows-spanned="1">
            <text:p>Képzettségek maximum szintje:</text:p>
          </table:table-cell>
          <table:covered-table-cell table:style-name="ce212"/>
          <table:covered-table-cell table:style-name="ce560"/>
          <table:table-cell table:style-name="ce264" table:content-validation-name="val50" table:formula="of:=IF(([.$D$9]+[$Data.$C$10])&gt;[Data.I20];15;[.$D$9]+[$Data.$C$10])" office:value-type="float" office:value="15" calcext:value-type="float" table:number-columns-spanned="2" table:number-rows-spanned="1">
            <text:p>15</text:p>
          </table:table-cell>
          <table:covered-table-cell table:style-name="ce311"/>
          <table:table-cell table:style-name="ce5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"/>
          <table:table-cell table:style-name="ce30"/>
          <table:table-cell table:style-name="ce181" office:value-type="string" calcext:value-type="string" table:number-columns-spanned="3" table:number-rows-spanned="1">
            <text:p>Primer képzettségek max szintje</text:p>
          </table:table-cell>
          <table:covered-table-cell table:style-name="ce212"/>
          <table:covered-table-cell table:style-name="ce560"/>
          <table:table-cell table:style-name="ce264" table:content-validation-name="val50" table:formula="of:=IF(([.$D$9]+[$Data.$C$9])&gt;[Data.I20];15;[.$D$9]+[$Data.$C$9])" office:value-type="float" office:value="15" calcext:value-type="float" table:number-columns-spanned="2" table:number-rows-spanned="1">
            <text:p>15</text:p>
          </table:table-cell>
          <table:covered-table-cell table:style-name="ce311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50" table:formula="of:=[.$E$12]-([.K5]+[.K17]+[.E31]+[.E46]+[.K31]+[.K55]+[$Harcértékek.E9]+[$Misztikus.E4]+[$Misztikus.E3]+[$Speciális.J22])" office:value-type="float" office:value="0" calcext:value-type="float">
            <text:p>0</text:p>
          </table:table-cell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1" table:content-validation-name="val24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984"/>
          <table:table-cell table:style-name="ce151" table:content-validation-name="val51" table:formula="of:=([.$D$9]*(   ([.C23]+[$Data.$C6])  +   ([.$C24]+[Data.$C7]) )  )" office:value-type="float" office:value="1020" calcext:value-type="float">
            <text:p>1020</text:p>
          </table:table-cell>
          <table:table-cell table:style-name="ce30"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15"/>
          <table:table-cell table:style-name="ce265" table:formula="of:=[.K31]+[.K55]+[$Misztikus.E3]" office:value-type="float" office:value="246" calcext:value-type="float" table:number-columns-spanned="2" table:number-rows-spanned="1">
            <text:p>246</text:p>
          </table:table-cell>
          <table:covered-table-cell table:style-name="ce312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3" table:number-columns-spanned="5" table:number-rows-spanned="1"/>
          <table:covered-table-cell/>
          <table:covered-table-cell table:number-columns-repeated="3" table:style-name="ce30"/>
          <table:table-cell table:style-name="ce30"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15"/>
          <table:table-cell table:style-name="ce265" table:formula="of:=[.K17]+[.E31]+[.E46]+[$Misztikus.E4]" office:value-type="float" office:value="444" calcext:value-type="float" table:number-columns-spanned="2" table:number-rows-spanned="1">
            <text:p>444</text:p>
          </table:table-cell>
          <table:covered-table-cell table:style-name="ce312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489" table:content-validation-name="val25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89"/>
          <table:table-cell table:style-name="ce155" table:content-validation-name="val52" table:formula="of:= [.K5] + [.K17] + [.E31] + [.K31] + [$Harcértékek.E9] + [$Misztikus.E4] + [$Misztikus.E3]" office:value-type="float" office:value="734" calcext:value-type="float">
            <text:p>734</text:p>
          </table:table-cell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489" table:content-validation-name="val26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89" table:content-validation-name="val34"/>
          <table:table-cell table:style-name="ce156" table:content-validation-name="val53" table:formula="of:=[.$D$9]* ([.$C23]+[$Data.$C6])" office:value-type="float" office:value="735" calcext:value-type="float">
            <text:p>735</text:p>
          </table:table-cell>
          <table:table-cell table:style-name="ce30"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0"/>
          <table:table-cell table:style-name="ce257" table:content-validation-name="val78" table:formula="of:=[$Misztikus.K2]" office:value-type="float" office:value="26" calcext:value-type="float" table:number-columns-spanned="2" table:number-rows-spanned="1">
            <text:p>26</text:p>
          </table:table-cell>
          <table:covered-table-cell table:style-name="ce313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"/>
          <table:table-cell table:style-name="ce30"/>
          <table:table-cell table:style-name="ce476" table:number-columns-spanned="5" table:number-rows-spanned="1"/>
          <table:covered-table-cell table:number-columns-repeated="4" table:style-name="ce30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style-name="ce64"/>
          <table:covered-table-cell table:number-columns-repeated="2" table:style-name="ce632"/>
          <table:covered-table-cell table:style-name="ce157"/>
          <table:table-cell table:style-name="ce30"/>
          <table:table-cell table:style-name="ce187" office:value-type="string" calcext:value-type="string" table:number-columns-spanned="4" table:number-rows-spanned="1">
            <text:p><text:span text:style-name="T5">Harcmodor képzettségek </text:span><text:span text:style-name="T8">🅿️</text:span></text:p>
          </table:table-cell>
          <table:covered-table-cell table:style-name="ce1073"/>
          <table:covered-table-cell table:style-name="ce244"/>
          <table:covered-table-cell table:style-name="ce267"/>
          <table:table-cell table:style-name="ce314" table:content-validation-name="val55" table:formula="of:=SUM([.K19:.K29])" office:value-type="float" office:value="162" calcext:value-type="float">
            <text:p>162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67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 table:style-name="ce30"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664"/>
          <table:covered-table-cell/>
          <table:table-cell table:style-name="ce664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5" table:number-columns-repeated="2"/>
          <table:table-cell table:style-name="ce367"/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570" table:content-validation-name="val35" office:value-type="float" office:value="5" calcext:value-type="float" table:number-columns-spanned="2" table:number-rows-spanned="1">
            <text:p>5</text:p>
          </table:table-cell>
          <table:covered-table-cell table:style-name="ce110" table:content-validation-name="val47"/>
          <table:table-cell table:style-name="ce160" table:content-validation-name="val54" table:formula="of:=VLOOKUP([.C19];tulajdonsagok;2)" office:value-type="float" office:value="20" calcext:value-type="float">
            <text:p>20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9" calcext:value-type="float">
            <text:p>9</text:p>
          </table:table-cell>
          <table:table-cell table:style-name="ce169" table:content-validation-name="val50" table:formula="of:=IF([.$J19]&gt;0;VLOOKUP([.$J19];kepzettseg_kp_tablazat;MATCH(&quot;KP&quot;;kepzettseg_kp_fejlec;0);0);0)" office:value-type="float" office:value="38" calcext:value-type="float">
            <text:p>38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570" table:content-validation-name="val36" office:value-type="float" office:value="4" calcext:value-type="float" table:number-columns-spanned="2" table:number-rows-spanned="1">
            <text:p>4</text:p>
          </table:table-cell>
          <table:covered-table-cell table:style-name="ce110" table:content-validation-name="val47"/>
          <table:table-cell table:style-name="ce160" table:content-validation-name="val54" table:formula="of:=VLOOKUP([.C20];tulajdonsagok;2)" office:value-type="float" office:value="15" calcext:value-type="float">
            <text:p>15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12" calcext:value-type="float">
            <text:p>12</text:p>
          </table:table-cell>
          <table:table-cell table:style-name="ce169" table:content-validation-name="val50" table:formula="of:=IF([.$J20]&gt;0;VLOOKUP([.$J20];kepzettseg_kp_tablazat;MATCH(&quot;KP&quot;;kepzettseg_kp_fejlec;0);0);0)" office:value-type="float" office:value="65" calcext:value-type="float">
            <text:p>65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570" table:content-validation-name="val37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47"/>
          <table:table-cell table:style-name="ce160" table:content-validation-name="val54" table:formula="of:=VLOOKUP([.C21];tulajdonsagok;2)" office:value-type="float" office:value="11" calcext:value-type="float">
            <text:p>11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10" calcext:value-type="float">
            <text:p>10</text:p>
          </table:table-cell>
          <table:table-cell table:style-name="ce169" table:content-validation-name="val50" table:formula="of:=IF([.$J21]&gt;0;VLOOKUP([.$J21];kepzettseg_kp_tablazat;MATCH(&quot;KP&quot;;kepzettseg_kp_fejlec;0);0);0)" office:value-type="float" office:value="46" calcext:value-type="float">
            <text:p>46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570" table:content-validation-name="val38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47"/>
          <table:table-cell table:style-name="ce160" table:content-validation-name="val54" table:formula="of:=VLOOKUP([.C22];tulajdonsagok;2)" office:value-type="float" office:value="11" calcext:value-type="float">
            <text:p>11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665" table:content-validation-name="val66"/>
          <table:covered-table-cell/>
          <table:table-cell table:style-name="ce114" table:content-validation-name="val48" office:value-type="float" office:value="5" calcext:value-type="float">
            <text:p>5</text:p>
          </table:table-cell>
          <table:table-cell table:style-name="ce169" table:content-validation-name="val50" table:formula="of:=IF([.$J22]&gt;0;VLOOKUP([.$J22];kepzettseg_kp_tablazat;MATCH(&quot;KP&quot;;kepzettseg_kp_fejlec;0);0);0)" office:value-type="float" office:value="13" calcext:value-type="float">
            <text:p>13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0" table:content-validation-name="val39" office:value-type="float" office:value="-1" calcext:value-type="float" table:number-columns-spanned="2" table:number-rows-spanned="1">
            <text:p>-1</text:p>
          </table:table-cell>
          <table:covered-table-cell table:style-name="ce110" table:content-validation-name="val47"/>
          <table:table-cell table:style-name="ce160" table:content-validation-name="val54" table:formula="of:=VLOOKUP([.C23];tulajdonsagok;2)" office:value-type="float" office:value="4" calcext:value-type="float">
            <text:p>4</text:p>
          </table:table-cell>
          <table:table-cell table:style-name="ce30"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66"/>
          <table:covered-table-cell table:style-name="ce62"/>
          <table:table-cell table:style-name="ce270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M</text:p>
          </table:table-cell>
          <table:table-cell table:style-name="ce353" table:formula="of:=[$Harcértékek.$E$9]" office:value-type="float" office:value="330" calcext:value-type="float">
            <text:p>330</text:p>
          </table:table-cell>
          <table:table-cell table:style-name="ce368" table:formula="of:=([.$M23]/[.$E$14])*100" office:value-type="float" office:value="44.9591280653951" calcext:value-type="float">
            <text:p>44,96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570" table:content-validation-name="val40" office:value-type="float" office:value="-1" calcext:value-type="float" table:number-columns-spanned="2" table:number-rows-spanned="1">
            <text:p>-1</text:p>
          </table:table-cell>
          <table:covered-table-cell table:style-name="ce110" table:content-validation-name="val47"/>
          <table:table-cell table:style-name="ce160" table:content-validation-name="val54" table:formula="of:=VLOOKUP([.C24];tulajdonsagok;2)" office:value-type="float" office:value="4" calcext:value-type="float">
            <text:p>4</text:p>
          </table:table-cell>
          <table:table-cell table:style-name="ce30"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0"/>
          <table:covered-table-cell table:style-name="ce245"/>
          <table:table-cell table:style-name="ce274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modor képzettségek</text:p>
          </table:table-cell>
          <table:table-cell table:style-name="ce5" table:formula="of:=[.K17]" office:value-type="float" office:value="162" calcext:value-type="float">
            <text:p>162</text:p>
          </table:table-cell>
          <table:table-cell table:style-name="ce368" table:formula="of:=([.$M24]/[.$E$14])*100" office:value-type="float" office:value="22.0708446866485" calcext:value-type="float">
            <text:p>22,07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570" table:content-validation-name="val41" office:value-type="float" office:value="-2" calcext:value-type="float" table:number-columns-spanned="2" table:number-rows-spanned="1">
            <text:p>-2</text:p>
          </table:table-cell>
          <table:covered-table-cell table:style-name="ce110" table:content-validation-name="val47"/>
          <table:table-cell table:style-name="ce160" table:content-validation-name="val54" table:formula="of:=VLOOKUP([.C25];tulajdonsagok;2)" office:value-type="float" office:value="3" calcext:value-type="float">
            <text:p>3</text:p>
          </table:table-cell>
          <table:table-cell table:style-name="ce30"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99" office:value-type="string" calcext:value-type="string">
            <text:p>Misztikus képzettségek</text:p>
          </table:table-cell>
          <table:table-cell table:style-name="ce5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float" office:value="0" calcext:value-type="float">
            <text:p>0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0" table:content-validation-name="val42" office:value-type="float" office:value="-2" calcext:value-type="float" table:number-columns-spanned="2" table:number-rows-spanned="1">
            <text:p>-2</text:p>
          </table:table-cell>
          <table:covered-table-cell table:style-name="ce110" table:content-validation-name="val47"/>
          <table:table-cell table:style-name="ce160" table:content-validation-name="val54" table:formula="of:=VLOOKUP([.C26];tulajdonsagok;2)" office:value-type="float" office:value="3" calcext:value-type="float">
            <text:p>3</text:p>
          </table:table-cell>
          <table:table-cell table:style-name="ce30"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" table:content-validation-name="val99" office:value-type="string" calcext:value-type="string">
            <text:p>Primer világi képzettség</text:p>
          </table:table-cell>
          <table:table-cell table:style-name="ce5" table:formula="of:=[.E31]" office:value-type="float" office:value="62" calcext:value-type="float">
            <text:p>62</text:p>
          </table:table-cell>
          <table:table-cell table:style-name="ce368" table:formula="of:=([.$M26]/[.$E$14])*100" office:value-type="float" office:value="8.44686648501362" calcext:value-type="float">
            <text:p>8,45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33" table:number-columns-spanned="5" table:number-rows-spanned="1"/>
          <table:covered-table-cell/>
          <table:covered-table-cell table:style-name="ce100" table:content-validation-name="val43"/>
          <table:covered-table-cell table:style-name="ce30"/>
          <table:covered-table-cell table:style-name="ce141"/>
          <table:table-cell table:style-name="ce30"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i Fortélyok</text:p>
          </table:table-cell>
          <table:table-cell table:style-name="ce5" table:formula="of:=[.K31]" office:value-type="float" office:value="180" calcext:value-type="float">
            <text:p>180</text:p>
          </table:table-cell>
          <table:table-cell table:style-name="ce368" table:formula="of:=([.$M27]/[.$E$14])*100" office:value-type="float" office:value="24.5231607629428" calcext:value-type="float">
            <text:p>24,52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44" table:formula="of:=64+ROUNDDOWN(([.D9]/2);0)" office:value-type="float" office:value="71" calcext:value-type="float" table:number-columns-spanned="2" table:number-rows-spanned="1">
            <text:p>71</text:p>
          </table:table-cell>
          <table:covered-table-cell table:style-name="ce560" table:content-validation-name="val45"/>
          <table:table-cell table:style-name="ce791"/>
          <table:table-cell table:style-name="ce30"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665" table:content-validation-name="val30"/>
          <table:covered-table-cell/>
          <table:table-cell table:style-name="ce275" table:content-validation-name="val79" office:value-type="float" office:value="0" calcext:value-type="float">
            <text:p>0</text:p>
          </table:table-cell>
          <table:table-cell table:style-name="ce169" table:content-validation-name="val50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Misztikus fortélyok</text:p>
          </table:table-cell>
          <table:table-cell table:style-name="ce5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float" office:value="0" calcext:value-type="float">
            <text:p>0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70"/>
          <table:table-cell table:style-name="ce98" table:content-validation-name="val45" table:formula="of:=[.C28]-SUM([.E19:.E26])" office:value-type="float" office:value="0" calcext:value-type="float" table:number-columns-spanned="2" table:number-rows-spanned="1">
            <text:p>0</text:p>
          </table:table-cell>
          <table:covered-table-cell table:style-name="ce111" table:content-validation-name="val45"/>
          <table:table-cell table:style-name="ce165"/>
          <table:table-cell table:style-name="ce30"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0"/>
          <table:covered-table-cell table:style-name="ce70"/>
          <table:table-cell table:style-name="ce287" table:content-validation-name="val48" office:value-type="float" office:value="0" calcext:value-type="float">
            <text:p>0</text:p>
          </table:table-cell>
          <table:table-cell table:style-name="ce317" table:content-validation-name="val50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style-name="ce30"/>
          <table:table-cell/>
          <table:table-cell table:style-name="ce949" table:number-columns-repeated="16368"/>
        </table:table-row>
        <table:table-row table:style-name="ro4">
          <table:table-cell table:style-name="ce30" table:number-columns-spanned="5" table:number-rows-spanned="1"/>
          <table:covered-table-cell/>
          <table:covered-table-cell table:number-columns-repeated="3" table:style-name="ce30"/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1241" office:value-type="string" calcext:value-type="string">
            <text:p>SUM</text:p>
          </table:table-cell>
          <table:table-cell table:style-name="ce1241" table:formula="of:=SUM([.M23:.M28])" office:value-type="float" office:value="734" calcext:value-type="float">
            <text:p>734</text:p>
          </table:table-cell>
          <table:table-cell table:style-name="ce370" table:formula="of:=SUM([.N23:.N28])" office:value-type="float" office:value="100" calcext:value-type="float">
            <text:p>100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<text:span text:style-name="T5">Primer világi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66" table:formula="of:=SUM([.E33:.E44])" office:value-type="float" office:value="62" calcext:value-type="float">
            <text:p>62</text:p>
          </table:table-cell>
          <table:table-cell table:style-name="ce30"/>
          <table:table-cell table:style-name="ce199" office:value-type="string" calcext:value-type="string" table:number-columns-spanned="4" table:number-rows-spanned="1">
            <text:p><text:span text:style-name="T9">Harci fortélyok  </text:span><text:span text:style-name="T10">🅿️</text:span></text:p>
          </table:table-cell>
          <table:covered-table-cell table:style-name="ce61"/>
          <table:covered-table-cell table:style-name="ce251"/>
          <table:covered-table-cell table:style-name="ce273"/>
          <table:table-cell table:style-name="ce318" table:content-validation-name="val55" table:formula="of:=SUM([.K33:.K54])" office:value-type="float" office:value="180" calcext:value-type="float">
            <text:p>18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37"/>
          <table:table-cell table:style-name="ce53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0"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234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8" table:content-validation-name="val30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Merevvértviselet</text:p>
          </table:table-cell>
          <table:covered-table-cell table:style-name="ce235"/>
          <table:table-cell table:style-name="ce699" table:content-validation-name="val68" table:formula="of:=[$Fortélylista.B75]" office:value-type="float" office:value="3" calcext:value-type="float">
            <text:p>3</text:p>
          </table:table-cell>
          <table:table-cell table:style-name="ce292" table:content-validation-name="val80" office:value-type="float" office:value="3" calcext:value-type="float">
            <text:p>3</text:p>
          </table:table-cell>
          <table:table-cell table:style-name="ce321" table:content-validation-name="val50" table:formula="of:=[.$J33]*[$Data.$C$12]" office:value-type="float" office:value="18" calcext:value-type="float">
            <text:p>18</text:p>
          </table:table-cell>
          <table:table-cell table:style-name="ce38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55"/>
          <table:table-cell table:style-name="ce830" table:content-validation-name="val102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8" calcext:value-type="float">
            <text:p>8</text:p>
          </table:table-cell>
          <table:table-cell table:style-name="ce170" table:content-validation-name="val50" table:formula="of:=IF([.$D34]&gt;0;VLOOKUP([.$D34];kepzettseg_kp_tablazat;MATCH(&quot;KP&quot;;kepzettseg_kp_fejlec;0);0);0)" office:value-type="float" office:value="31" calcext:value-type="float">
            <text:p>31</text:p>
          </table:table-cell>
          <table:table-cell table:style-name="ce30"/>
          <table:table-cell table:style-name="ce644" table:content-validation-name="val57" office:value-type="string" calcext:value-type="string" table:number-columns-spanned="2" table:number-rows-spanned="1">
            <text:p>Harcos elme</text:p>
          </table:table-cell>
          <table:covered-table-cell table:style-name="ce235"/>
          <table:table-cell table:style-name="ce699" table:content-validation-name="val69" table:formula="of:=[$Fortélylista.B70]" office:value-type="float" office:value="3" calcext:value-type="float">
            <text:p>3</text:p>
          </table:table-cell>
          <table:table-cell table:style-name="ce293" table:content-validation-name="val81" office:value-type="float" office:value="0" calcext:value-type="float">
            <text:p>0</text:p>
          </table:table-cell>
          <table:table-cell table:style-name="ce321" table:content-validation-name="val50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69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table:content-validation-name="val58" office:value-type="string" calcext:value-type="string" table:number-columns-spanned="2" table:number-rows-spanned="1">
            <text:p>Gyors kezdeményezés</text:p>
          </table:table-cell>
          <table:covered-table-cell table:style-name="ce235"/>
          <table:table-cell table:style-name="ce699" table:content-validation-name="val70" table:formula="of:=[$Fortélylista.B67]" office:value-type="float" office:value="3" calcext:value-type="float">
            <text:p>3</text:p>
          </table:table-cell>
          <table:table-cell table:style-name="ce294" table:content-validation-name="val82" office:value-type="float" office:value="3" calcext:value-type="float">
            <text:p>3</text:p>
          </table:table-cell>
          <table:table-cell table:style-name="ce321" table:content-validation-name="val50" table:formula="of:=[.$J35]*[$Data.$C$12]" office:value-type="float" office:value="18" calcext:value-type="float">
            <text:p>18</text:p>
          </table:table-cell>
          <table:table-cell table:number-columns-repeated="2"/>
          <table:table-cell table:style-name="ce355"/>
          <table:table-cell table:style-name="ce830" table:content-validation-name="val103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table:content-validation-name="val59" office:value-type="string" calcext:value-type="string" table:number-columns-spanned="2" table:number-rows-spanned="1">
            <text:p>Harci akrobatika</text:p>
          </table:table-cell>
          <table:covered-table-cell table:style-name="ce235"/>
          <table:table-cell table:style-name="ce699" table:content-validation-name="val71" office:value-type="float" office:value="3" calcext:value-type="float">
            <text:p>3</text:p>
          </table:table-cell>
          <table:table-cell table:style-name="ce295" table:content-validation-name="val83" office:value-type="float" office:value="0" calcext:value-type="float">
            <text:p>0</text:p>
          </table:table-cell>
          <table:table-cell table:style-name="ce321" table:content-validation-name="val50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104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office:value-type="string" calcext:value-type="string" table:number-columns-spanned="3" table:number-rows-spanned="1">
            <text:p>Befolyásolás</text:p>
          </table:table-cell>
          <table:covered-table-cell table:number-columns-repeated="2" table:style-name="ce76" table:content-validation-name="val32"/>
          <table:table-cell table:style-name="ce114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D37]&gt;0;VLOOKUP([.$D37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644" table:content-validation-name="val60" office:value-type="string" calcext:value-type="string" table:number-columns-spanned="2" table:number-rows-spanned="1">
            <text:p>Pajzshasználat</text:p>
          </table:table-cell>
          <table:covered-table-cell table:style-name="ce235"/>
          <table:table-cell table:style-name="ce699" table:content-validation-name="val72" table:formula="of:=[$Fortélylista.B76]" office:value-type="float" office:value="3" calcext:value-type="float">
            <text:p>3</text:p>
          </table:table-cell>
          <table:table-cell table:style-name="ce296" table:content-validation-name="val84" office:value-type="float" office:value="2" calcext:value-type="float">
            <text:p>2</text:p>
          </table:table-cell>
          <table:table-cell table:style-name="ce321" table:content-validation-name="val50" table:formula="of:=[.$J37]*[$Data.$C$12]" office:value-type="float" office:value="12" calcext:value-type="float">
            <text:p>12</text:p>
          </table:table-cell>
          <table:table-cell table:number-columns-repeated="2"/>
          <table:table-cell table:style-name="ce355"/>
          <table:table-cell table:style-name="ce830" table:content-validation-name="val105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office:value-type="string" calcext:value-type="string" table:number-columns-spanned="3" table:number-rows-spanned="1">
            <text:p>Hadászat</text:p>
          </table:table-cell>
          <table:covered-table-cell table:number-columns-repeated="2" table:style-name="ce76" table:content-validation-name="val32"/>
          <table:table-cell table:style-name="ce114" table:content-validation-name="val48" office:value-type="float" office:value="5" calcext:value-type="float">
            <text:p>5</text:p>
          </table:table-cell>
          <table:table-cell table:style-name="ce169" table:content-validation-name="val50" table:formula="of:=IF([.$D38]&gt;0;VLOOKUP([.$D38];kepzettseg_kp_tablazat;MATCH(&quot;KP&quot;;kepzettseg_kp_fejlec;0);0);0)" office:value-type="float" office:value="13" calcext:value-type="float">
            <text:p>13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Kétkezes harc</text:p>
          </table:table-cell>
          <table:covered-table-cell table:style-name="ce235"/>
          <table:table-cell table:style-name="ce699" table:content-validation-name="val73" table:formula="of:=[$Fortélylista.B71]" office:value-type="float" office:value="3" calcext:value-type="float">
            <text:p>3</text:p>
          </table:table-cell>
          <table:table-cell table:style-name="ce297" table:content-validation-name="val85" office:value-type="float" office:value="0" calcext:value-type="float">
            <text:p>0</text:p>
          </table:table-cell>
          <table:table-cell table:style-name="ce321" table:content-validation-name="val50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73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Kétkezesség</text:p>
          </table:table-cell>
          <table:covered-table-cell table:style-name="ce235"/>
          <table:table-cell table:style-name="ce699" table:content-validation-name="val74" table:formula="of:=[$Fortélylista.B72]" office:value-type="float" office:value="1" calcext:value-type="float">
            <text:p>1</text:p>
          </table:table-cell>
          <table:table-cell table:style-name="ce298" table:content-validation-name="val86" office:value-type="float" office:value="0" calcext:value-type="float">
            <text:p>0</text:p>
          </table:table-cell>
          <table:table-cell table:style-name="ce321" table:content-validation-name="val50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0" table:content-validation-name="val74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Harckeret növelés</text:p>
          </table:table-cell>
          <table:covered-table-cell table:style-name="ce235"/>
          <table:table-cell table:style-name="ce258" table:content-validation-name="val75" table:formula="of:=[$Fortélylista.B69]" office:value-type="float" office:value="3" calcext:value-type="float">
            <text:p>3</text:p>
          </table:table-cell>
          <table:table-cell table:style-name="ce300" table:content-validation-name="val87" office:value-type="float" office:value="3" calcext:value-type="float">
            <text:p>3</text:p>
          </table:table-cell>
          <table:table-cell table:style-name="ce321" table:content-validation-name="val50" table:formula="of:=[.$J40]*[$Data.$C$12]" office:value-type="float" office:value="18" calcext:value-type="float">
            <text:p>18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Lovas harc</text:p>
          </table:table-cell>
          <table:covered-table-cell table:style-name="ce235"/>
          <table:table-cell table:style-name="ce258" table:content-validation-name="val75" table:formula="of:=[$Fortélylista.B73]" office:value-type="float" office:value="3" calcext:value-type="float">
            <text:p>3</text:p>
          </table:table-cell>
          <table:table-cell table:style-name="ce301" table:content-validation-name="val88" office:value-type="float" office:value="2" calcext:value-type="float">
            <text:p>2</text:p>
          </table:table-cell>
          <table:table-cell table:style-name="ce321" table:content-validation-name="val50" table:formula="of:=[.$J41]*[$Data.$C$12]" office:value-type="float" office:value="12" calcext:value-type="float">
            <text:p>12</text:p>
          </table:table-cell>
          <table:table-cell table:style-name="ce38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4" office:value-type="string" calcext:value-type="string" table:number-columns-spanned="2" table:number-rows-spanned="1">
            <text:p>Belharc</text:p>
          </table:table-cell>
          <table:covered-table-cell table:style-name="ce235"/>
          <table:table-cell table:style-name="ce258" table:content-validation-name="val75" table:formula="of:=[$Fortélylista.B66]" office:value-type="float" office:value="2" calcext:value-type="float">
            <text:p>2</text:p>
          </table:table-cell>
          <table:table-cell table:style-name="ce302" table:content-validation-name="val89" office:value-type="float" office:value="0" calcext:value-type="float">
            <text:p>0</text:p>
          </table:table-cell>
          <table:table-cell table:style-name="ce321" table:content-validation-name="val50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Daráló</text:p>
          </table:table-cell>
          <table:covered-table-cell table:style-name="ce236"/>
          <table:table-cell table:style-name="ce258" table:content-validation-name="val75" table:formula="of:=IF(ISBLANK([.$G43]) ;&quot;&quot;;VLOOKUP([.$G43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2" calcext:value-type="float">
            <text:p>2</text:p>
          </table:table-cell>
          <table:table-cell table:style-name="ce321" table:content-validation-name="val50" table:formula="of:=[.$J43]*[$Data.$C$12]" office:value-type="float" office:value="12" calcext:value-type="float">
            <text:p>12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Alkalmatlan fegyver hajítása 🔁</text:p>
          </table:table-cell>
          <table:covered-table-cell table:style-name="ce236"/>
          <table:table-cell table:style-name="ce258" table:content-validation-name="val75" table:formula="of:=IF(ISBLANK([.$G44]) ;&quot;&quot;;VLOOKUP([.$G44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2" calcext:value-type="float">
            <text:p>2</text:p>
          </table:table-cell>
          <table:table-cell table:style-name="ce321" table:content-validation-name="val50" table:formula="of:=[.$J44]*[$Data.$C$12]" office:value-type="float" office:value="12" calcext:value-type="float">
            <text:p>12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" table:number-columns-spanned="5" table:number-rows-spanned="1"/>
          <table:covered-table-cell table:number-columns-repeated="3"/>
          <table:covered-table-cell table:style-name="ce171"/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Elpusztíthatatlan</text:p>
          </table:table-cell>
          <table:covered-table-cell table:style-name="ce236"/>
          <table:table-cell table:style-name="ce258" table:content-validation-name="val75" table:formula="of:=IF(ISBLANK([.$G45]) ;&quot;&quot;;VLOOKUP([.$G45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2" calcext:value-type="float">
            <text:p>2</text:p>
          </table:table-cell>
          <table:table-cell table:style-name="ce321" table:content-validation-name="val50" table:formula="of:=[.$J45]*[$Data.$C$12]" office:value-type="float" office:value="12" calcext:value-type="float">
            <text:p>12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55" table:formula="of:=SUM([.E48:.E76])" office:value-type="float" office:value="220" calcext:value-type="float">
            <text:p>220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Körkörös harc</text:p>
          </table:table-cell>
          <table:covered-table-cell table:style-name="ce236"/>
          <table:table-cell table:style-name="ce258" table:content-validation-name="val75" table:formula="of:=IF(ISBLANK([.$G46]) ;&quot;&quot;;VLOOKUP([.$G46];fortelyok_harci_full;2;0))" office:value-type="float" office:value="1" calcext:value-type="float">
            <text:p>1</text:p>
          </table:table-cell>
          <table:table-cell table:style-name="ce303" table:content-validation-name="val90" office:value-type="float" office:value="1" calcext:value-type="float">
            <text:p>1</text:p>
          </table:table-cell>
          <table:table-cell table:style-name="ce321" table:content-validation-name="val50" table:formula="of:=[.$J46]*[$Data.$C$12]" office:value-type="float" office:value="6" calcext:value-type="float">
            <text:p>6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37"/>
          <table:table-cell table:style-name="ce53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Kaszabolás</text:p>
          </table:table-cell>
          <table:covered-table-cell table:style-name="ce236"/>
          <table:table-cell table:style-name="ce258" table:content-validation-name="val75" table:formula="of:=IF(ISBLANK([.$G47]) ;&quot;&quot;;VLOOKUP([.$G47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2" calcext:value-type="float">
            <text:p>2</text:p>
          </table:table-cell>
          <table:table-cell table:style-name="ce321" table:content-validation-name="val50" table:formula="of:=[.$J47]*[$Data.$C$12]" office:value-type="float" office:value="12" calcext:value-type="float">
            <text:p>12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8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38" table:content-validation-name="val32"/>
          <table:table-cell table:style-name="ce117" table:content-validation-name="val49" office:value-type="float" office:value="6" calcext:value-type="float">
            <text:p>6</text:p>
          </table:table-cell>
          <table:table-cell table:style-name="ce169" table:content-validation-name="val50" table:formula="of:=IF([.$D48]&gt;0;VLOOKUP([.$D48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Támadás erőből</text:p>
          </table:table-cell>
          <table:covered-table-cell table:style-name="ce236"/>
          <table:table-cell table:style-name="ce258" table:content-validation-name="val75" table:formula="of:=IF(ISBLANK([.$G48]) ;&quot;&quot;;VLOOKUP([.$G48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2" calcext:value-type="float">
            <text:p>2</text:p>
          </table:table-cell>
          <table:table-cell table:style-name="ce321" table:content-validation-name="val50" table:formula="of:=[.$J48]*[$Data.$C$12]" office:value-type="float" office:value="12" calcext:value-type="float">
            <text:p>12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8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9" calcext:value-type="float">
            <text:p>9</text:p>
          </table:table-cell>
          <table:table-cell table:style-name="ce169" table:content-validation-name="val50" table:formula="of:=IF([.$D49]&gt;0;VLOOKUP([.$D49];kepzettseg_kp_tablazat;MATCH(&quot;KP&quot;;kepzettseg_kp_fejlec;0);0);0)" office:value-type="float" office:value="38" calcext:value-type="float">
            <text:p>38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9]) ;&quot;&quot;;VLOOKUP([.$G49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Etikett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7" calcext:value-type="float">
            <text:p>7</text:p>
          </table:table-cell>
          <table:table-cell table:style-name="ce169" table:content-validation-name="val50" table:formula="of:=IF([.$D50]&gt;0;VLOOKUP([.$D50];kepzettseg_kp_tablazat;MATCH(&quot;KP&quot;;kepzettseg_kp_fejlec;0);0);0)" office:value-type="float" office:value="24" calcext:value-type="float">
            <text:p>24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0]) ;&quot;&quot;;VLOOKUP([.$G50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7" calcext:value-type="float">
            <text:p>7</text:p>
          </table:table-cell>
          <table:table-cell table:style-name="ce169" table:content-validation-name="val50" table:formula="of:=IF([.$D51]&gt;0;VLOOKUP([.$D51];kepzettseg_kp_tablazat;MATCH(&quot;KP&quot;;kepzettseg_kp_fejlec;0);0);0)" office:value-type="float" office:value="24" calcext:value-type="float">
            <text:p>24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1]) ;&quot;&quot;;VLOOKUP([.$G51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7" calcext:value-type="float">
            <text:p>7</text:p>
          </table:table-cell>
          <table:table-cell table:style-name="ce169" table:content-validation-name="val50" table:formula="of:=IF([.$D52]&gt;0;VLOOKUP([.$D52];kepzettseg_kp_tablazat;MATCH(&quot;KP&quot;;kepzettseg_kp_fejlec;0);0);0)" office:value-type="float" office:value="24" calcext:value-type="float">
            <text:p>24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2]) ;&quot;&quot;;VLOOKUP([.$G52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D53]&gt;0;VLOOKUP([.$D53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3]) ;&quot;&quot;;VLOOKUP([.$G53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D54]&gt;0;VLOOKUP([.$D54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205" table:content-validation-name="val62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62"/>
          <table:table-cell table:style-name="ce288" table:content-validation-name="val91" table:formula="of:=[$Harcértékek.C33]" office:value-type="float" office:value="6" calcext:value-type="float">
            <text:p>6 fok</text:p>
          </table:table-cell>
          <table:table-cell table:style-name="ce322" table:content-validation-name="val98" table:formula="of:=[.$J$54]*[$Data.$C$12]" office:value-type="float" office:value="36" calcext:value-type="float">
            <text:p>36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Városi jártasság</text:p>
          </table:table-cell>
          <table:covered-table-cell table:number-columns-repeated="2" table:style-name="ce538" table:content-validation-name="val32"/>
          <table:table-cell table:style-name="ce121" table:content-validation-name="val48" office:value-type="float" office:value="9" calcext:value-type="float">
            <text:p>9</text:p>
          </table:table-cell>
          <table:table-cell table:style-name="ce170" table:content-validation-name="val50" table:formula="of:=IF([.$D55]&gt;0;VLOOKUP([.$D55];kepzettseg_kp_tablazat;MATCH(&quot;KP&quot;;kepzettseg_kp_fejlec;0);0);0)" office:value-type="float" office:value="38" calcext:value-type="float">
            <text:p>38</text:p>
          </table:table-cell>
          <table:table-cell table:style-name="ce30"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0"/>
          <table:table-cell table:style-name="ce172" table:content-validation-name="val55" table:formula="of:=SUM([.K56:.K78])" office:value-type="float" office:value="66" calcext:value-type="float">
            <text:p>66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354"/>
          <table:covered-table-cell table:style-name="ce374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Lexikum</text:p>
          </table:table-cell>
          <table:covered-table-cell table:number-columns-repeated="2" table:style-name="ce538" table:content-validation-name="val32"/>
          <table:table-cell table:style-name="ce121" table:content-validation-name="val48" office:value-type="float" office:value="6" calcext:value-type="float">
            <text:p>6</text:p>
          </table:table-cell>
          <table:table-cell table:style-name="ce170" table:content-validation-name="val50" table:formula="of:=IF([.$D56]&gt;0;VLOOKUP([.$D56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Ősi kultúrkör 🔁</text:p>
          </table:table-cell>
          <table:covered-table-cell table:style-name="ce239"/>
          <table:table-cell table:style-name="ce259" table:content-validation-name="val76" office:value-type="float" office:value="1" calcext:value-type="float">
            <text:p>1</text:p>
          </table:table-cell>
          <table:table-cell table:style-name="ce1266" table:content-validation-name="val92" office:value-type="float" office:value="1" calcext:value-type="float">
            <text:p>1</text:p>
          </table:table-cell>
          <table:table-cell table:style-name="ce323" table:content-validation-name="val50" table:formula="of:=[.$J56]*[$Data.$C$12]" office:value-type="float" office:value="6" calcext:value-type="float">
            <text:p>6</text:p>
          </table:table-cell>
          <table:table-cell table:style-name="ce344" table:content-validation-name="val100" table:formula="of:=IF(ISBLANK([.$G56]); &quot;-&quot;; VLOOKUP([.$G56];fortelyok_altalanos_full; 3; 0))" office:value-type="string" office:string-value="🟩 Értékbecslés;  🟥 Lexikum" calcext:value-type="string" table:number-columns-spanned="2" table:number-rows-spanned="1">
            <text:p>🟩 Értékbecslés; <text:s/>🟥 Lexikum</text:p>
          </table:table-cell>
          <table:covered-table-cell table:style-name="ce401" table:content-validation-name="val100"/>
          <table:table-cell table:content-validation-name="val100" table:number-columns-repeated="2"/>
          <table: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Építészet</text:p>
          </table:table-cell>
          <table:covered-table-cell table:style-name="ce239"/>
          <table:table-cell table:style-name="ce259" table:content-validation-name="val76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57]*[$Data.$C$12]" office:value-type="float" office:value="6" calcext:value-type="float">
            <text:p>6</text:p>
          </table:table-cell>
          <table:table-cell table:style-name="ce347" table:content-validation-name="val100" table:formula="of:=IF(ISBLANK([.$G57]); &quot;-&quot;; VLOOKUP([.$G57];fortelyok_altalanos_full; 3; 0))" office:value-type="string" office:string-value="🟥 Kvantikum;  🟩 Nyomozás, Művészetismeret" calcext:value-type="string" table:number-columns-spanned="5" table:number-rows-spanned="1">
            <text:p>🟥 Kvantikum; <text:s/>🟩 Nyomozás, Művészetismeret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Történelemismeret</text:p>
          </table:table-cell>
          <table:covered-table-cell table:style-name="ce239"/>
          <table:table-cell table:style-name="ce259" table:content-validation-name="val76" table:formula="of:=IF(ISBLANK([.$G58]) ;&quot;&quot;;VLOOKUP([.$G58];fortelyok_altalanos_full;2;0))" office:value-type="float" office:value="2" calcext:value-type="float">
            <text:p>2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58]*[$Data.$C$12]" office:value-type="float" office:value="6" calcext:value-type="float">
            <text:p>6</text:p>
          </table:table-cell>
          <table:table-cell table:style-name="ce347" table:content-validation-name="val100" table:formula="of:=IF(ISBLANK([.$G58]); &quot;-&quot;; VLOOKUP([.$G58];fortelyok_altalanos_full; 3; 0))" office:value-type="string" office:string-value="🟥 Lexikum" calcext:value-type="string" table:number-columns-spanned="5" table:number-rows-spanned="1">
            <text:p>🟥 Lexikum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Megfélemlítés</text:p>
          </table:table-cell>
          <table:covered-table-cell table:style-name="ce239"/>
          <table:table-cell table:style-name="ce259" table:content-validation-name="val76" table:formula="of:=IF(ISBLANK([.$G59]) ;&quot;&quot;;VLOOKUP([.$G59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59]*[$Data.$C$12]" office:value-type="float" office:value="6" calcext:value-type="float">
            <text:p>6</text:p>
          </table:table-cell>
          <table:table-cell table:style-name="ce347" table:content-validation-name="val100" table:formula="of:=IF(ISBLANK([.$G59]); &quot;-&quot;; VLOOKUP([.$G59];fortelyok_altalanos_full; 3; 0))" office:value-type="string" office:string-value="🟩 Befolyásolás, Emberismeret" calcext:value-type="string" table:number-columns-spanned="5" table:number-rows-spanned="1">
            <text:p>🟩 Befolyásolás, Emberismeret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Méregálló</text:p>
          </table:table-cell>
          <table:covered-table-cell table:style-name="ce239"/>
          <table:table-cell table:style-name="ce259" table:content-validation-name="val76" table:formula="of:=IF(ISBLANK([.$G60]) ;&quot;&quot;;VLOOKUP([.$G60];fortelyok_altalanos_full;2;0))" office:value-type="float" office:value="3" calcext:value-type="float">
            <text:p>3</text:p>
          </table:table-cell>
          <table:table-cell table:style-name="ce320" table:content-validation-name="val93" office:value-type="float" office:value="2" calcext:value-type="float">
            <text:p>2</text:p>
          </table:table-cell>
          <table:table-cell table:style-name="ce323" table:content-validation-name="val50" table:formula="of:=[.$J60]*[$Data.$C$12]" office:value-type="float" office:value="12" calcext:value-type="float">
            <text:p>12</text:p>
          </table:table-cell>
          <table:table-cell table:style-name="ce347" table:content-validation-name="val100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Futás</text:p>
          </table:table-cell>
          <table:covered-table-cell table:style-name="ce239"/>
          <table:table-cell table:style-name="ce259" table:content-validation-name="val76" table:formula="of:=IF(ISBLANK([.$G61]) ;&quot;&quot;;VLOOKUP([.$G61];fortelyok_altalanos_full;2;0))" office:value-type="float" office:value="2" calcext:value-type="float">
            <text:p>2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61]*[$Data.$C$12]" office:value-type="float" office:value="6" calcext:value-type="float">
            <text:p>6</text:p>
          </table:table-cell>
          <table:table-cell table:style-name="ce347" table:content-validation-name="val100" table:formula="of:=IF(ISBLANK([.$G61]); &quot;-&quot;; VLOOKUP([.$G61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Kitartás</text:p>
          </table:table-cell>
          <table:covered-table-cell table:style-name="ce239"/>
          <table:table-cell table:style-name="ce259" table:content-validation-name="val76" table:formula="of:=IF(ISBLANK([.$G62]) ;&quot;&quot;;VLOOKUP([.$G62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62]*[$Data.$C$12]" office:value-type="float" office:value="6" calcext:value-type="float">
            <text:p>6</text:p>
          </table:table-cell>
          <table:table-cell table:style-name="ce347" table:content-validation-name="val100" table:formula="of:=IF(ISBLANK([.$G62]); &quot;-&quot;; VLOOKUP([.$G62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Hazudozás</text:p>
          </table:table-cell>
          <table:covered-table-cell table:style-name="ce239"/>
          <table:table-cell table:style-name="ce259" table:content-validation-name="val76" table:formula="of:=IF(ISBLANK([.$G63]) ;&quot;&quot;;VLOOKUP([.$G63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63]*[$Data.$C$12]" office:value-type="float" office:value="6" calcext:value-type="float">
            <text:p>6</text:p>
          </table:table-cell>
          <table:table-cell table:style-name="ce347" table:content-validation-name="val100" table:formula="of:=IF(ISBLANK([.$G63]); &quot;-&quot;; VLOOKUP([.$G63];fortelyok_altalanos_full; 3; 0))" office:value-type="string" office:string-value="🟩 Befolyásolás, Emberismeret, Nyomozás" calcext:value-type="string" table:number-columns-spanned="5" table:number-rows-spanned="1">
            <text:p>🟩 Befolyásolás, Emberismeret, Nyomozás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Szívósság</text:p>
          </table:table-cell>
          <table:covered-table-cell table:style-name="ce239"/>
          <table:table-cell table:style-name="ce259" table:content-validation-name="val76" table:formula="of:=IF(ISBLANK([.$G64]) ;&quot;&quot;;VLOOKUP([.$G64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64]*[$Data.$C$12]" office:value-type="float" office:value="6" calcext:value-type="float">
            <text:p>6</text:p>
          </table:table-cell>
          <table:table-cell table:style-name="ce347" table:content-validation-name="val100" table:formula="of:=IF(ISBLANK([.$G64]); &quot;-&quot;; VLOOKUP([.$G64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Úszás</text:p>
          </table:table-cell>
          <table:covered-table-cell table:style-name="ce239"/>
          <table:table-cell table:style-name="ce259" table:content-validation-name="val76" table:formula="of:=IF(ISBLANK([.$G65]) ;&quot;&quot;;VLOOKUP([.$G65];fortelyok_altalanos_full;2;0))" office:value-type="float" office:value="2" calcext:value-type="float">
            <text:p>2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65]*[$Data.$C$12]" office:value-type="float" office:value="6" calcext:value-type="float">
            <text:p>6</text:p>
          </table:table-cell>
          <table:table-cell table:style-name="ce347" table:content-validation-name="val100" table:formula="of:=IF(ISBLANK([.$G65]); &quot;-&quot;; VLOOKUP([.$G65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6]) ;&quot;&quot;;VLOOKUP([.$G66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6]*[$Data.$C$12]" office:value-type="float" office:value="0" calcext:value-type="float">
            <text:p>0</text:p>
          </table:table-cell>
          <table:table-cell table:style-name="ce347" table:content-validation-name="val100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7]) ;&quot;&quot;;VLOOKUP([.$G67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7]*[$Data.$C$12]" office:value-type="float" office:value="0" calcext:value-type="float">
            <text:p>0</text:p>
          </table:table-cell>
          <table:table-cell table:style-name="ce347" table:content-validation-name="val100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8]) ;&quot;&quot;;VLOOKUP([.$G68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8]*[$Data.$C$12]" office:value-type="float" office:value="0" calcext:value-type="float">
            <text:p>0</text:p>
          </table:table-cell>
          <table:table-cell table:style-name="ce347" table:content-validation-name="val100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9]) ;&quot;&quot;;VLOOKUP([.$G69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9]*[$Data.$C$12]" office:value-type="float" office:value="0" calcext:value-type="float">
            <text:p>0</text:p>
          </table:table-cell>
          <table:table-cell table:style-name="ce347" table:content-validation-name="val100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0]) ;&quot;&quot;;VLOOKUP([.$G70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0]*[$Data.$C$12]" office:value-type="float" office:value="0" calcext:value-type="float">
            <text:p>0</text:p>
          </table:table-cell>
          <table:table-cell table:style-name="ce347" table:content-validation-name="val100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1]) ;&quot;&quot;;VLOOKUP([.$G71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1]*[$Data.$C$12]" office:value-type="float" office:value="0" calcext:value-type="float">
            <text:p>0</text:p>
          </table:table-cell>
          <table:table-cell table:style-name="ce347" table:content-validation-name="val100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2]) ;&quot;&quot;;VLOOKUP([.$G72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2]*[$Data.$C$12]" office:value-type="float" office:value="0" calcext:value-type="float">
            <text:p>0</text:p>
          </table:table-cell>
          <table:table-cell table:style-name="ce347" table:content-validation-name="val100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3]) ;&quot;&quot;;VLOOKUP([.$G73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3]*[$Data.$C$12]" office:value-type="float" office:value="0" calcext:value-type="float">
            <text:p>0</text:p>
          </table:table-cell>
          <table:table-cell table:style-name="ce347" table:content-validation-name="val100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4]) ;&quot;&quot;;VLOOKUP([.$G74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4]*[$Data.$C$12]" office:value-type="float" office:value="0" calcext:value-type="float">
            <text:p>0</text:p>
          </table:table-cell>
          <table:table-cell table:style-name="ce347" table:content-validation-name="val100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2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56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76" office:value-type="float" office:value="1" calcext:value-type="float">
            <text:p>1</text:p>
          </table:table-cell>
          <table:table-cell table:style-name="ce326" table:content-validation-name="val94"/>
          <table:table-cell table:style-name="ce324" table:content-validation-name="val50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6" table:content-validation-name="val29" table:number-columns-spanned="3" table:number-rows-spanned="1"/>
          <table:covered-table-cell table:number-columns-repeated="2" table:style-name="ce77" table:content-validation-name="val32"/>
          <table:table-cell table:style-name="ce122" table:content-validation-name="val48" office:value-type="float" office:value="0" calcext:value-type="float">
            <text:p>0</text:p>
          </table:table-cell>
          <table:table-cell table:style-name="ce173" table:content-validation-name="val50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56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77" office:value-type="float" office:value="3" calcext:value-type="float">
            <text:p>3</text:p>
          </table:table-cell>
          <table:table-cell table:style-name="ce754" table:content-validation-name="val95"/>
          <table:table-cell table:style-name="ce324" table:content-validation-name="val50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76" table:number-columns-spanned="5" table:number-rows-spanned="1"/>
          <table:covered-table-cell table:number-columns-repeated="4"/>
          <table:table-cell/>
          <table:table-cell table:style-name="ce656" table:content-validation-name="val64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67"/>
          <table:table-cell table:style-name="ce260" table:content-validation-name="val77" office:value-type="float" office:value="1" calcext:value-type="float">
            <text:p>1</text:p>
          </table:table-cell>
          <table:table-cell table:style-name="ce754" table:content-validation-name="val96"/>
          <table:table-cell table:style-name="ce324" table:content-validation-name="val50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3">
          <table:table-cell table:style-name="ce5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65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67"/>
          <table:table-cell table:style-name="ce262" table:content-validation-name="val77" office:value-type="float" office:value="1" calcext:value-type="float">
            <text:p>1</text:p>
          </table:table-cell>
          <table:table-cell table:style-name="ce304" table:content-validation-name="val97"/>
          <table:table-cell table:style-name="ce325" table:content-validation-name="val50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 table:number-rows-repeated="1048497">
          <table:table-cell table:number-columns-repeated="16"/>
          <table:table-cell table:style-name="ce949" table:number-columns-repeated="16368"/>
        </table:table-row>
        <table:table-row table:style-name="ro4">
          <table:table-cell table:number-columns-repeated="16"/>
          <table:table-cell table:style-name="ce949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2" table:default-cell-style-name="ce926"/>
        <table:table-column table:style-name="co23" table:default-cell-style-name="ce926"/>
        <table:table-column table:style-name="co24" table:default-cell-style-name="ce926"/>
        <table:table-column table:style-name="co25" table:default-cell-style-name="ce926"/>
        <table:table-column table:style-name="co26" table:default-cell-style-name="ce926"/>
        <table:table-column table:style-name="co27" table:default-cell-style-name="ce926"/>
        <table:table-column table:style-name="co28" table:default-cell-style-name="ce926"/>
        <table:table-column table:style-name="co26" table:number-columns-repeated="2" table:default-cell-style-name="ce926"/>
        <table:table-column table:style-name="co29" table:default-cell-style-name="ce926"/>
        <table:table-column table:style-name="co30" table:default-cell-style-name="ce926"/>
        <table:table-column table:style-name="co31" table:default-cell-style-name="ce926"/>
        <table:table-column table:style-name="co32" table:default-cell-style-name="ce926"/>
        <table:table-column table:style-name="co33" table:default-cell-style-name="ce926"/>
        <table:table-column table:style-name="co34" table:default-cell-style-name="ce926"/>
        <table:table-column table:style-name="co5" table:default-cell-style-name="ce1108"/>
        <table:table-column table:style-name="co35" table:default-cell-style-name="ce636"/>
        <table:table-column table:style-name="co36" table:default-cell-style-name="ce5"/>
        <table:table-column table:style-name="co37" table:default-cell-style-name="ce525"/>
        <table:table-column table:style-name="co38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43" table:default-cell-style-name="ce5"/>
        <table:table-column table:style-name="co39" table:default-cell-style-name="ce1241"/>
        <table:table-column table:style-name="co39" table:number-columns-repeated="2" table:default-cell-style-name="ce5"/>
        <table:table-column table:style-name="co39" table:number-columns-repeated="231"/>
        <table:table-column table:style-name="co3" table:number-columns-repeated="16125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table-cell table:style-name="ce27"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27"/>
          <table:table-cell table:style-name="ce27" table:number-columns-spanned="6" table:number-rows-spanned="1"/>
          <table:covered-table-cell table:number-columns-repeated="5" table:style-name="ce27"/>
          <table:table-cell table:style-name="ce27" table:number-columns-repeated="3"/>
          <table:table-cell table:style-name="ce1067" table:number-columns-spanned="5" table:number-rows-spanned="1"/>
          <table:covered-table-cell table:number-columns-repeated="3" table:style-name="ce27"/>
          <table:covered-table-cell table:style-name="ce124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14">
          <table:table-cell table:style-name="ce530"/>
          <table:table-cell table:style-name="ce927" table:content-validation-name="val116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927" table:content-validation-name="val146" office:value-type="string" calcext:value-type="string">
            <text:p>Módosítók</text:p>
          </table:table-cell>
          <table:table-cell table:style-name="ce927" table:content-validation-name="val153" office:value-type="string" calcext:value-type="string">
            <text:p>Összesen</text:p>
          </table:table-cell>
          <table:table-cell table:style-name="ce27"/>
          <table:table-cell table:style-name="ce1028" office:value-type="string" calcext:value-type="string" table:number-columns-spanned="2" table:number-rows-spanned="1">
            <text:p>Összesen felvett HM:</text:p>
          </table:table-cell>
          <table:covered-table-cell table:style-name="ce27"/>
          <table:table-cell table:style-name="ce1025" table:content-validation-name="val172" table:formula="of:=SUM([.B4:.B5])" office:value-type="float" office:value="55" calcext:value-type="float">
            <text:p>55 HM</text:p>
          </table:table-cell>
          <table:table-cell table:style-name="ce27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TÉ alap</text:p>
          </table:table-cell>
          <table:table-cell table:style-name="ce598" table:content-validation-name="val117" office:value-type="float" office:value="31" calcext:value-type="float">
            <text:p>31</text:p>
          </table:table-cell>
          <table:table-cell table:style-name="ce983" table:content-validation-name="val131" office:value-type="float" office:value="7" calcext:value-type="float">
            <text:p>7</text:p>
          </table:table-cell>
          <table:table-cell table:style-name="ce983" table:content-validation-name="val147" table:formula="of:=[Alapértékek.$C$19]+[Alapértékek.$C$21]+[Alapértékek.$C$22]" office:value-type="float" office:value="11" calcext:value-type="float">
            <text:p>11</text:p>
          </table:table-cell>
          <table:table-cell table:style-name="ce1083" table:content-validation-name="val154" table:formula="of:=[.C4]+[.B4]+[.D4]" office:value-type="float" office:value="49" calcext:value-type="float">
            <text:p>49</text:p>
          </table:table-cell>
          <table:table-cell table:style-name="ce27"/>
          <table:table-cell table:style-name="ce1028" office:value-type="string" calcext:value-type="string" table:number-columns-spanned="2" table:number-rows-spanned="1">
            <text:p>Max felvehető HM:</text:p>
          </table:table-cell>
          <table:covered-table-cell table:style-name="ce27"/>
          <table:table-cell table:style-name="ce1221" table:content-validation-name="val173" table:formula="of:=SUM([$Alapértékek.J33:.J53]; [$Alapértékek.J29])+SUM([$Alapértékek.J19:.J23])" office:value-type="float" office:value="60" calcext:value-type="float">
            <text:p>60 HM</text:p>
          </table:table-cell>
          <table:table-cell table:style-name="ce27"/>
          <table:table-cell table:style-name="ce1069" table:content-validation-name="val176" office:value-type="float" office:value="10" calcext:value-type="float">
            <text:p>10 méter</text:p>
          </table:table-cell>
          <table:table-cell table:style-name="ce1142" table:content-validation-name="val179" table:number-columns-spanned="2" table:number-rows-spanned="1"/>
          <table:covered-table-cell table:style-name="ce62"/>
          <table:table-cell table:style-name="ce1210" table:formula="of:=VLOOKUP([.$L$4];tavolsagi_fegyverek_all;3;0)" office:value-type="string" office:string-value="" calcext:value-type="error">
            <text:p>#N/A</text:p>
          </table:table-cell>
          <table:table-cell table:style-name="ce1244" table:formula="of:=ROUNDUP([.$K$4]/[.$N$4])" office:value-type="string" office:string-value="" calcext:value-type="error">
            <text:p>#N/A</text:p>
          </table:table-cell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VÉ alap</text:p>
          </table:table-cell>
          <table:table-cell table:style-name="ce600" table:content-validation-name="val118" office:value-type="float" office:value="24" calcext:value-type="float">
            <text:p>24</text:p>
          </table:table-cell>
          <table:table-cell table:style-name="ce983" table:content-validation-name="val131" office:value-type="float" office:value="30" calcext:value-type="float">
            <text:p>30</text:p>
          </table:table-cell>
          <table:table-cell table:style-name="ce983" table:content-validation-name="val148" table:formula="of:=[Alapértékek.$C$21]+[Alapértékek.$C$22]" office:value-type="float" office:value="6" calcext:value-type="float">
            <text:p>6</text:p>
          </table:table-cell>
          <table:table-cell table:style-name="ce1083" table:content-validation-name="val155" table:formula="of:=[.C5]+[.B5]+[.D5]" office:value-type="float" office:value="60" calcext:value-type="float">
            <text:p>60</text:p>
          </table:table-cell>
          <table:table-cell table:style-name="ce27" table:number-columns-repeated="5"/>
          <table:table-cell table:style-name="ce1070"/>
          <table:table-cell table:style-name="ce940"/>
          <table:table-cell table:style-name="ce67"/>
          <table:table-cell table:style-name="ce1213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6"/>
          <table:table-cell table:style-name="ce1028" office:value-type="string" calcext:value-type="string" table:number-columns-spanned="2" table:number-rows-spanned="1">
            <text:p>Össz felvett CM:</text:p>
          </table:table-cell>
          <table:covered-table-cell table:style-name="ce27"/>
          <table:table-cell table:style-name="ce1031" table:content-validation-name="val120" table:formula="of:=[.B7]" office:value-type="float" office:value="0" calcext:value-type="float">
            <text:p>0 HM</text:p>
          </table:table-cell>
          <table:table-cell table:style-name="ce27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CÉ alap</text:p>
          </table:table-cell>
          <table:table-cell table:style-name="ce604" table:content-validation-name="val119" office:value-type="float" office:value="0" calcext:value-type="float">
            <text:p>0</text:p>
          </table:table-cell>
          <table:table-cell table:style-name="ce983" table:content-validation-name="val132" office:value-type="float" office:value="-15" calcext:value-type="float">
            <text:p>-15</text:p>
          </table:table-cell>
          <table:table-cell table:style-name="ce619" table:content-validation-name="val149" table:formula="of:=[Alapértékek.C25]" office:value-type="float" office:value="-2" calcext:value-type="float">
            <text:p>-2</text:p>
          </table:table-cell>
          <table:table-cell table:style-name="ce1083" table:content-validation-name="val156" table:formula="of:=[.C7]+[.B7]+[.D7]" office:value-type="float" office:value="-17" calcext:value-type="float">
            <text:p>-17</text:p>
          </table:table-cell>
          <table:table-cell table:style-name="ce27"/>
          <table:table-cell table:style-name="ce1028" office:value-type="string" calcext:value-type="string" table:number-columns-spanned="2" table:number-rows-spanned="1">
            <text:p>Max felvehető CM:</text:p>
          </table:table-cell>
          <table:covered-table-cell table:style-name="ce27"/>
          <table:table-cell table:style-name="ce1221" table:content-validation-name="val174" table:formula="of:=[Data.C19]*[Alapértékek.$D$9]" office:value-type="float" office:value="30" calcext:value-type="float">
            <text:p>30 HM</text:p>
          </table:table-cell>
          <table:table-cell table:style-name="ce27"/>
          <table:table-cell table:style-name="ce1078" table:formula="of:=VLOOKUP([.$L7];tavharc_szorzo_mozgas_all;4;0)" office:value-type="float" office:value="1" calcext:value-type="float">
            <text:p>1</text:p>
          </table:table-cell>
          <table:table-cell table:style-name="ce1344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189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/>
          <table:table-cell table:style-name="ce525" table:number-columns-repeated="4"/>
          <table:table-cell table:style-name="ce27" table:number-columns-repeated="5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4">
          <table:table-cell table:style-name="ce532" office:value-type="string" calcext:value-type="string">
            <text:p>Maradt KP:</text:p>
          </table:table-cell>
          <table:table-cell table:style-name="ce618" table:content-validation-name="val120" table:formula="of:=[Alapértékek.E11]" office:value-type="float" office:value="0" calcext:value-type="float">
            <text:p>0</text:p>
          </table:table-cell>
          <table:table-cell table:style-name="ce27"/>
          <table:table-cell table:style-name="ce1028" office:value-type="string" calcext:value-type="string">
            <text:p>KP HM-re:</text:p>
          </table:table-cell>
          <table:table-cell table:style-name="ce789" table:content-validation-name="val157" table:formula="of:=[.I3]*[Data.C17]+[.I6]*[Data.C18]" office:value-type="float" office:value="330" calcext:value-type="float">
            <text:p>330 KP</text:p>
          </table:table-cell>
          <table:table-cell table:style-name="ce525"/>
          <table:table-cell table:style-name="ce1028" office:value-type="string" calcext:value-type="string" table:number-columns-spanned="2" table:number-rows-spanned="1">
            <text:p>Átlag HM</text:p>
          </table:table-cell>
          <table:covered-table-cell table:style-name="ce27"/>
          <table:table-cell table:style-name="ce1032" table:content-validation-name="val175" table:formula="of:=(([.I3]+[.I6])/[Alapértékek.D9])" office:value-type="float" office:value="3.66666666666667" calcext:value-type="float">
            <text:p>3,67 HM</text:p>
          </table:table-cell>
          <table:table-cell table:style-name="ce27"/>
          <table:table-cell table:style-name="ce1078" table:formula="of:=VLOOKUP([.$L9];tavharc_szorzo_lovesz_mozgas_all;4;0)" office:value-type="float" office:value="0" calcext:value-type="float">
            <text:p>0</text:p>
          </table:table-cell>
          <table:table-cell table:style-name="ce1347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5"/>
          <table:table-cell table:style-name="ce27"/>
          <table:table-cell table:style-name="ce949" table:number-columns-repeated="3"/>
          <table:table-cell table:style-name="ce27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949"/>
          <table:table-cell table:style-name="ce27"/>
          <table:table-cell table:style-name="ce1078" table:formula="of:=VLOOKUP([.$L11];tavharc_szorzo_meret_all;4;0)" office:value-type="float" office:value="0" calcext:value-type="float">
            <text:p>0</text:p>
          </table:table-cell>
          <table:table-cell table:style-name="ce1344" table:content-validation-name="val182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5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986" table:content-validation-name="val133" office:value-type="string" calcext:value-type="string">
            <text:p>Szint</text:p>
          </table:table-cell>
          <table:table-cell table:style-name="ce986" office:value-type="string" calcext:value-type="string">
            <text:p>TÉ/CÉ</text:p>
          </table:table-cell>
          <table:table-cell table:style-name="ce986" office:value-type="string" calcext:value-type="string">
            <text:p>VÉ</text:p>
          </table:table-cell>
          <table:table-cell table:style-name="ce986" table:content-validation-name="val164" office:value-type="string" calcext:value-type="string">
            <text:p>Harckeret</text:p>
          </table:table-cell>
          <table:table-cell table:style-name="ce986" table:number-columns-spanned="2" table:number-rows-spanned="1"/>
          <table:covered-table-cell table:style-name="ce957"/>
          <table:table-cell table:style-name="ce1005" table:number-columns-repeated="2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545"/>
          <table:table-cell table:style-name="ce949"/>
          <table:table-cell table:style-name="ce5"/>
          <table:table-cell/>
          <table:table-cell table:style-name="ce1519"/>
          <table:table-cell table:number-columns-repeated="9"/>
          <table:table-cell table:style-name="ce949" table:number-columns-repeated="16356"/>
        </table:table-row>
        <table:table-row table:style-name="ro16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33" table:formula="of:=[Alapértékek.$J19]" office:value-type="float" office:value="9" calcext:value-type="float">
            <text:p>9</text:p>
          </table:table-cell>
          <table:table-cell table:style-name="ce743" table:content-validation-name="val120" table:formula="of:=VLOOKUP([.$C13];harcmodorok;1)+[.$E$4]" office:value-type="float" office:value="58" calcext:value-type="float">
            <text:p>58</text:p>
          </table:table-cell>
          <table:table-cell table:style-name="ce743" table:content-validation-name="val120" table:formula="of:=VLOOKUP([.$C13];harcmodorok;1)+[.$E$5]" office:value-type="float" office:value="69" calcext:value-type="float">
            <text:p>69</text:p>
          </table:table-cell>
          <table:table-cell table:style-name="ce851" table:content-validation-name="val165" table:formula="of:=MAX(0; ([.$C13]+[Alapértékek.$C$22] - [.$L$86] + ([$Data.$S$36]*[$Alapértékek.$J$40])))" office:value-type="float" office:value="5" calcext:value-type="float">
            <text:p>5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1035"/>
          <table:table-cell table:style-name="ce27"/>
          <table:table-cell table:style-name="ce1078" table:formula="of:=VLOOKUP([.$L13];tavharc_szorzo_eszlelhetoseg_all;4;0)" office:value-type="float" office:value="0" calcext:value-type="float">
            <text:p>0</text:p>
          </table:table-cell>
          <table:table-cell table:style-name="ce1347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368"/>
          <table:covered-table-cell table:style-name="ce1415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15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33" table:formula="of:=[Alapértékek.$J20]" office:value-type="float" office:value="12" calcext:value-type="float">
            <text:p>12</text:p>
          </table:table-cell>
          <table:table-cell table:style-name="ce743" table:content-validation-name="val120" table:formula="of:=VLOOKUP([.$C14];harcmodorok;1)+[.$E$4]" office:value-type="float" office:value="61" calcext:value-type="float">
            <text:p>61</text:p>
          </table:table-cell>
          <table:table-cell table:style-name="ce743" table:content-validation-name="val120" table:formula="of:=VLOOKUP([.$C14];harcmodorok;1)+[.$E$5]" office:value-type="float" office:value="72" calcext:value-type="float">
            <text:p>72</text:p>
          </table:table-cell>
          <table:table-cell table:style-name="ce851" table:content-validation-name="val165" table:formula="of:=MAX(0; ([.$C14]+[Alapértékek.$C$22] - [.$L$86] + ([$Data.$S$36]*[$Alapértékek.$J$40])))" office:value-type="float" office:value="8" calcext:value-type="float">
            <text:p>8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1046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545"/>
          <table:table-cell table:style-name="ce949"/>
          <table:table-cell table:style-name="ce5"/>
          <table:table-cell/>
          <table:table-cell table:style-name="ce1314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33" table:formula="of:=[Alapértékek.$J21]" office:value-type="float" office:value="10" calcext:value-type="float">
            <text:p>10</text:p>
          </table:table-cell>
          <table:table-cell table:style-name="ce743" table:content-validation-name="val120" table:formula="of:=VLOOKUP([.$C15];harcmodorok;1)+[.$E$4]" office:value-type="float" office:value="59" calcext:value-type="float">
            <text:p>59</text:p>
          </table:table-cell>
          <table:table-cell table:style-name="ce743" table:content-validation-name="val120" table:formula="of:=VLOOKUP([.$C15];harcmodorok;1)+[.$E$5]" office:value-type="float" office:value="70" calcext:value-type="float">
            <text:p>70</text:p>
          </table:table-cell>
          <table:table-cell table:style-name="ce851" table:content-validation-name="val165" table:formula="of:=MAX(0; ([.$C15]+[Alapértékek.$C$22] - [.$L$86] + ([$Data.$S$36]*[$Alapértékek.$J$40])))" office:value-type="float" office:value="6" calcext:value-type="float">
            <text:p>6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078" table:formula="of:=VLOOKUP([.$L15];tavharc_szorzo_szel_all;4;0)" office:value-type="float" office:value="0" calcext:value-type="float">
            <text:p>0</text:p>
          </table:table-cell>
          <table:table-cell table:style-name="ce1347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368"/>
          <table:covered-table-cell table:style-name="ce1415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33" table:formula="of:=[Alapértékek.$J22]" office:value-type="float" office:value="5" calcext:value-type="float">
            <text:p>5</text:p>
          </table:table-cell>
          <table:table-cell table:style-name="ce743" table:content-validation-name="val120" table:formula="of:=VLOOKUP([.$C16];harcmodorok;1)+[.$E$4]" office:value-type="float" office:value="54" calcext:value-type="float">
            <text:p>54</text:p>
          </table:table-cell>
          <table:table-cell table:style-name="ce743" table:content-validation-name="val120" table:formula="of:=VLOOKUP([.$C16];harcmodorok;1)+[.$E$5]" office:value-type="float" office:value="65" calcext:value-type="float">
            <text:p>65</text:p>
          </table:table-cell>
          <table:table-cell table:style-name="ce851" table:content-validation-name="val165" table:formula="of:=MAX(0; ([.$C16]+[Alapértékek.$C$22] - [.$L$86] + ([$Data.$S$36]*[$Alapértékek.$J$40])))" office:value-type="float" office:value="1" calcext:value-type="float">
            <text:p>1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33" table:formula="of:=[Alapértékek.$J23]" office:value-type="float" office:value="0" calcext:value-type="float">
            <text:p>0</text:p>
          </table:table-cell>
          <table:table-cell table:style-name="ce751" table:content-validation-name="val120" table:formula="of:=VLOOKUP([.$C17];harcmodorok;1)+[.$E$4]" office:value-type="float" office:value="49" calcext:value-type="float">
            <text:p>49</text:p>
          </table:table-cell>
          <table:table-cell table:style-name="ce751" table:content-validation-name="val120" table:formula="of:=VLOOKUP([.$C17];harcmodorok;1)+[.$E$5]" office:value-type="float" office:value="60" calcext:value-type="float">
            <text:p>60</text:p>
          </table:table-cell>
          <table:table-cell table:style-name="ce855" table:content-validation-name="val165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855" table:content-validation-name="val120" table:number-columns-spanned="2" table:number-rows-spanned="1"/>
          <table:covered-table-cell table:style-name="ce959" table:content-validation-name="val120"/>
          <table:table-cell table:style-name="ce949"/>
          <table:table-cell table:style-name="ce27"/>
          <table:table-cell table:style-name="ce1094" table:content-validation-name="val177" office:value-type="float" office:value="0" calcext:value-type="float">
            <text:p>0</text:p>
          </table:table-cell>
          <table:table-cell table:style-name="ce1368" table:number-columns-repeated="2"/>
          <table:table-cell table:style-name="ce1202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33" table:formula="of:=[Alapértékek.$J24]" office:value-type="float" office:value="0" calcext:value-type="float">
            <text:p>0</text:p>
          </table:table-cell>
          <table:table-cell table:style-name="ce756" table:content-validation-name="val120" table:formula="of:=VLOOKUP([.$C18];harcmodorok;1)+[.$E$7]" office:value-type="float" office:value="-17" calcext:value-type="float">
            <text:p>-17</text:p>
          </table:table-cell>
          <table:table-cell table:style-name="ce756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911" table:content-validation-name="val120" table:number-columns-spanned="2" table:number-rows-spanned="1"/>
          <table:covered-table-cell table:style-name="ce963" table:content-validation-name="val120"/>
          <table:table-cell table:style-name="ce949" table:number-columns-repeated="2"/>
          <table:table-cell table:style-name="ce1634"/>
          <table:table-cell table:style-name="ce949" table:number-columns-repeated="2"/>
          <table:table-cell table:style-name="ce1213"/>
          <table:table-cell table:style-name="ce1545"/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33" table:formula="of:=[Alapértékek.$J25]" office:value-type="float" office:value="0" calcext:value-type="float">
            <text:p>0</text:p>
          </table:table-cell>
          <table:table-cell table:style-name="ce743" table:content-validation-name="val120" table:formula="of:=VLOOKUP([.$C19];harcmodorok;1)+[.$E$7]" office:value-type="float" office:value="-17" calcext:value-type="float">
            <text:p>-17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634"/>
          <table:table-cell table:style-name="ce949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K7]+[.K9]+[.K11]+[.K13]+[.K15]+[.K17]" office:value-type="float" office:value="1" calcext:value-type="float">
            <text:p>1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33" table:formula="of:=[Alapértékek.$J26]" office:value-type="float" office:value="0" calcext:value-type="float">
            <text:p>0</text:p>
          </table:table-cell>
          <table:table-cell table:style-name="ce743" table:content-validation-name="val120" table:formula="of:=VLOOKUP([.$C20];harcmodorok;1)+[.$E$7]" office:value-type="float" office:value="-17" calcext:value-type="float">
            <text:p>-17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949"/>
          <table:table-cell table:style-name="ce1226" office:value-type="string" calcext:value-type="string">
            <text:p><text:s/>Cella</text:p>
          </table:table-cell>
          <table:table-cell table:style-name="ce1248" table:formula="of:=[.O4]" office:value-type="string" office:string-value="" calcext:value-type="error">
            <text:p>#N/A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17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33" table:formula="of:=[Alapértékek.$J28]" office:value-type="float" office:value="0" calcext:value-type="float">
            <text:p>0</text:p>
          </table:table-cell>
          <table:table-cell table:style-name="ce743" table:content-validation-name="val120" table:formula="of:=VLOOKUP([.$C21];harcmodorok;1)+[.$E$7]" office:value-type="float" office:value="-17" calcext:value-type="float">
            <text:p>-17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102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"/>
          <table:table-cell table:style-name="ce459"/>
          <table:table-cell table:style-name="ce1227" office:value-type="string" calcext:value-type="string">
            <text:p><text:s/>Cél VÉ</text:p>
          </table:table-cell>
          <table:table-cell table:style-name="ce1253" table:formula="of:=[.O19]*[.O4]" office:value-type="string" office:string-value="" calcext:value-type="error">
            <text:p>#N/A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949" table:number-columns-repeated="9"/>
          <table:table-cell table:style-name="ce27"/>
          <table:table-cell table:style-name="ce949" table:number-columns-repeated="6"/>
          <table:table-cell table:style-name="ce779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949"/>
          <table:covered-table-cell table:style-name="ce1103"/>
          <table:table-cell table:style-name="ce949" table:number-columns-repeated="2"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.O21]-[.K21]))/20)*100)); 0)" office:value-type="float" office:value="0" calcext:value-type="float">
            <text:p>0 %</text:p>
          </table:table-cell>
          <table:table-cell table:style-name="ce949" table:number-columns-repeated="11"/>
          <table:table-cell table:number-columns-repeated="2"/>
          <table:table-cell table:style-name="ce949" table:number-columns-repeated="16356"/>
        </table:table-row>
        <table:table-row table:style-name="ro4">
          <table:table-cell table:style-name="ce844" table:content-validation-name="val28" office:value-type="string" calcext:value-type="string">
            <text:p>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91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991" office:value-type="string" calcext:value-type="string">
            <text:p>SP</text:p>
          </table:table-cell>
          <table:table-cell table:style-name="ce991" office:value-type="string" calcext:value-type="string">
            <text:p>Pengehossz</text:p>
          </table:table-cell>
          <table:table-cell table:style-name="ce991" office:value-type="string" calcext:value-type="string" table:number-columns-spanned="4" table:number-rows-spanned="1">
            <text:p>Komment</text:p>
          </table:table-cell>
          <table:covered-table-cell table:style-name="ce940"/>
          <table:covered-table-cell table:number-columns-repeated="2" table:style-name="ce949"/>
          <table:table-cell table:style-name="ce949" table:number-columns-repeated="15"/>
          <table:table-cell table:style-name="ce1373"/>
          <table:table-cell/>
          <table:table-cell table:style-name="ce949" table:number-columns-repeated="16356"/>
        </table:table-row>
        <table:table-row table:style-name="ro18">
          <table:table-cell table:style-name="ce548" table:content-validation-name="val106" office:value-type="string" calcext:value-type="string">
            <text:p>Puszta kéz</text:p>
          </table:table-cell>
          <table:table-cell table:style-name="ce635" table:content-validation-name="val121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0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0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66" table:formula="of:=[.Z27]" office:value-type="string" office:string-value="0 Z" calcext:value-type="string">
            <text:p>0 Z</text:p>
          </table:table-cell>
          <table:table-cell table:style-name="ce912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949"/>
          <table:table-cell table:style-name="ce949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519"/>
          <table:table-cell table:number-columns-repeated="8"/>
          <table:table-cell table:style-name="ce949" table:number-columns-repeated="16357"/>
        </table:table-row>
        <table:table-row table:style-name="ro18">
          <table:table-cell table:style-name="ce550" table:content-validation-name="val106" office:value-type="string" calcext:value-type="string">
            <text:p>Puszta kéz Belharcban</text:p>
          </table:table-cell>
          <table:table-cell table:style-name="ce635" table:content-validation-name="val121" table:formula="of:=VLOOKUP([.$A26];kezifegyverek_all;5;0)" office:value-type="float" office:value="6" calcext:value-type="float">
            <text:p>6</text:p>
          </table:table-cell>
          <table:covered-table-cell table:style-name="ce682" table:content-validation-name="val136"/>
          <table:table-cell table:style-name="ce760" table:content-validation-name="val120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0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67" table:formula="of:=[.$Z28]" office:value-type="string" office:string-value="5 Z" calcext:value-type="string">
            <text:p>5 Z</text:p>
          </table:table-cell>
          <table:table-cell table:style-name="ce912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28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949" table:number-columns-repeated="16357"/>
        </table:table-row>
        <table:table-row table:style-name="ro19">
          <table:table-cell table:style-name="ce847" table:content-validation-name="val107" office:value-type="string" calcext:value-type="string">
            <text:p>Kard, kétkezes</text:p>
          </table:table-cell>
          <table:table-cell table:style-name="ce635" table:content-validation-name="val121" table:formula="of:=VLOOKUP([.$A27];kezifegyverek_all;5;0)" office:value-type="float" office:value="9" calcext:value-type="float">
            <text:p>9</text:p>
          </table:table-cell>
          <table:table-cell table:style-name="ce684" table:content-validation-name="val137" office:value-type="float" office:value="3" calcext:value-type="float">
            <text:p>3</text:p>
          </table:table-cell>
          <table:table-cell table:style-name="ce760" table:content-validation-name="val120" table:formula="of:=VLOOKUP([.$A27];kezifegyverek_all;2;0) + ([.$C27]*[Data.$S$6])" office:value-type="float" office:value="10" calcext:value-type="float">
            <text:p>10</text:p>
          </table:table-cell>
          <table:table-cell table:style-name="ce760" table:content-validation-name="val120" table:formula="of:=VLOOKUP([.$A27];kezifegyverek_all;3;0) + ([.$C27]*[Data.$S$6])" office:value-type="float" office:value="8" calcext:value-type="float">
            <text:p>8</text:p>
          </table:table-cell>
          <table:table-cell table:style-name="ce760" table:content-validation-name="val167" table:formula="of:=[.$Z29]" office:value-type="string" office:string-value="16 V/S" calcext:value-type="string">
            <text:p>16 V/S</text:p>
          </table:table-cell>
          <table:table-cell table:style-name="ce912" table:formula="of:=VLOOKUP([.$A27];kezifegyverek_all;7;0)" office:value-type="float" office:value="2" calcext:value-type="float">
            <text:p>2</text:p>
          </table:table-cell>
          <table:table-cell table:style-name="ce968" table:content-validation-name="val28" table:formula="of:=VLOOKUP([.$A27];kezifegyverek_all;15;0)" office:value-type="string" office:string-value="Ha közrefogják a forgatót, fegyverének VÉ-je 0-ra zuhan.&#10;Erő követelmény: +2&#10;Edzettség követelmény: +1" calcext:value-type="string" table:number-columns-spanned="4" table:number-rows-spanned="1">
            <text:p>Ha közrefogják a forgatót, fegyverének VÉ-je 0-ra zuhan.</text:p>
            <text:p>Erő követelmény: +2</text:p>
            <text:p>Edzettség követelmény: +1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50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5" calcext:value-type="float">
            <text:p>5</text:p>
          </table:table-cell>
          <table:table-cell table:style-name="ce1304" table:formula="of:=IF(ISNUMBER([.$Q27]); ([.$Q27]+[.$R27]+[.$T27]))" office:value-type="float" office:value="0" calcext:value-type="float">
            <text:p>0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546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550" table:formula="of:=IF([.$X27] = 1; &quot;/&quot; &amp; ([.$U27] + 2); &quot;&quot;)">
            <text:p/>
          </table:table-cell>
          <table:table-cell table:style-name="ce1554" table:formula="of:=IF(ISNUMBER([.$U27]); [.$U27] &amp; [.$Y27] &amp; &quot; &quot; &amp; [.$S27] &amp; [.$W27]; [Data.$C$29])" office:value-type="string" office:string-value="0 Z" calcext:value-type="string">
            <text:p>0 Z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7" office:value-type="string" calcext:value-type="string">
            <text:p>Csatabárd, kétkezes</text:p>
          </table:table-cell>
          <table:table-cell table:style-name="ce635" table:content-validation-name="val121" table:formula="of:=VLOOKUP([.$A28];kezifegyverek_all;5;0)" office:value-type="float" office:value="9" calcext:value-type="float">
            <text:p>9</text:p>
          </table:table-cell>
          <table:table-cell table:style-name="ce684" table:content-validation-name="val137" office:value-type="float" office:value="2" calcext:value-type="float">
            <text:p>2</text:p>
          </table:table-cell>
          <table:table-cell table:style-name="ce760" table:content-validation-name="val120" table:formula="of:=VLOOKUP([.$A28];kezifegyverek_all;2;0) + ([.$C28]*[Data.$S$6])" office:value-type="float" office:value="8" calcext:value-type="float">
            <text:p>8</text:p>
          </table:table-cell>
          <table:table-cell table:style-name="ce760" table:content-validation-name="val120" table:formula="of:=VLOOKUP([.$A28];kezifegyverek_all;3;0) + ([.$C28]*[Data.$S$6])" office:value-type="float" office:value="5" calcext:value-type="float">
            <text:p>5</text:p>
          </table:table-cell>
          <table:table-cell table:style-name="ce760" table:content-validation-name="val167" table:formula="of:=[.$Z30]" office:value-type="string" office:string-value="15 V +4Á" calcext:value-type="string">
            <text:p>15 V +4Á</text:p>
          </table:table-cell>
          <table:table-cell table:style-name="ce912" table:formula="of:=VLOOKUP([.$A28];kezifegyverek_all;7;0)" office:value-type="float" office:value="1.5" calcext:value-type="float">
            <text:p>1,5</text:p>
          </table:table-cell>
          <table:table-cell table:style-name="ce968" table:content-validation-name="val28" table:formula="of:=VLOOKUP([.$A28];kezifegyverek_all;15;0)" office:value-type="float" office:value="0" calcext:value-type="float" table:number-columns-spanned="4" table:number-rows-spanned="1">
            <text:p/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5" calcext:value-type="float">
            <text:p>5</text:p>
          </table:table-cell>
          <table:table-cell table:style-name="ce1304" table:formula="of:=IF(ISNUMBER([.$Q28]); ([.$Q28]+[.$R27]+[.$T28]))" office:value-type="float" office:value="5" calcext:value-type="float">
            <text:p>5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546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550" table:formula="of:=IF([.$X28] = 1; &quot;/&quot; &amp; ([.$U28] + 2); &quot;&quot;)">
            <text:p/>
          </table:table-cell>
          <table:table-cell table:style-name="ce1554" table:formula="of:=IF(ISNUMBER([.$U28]); [.$U28] &amp; [.$Y28] &amp; &quot; &quot; &amp; [.$S28] &amp; [.$W28]; [Data.$C$29])" office:value-type="string" office:string-value="5 Z" calcext:value-type="string">
            <text:p>5 Z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7" office:value-type="string" calcext:value-type="string">
            <text:p>Tőr</text:p>
          </table:table-cell>
          <table:table-cell table:style-name="ce635" table:content-validation-name="val121" table:formula="of:=VLOOKUP([.$A29];kezifegyverek_all;5;0)" office:value-type="float" office:value="6" calcext:value-type="float">
            <text:p>6</text:p>
          </table:table-cell>
          <table:table-cell table:style-name="ce684" table:content-validation-name="val137" office:value-type="float" office:value="1" calcext:value-type="float">
            <text:p>1</text:p>
          </table:table-cell>
          <table:table-cell table:style-name="ce760" table:content-validation-name="val120" table:formula="of:=VLOOKUP([.$A29];kezifegyverek_all;2;0) + ([.$C29]*[Data.$S$6])" office:value-type="float" office:value="3" calcext:value-type="float">
            <text:p>3</text:p>
          </table:table-cell>
          <table:table-cell table:style-name="ce760" table:content-validation-name="val120" table:formula="of:=VLOOKUP([.$A29];kezifegyverek_all;3;0) + ([.$C29]*[Data.$S$6])" office:value-type="float" office:value="2" calcext:value-type="float">
            <text:p>2</text:p>
          </table:table-cell>
          <table:table-cell table:style-name="ce760" table:content-validation-name="val167" table:formula="of:=[.$Z31]" office:value-type="string" office:string-value="7 S/V" calcext:value-type="string">
            <text:p>7 S/V</text:p>
          </table:table-cell>
          <table:table-cell table:style-name="ce912" table:formula="of:=VLOOKUP([.$A29];kezifegyverek_all;7;0)" office:value-type="float" office:value="0" calcext:value-type="float">
            <text:p>0</text:p>
          </table:table-cell>
          <table:table-cell table:style-name="ce968" table:content-validation-name="val28" table:formula="of:=VLOOKUP([.$A29];kezifegyverek_all;15;0)" office:value-type="string" office:string-value="-" calcext:value-type="string" table:number-columns-spanned="4" table:number-rows-spanned="1">
            <text:p>-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7]; kezifegyverek_all; 4; 0)" office:value-type="float" office:value="8" calcext:value-type="float">
            <text:p>8</text:p>
          </table:table-cell>
          <table:table-cell table:style-name="ce1508" table:formula="of:= [.$C27] * [Data.$T$6]" office:value-type="float" office:value="3" calcext:value-type="float">
            <text:p>3</text:p>
          </table:table-cell>
          <table:table-cell table:style-name="ce1315" table:formula="of:=VLOOKUP([.$A27]; kezifegyverek_all; 6; 0)" office:value-type="string" office:string-value="V/S" calcext:value-type="string">
            <text:p>V/S</text:p>
          </table:table-cell>
          <table:table-cell table:style-name="ce1324" table:formula="of:=MIN([Data.$C$31]; VLOOKUP([.$A27]; kezifegyverek_all; 9; 0))" office:value-type="float" office:value="5" calcext:value-type="float">
            <text:p>5</text:p>
          </table:table-cell>
          <table:table-cell table:style-name="ce1304" table:formula="of:=IF(ISNUMBER([.$Q29]); ([.$Q29]+[.$R29]+[.$T29]))" office:value-type="float" office:value="16" calcext:value-type="float">
            <text:p>16</text:p>
          </table:table-cell>
          <table:table-cell table:style-name="ce1315" table:formula="of:=VLOOKUP([.$A27]; kezifegyverek_all; 10; 0)" office:value-type="float" office:value="0" calcext:value-type="float">
            <text:p>0</text:p>
          </table:table-cell>
          <table:table-cell table:style-name="ce1546" table:formula="of:=IF(AND(ISNUMBER([.$V29]); [.$V29] &gt; 0); &quot; +&quot; &amp; [.$V29] &amp; &quot;Á&quot;; &quot;&quot;)">
            <text:p/>
          </table:table-cell>
          <table:table-cell table:style-name="ce1315" table:formula="of:=VLOOKUP([.$A27]; kezifegyverek_all; 11; 0)" office:value-type="float" office:value="0" calcext:value-type="float">
            <text:p>0</text:p>
          </table:table-cell>
          <table:table-cell table:style-name="ce1550" table:formula="of:=IF([.$X29] = 1; &quot;/&quot; &amp; ([.$U29] + 2); &quot;&quot;)">
            <text:p/>
          </table:table-cell>
          <table:table-cell table:style-name="ce1554" table:formula="of:=IF(ISNUMBER([.$Q29]); ([.$Q29]+[.$R29]+[.$T29]) &amp; [.$Y29] &amp; &quot; &quot; &amp; [.$S29] &amp; [.$W29]; [Data.$C$29])" office:value-type="string" office:string-value="16 V/S" calcext:value-type="string">
            <text:p>16 V/S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7"/>
          <table:table-cell table:style-name="ce635" table:content-validation-name="val121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67" table:formula="of:=[.$Z32]" office:value-type="string" office:string-value="N/A" calcext:value-type="string">
            <text:p>N/A</text:p>
          </table:table-cell>
          <table:table-cell table:style-name="ce912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8]; kezifegyverek_all; 4; 0)" office:value-type="float" office:value="8" calcext:value-type="float">
            <text:p>8</text:p>
          </table:table-cell>
          <table:table-cell table:style-name="ce1508" table:formula="of:= [.$C28] * [Data.$T$6]" office:value-type="float" office:value="2" calcext:value-type="float">
            <text:p>2</text:p>
          </table:table-cell>
          <table:table-cell table:style-name="ce1315" table:formula="of:=VLOOKUP([.$A28]; kezifegyverek_all; 6; 0)" office:value-type="string" office:string-value="V" calcext:value-type="string">
            <text:p>V</text:p>
          </table:table-cell>
          <table:table-cell table:style-name="ce1324" table:formula="of:=MIN([Data.$C$31]; VLOOKUP([.$A28]; kezifegyverek_all; 9; 0))" office:value-type="float" office:value="5" calcext:value-type="float">
            <text:p>5</text:p>
          </table:table-cell>
          <table:table-cell table:style-name="ce1304" table:formula="of:=IF(ISNUMBER([.$Q30]); ([.$Q30]+[.$R30]+[.$T30]))" office:value-type="float" office:value="15" calcext:value-type="float">
            <text:p>15</text:p>
          </table:table-cell>
          <table:table-cell table:style-name="ce1315" table:formula="of:=VLOOKUP([.$A28]; kezifegyverek_all; 10; 0)" office:value-type="float" office:value="4" calcext:value-type="float">
            <text:p>4</text:p>
          </table:table-cell>
          <table:table-cell table:style-name="ce1546" table:formula="of:=IF(AND(ISNUMBER([.$V30]); [.$V30] &gt; 0); &quot; +&quot; &amp; [.$V30] &amp; &quot;Á&quot;; &quot;&quot;)" office:value-type="string" office:string-value=" +4Á" calcext:value-type="string">
            <text:p><text:s/>+4Á</text:p>
          </table:table-cell>
          <table:table-cell table:style-name="ce1315" table:formula="of:=VLOOKUP([.$A28]; kezifegyverek_all; 11; 0)" office:value-type="float" office:value="0" calcext:value-type="float">
            <text:p>0</text:p>
          </table:table-cell>
          <table:table-cell table:style-name="ce1550" table:formula="of:=IF([.$X30] = 1; &quot;/&quot; &amp; ([.$U30] + 2); &quot;&quot;)">
            <text:p/>
          </table:table-cell>
          <table:table-cell table:style-name="ce1554" table:formula="of:=IF(ISNUMBER([.$Q30]); ([.$Q30]+[.$R30]+[.$T30]) &amp; [.$Y30] &amp; &quot; &quot; &amp; [.$S30] &amp; [.$W30]; [Data.$C$29])" office:value-type="string" office:string-value="15 V +4Á" calcext:value-type="string">
            <text:p>15 V +4Á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8"/>
          <table:table-cell table:style-name="ce635" table:content-validation-name="val121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38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0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67" table:formula="of:=[.$Z33]" office:value-type="string" office:string-value="N/A" calcext:value-type="string">
            <text:p>N/A</text:p>
          </table:table-cell>
          <table:table-cell table:style-name="ce912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9]; kezifegyverek_all; 4; 0)" office:value-type="float" office:value="1" calcext:value-type="float">
            <text:p>1</text:p>
          </table:table-cell>
          <table:table-cell table:style-name="ce1508" table:formula="of:= [.$C29] * [Data.$T$6]" office:value-type="float" office:value="1" calcext:value-type="float">
            <text:p>1</text:p>
          </table:table-cell>
          <table:table-cell table:style-name="ce1315" table:formula="of:=VLOOKUP([.$A29]; kezifegyverek_all; 6; 0)" office:value-type="string" office:string-value="S/V" calcext:value-type="string">
            <text:p>S/V</text:p>
          </table:table-cell>
          <table:table-cell table:style-name="ce1324" table:formula="of:=MIN([Data.$C$31]; VLOOKUP([.$A29]; kezifegyverek_all; 9; 0))" office:value-type="float" office:value="5" calcext:value-type="float">
            <text:p>5</text:p>
          </table:table-cell>
          <table:table-cell table:style-name="ce1304" table:formula="of:=IF(ISNUMBER([.$Q31]); ([.$Q31]+[.$R31]+[.$T31]))" office:value-type="float" office:value="7" calcext:value-type="float">
            <text:p>7</text:p>
          </table:table-cell>
          <table:table-cell table:style-name="ce1315" table:formula="of:=VLOOKUP([.$A29]; kezifegyverek_all; 10; 0)" office:value-type="float" office:value="0" calcext:value-type="float">
            <text:p>0</text:p>
          </table:table-cell>
          <table:table-cell table:style-name="ce1546" table:formula="of:=IF(AND(ISNUMBER([.$V31]); [.$V31] &gt; 0); &quot; +&quot; &amp; [.$V31] &amp; &quot;Á&quot;; &quot;&quot;)">
            <text:p/>
          </table:table-cell>
          <table:table-cell table:style-name="ce1315" table:formula="of:=VLOOKUP([.$A29]; kezifegyverek_all; 11; 0)" office:value-type="float" office:value="0" calcext:value-type="float">
            <text:p>0</text:p>
          </table:table-cell>
          <table:table-cell table:style-name="ce1550" table:formula="of:=IF([.$X31] = 1; &quot;/&quot; &amp; ([.$U31] + 2); &quot;&quot;)">
            <text:p/>
          </table:table-cell>
          <table:table-cell table:style-name="ce1554" table:formula="of:=IF(ISNUMBER([.$Q31]); ([.$Q31]+[.$R31]+[.$T31]) &amp; [.$Y31] &amp; &quot; &quot; &amp; [.$S31] &amp; [.$W31]; [Data.$C$29])" office:value-type="string" office:string-value="7 S/V" calcext:value-type="string">
            <text:p>7 S/V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7" table:content-validation-name="val109"/>
          <table:table-cell table:style-name="ce635" table:content-validation-name="val121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39"/>
          <table:table-cell table:style-name="ce760" table:content-validation-name="val120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67" table:formula="of:=[.$Z33]" office:value-type="string" office:string-value="N/A" calcext:value-type="string">
            <text:p>N/A</text:p>
          </table:table-cell>
          <table:table-cell table:style-name="ce912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508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546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550" table:formula="of:=IF([.$X32] = 1; &quot;/&quot; &amp; ([.$U32] + 2); &quot;&quot;)" office:value-type="string" office:string-value="" calcext:value-type="error">
            <text:p>#N/A</text:p>
          </table:table-cell>
          <table:table-cell table:style-name="ce1554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8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8])" office:value-type="float" office:value="6" calcext:value-type="float">
            <text:p>6 x</text:p>
          </table:table-cell>
          <table:table-cell table:style-name="ce848"/>
          <table:table-cell table:style-name="ce796" office:value-type="string" calcext:value-type="string">
            <text:p>Erőbónusz</text:p>
          </table:table-cell>
          <table:table-cell table:style-name="ce859" table:content-validation-name="val168" table:formula="of:=[$Data.$C$31]" office:value-type="float" office:value="5" calcext:value-type="float">
            <text:p>5</text:p>
          </table:table-cell>
          <table:table-cell table:style-name="ce949"/>
          <table:table-cell table:style-name="ce848" table:number-columns-spanned="2" table:number-rows-spanned="1"/>
          <table:covered-table-cell table:style-name="ce848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50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546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550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54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949" table:number-columns-repeated="13"/>
          <table:table-cell table:style-name="ce525"/>
          <table:table-cell table:style-name="ce949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1510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949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1510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1510"/>
          <table:covered-table-cell table:style-name="ce426"/>
          <table:table-cell/>
          <table:table-cell table:style-name="ce949" table:number-columns-repeated="16357"/>
        </table:table-row>
        <table:table-row table:style-name="ro4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940"/>
          <table:table-cell table:style-name="ce940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6"/>
          <table:table-cell table:style-name="ce1510"/>
          <table:table-cell table:style-name="ce949"/>
          <table:table-cell table:style-name="ce1510"/>
          <table:table-cell table:style-name="ce949" table:number-columns-repeated="2"/>
          <table:table-cell table:style-name="ce1510"/>
          <table:table-cell table:style-name="ce949"/>
          <table:table-cell table:style-name="ce1510"/>
          <table:table-cell table:style-name="ce375"/>
          <table:table-cell/>
          <table:table-cell table:style-name="ce949" table:number-columns-repeated="16357"/>
        </table:table-row>
        <table:table-row table:style-name="ro4">
          <table:table-cell table:style-name="ce844" table:content-validation-name="val110" office:value-type="string" calcext:value-type="string">
            <text:p>Távolsági 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91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991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Hatótáv + Komment</text:p>
          </table:table-cell>
          <table:covered-table-cell table:style-name="ce940"/>
          <table:table-cell table:style-name="ce949" table:number-columns-repeated="6"/>
          <table:table-cell table:style-name="ce525"/>
          <table:table-cell table:style-name="ce949"/>
          <table:table-cell table:style-name="ce1276"/>
          <table:table-cell table:style-name="ce1510"/>
          <table:table-cell table:style-name="ce949"/>
          <table:table-cell table:style-name="ce1510"/>
          <table:table-cell table:style-name="ce949" table:number-columns-repeated="2"/>
          <table:table-cell table:style-name="ce1510"/>
          <table:table-cell table:style-name="ce949"/>
          <table:table-cell table:style-name="ce1510"/>
          <table:table-cell table:style-name="ce375"/>
          <table:table-cell table:style-name="ce949"/>
          <table:table-cell/>
          <table:table-cell table:style-name="ce949" table:number-columns-repeated="16356"/>
        </table:table-row>
        <table:table-row table:style-name="ro20">
          <table:table-cell table:style-name="ce847" table:content-validation-name="val111"/>
          <table:table-cell table:style-name="ce635" table:content-validation-name="val121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760" table:content-validation-name="val120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69" table:formula="of:=[.Z38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6"/>
          <table:table-cell table:style-name="ce1510"/>
          <table:table-cell table:style-name="ce949"/>
          <table:table-cell table:style-name="ce1510"/>
          <table:table-cell table:style-name="ce949" table:number-columns-repeated="2"/>
          <table:table-cell table:style-name="ce1510"/>
          <table:table-cell table:style-name="ce949"/>
          <table:table-cell table:style-name="ce1510"/>
          <table:table-cell table:style-name="ce375"/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47" table:content-validation-name="val111"/>
          <table:table-cell table:style-name="ce635" table:content-validation-name="val121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760" table:content-validation-name="val120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69" table:formula="of:=[.Z39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3" table:formula="of:=VLOOKUP([.$A37]; tavolsagi_fegyverek_all; 4; 0)" office:value-type="string" office:string-value="" calcext:value-type="error">
            <text:p>#N/A</text:p>
          </table:table-cell>
          <table:table-cell table:style-name="ce1508" table:formula="of:= [.$C37] * [Data.$T$6]" office:value-type="float" office:value="0" calcext:value-type="float">
            <text:p>0</text:p>
          </table:table-cell>
          <table:table-cell table:style-name="ce1316" table:formula="of:=VLOOKUP([.$A37]; tavolsagi_fegyverek_all; 6; 0)" office:value-type="string" office:string-value="" calcext:value-type="error">
            <text:p>#N/A</text:p>
          </table:table-cell>
          <table:table-cell table:style-name="ce1324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4" table:formula="of:=IF(ISNUMBER([.$Q38]); ([.$Q38]+[.$R38]+[.$T38]))" office:value-type="float" office:value="0" calcext:value-type="float">
            <text:p>0</text:p>
          </table:table-cell>
          <table:table-cell table:style-name="ce1315" table:formula="of:=VLOOKUP([.$A37]; tavolsagi_fegyverek_all; 10; 0)" office:value-type="string" office:string-value="" calcext:value-type="error">
            <text:p>#N/A</text:p>
          </table:table-cell>
          <table:table-cell table:style-name="ce1546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49"/>
          <table:table-cell table:style-name="ce1324"/>
          <table:table-cell table:style-name="ce1554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949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949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12">
          <table:table-cell table:style-name="ce949"/>
          <table:table-cell table:style-name="ce459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761"/>
          <table:table-cell table:style-name="ce797" table:content-validation-name="val8" table:formula="of:=([Alapértékek.C22])+([Alapértékek.C23])+[Alapértékek.$D$9]+([$Data.N32] * [Alapértékek.J35])" office:value-type="float" office:value="23" calcext:value-type="float" table:number-columns-spanned="2" table:number-rows-spanned="1">
            <text:p>23</text:p>
          </table:table-cell>
          <table:covered-table-cell table:style-name="ce862"/>
          <table:table-cell/>
          <table:table-cell table:style-name="ce27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27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21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949"/>
          <table:table-cell table:style-name="ce949"/>
          <table:table-cell table:style-name="Default" table:number-columns-repeated="3"/>
          <table:table-cell table:style-name="ce949" table:number-columns-repeated="16371"/>
        </table:table-row>
        <table:table-row table:style-name="ro22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949"/>
          <table:table-cell table:style-name="ce27"/>
          <table:table-cell table:style-name="Default" table:number-columns-repeated="3"/>
          <table:table-cell table:style-name="ce27"/>
          <table:table-cell table:style-name="ce1235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20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5];kezifegyverek_all;14;0); harcmodor_harcertekek;4;0 ) + [.$D25] +[.$E$72] + [.$D$53] + [$Harc.$F$39]" office:value-type="float" office:value="55" calcext:value-type="float">
            <text:p>55</text:p>
          </table:table-cell>
          <table:table-cell table:style-name="ce798" table:content-validation-name="val14" table:formula="of:=VLOOKUP( VLOOKUP([.$A25];kezifegyverek_all;14;0); harcmodor_harcertekek;5;0 ) + [.$E25] + [.$L$70] + [.$E$59] + [.$D$53] - ABS([$Harc.$I$7])" office:value-type="float" office:value="66" calcext:value-type="float">
            <text:p>66</text:p>
          </table:table-cell>
          <table:table-cell table:style-name="ce864" table:content-validation-name="val17" table:formula="of:=[.F25]" office:value-type="string" office:string-value="0 Z" calcext:value-type="string">
            <text:p>0 Z</text:p>
          </table:table-cell>
          <table:table-cell table:style-name="ce1101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20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6];kezifegyverek_all;14;0); harcmodor_harcertekek;4;0 ) + [.$D26] +[.$E$72] +[$Harc.$F$39]" office:value-type="float" office:value="58" calcext:value-type="float">
            <text:p>58</text:p>
          </table:table-cell>
          <table:table-cell table:style-name="ce798" table:content-validation-name="val14" table:formula="of:=VLOOKUP( VLOOKUP([.$A26];kezifegyverek_all;14;0); harcmodor_harcertekek;5;0 ) + [.$E26] + [.$S$45] + [.$L$70] - ABS(#REF!)" office:value-type="string" office:string-value="" calcext:value-type="error">
            <text:p>#REF!</text:p>
          </table:table-cell>
          <table:table-cell table:style-name="ce1525" table:content-validation-name="val167" table:formula="of:=[.F26]" office:value-type="string" office:string-value="5 Z" calcext:value-type="string">
            <text:p>5 Z</text:p>
          </table:table-cell>
          <table:table-cell table:style-name="ce914" table:content-validation-name="val167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239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Default"/>
          <table:table-cell table:style-name="ce27"/>
          <table:table-cell table:style-name="ce949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302"/>
          <table:covered-table-cell table:style-name="ce1318"/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20">
          <table:table-cell table:style-name="ce557" table:content-validation-name="val4" table:formula="of:=IF(LEN(VLOOKUP([.$A27];kezifegyverek_all;15;0))&gt;1;[.$A27];[.$A27])" office:value-type="string" office:string-value="Kard, kétkezes" calcext:value-type="string" table:number-columns-spanned="2" table:number-rows-spanned="1">
            <text:p>Kard, kétkezes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7];kezifegyverek_all;14;0); harcmodor_harcertekek;6;0 ) / VLOOKUP([.$A27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7];kezifegyverek_all;14;0); harcmodor_harcertekek;4;0 ) + [.$D27] +[.$E$72] + [.$D$53] + [$Harc.$F$39]" office:value-type="float" office:value="71" calcext:value-type="float">
            <text:p>71</text:p>
          </table:table-cell>
          <table:table-cell table:style-name="ce798" table:content-validation-name="val14" table:formula="of:=VLOOKUP( VLOOKUP([.$A27];kezifegyverek_all;14;0); harcmodor_harcertekek;5;0 ) + [.$E27] + [.$L$70] +[.$E$59] + [.$D$53] - ABS([$Harc.$I$7])" office:value-type="float" office:value="80" calcext:value-type="float">
            <text:p>80</text:p>
          </table:table-cell>
          <table:table-cell table:style-name="ce1525" table:content-validation-name="val167" table:formula="of:=[.F27]" office:value-type="string" office:string-value="16 V/S" calcext:value-type="string">
            <text:p>16 V/S</text:p>
          </table:table-cell>
          <table:table-cell table:style-name="ce914" table:content-validation-name="val167" table:formula="of:=[.G27]" office:value-type="float" office:value="2" calcext:value-type="float">
            <text:p>2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2"/>
          <table:table-cell table:style-name="ce1287" table:formula="of:=VLOOKUP([$Alapértékek.$J$42];belharc_fortely_all;4;0)" office:value-type="float" office:value="0" calcext:value-type="float">
            <text:p>0</text:p>
          </table:table-cell>
          <table:table-cell table:style-name="ce1303" table:formula="of:=VLOOKUP([$Alapértékek.$J$42];belharc_fortely_all;5;0)" office:value-type="float" office:value="0" calcext:value-type="float">
            <text:p/>
          </table:table-cell>
          <table:table-cell table:style-name="ce1322" table:formula="of:=VLOOKUP([$Alapértékek.$J$42];belharc_fortely_all;6;0)" office:value-type="float" office:value="0" calcext:value-type="float">
            <text:p/>
          </table:table-cell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20">
          <table:table-cell table:style-name="ce557" table:content-validation-name="val4" table:formula="of:=IF(LEN(VLOOKUP([.$A28];kezifegyverek_all;15;0))&gt;1;[.$A28];[.$A28])" office:value-type="string" office:string-value="Csatabárd, kétkezes" calcext:value-type="string" table:number-columns-spanned="2" table:number-rows-spanned="1">
            <text:p>Csatabárd, kétkezes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8];kezifegyverek_all;14;0); harcmodor_harcertekek;6;0 ) / VLOOKUP([.$A28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8];kezifegyverek_all;14;0); harcmodor_harcertekek;4;0 ) + [.$D28] +[.$E$72] + [.$D$53] + [$Harc.$F$39]" office:value-type="float" office:value="67" calcext:value-type="float">
            <text:p>67</text:p>
          </table:table-cell>
          <table:table-cell table:style-name="ce798" table:content-validation-name="val14" table:formula="of:=VLOOKUP( VLOOKUP([.$A28];kezifegyverek_all;14;0); harcmodor_harcertekek;5;0 ) + [.$E28] + [.$L$70] +[.$E$59] + [.$D$53] - ABS([$Harc.$I$7])" office:value-type="float" office:value="75" calcext:value-type="float">
            <text:p>75</text:p>
          </table:table-cell>
          <table:table-cell table:style-name="ce1525" table:content-validation-name="val167" table:formula="of:=[.F28]" office:value-type="string" office:string-value="15 V +4Á" calcext:value-type="string">
            <text:p>15 V +4Á</text:p>
          </table:table-cell>
          <table:table-cell table:style-name="ce914" table:content-validation-name="val167" table:formula="of:=[.G28]" office:value-type="float" office:value="1.5" calcext:value-type="float">
            <text:p>1,5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20">
          <table:table-cell table:style-name="ce557" table:content-validation-name="val4" table:formula="of:=IF(LEN(VLOOKUP([.$A29];kezifegyverek_all;15;0))&gt;1;[.$A29];[.$A29])" office:value-type="string" office:string-value="Tőr" calcext:value-type="string" table:number-columns-spanned="2" table:number-rows-spanned="1">
            <text:p>Tőr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9];kezifegyverek_all;14;0); harcmodor_harcertekek;6;0 ) / VLOOKUP([.$A29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9];kezifegyverek_all;14;0); harcmodor_harcertekek;4;0 ) + [.$D29] +[.$E$72] + [.$D$53] + [$Harc.$F$39]" office:value-type="float" office:value="61" calcext:value-type="float">
            <text:p>61</text:p>
          </table:table-cell>
          <table:table-cell table:style-name="ce798" table:content-validation-name="val14" table:formula="of:=VLOOKUP( VLOOKUP([.$A29];kezifegyverek_all;14;0); harcmodor_harcertekek;5;0 ) + [.$E29] + [.$L$70] +[.$E$59] + [.$D$53] - ABS([$Harc.$I$7])" office:value-type="float" office:value="71" calcext:value-type="float">
            <text:p>71</text:p>
          </table:table-cell>
          <table:table-cell table:style-name="ce1525" table:content-validation-name="val167" table:formula="of:=[.F29]" office:value-type="string" office:string-value="7 S/V" calcext:value-type="string">
            <text:p>7 S/V</text:p>
          </table:table-cell>
          <table:table-cell table:style-name="ce914" table:content-validation-name="val167" table:formula="of:=[.G29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/>
          <table:table-cell table:style-name="ce949" table:number-columns-repeated="2"/>
          <table:table-cell table:number-columns-repeated="12"/>
          <table:table-cell table:style-name="ce949" table:number-columns-repeated="16356"/>
        </table:table-row>
        <table:table-row table:style-name="ro20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30];kezifegyverek_all;14;0); harcmodor_harcertekek;4;0 ) + [.$D30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30];kezifegyverek_all;14;0); harcmodor_harcertekek;5;0 ) + [.$E30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30]" office:value-type="string" office:string-value="N/A" calcext:value-type="string">
            <text:p>N/A</text:p>
          </table:table-cell>
          <table:table-cell table:style-name="ce914" table:content-validation-name="val167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20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31];kezifegyverek_all;14;0); harcmodor_harcertekek;4;0 ) + [.$D31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31];kezifegyverek_all;14;0); harcmodor_harcertekek;5;0 ) + [.$E31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31]" office:value-type="string" office:string-value="N/A" calcext:value-type="string">
            <text:p>N/A</text:p>
          </table:table-cell>
          <table:table-cell table:style-name="ce914" table:content-validation-name="val167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949"/>
          <table:table-cell table:style-name="Default" table:number-columns-repeated="3"/>
          <table:table-cell table:style-name="ce949" table:number-columns-repeated="12"/>
          <table:table-cell table:number-columns-repeated="3"/>
          <table:table-cell table:style-name="ce949" table:number-columns-repeated="16356"/>
        </table:table-row>
        <table:table-row table:style-name="ro20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004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8" table:content-validation-name="val14" table:formula="of:=VLOOKUP( VLOOKUP([.$A32];kezifegyverek_all;14;0); harcmodor_harcertekek;4;0 ) + [.$D32] +[.$E$72] + [.$D$53] + [$Harc.$F$39]" office:value-type="string" office:string-value="" calcext:value-type="error">
            <text:p>#N/A</text:p>
          </table:table-cell>
          <table:table-cell table:style-name="ce1477" table:content-validation-name="val14" table:formula="of:=VLOOKUP( VLOOKUP([.$A32];kezifegyverek_all;14;0); harcmodor_harcertekek;5;0 ) + [.$E32] + [.$L$70] +[.$E$59] + [.$D$53] - ABS([$Harc.$I$7])" office:value-type="string" office:string-value="" calcext:value-type="error">
            <text:p>#N/A</text:p>
          </table:table-cell>
          <table:table-cell table:style-name="ce1004" table:content-validation-name="val167" table:formula="of:=[.F32]" office:value-type="string" office:string-value="N/A" calcext:value-type="string">
            <text:p>N/A</text:p>
          </table:table-cell>
          <table:table-cell table:style-name="ce1514" table:content-validation-name="val167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556"/>
          <table:table-cell table:style-name="ce27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20">
          <table:table-cell table:style-name="ce561" table:content-validation-name="val112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2"/>
          <table:table-cell table:style-name="ce1007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7]; tavolsagi_fegyverek_all;14;0); harcmodor_harcertekek;4;0 ) + [.$D37] + [.$H90] +[.$E$72]" office:value-type="string" office:string-value="" calcext:value-type="error">
            <text:p>#N/A</text:p>
          </table:table-cell>
          <table:table-cell table:style-name="ce800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007" table:content-validation-name="val169" table:formula="of:=[.F37]" office:value-type="string" office:string-value="" calcext:value-type="error">
            <text:p>#N/A</text:p>
          </table:table-cell>
          <table:table-cell table:style-name="ce916" table:content-validation-name="val169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20">
          <table:table-cell table:style-name="ce561" table:content-validation-name="val112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2"/>
          <table:table-cell table:style-name="ce1007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8]; tavolsagi_fegyverek_all;14;0); harcmodor_harcertekek;4;0 ) + [.$D38] + [.$H90] +[.$E$72]" office:value-type="string" office:string-value="" calcext:value-type="error">
            <text:p>#N/A</text:p>
          </table:table-cell>
          <table:table-cell table:style-name="ce801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865" table:content-validation-name="val169" table:formula="of:=[.F38]" office:value-type="string" office:string-value="" calcext:value-type="error">
            <text:p>#N/A</text:p>
          </table:table-cell>
          <table:table-cell table:style-name="ce918" table:content-validation-name="val169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4">
          <table:table-cell table:style-name="ce1201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1378" office:value-type="string" calcext:value-type="string">
            <text:p>Harci akrobatika bónusz</text:p>
          </table:covered-table-cell>
          <table:table-cell table:style-name="ce803" table:content-validation-name="val150" table:formula="of:=IF([$Harc.$D$5];  (IF(OR([.$L$77]=1; [.$E$74]&gt;10); 0; [$Alapértékek.$J$36]));  0)" office:value-type="float" office:value="0" calcext:value-type="float">
            <text:p>0</text:p>
          </table:table-cell>
          <table:table-cell table:style-name="ce803" table:content-validation-name="val150" table:formula="of:=IF([$Harc.$D$5]; (IF(OR([.$L$77]=1; [.$E$74]&gt;10); 0; [$Alapértékek.$J$36]));  0)" office:value-type="float" office:value="0" calcext:value-type="float">
            <text:p>0</text:p>
          </table:table-cell>
          <table:table-cell table:style-name="Default"/>
          <table:table-cell table:style-name="ce1643"/>
          <table:table-cell table:style-name="ce949"/>
          <table:table-cell table:style-name="ce483"/>
          <table:table-cell table:style-name="ce27"/>
          <table:table-cell table:style-name="ce949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4">
          <table:table-cell table:style-name="ce563" table:number-columns-spanned="8" table:number-rows-spanned="1"/>
          <table:covered-table-cell table:number-columns-repeated="7" table:style-name="ce949"/>
          <table:table-cell table:style-name="ce949"/>
          <table:table-cell table:style-name="ce27"/>
          <table:table-cell table:style-name="ce949" table:number-columns-repeated="16374"/>
        </table:table-row>
        <table:table-row table:style-name="ro12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649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483"/>
          <table:table-cell table:style-name="ce949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949" table:number-columns-repeated="2"/>
          <table:table-cell table:style-name="ce1229"/>
          <table:table-cell table:style-name="ce483"/>
          <table:table-cell table:style-name="ce949" table:number-columns-repeated="16368"/>
        </table:table-row>
        <table:table-row table:style-name="ro4">
          <table:table-cell table:style-name="ce503" table:content-validation-name="val113" table:number-columns-spanned="2" table:number-rows-spanned="1"/>
          <table:covered-table-cell table:style-name="ce833" table:content-validation-name="val113"/>
          <table:table-cell table:style-name="ce721" table:formula="of:=VLOOKUP([.$A56];teljes_harcertekek_all;3;0)" office:value-type="string" office:string-value="" calcext:value-type="error">
            <text:p>#N/A</text:p>
          </table:table-cell>
          <table:table-cell table:style-name="ce769" table:formula="of:=VLOOKUP([.$A56];teljes_harcertekek_all;4;0) + [.$K$56]" office:value-type="string" office:string-value="" calcext:value-type="error">
            <text:p>#N/A</text:p>
          </table:table-cell>
          <table:table-cell table:style-name="ce721" table:formula="of:=VLOOKUP([.$A56];teljes_harcertekek_all;5;0) + [.$L$56] - ABS(#REF!)" office:value-type="string" office:string-value="" calcext:value-type="error">
            <text:p>#N/A</text:p>
          </table:table-cell>
          <table:table-cell table:style-name="ce868" table:formula="of:=VLOOKUP([.$A56];teljes_harcertekek_all;6;0)" office:value-type="string" office:string-value="" calcext:value-type="error">
            <text:p>#N/A</text:p>
          </table:table-cell>
          <table:table-cell table:style-name="ce1172" table:number-columns-spanned="2" table:number-rows-spanned="1"/>
          <table:covered-table-cell table:style-name="ce1172"/>
          <table:table-cell table:style-name="ce949" table:number-columns-repeated="2"/>
          <table:table-cell table:style-name="ce1107" table:formula="of:=VLOOKUP([$Alapértékek.$J$41];lovas_harc_fortely_all;3;0)" office:value-type="float" office:value="6" calcext:value-type="float">
            <text:p>6</text:p>
          </table:table-cell>
          <table:table-cell table:style-name="ce1107" table:formula="of:=VLOOKUP([$Alapértékek.$J$41];lovas_harc_fortely_all;4;0)" office:value-type="float" office:value="6" calcext:value-type="float">
            <text:p>6</text:p>
          </table:table-cell>
          <table:table-cell table:style-name="ce949" table:number-columns-repeated="16372"/>
        </table:table-row>
        <table:table-row table:style-name="ro4">
          <table:table-cell table:style-name="ce509" table:content-validation-name="val113" table:number-columns-spanned="2" table:number-rows-spanned="1"/>
          <table:covered-table-cell table:style-name="ce410" table:content-validation-name="val113"/>
          <table:table-cell table:style-name="ce723" table:formula="of:=VLOOKUP([.$A57];teljes_harcertekek_all;3;0)" office:value-type="string" office:string-value="" calcext:value-type="error">
            <text:p>#N/A</text:p>
          </table:table-cell>
          <table:table-cell table:style-name="ce770" table:formula="of:=VLOOKUP([.$A57];teljes_harcertekek_all;4;0) + [.$K$56]" office:value-type="string" office:string-value="" calcext:value-type="error">
            <text:p>#N/A</text:p>
          </table:table-cell>
          <table:table-cell table:style-name="ce723" table:formula="of:=VLOOKUP([.$A57];teljes_harcertekek_all;5;0) + [.$L$56] - ABS(#REF!)" office:value-type="string" office:string-value="" calcext:value-type="error">
            <text:p>#N/A</text:p>
          </table:table-cell>
          <table:table-cell table:style-name="ce723" table:formula="of:=VLOOKUP([.$A57];teljes_harcertekek_all;6;0)" office:value-type="string" office:string-value="" calcext:value-type="error">
            <text:p>#N/A</text:p>
          </table:table-cell>
          <table:table-cell table:style-name="ce1173" table:number-columns-spanned="2" table:number-rows-spanned="1"/>
          <table:covered-table-cell table:style-name="ce1173"/>
          <table:table-cell table:style-name="ce949" table:number-columns-repeated="2"/>
          <table:table-cell table:style-name="ce1108"/>
          <table:table-cell table:style-name="ce1643" table:number-columns-repeated="2"/>
          <table:table-cell table:style-name="ce5"/>
          <table:table-cell table:style-name="ce1257"/>
          <table:table-cell table:style-name="ce949" table:number-columns-repeated="16369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949"/>
          <table:table-cell table:style-name="ce1040"/>
          <table:table-cell table:style-name="ce949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59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5"/>
          <table:table-cell table:style-name="ce949" table:number-columns-repeated="2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12">
          <table:table-cell table:style-name="ce566" office:value-type="string" calcext:value-type="string">
            <text:p>Válassz pajzsot:</text:p>
          </table:table-cell>
          <table:table-cell table:style-name="ce650" table:content-validation-name="val122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1"/>
          <table:table-cell table:style-name="ce772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1480" table:content-validation-name="val158" table:formula="of:=IF([$Harc.$D$4];  IFERROR(VLOOKUP([.$B59];pajzsok_all;3;0)+[.M58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313"/>
          <table:table-cell table:style-name="ce949"/>
          <table:table-cell table:style-name="ce27"/>
          <table:table-cell table:style-name="ce949" table:number-columns-repeated="7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949" table:number-columns-repeated="17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877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949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519"/>
          <table:covered-table-cell table:style-name="ce606"/>
          <table:table-cell table:number-columns-repeated="6"/>
          <table:table-cell table:style-name="ce949"/>
          <table:table-cell/>
          <table:table-cell table:style-name="ce949" table:number-columns-repeated="16356"/>
        </table:table-row>
        <table:table-row table:style-name="ro18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23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4"/>
          <table:table-cell table:style-name="ce1097" table:content-validation-name="val9" office:value-type="string" calcext:value-type="string">
            <text:p>Tám/kör</text:p>
          </table:table-cell>
          <table:table-cell table:style-name="ce1097" office:value-type="string" calcext:value-type="string">
            <text:p>TÉ</text:p>
          </table:table-cell>
          <table:table-cell table:style-name="ce1097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483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949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80" table:content-validation-name="val114" office:value-type="string" calcext:value-type="string">
            <text:p><text:s text:c="3"/>Elsődleges fegyver</text:p>
          </table:table-cell>
          <table:table-cell table:style-name="ce954" table:content-validation-name="val124" table:number-columns-spanned="2" table:number-rows-spanned="1"/>
          <table:covered-table-cell table:style-name="ce726" table:content-validation-name="val142"/>
          <table:table-cell table:style-name="ce949"/>
          <table:table-cell table:style-name="ce807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70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70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3];&quot; // &quot;; [.$Z64])" office:value-type="string" office:string-value="" calcext:value-type="error">
            <text:p>#N/A</text:p>
          </table:table-cell>
          <table:table-cell table:style-name="ce949"/>
          <table:table-cell table:style-name="ce1005"/>
          <table:table-cell table:style-name="ce1116" table:content-validation-name="val178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62" table:content-validation-name="val178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196" table:content-validation-name="val178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37" table:formula="of:=VLOOKUP([.$B63];kezifegyverek_all;7;0)" office:value-type="string" office:string-value="" calcext:value-type="error">
            <text:p>#N/A</text:p>
          </table:table-cell>
          <table:table-cell table:style-name="ce1261" table:formula="of:=VLOOKUP([.$B$63];valasztott_fegyverek_all;2;0)" office:value-type="string" office:string-value="" calcext:value-type="error">
            <text:p>#N/A</text:p>
          </table:table-cell>
          <table:table-cell table:style-name="ce949"/>
          <table:table-cell table:style-name="ce1292" table:formula="of:=VLOOKUP([.$B63]; kezifegyverek_all; 4; 0)" office:value-type="string" office:string-value="" calcext:value-type="error">
            <text:p>#N/A</text:p>
          </table:table-cell>
          <table:table-cell table:style-name="ce1304" table:formula="of:=VLOOKUP([.$B63];valasztott_fegyverek_all;3;0) * [Data.$T$6]" office:value-type="string" office:string-value="" calcext:value-type="error">
            <text:p>#N/A</text:p>
          </table:table-cell>
          <table:table-cell table:style-name="ce1316" table:formula="of:=VLOOKUP([.$B63]; kezifegyverek_all; 6; 0)" office:value-type="string" office:string-value="" calcext:value-type="error">
            <text:p>#N/A</text:p>
          </table:table-cell>
          <table:table-cell table:style-name="ce1328" table:formula="of:=MIN([Data.$C$31]; VLOOKUP([.$B63]; kezifegyverek_all; 9; 0))" office:value-type="string" office:string-value="" calcext:value-type="error">
            <text:p>#N/A</text:p>
          </table:table-cell>
          <table:table-cell table:style-name="ce1304" table:formula="of:=IF(ISNUMBER([.$Q63]); ([.$Q63]+[.$R63]+[.$T63]))" office:value-type="float" office:value="0" calcext:value-type="float">
            <text:p>0</text:p>
          </table:table-cell>
          <table:table-cell table:style-name="ce1315" table:formula="of:=VLOOKUP([.$B63]; kezifegyverek_all; 10; 0)" office:value-type="string" office:string-value="" calcext:value-type="error">
            <text:p>#N/A</text:p>
          </table:table-cell>
          <table:table-cell table:style-name="ce1304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15" table:formula="of:=VLOOKUP([.$B63]; kezifegyverek_all; 11; 0)" office:value-type="string" office:string-value="" calcext:value-type="error">
            <text:p>#N/A</text:p>
          </table:table-cell>
          <table:table-cell table:style-name="ce1358" table:formula="of:=IF([.$X63] = 1; &quot;/&quot; &amp; ([.$U63] + 2); &quot;&quot;)" office:value-type="string" office:string-value="" calcext:value-type="error">
            <text:p>#N/A</text:p>
          </table:table-cell>
          <table:table-cell table:style-name="ce1554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80" table:content-validation-name="val114" office:value-type="string" calcext:value-type="string">
            <text:p><text:s text:c="3"/>Másodlagos fegyver</text:p>
          </table:table-cell>
          <table:table-cell table:style-name="ce954" table:content-validation-name="val125" table:number-columns-spanned="2" table:number-rows-spanned="1"/>
          <table:covered-table-cell table:style-name="ce727" table:content-validation-name="val142"/>
          <table:table-cell table:style-name="ce773" table:number-columns-repeated="4"/>
          <table:table-cell table:style-name="ce994"/>
          <table:table-cell table:style-name="ce949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949"/>
          <table:table-cell table:style-name="ce1293" office:value-type="float" office:value="4" calcext:value-type="float">
            <text:p>4</text:p>
          </table:table-cell>
          <table:table-cell table:style-name="ce1305" table:formula="of:=VLOOKUP([.$B64];valasztott_fegyverek_all;3;0) * [Data.$T$6]" office:value-type="string" office:string-value="" calcext:value-type="error">
            <text:p>#N/A</text:p>
          </table:table-cell>
          <table:table-cell table:style-name="ce1317" table:formula="of:=VLOOKUP([.$B64]; kezifegyverek_all; 6; 0)" office:value-type="string" office:string-value="" calcext:value-type="error">
            <text:p>#N/A</text:p>
          </table:table-cell>
          <table:table-cell table:style-name="ce1330" table:formula="of:=MIN([Data.$C$31]; VLOOKUP([.$B64]; kezifegyverek_all; 9; 0))" office:value-type="string" office:string-value="" calcext:value-type="error">
            <text:p>#N/A</text:p>
          </table:table-cell>
          <table:table-cell table:style-name="ce1305" table:formula="of:=IF(ISNUMBER([.$Q64]); ([.$Q64]+[.$R64]+[.$T64]))" office:value-type="string" office:string-value="" calcext:value-type="error">
            <text:p>#N/A</text:p>
          </table:table-cell>
          <table:table-cell table:style-name="ce1337" table:formula="of:=VLOOKUP([.$B64]; kezifegyverek_all; 10; 0)" office:value-type="string" office:string-value="" calcext:value-type="error">
            <text:p>#N/A</text:p>
          </table:table-cell>
          <table:table-cell table:style-name="ce1305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337" table:formula="of:=VLOOKUP([.$B64]; kezifegyverek_all; 11; 0)" office:value-type="string" office:string-value="" calcext:value-type="error">
            <text:p>#N/A</text:p>
          </table:table-cell>
          <table:table-cell table:style-name="ce1361" table:formula="of:=IF([.$X64] = 1; &quot;/&quot; &amp; ([.$U64] + 2); &quot;&quot;)" office:value-type="string" office:string-value="" calcext:value-type="error">
            <text:p>#N/A</text:p>
          </table:table-cell>
          <table:table-cell table:style-name="ce1371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4">
          <table:table-cell table:style-name="ce571"/>
          <table:table-cell table:style-name="ce940" table:number-columns-repeated="3"/>
          <table:table-cell table:style-name="ce636" table:number-columns-repeated="3"/>
          <table:table-cell table:style-name="ce1170"/>
          <table:table-cell table:style-name="ce949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949" table:number-columns-repeated="2"/>
          <table:table-cell/>
          <table:table-cell table:style-name="ce1519"/>
          <table:table-cell table:number-columns-repeated="4"/>
          <table:table-cell table:style-name="ce949" table:number-columns-repeated="4"/>
          <table:table-cell/>
          <table:table-cell table:style-name="ce949" table:number-columns-repeated="16356"/>
        </table:table-row>
        <table:table-row table:style-name="ro7">
          <table:table-cell table:style-name="ce572" office:value-type="string" calcext:value-type="string">
            <text:p>Kétkezettség fortély</text:p>
          </table:table-cell>
          <table:table-cell table:style-name="ce653" table:content-validation-name="val126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061" office:value-type="string" calcext:value-type="string">
            <text:p>Harckeret</text:p>
          </table:table-cell>
          <table:table-cell table:style-name="ce810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061"/>
          <table:table-cell table:style-name="ce996" table:content-validation-name="val171" table:formula="of:=[.N63]+[.N67]" office:value-type="string" office:string-value="" calcext:value-type="error">
            <text:p>#N/A</text:p>
          </table:table-cell>
          <table:table-cell table:style-name="ce949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949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306"/>
          <table:table-cell table:style-name="ce1333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949"/>
          <table:table-cell table:style-name="ce949"/>
          <table:table-cell table:style-name="ce1005"/>
          <table:table-cell table:style-name="ce1120" table:content-validation-name="val178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166" table:content-validation-name="val178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166" table:content-validation-name="val178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239" table:formula="of:=VLOOKUP([.$B64];kezifegyverek_all;7;0)" office:value-type="string" office:string-value="" calcext:value-type="error">
            <text:p>#N/A</text:p>
          </table:table-cell>
          <table:table-cell table:style-name="ce1265"/>
          <table:table-cell table:style-name="ce949"/>
          <table:table-cell table:style-name="ce1295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307"/>
          <table:table-cell table:style-name="ce1335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4">
          <table:table-cell table:style-name="ce877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949" table:number-columns-repeated="6"/>
          <table:table-cell table:style-name="ce1295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307"/>
          <table:table-cell table:style-name="ce1336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13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64"/>
          <table:covered-table-cell table:style-name="ce1066"/>
          <table:table-cell table:style-name="ce1098" table:number-columns-repeated="3"/>
          <table:table-cell table:style-name="ce949"/>
          <table:table-cell table:style-name="ce1005"/>
          <table:table-cell/>
          <table:table-cell table:style-name="ce949" table:number-columns-repeated="5"/>
          <table:table-cell table:style-name="ce1295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307"/>
          <table:table-cell table:style-name="ce1336" table:formula="of:= VLOOKUP([.B62];ketkezes_harc_bonuszok;2;0)" office:value-type="float" office:value="1" calcext:value-type="float">
            <text:p>1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96" table:content-validation-name="val115" office:value-type="string" calcext:value-type="string" table:number-columns-spanned="3" table:number-rows-spanned="1">
            <text:p>Lannister teljes lemezpáncél</text:p>
          </table:table-cell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0" office:value-type="float" office:value="100" calcext:value-type="float">
            <text:p>100 %</text:p>
          </table:table-cell>
          <table:table-cell table:style-name="Default" table:number-columns-repeated="3"/>
          <table:table-cell table:style-name="ce949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7]=&quot;1&quot;; [.E70]&gt;=50); [$Data.E54]; 0); 0)" office:value-type="float" office:value="0" calcext:value-type="float">
            <text:p>0</text:p>
          </table:table-cell>
          <table:table-cell table:style-name="ce1206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307"/>
          <table:table-cell table:style-name="ce1336" table:formula="of:= IF([.$B$66]=1;[$Data.S25];[$Data.S24])" office:value-type="float" office:value="0" calcext:value-type="float">
            <text:p>0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961" table:content-validation-name="val127" office:value-type="string" calcext:value-type="string" table:number-columns-spanned="2" table:number-rows-spanned="1">
            <text:p>Lemezpáncél</text:p>
          </table:table-cell>
          <table:covered-table-cell table:style-name="ce737"/>
          <table:table-cell table:style-name="ce1598"/>
          <table:table-cell table:style-name="ce1072" table:content-validation-name="val28"/>
          <table:table-cell table:style-name="Default" table:number-columns-repeated="3"/>
          <table:table-cell table:style-name="ce949"/>
          <table:table-cell table:style-name="ce1056"/>
          <table:table-cell table:style-name="ce1059" table:number-columns-repeated="3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307"/>
          <table:table-cell table:style-name="ce1336" table:formula="of:=([.$H$66]/0.5)" office:value-type="string" office:string-value="" calcext:value-type="error">
            <text:p>#N/A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28" office:value-type="float" office:value="4" calcext:value-type="float" table:number-columns-spanned="2" table:number-rows-spanned="1">
            <text:p>4</text:p>
          </table:table-cell>
          <table:covered-table-cell table:style-name="ce961"/>
          <table:table-cell table:style-name="ce1599" office:value-type="string" calcext:value-type="string">
            <text:p>TÉ büntetés</text:p>
          </table:table-cell>
          <table:table-cell table:style-name="ce1075" table:content-validation-name="val161" table:formula="of:=IFNA(IF([.H69]=1;-[.$L$79]; 0); 0)" office:value-type="float" office:value="0" calcext:value-type="float">
            <text:p>0</text:p>
          </table:table-cell>
          <table:table-cell table:style-name="Default" table:number-columns-repeated="3"/>
          <table:table-cell table:style-name="ce949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169"/>
          <table:table-cell table:style-name="ce1059"/>
          <table:table-cell table:style-name="ce949" table:number-columns-repeated="16371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961" table:content-validation-name="val129" office:value-type="string" calcext:value-type="string" table:number-columns-spanned="2" table:number-rows-spanned="1">
            <text:p>Acél</text:p>
          </table:table-cell>
          <table:covered-table-cell table:style-name="ce961"/>
          <table:table-cell table:style-name="ce1600"/>
          <table:table-cell table:style-name="ce1076" table:content-validation-name="val162"/>
          <table:table-cell table:style-name="Default" table:number-columns-repeated="3"/>
          <table:table-cell table:style-name="ce949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1]; pancel_strukturak; 9;0); 0)" office:value-type="float" office:value="3" calcext:value-type="float">
            <text:p>3</text:p>
          </table:table-cell>
          <table:table-cell table:style-name="ce1059"/>
          <table:table-cell table:style-name="ce949" table:number-columns-repeated="5"/>
          <table:table-cell table:style-name="ce1323"/>
          <table:table-cell table:number-columns-repeated="9"/>
          <table:table-cell table:style-name="ce949" table:number-columns-repeated="16356"/>
        </table:table-row>
        <table:table-row table:style-name="ro7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964" table:content-validation-name="val130" office:value-type="string" calcext:value-type="string" table:number-columns-spanned="2" table:number-rows-spanned="1">
            <text:p>Mesteri</text:p>
          </table:table-cell>
          <table:covered-table-cell table:style-name="ce964"/>
          <table:table-cell table:style-name="ce1044" table:content-validation-name="val152" office:value-type="string" calcext:value-type="string">
            <text:p>Akt MGT</text:p>
          </table:table-cell>
          <table:table-cell table:style-name="ce1077" table:content-validation-name="val163" table:formula="of:=IF([.H69]=1;[.$L$86]; 0)" office:value-type="float" office:value="0" calcext:value-type="float">
            <text:p>0</text:p>
          </table:table-cell>
          <table:table-cell table:style-name="Default" table:number-columns-repeated="3"/>
          <table:table-cell table:style-name="ce949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1]; pancel_strukturak; 10;0); 0)" office:value-type="float" office:value="2" calcext:value-type="float">
            <text:p>2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1]; pancel_strukturak; 11;0); 0)" office:value-type="float" office:value="1" calcext:value-type="float">
            <text:p>1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8" office:value-type="string" calcext:value-type="string" table:number-columns-spanned="2" table:number-rows-spanned="1">
            <text:p>Merevvértviselet fortély</text:p>
          </table:table-cell>
          <table:covered-table-cell table:style-name="ce1653"/>
          <table:table-cell table:style-name="ce1006" table:content-validation-name="val143" table:formula="of:=[$Alapértékek.J33]" office:value-type="float" office:value="3" calcext:value-type="float" table:number-columns-spanned="2" table:number-rows-spanned="1">
            <text:p>3. fok</text:p>
          </table:table-cell>
          <table:covered-table-cell table:style-name="Default"/>
          <table:table-cell table:style-name="Default" table:number-columns-repeated="5"/>
          <table:table-cell table:style-name="ce1057"/>
          <table:table-cell table:style-name="ce1059" table:number-columns-repeated="3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401"/>
          <table:table-cell table:style-name="ce949"/>
          <table:table-cell table:style-name="ce401"/>
          <table:table-cell table:style-name="Default" table:number-columns-repeated="6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1]; pancel_strukturak; 2;0)); 0)" office:value-type="float" office:value="1" calcext:value-type="float">
            <text:p>1</text:p>
          </table:table-cell>
          <table:table-cell table:style-name="ce1208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9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7"/>
          <table:covered-table-cell table:style-name="ce1045"/>
          <table:table-cell table:style-name="Default" table:number-columns-repeated="5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C$76];nehezvertviselet_fortely_bonuszok;2;0); 0)" office:value-type="float" office:value="15" calcext:value-type="float">
            <text:p>15 TÉ bünti csökk</text:p>
          </table:table-cell>
          <table:table-cell table:style-name="ce1059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Default" table:number-columns-repeated="5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7]=1; MAX([.E74]-[.L78]; 0); 0); 0)" office:value-type="float" office:value="0" calcext:value-type="float">
            <text:p>0</text:p>
          </table:table-cell>
          <table:table-cell table:style-name="ce1059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90" table:content-validation-name="val16" table:formula="of:=IFNA(VLOOKUP([.$B71];pancel_strukturak;3;0) + [.$B$72] + IFNA(VLOOKUP([.$B73];femalapanyag;2;0); 0); 0)" office:value-type="float" office:value="19" calcext:value-type="float">
            <text:p>19</text:p>
          </table:table-cell>
          <table:table-cell table:style-name="ce890" table:content-validation-name="val16" table:formula="of:=IFNA(VLOOKUP([.$B71];pancel_strukturak;4;0) + [.$B$72] + IFNA(VLOOKUP([.$B73];femalapanyag;2;0); 0); 0)" office:value-type="float" office:value="22" calcext:value-type="float">
            <text:p>22</text:p>
          </table:table-cell>
          <table:table-cell table:style-name="ce890" table:content-validation-name="val16" table:formula="of:=IFNA(VLOOKUP([.$B71];pancel_strukturak;5;0) + [.$B$72] + IFNA(VLOOKUP([.$B73];femalapanyag;2;0); 0); 0)" office:value-type="float" office:value="14" calcext:value-type="float">
            <text:p>14</text:p>
          </table:table-cell>
          <table:table-cell table:style-name="ce890" table:content-validation-name="val16" table:formula="of:=IFNA(VLOOKUP([.$B71];pancel_strukturak;6;0) + [.$B$72] + IFNA(VLOOKUP([.$B73];femalapanyag;2;0); 0); 0)" office:value-type="float" office:value="14" calcext:value-type="float">
            <text:p>14</text:p>
          </table:table-cell>
          <table:table-cell table:style-name="Default" table:number-columns-repeated="5"/>
          <table:table-cell table:style-name="ce1056"/>
          <table:table-cell table:style-name="ce1059" table:number-columns-repeated="3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Default" table:number-columns-repeated="9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0]&gt;=50; VLOOKUP([.$B$71]; pancel_strukturak; 8;0); 0); 0)" office:value-type="float" office:value="10" calcext:value-type="float">
            <text:p>10</text:p>
          </table:table-cell>
          <table:table-cell table:style-name="ce1059"/>
          <table:table-cell table:style-name="ce30"/>
          <table:table-cell table:style-name="ce27"/>
          <table:table-cell table:style-name="ce949" table:number-columns-repeated="3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Default" table:number-columns-repeated="9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2] * VLOOKUP([.$B$74]; vert_kidolgozottsaga; 2; 0) ); 0)" office:value-type="float" office:value="5" calcext:value-type="float">
            <text:p>5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0]; pancel_lefedett_csatolt_tagok; 3; 0)" office:value-type="float" office:value="5" calcext:value-type="float">
            <text:p>5</text:p>
          </table:table-cell>
          <table:table-cell table:style-name="ce27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5" calcext:value-type="float">
            <text:p>-5</text:p>
          </table:table-cell>
          <table:table-cell table:style-name="ce1059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3];femalapanyag;4;0); 0)" office:value-type="float" office:value="0" calcext:value-type="float">
            <text:p>0</text:p>
          </table:table-cell>
          <table:table-cell table:style-name="ce105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3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93]" office:value-type="float" office:value="0" calcext:value-type="float">
            <text:p>0</text:p>
          </table:table-cell>
          <table:table-cell table:style-name="ce105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style-name="ce949"/>
          <table:covered-table-cell table:style-name="ce1020"/>
          <table:table-cell table:style-name="ce949"/>
          <table:table-cell table:style-name="Default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1:.L85])); 0)" office:value-type="float" office:value="10" calcext:value-type="float">
            <text:p>10</text:p>
          </table:table-cell>
          <table:table-cell table:style-name="ce1059"/>
          <table:table-cell table:style-name="ce30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1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30" table:number-columns-repeated="4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44" office:value-type="string" calcext:value-type="string">
            <text:p>MGT</text:p>
          </table:table-cell>
          <table:table-cell table:style-name="ce949"/>
          <table:table-cell table:style-name="Default" table:number-columns-repeated="5"/>
          <table:table-cell table:style-name="ce1703"/>
          <table:table-cell table:style-name="ce67" table:number-columns-repeated="2"/>
          <table:table-cell table:style-name="ce94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949"/>
          <table:table-cell table:style-name="Default" table:number-columns-repeated="5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7" calcext:value-type="float">
            <text:p>7</text:p>
          </table:table-cell>
          <table:table-cell table:style-name="ce1577" table:content-validation-name="val145" table:formula="of:=SUM([.C89:.C91])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3"/>
          <table:table-cell table:style-name="ce27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92]-[.B92]))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4"/>
          <table:table-cell table:style-name="ce27"/>
          <table:table-cell table:style-name="Default" table:number-columns-repeated="4"/>
          <table:table-cell table:style-name="ce949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7"/>
          <table:table-cell table:style-name="ce949" table:number-columns-repeated="3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7"/>
          <table:table-cell table:style-name="ce949" table:number-columns-repeated="4"/>
          <table:table-cell table:style-name="ce27" table:number-columns-repeated="4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9"/>
          <table:table-cell table:style-name="ce949" table:number-columns-repeated="3"/>
          <table:table-cell table:style-name="ce27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9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Default" table:number-columns-repeated="5"/>
          <table:table-cell table:style-name="ce27"/>
          <table:table-cell table:style-name="ce949"/>
          <table:table-cell table:style-name="ce27" table:number-columns-repeated="2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Default" table:number-columns-repeated="5"/>
          <table:table-cell table:style-name="ce27"/>
          <table:table-cell table:style-name="ce949"/>
          <table:table-cell table:style-name="ce27" table:number-columns-repeated="8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3">
          <table:table-cell table:style-name="Default" table:number-columns-repeated="5"/>
          <table:table-cell table:style-name="ce27" table:number-columns-repeated="10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65449">
          <table:table-cell table:style-name="ce27" table:number-columns-repeated="1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9">
          <table:table-cell table:style-name="ce27" table:number-columns-repeated="9"/>
          <table:table-cell table:number-columns-repeated="19"/>
          <table:table-cell table:style-name="ce949" table:number-columns-repeated="16356"/>
        </table:table-row>
        <table:table-row table:style-name="ro4">
          <table:table-cell table:number-columns-repeated="4"/>
          <table:table-cell table:style-name="ce27" table:number-columns-repeated="5"/>
          <table:table-cell table:number-columns-repeated="19"/>
          <table:table-cell table:style-name="ce949" table:number-columns-repeated="16356"/>
        </table:table-row>
        <table:table-row table:style-name="ro4">
          <table:table-cell table:number-columns-repeated="4"/>
          <table:table-cell table:style-name="ce27"/>
          <table:table-cell table:number-columns-repeated="23"/>
          <table:table-cell table:style-name="ce949" table:number-columns-repeated="16356"/>
        </table:table-row>
        <table:table-row table:style-name="ro4" table:number-rows-repeated="983012">
          <table:table-cell table:number-columns-repeated="28"/>
          <table:table-cell table:style-name="ce949" table:number-columns-repeated="16356"/>
        </table:table-row>
        <table:table-row table:style-name="ro4">
          <table:table-cell table:number-columns-repeated="28"/>
          <table:table-cell table:style-name="ce949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2:Harcértékek.E72">
            <calcext:condition calcext:apply-style-name="narancs_háttér" calcext:value="&lt;0" calcext:base-cell-address="Harcértékek.E72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C86:Harcértékek.C86">
            <calcext:condition calcext:apply-style-name="Piros_háttér" calcext:value="&gt;[$Harcértékek.$B$92]" calcext:base-cell-address="Harcértékek.C86"/>
          </calcext:conditional-format>
        </calcext:conditional-formats>
      </table:table>
      <table:table table:name="Misztikus" table:style-name="ta4" table:print="false">
        <table:table-column table:style-name="co44" table:default-cell-style-name="ce30"/>
        <table:table-column table:style-name="co45" table:default-cell-style-name="ce30"/>
        <table:table-column table:style-name="co46" table:default-cell-style-name="ce30"/>
        <table:table-column table:style-name="co47" table:default-cell-style-name="ce30"/>
        <table:table-column table:style-name="co48" table:default-cell-style-name="ce30"/>
        <table:table-column table:style-name="co49" table:default-cell-style-name="ce30"/>
        <table:table-column table:style-name="co50" table:default-cell-style-name="ce1615"/>
        <table:table-column table:style-name="co51" table:default-cell-style-name="ce30"/>
        <table:table-column table:style-name="co52" table:default-cell-style-name="ce30"/>
        <table:table-column table:style-name="co53" table:number-columns-repeated="4" table:default-cell-style-name="ce30"/>
        <table:table-column table:style-name="co54" table:default-cell-style-name="ce5"/>
        <table:table-column table:style-name="co55" table:default-cell-style-name="ce30"/>
        <table:table-column table:style-name="co56" table:default-cell-style-name="ce30"/>
        <table:table-column table:style-name="co39" table:default-cell-style-name="ce30"/>
        <table:table-column table:style-name="co57" table:default-cell-style-name="ce949"/>
        <table:table-column table:style-name="co58" table:default-cell-style-name="ce949"/>
        <table:table-column table:style-name="co59" table:default-cell-style-name="ce949"/>
        <table:table-column table:style-name="co39" table:number-columns-repeated="3" table:default-cell-style-name="ce949"/>
        <table:table-column table:style-name="co39" table:number-columns-repeated="233"/>
        <table:table-column table:style-name="co3" table:number-columns-repeated="16128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642" table:content-validation-name="val196"/>
          <table:table-cell table:number-columns-repeated="7"/>
          <table:table-cell table:style-name="ce949" table:number-columns-repeated="16361"/>
        </table:table-row>
        <table:table-row table:style-name="ro11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910"/>
          <table:covered-table-cell table:number-columns-repeated="2" table:style-name="ce1383"/>
          <table:table-cell table:style-name="ce1387" table:content-validation-name="val120" table:formula="of:=[Alapértékek.E11]" office:value-type="float" office:value="0" calcext:value-type="float" table:number-columns-spanned="2" table:number-rows-spanned="1">
            <text:p>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26" calcext:value-type="float" table:number-columns-spanned="3" table:number-rows-spanned="1">
            <text:p>26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642" table:content-validation-name="val196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0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0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949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0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0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39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4" table:number-columns-spanned="6" table:number-rows-spanned="1"/>
          <table:covered-table-cell table:number-columns-repeated="2" table:style-name="ce1375"/>
          <table:covered-table-cell table:style-name="ce1592"/>
          <table:covered-table-cell table:style-name="ce1390" table:content-validation-name="val120"/>
          <table:covered-table-cell table:style-name="ce1592" table:content-validation-name="val120"/>
          <table:table-cell/>
          <table:table-cell table:style-name="ce476" table:number-columns-spanned="6" table:number-rows-spanned="1"/>
          <table:covered-table-cell table:number-columns-repeated="5" table:style-name="ce949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949" table:number-columns-repeated="16361"/>
        </table:table-row>
        <table:table-row table:style-name="ro16">
          <table:table-cell table:style-name="ce1356" office:value-type="string" calcext:value-type="string" table:number-columns-spanned="6" table:number-rows-spanned="1">
            <text:p><text:span text:style-name="T11">Misztikus Tradíció képzettség  </text:span><text:span text:style-name="T12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229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1468"/>
          <table:table-cell table:style-name="ce537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568" table:content-validation-name="val187" table:number-columns-spanned="4" table:number-rows-spanned="1"/>
          <table:covered-table-cell table:style-name="ce1585" table:content-validation-name="val190"/>
          <table:covered-table-cell table:number-columns-repeated="2" table:style-name="ce76" table:content-validation-name="val190"/>
          <table:table-cell table:style-name="ce1391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0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476" table:number-columns-spanned="6" table:number-rows-spanned="1"/>
          <table:covered-table-cell table:number-columns-repeated="5" table:style-name="ce949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0" table:formula="of:=[.$L9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949" table:number-columns-repeated="16361"/>
        </table:table-row>
        <table:table-row table:style-name="ro16">
          <table:table-cell table:style-name="ce1356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0" table:formula="of:=[.$L10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949" table:number-columns-repeated="16361"/>
        </table:table-row>
        <table:table-row table:style-name="ro24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1468"/>
          <table:covered-table-cell table:number-columns-repeated="2" table:style-name="ce537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0" table:formula="of:=[.$L11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585"/>
          <table:covered-table-cell table:number-columns-repeated="2" table:style-name="ce76" table:content-validation-name="val31"/>
          <table:table-cell table:style-name="ce139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0" table:formula="of:=[.$L12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0" table:formula="of:=[.$L1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0" table:formula="of:=[.$L1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0" table:formula="of:=[.$L1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401"/>
          <table:table-cell table:number-columns-repeated="2"/>
          <table:table-cell table:style-name="ce401"/>
          <table:table-cell table:number-columns-repeated="3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622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0" table:formula="of:=[.$L1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76" table:number-columns-spanned="6" table:number-rows-spanned="1"/>
          <table:covered-table-cell table:number-columns-repeated="5" table:style-name="ce949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28"/>
          <table:table-cell table:style-name="ce1446" table:content-validation-name="val120" table:formula="of:=[.$L2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0" table:formula="of:=[.$L21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0" table:formula="of:=[.$L2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483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0" table:formula="of:=[.$L2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0" table:formula="of:=[.$L2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0" table:formula="of:=[.$L25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8" table:content-validation-name="val189" table:number-columns-spanned="4" table:number-rows-spanned="1"/>
          <table:covered-table-cell table:style-name="ce1585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0" table:formula="of:=[.$L2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31"/>
          <table:table-cell table:style-name="ce1406" table:content-validation-name="val48" office:value-type="float" office:value="0" calcext:value-type="float">
            <text:p>0</text:p>
          </table:table-cell>
          <table:table-cell table:style-name="ce317" table:content-validation-name="val120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0" table:formula="of:=[.$L27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76" table:number-columns-spanned="6" table:number-rows-spanned="1"/>
          <table:covered-table-cell table:number-columns-repeated="5" table:style-name="ce949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0" table:formula="of:=[.$L28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12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0" table:formula="of:=[.$L29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359" table:number-columns-repeated="3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0" table:formula="of:=[.$L3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0" table:formula="of:=[.$L31]*[$Data.$C$12]" office:value-type="float" office:value="0" calcext:value-type="float">
            <text:p>0</text:p>
          </table:table-cell>
          <table:table-cell table:style-name="ce69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0" table:formula="of:=[.$L3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1464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0" table:formula="of:=[.$L33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35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0" table:formula="of:=[.$L34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622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0" table:formula="of:=[.$L3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476"/>
          <table:table-cell table:style-name="ce949" table:number-columns-repeated="6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/>
          <table:table-cell table:style-name="ce1464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/>
          <table:table-cell table:style-name="ce1579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3" table:number-columns-repeated="7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579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7">
          <table:table-cell table:style-name="ce483" table:number-columns-repeated="14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3">
          <table:table-cell table:style-name="ce949" table:number-columns-repeated="7"/>
          <table:table-cell table:style-name="ce483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10">
          <table:table-cell table:style-name="ce949" table:number-columns-repeated="14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0">
          <table:table-cell table:style-name="ce949" table:number-columns-repeated="6"/>
          <table:table-cell table:style-name="ce483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59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9"/>
          <table:table-cell table:style-name="ce949" table:number-columns-repeated="16361"/>
        </table:table-row>
        <table:table-row table:style-name="ro4">
          <table:table-cell table:style-name="ce949" table:number-columns-repeated="6"/>
          <table:table-cell table:style-name="ce1417"/>
          <table:table-cell table:number-columns-repeated="6"/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4" table:number-rows-repeated="1047887">
          <table:table-cell table:number-columns-repeated="23"/>
          <table:table-cell table:style-name="ce949" table:number-columns-repeated="16361"/>
        </table:table-row>
        <table:table-row table:style-name="ro4">
          <table:table-cell table:number-columns-repeated="23"/>
          <table:table-cell table:style-name="ce949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office:forms form:automatic-focus="false" form:apply-design-mode="false"/>
        <table:table-column table:style-name="co60" table:default-cell-style-name="ce30"/>
        <table:table-column table:style-name="co61" table:default-cell-style-name="ce30"/>
        <table:table-column table:style-name="co3" table:default-cell-style-name="ce30"/>
        <table:table-column table:style-name="co62" table:default-cell-style-name="ce30"/>
        <table:table-column table:style-name="co63" table:default-cell-style-name="ce30"/>
        <table:table-column table:style-name="co64" table:default-cell-style-name="ce30"/>
        <table:table-column table:style-name="co65" table:default-cell-style-name="ce30"/>
        <table:table-column table:style-name="co66" table:default-cell-style-name="ce30"/>
        <table:table-column table:style-name="co67" table:default-cell-style-name="ce30"/>
        <table:table-column table:style-name="co68" table:default-cell-style-name="ce30"/>
        <table:table-column table:style-name="co3" table:number-columns-repeated="16374"/>
        <table:table-row table:style-name="ro1">
          <table:table-cell table:style-name="ce376" table:content-validation-name="val28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28"/>
          <table:covered-table-cell table:number-columns-repeated="2"/>
          <table:table-cell table:style-name="ce949" table:number-columns-repeated="16374"/>
        </table:table-row>
        <table:table-row table:style-name="ro4">
          <table:table-cell table:style-name="ce1651" table:number-columns-spanned="9" table:number-rows-spanned="1"/>
          <table:covered-table-cell/>
          <table:covered-table-cell table:style-name="ce5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949"/>
          <table:table-cell table:style-name="ce949" table:number-columns-repeated="16375"/>
        </table:table-row>
        <table:table-row table:style-name="ro7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833"/>
          <table:covered-table-cell table:style-name="ce1996"/>
          <table:table-cell table:style-name="ce428" table:content-validation-name="val50" table:formula="of:=[$Alapértékek.D9]*[$Data.$C$13]" office:value-type="float" office:value="15" calcext:value-type="float">
            <text:p>15</text:p>
          </table:table-cell>
          <table:table-cell table:style-name="ce1299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7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833"/>
          <table:covered-table-cell table:style-name="ce1996"/>
          <table:table-cell table:style-name="ce430" table:content-validation-name="val201" table:formula="of:=[.D3]-SUM([.D8:.D22])-SUM([.D27:.D35])-SUM([.D40:.D49])" office:value-type="float" office:value="0" calcext:value-type="float">
            <text:p>0</text:p>
          </table:table-cell>
          <table:table-cell table:style-name="ce1299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4">
          <table:table-cell table:style-name="ce476" table:number-columns-spanned="3" table:number-rows-spanned="1"/>
          <table:covered-table-cell table:number-columns-repeated="2" table:style-name="ce949"/>
          <table:table-cell table:style-name="ce1643" office:value-type="string" calcext:value-type="string">
            <text:p>↓</text:p>
          </table:table-cell>
          <table:table-cell table:style-name="ce476" table:number-columns-spanned="2" table:number-rows-spanned="1"/>
          <table:covered-table-cell table:style-name="ce949"/>
          <table:table-cell table:style-name="ce949" table:number-columns-repeated="16378"/>
        </table:table-row>
        <table:table-row table:style-name="ro17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632"/>
          <table:covered-table-cell table:number-columns-repeated="2" table:style-name="ce419"/>
          <table:covered-table-cell table:number-columns-repeated="4" table:style-name="ce632"/>
          <table:covered-table-cell table:style-name="ce1066"/>
          <table:table-cell table:style-name="ce949" table:number-columns-repeated="16375"/>
        </table:table-row>
        <table:table-row table:style-name="ro4">
          <table:table-cell table:style-name="ce1655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667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667"/>
          <table:table-cell table:style-name="ce1686" office:value-type="string" calcext:value-type="string" table:number-columns-spanned="3" table:number-rows-spanned="1">
            <text:p>Megjegyzés</text:p>
          </table:table-cell>
          <table:covered-table-cell table:style-name="ce1686"/>
          <table:covered-table-cell table:style-name="ce506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Alkudozás</text:p>
          </table:table-cell>
          <table:covered-table-cell table:number-columns-repeated="2" table:style-name="ce1666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8]); &quot;-&quot;; VLOOKUP([.$A8];fortelyo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1684" table:content-validation-name="val206"/>
          <table:table-cell table:style-name="ce1696" table:content-validation-name="val211" table:number-columns-spanned="3" table:number-rows-spanned="1"/>
          <table:covered-table-cell table:style-name="ce1696" table:content-validation-name="val211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Hadtáp</text:p>
          </table:table-cell>
          <table:covered-table-cell table:number-columns-repeated="2" table:style-name="ce1666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9]); &quot;-&quot;; VLOOKUP([.$A9];fortelyok_szabad_all; 2; 0))" office:value-type="string" office:string-value="🟩 Hadászat" calcext:value-type="string" table:number-columns-spanned="2" table:number-rows-spanned="1">
            <text:p>🟩 Hadászat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Gazdalkodás</text:p>
          </table:table-cell>
          <table:covered-table-cell table:number-columns-repeated="2" table:style-name="ce1666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10]); &quot;-&quot;; VLOOKUP([.$A10];fortelyok_szabad_all; 2; 0))" office:value-type="string" office:string-value="🟩 Kvantikum" calcext:value-type="string" table:number-columns-spanned="2" table:number-rows-spanned="1">
            <text:p>🟩 Kvantikum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Harci iskola 🔁</text:p>
          </table:table-cell>
          <table:covered-table-cell table:number-columns-repeated="2" table:style-name="ce1666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11]); &quot;-&quot;; VLOOKUP([.$A11];fortelyok_szabad_all; 2; 0))" office:value-type="float" office:value="0" calcext:value-type="float" table:number-columns-spanned="2" table:number-rows-spanned="1">
            <text:p/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Hátas 🔁</text:p>
          </table:table-cell>
          <table:covered-table-cell table:number-columns-repeated="2" table:style-name="ce1666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12]); &quot;-&quot;; VLOOKUP([.$A12];fortelyok_szabad_all; 2; 0))" office:value-type="string" office:string-value="🟩 Idomítás, Lovaglás, Léglovaglás" calcext:value-type="string" table:number-columns-spanned="2" table:number-rows-spanned="1">
            <text:p>🟩 Idomítás, Lovaglás, Léglovaglás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Háziállatok idomítása</text:p>
          </table:table-cell>
          <table:covered-table-cell table:number-columns-repeated="2" table:style-name="ce1666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13]); &quot;-&quot;; VLOOKUP([.$A13];fortelyok_szabad_all; 2; 0))" office:value-type="string" office:string-value="🟥 Befolyásolás" calcext:value-type="string" table:number-columns-spanned="2" table:number-rows-spanned="1">
            <text:p>🟥 Befolyásolás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Heraldika</text:p>
          </table:table-cell>
          <table:covered-table-cell table:number-columns-repeated="2" table:style-name="ce1666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14]); &quot;-&quot;; VLOOKUP([.$A14];fortelyok_szabad_all; 2; 0))" office:value-type="string" office:string-value="🟩 Lexikum, Nyomozás" calcext:value-type="string" table:number-columns-spanned="2" table:number-rows-spanned="1">
            <text:p>🟩 Lexikum, Nyomozás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Irodalom</text:p>
          </table:table-cell>
          <table:covered-table-cell table:number-columns-repeated="2" table:style-name="ce1666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15]); &quot;-&quot;; VLOOKUP([.$A15];fortelyok_szabad_all; 2; 0))" office:value-type="string" office:string-value="🟥 Előadóművészet, 🟩 Művészetismeret" calcext:value-type="string" table:number-columns-spanned="2" table:number-rows-spanned="1">
            <text:p>🟥 Előadóművészet, 🟩 Művészetismeret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Jogismeret</text:p>
          </table:table-cell>
          <table:covered-table-cell table:number-columns-repeated="2" table:style-name="ce1666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16]); &quot;-&quot;; VLOOKUP([.$A16];fortelyok_szabad_all; 2; 0))" office:value-type="string" office:string-value="🟥 Lexikum, Nyomozás" calcext:value-type="string" table:number-columns-spanned="2" table:number-rows-spanned="1">
            <text:p>🟥 Lexikum, Nyomozás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Kihallgatás</text:p>
          </table:table-cell>
          <table:covered-table-cell table:number-columns-repeated="2" table:style-name="ce1666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17]); &quot;-&quot;; VLOOKUP([.$A17];fortelyok_szabad_all; 2; 0))" office:value-type="string" office:string-value="🟩 Nyomozás;  🟩 Emberismeret" calcext:value-type="string" table:number-columns-spanned="2" table:number-rows-spanned="1">
            <text:p>🟩 Nyomozás; <text:s/>🟩 Emberismeret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Stratégia</text:p>
          </table:table-cell>
          <table:covered-table-cell table:number-columns-repeated="2" table:style-name="ce1666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18]); &quot;-&quot;; VLOOKUP([.$A18];fortelyok_szabad_all; 2; 0))" office:value-type="string" office:string-value="🟩 Lexikum, Hadászat" calcext:value-type="string" table:number-columns-spanned="2" table:number-rows-spanned="1">
            <text:p>🟩 Lexikum, Hadászat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Zenélés: ütős hangszerek</text:p>
          </table:table-cell>
          <table:covered-table-cell table:number-columns-repeated="2" table:style-name="ce1666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19]); &quot;-&quot;; VLOOKUP([.$A19];fortelyok_szabad_all; 2; 0))" office:value-type="string" office:string-value="🟥 Előadóművészet, 🟩 Művészetismeret" calcext:value-type="string" table:number-columns-spanned="2" table:number-rows-spanned="1">
            <text:p>🟥 Előadóművészet, 🟩 Művészetismeret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Tájtípus: erdős</text:p>
          </table:table-cell>
          <table:covered-table-cell table:number-columns-repeated="2" table:style-name="ce1666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20]); &quot;-&quot;; VLOOKUP([.$A20];fortelyok_szabad_all; 2; 0))" office:value-type="string" office:string-value="🟩 Alkímia, Lexikum, Lopakodás/rejtőzés, Természetjárás, Vajákosság" calcext:value-type="string" table:number-columns-spanned="2" table:number-rows-spanned="1">
            <text:p>🟩 Alkímia, Lexikum, Lopakodás/rejtőzés, Természetjárás, Vajákosság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Tájtípus: sivatagi</text:p>
          </table:table-cell>
          <table:covered-table-cell table:number-columns-repeated="2" table:style-name="ce1666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21]); &quot;-&quot;; VLOOKUP([.$A21];fortelyok_szabad_all; 2; 0))" office:value-type="string" office:string-value="🟩 Alkímia, Lexikum, Lopakodás/rejtőzés, Természetjárás, Vajákosság" calcext:value-type="string" table:number-columns-spanned="2" table:number-rows-spanned="1">
            <text:p>🟩 Alkímia, Lexikum, Lopakodás/rejtőzés, Természetjárás, Vajákosság</text:p>
          </table:table-cell>
          <table:covered-table-cell table:style-name="ce1684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949" table:number-columns-repeated="16374"/>
        </table:table-row>
        <table:table-row table:style-name="ro4">
          <table:table-cell table:style-name="ce1657" table:content-validation-name="val197" office:value-type="string" calcext:value-type="string" table:number-columns-spanned="3" table:number-rows-spanned="1">
            <text:p>Tájtípus: tengerek</text:p>
          </table:table-cell>
          <table:covered-table-cell table:number-columns-repeated="2" table:style-name="ce551" table:content-validation-name="val197"/>
          <table:table-cell table:style-name="ce551" table:content-validation-name="val203" office:value-type="float" office:value="1" calcext:value-type="float">
            <text:p>1</text:p>
          </table:table-cell>
          <table:table-cell table:style-name="ce1685" table:content-validation-name="val206" table:formula="of:=IF(ISBLANK([.$A22]); &quot;-&quot;; VLOOKUP([.$A22];fortelyok_szabad_all; 2; 0))" office:value-type="string" office:string-value="🟩 Alkímia, Lexikum, Lopakodás/rejtőzés, Természetjárás, Vajákosság" calcext:value-type="string" table:number-columns-spanned="2" table:number-rows-spanned="1">
            <text:p>🟩 Alkímia, Lexikum, Lopakodás/rejtőzés, Természetjárás, Vajákosság</text:p>
          </table:table-cell>
          <table:covered-table-cell table:style-name="ce1685" table:content-validation-name="val206"/>
          <table:table-cell table:style-name="ce1697" table:number-columns-spanned="3" table:number-rows-spanned="1"/>
          <table:covered-table-cell table:style-name="ce1697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949" table:number-columns-repeated="16374"/>
        </table:table-row>
        <table:table-row table:style-name="ro4">
          <table:table-cell table:style-name="ce476" table:number-columns-spanned="9" table:number-rows-spanned="1"/>
          <table:covered-table-cell table:number-columns-repeated="8" table:style-name="ce949"/>
          <table:table-cell table:style-name="ce949" table:number-columns-repeated="16375"/>
        </table:table-row>
        <table:table-row table:style-name="ro17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1698" office:value-type="string" calcext:value-type="string" table:number-columns-spanned="3" table:number-rows-spanned="1">
            <text:p>Leíró Hátterek</text:p>
          </table:table-cell>
          <table:covered-table-cell table:style-name="ce1698"/>
          <table:covered-table-cell table:style-name="ce157"/>
          <table:table-cell table:style-name="ce949" table:number-columns-repeated="16375"/>
        </table:table-row>
        <table:table-row table:style-name="ro7">
          <table:table-cell table:style-name="ce1655" office:value-type="string" calcext:value-type="string" table:number-columns-spanned="3" table:number-rows-spanned="1">
            <text:p>Kultúrkör</text:p>
          </table:table-cell>
          <table:covered-table-cell table:style-name="ce833"/>
          <table:covered-table-cell table:style-name="ce1667"/>
          <table:table-cell table:style-name="ce435" table:content-validation-name="val204" table:formula="of:=ROUNDUP([$Alapértékek.D9]/2)-COUNTA([.A26:.C35])" office:value-type="float" office:value="8" calcext:value-type="float">
            <text:p>8</text:p>
          </table:table-cell>
          <table:table-cell table:style-name="ce1686" office:value-type="string" calcext:value-type="string" table:number-columns-spanned="2" table:number-rows-spanned="1">
            <text:p>Megjegyzés, eredet</text:p>
          </table:table-cell>
          <table:covered-table-cell table:style-name="ce1686"/>
          <table:table-cell table:style-name="ce1655" office:value-type="string" calcext:value-type="string" table:number-columns-spanned="2" table:number-rows-spanned="1">
            <text:p>Név</text:p>
          </table:table-cell>
          <table:covered-table-cell table:style-name="ce1655"/>
          <table:table-cell table:style-name="ce517" office:value-type="string" calcext:value-type="string">
            <text:p>Bővebben</text:p>
          </table:table-cell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60" table:content-validation-name="val198" table:number-columns-spanned="4" table:number-rows-spanned="1"/>
          <table:covered-table-cell table:style-name="ce351" table:content-validation-name="val198"/>
          <table:covered-table-cell table:style-name="ce1660" table:content-validation-name="val198"/>
          <table:covered-table-cell table:style-name="ce1666" table:content-validation-name="val198"/>
          <table:table-cell table:style-name="ce1666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51" table:number-columns-spanned="5" table:number-rows-spanned="1"/>
          <table:covered-table-cell table:number-columns-repeated="4" table:style-name="ce401"/>
          <table:table-cell table:style-name="ce401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17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7">
          <table:table-cell table:style-name="ce1655" office:value-type="string" calcext:value-type="string" table:number-columns-spanned="3" table:number-rows-spanned="1">
            <text:p>Hely</text:p>
          </table:table-cell>
          <table:covered-table-cell table:style-name="ce833"/>
          <table:covered-table-cell table:style-name="ce1667" table:content-validation-name="val28"/>
          <table:table-cell table:style-name="ce438" table:content-validation-name="val205" table:formula="of:=ROUNDUP([$Alapértékek.D9]/2)-COUNTA([.A39:.A49])" office:value-type="float" office:value="8" calcext:value-type="float">
            <text:p>8</text:p>
          </table:table-cell>
          <table:table-cell table:style-name="ce1686" office:value-type="string" calcext:value-type="string" table:number-columns-spanned="2" table:number-rows-spanned="1">
            <text:p>Megjegyzés, eredet</text:p>
          </table:table-cell>
          <table:covered-table-cell table:style-name="ce1686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199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949" table:number-columns-repeated="16375"/>
        </table:table-row>
        <table:table-row table:style-name="ro17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1655" office:value-type="string" calcext:value-type="string" table:number-columns-spanned="2" table:number-rows-spanned="1">
            <text:p>Név</text:p>
          </table:table-cell>
          <table:covered-table-cell table:style-name="ce1655"/>
          <table:table-cell table:style-name="ce521" office:value-type="string" calcext:value-type="string">
            <text:p>Jellemzők, szerzés körülményei, következmények</text:p>
          </table:table-cell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6" table:content-validation-name="val28"/>
          <table:table-cell table:style-name="ce1666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57" table:content-validation-name="val28" table:number-columns-spanned="4" table:number-rows-spanned="1"/>
          <table:covered-table-cell table:style-name="ce410" table:content-validation-name="val28"/>
          <table:covered-table-cell table:number-columns-repeated="2" table:style-name="ce551" table:content-validation-name="val28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949" table:number-columns-repeated="16375"/>
        </table:table-row>
        <table:table-row table:style-name="ro4">
          <table:table-cell table:style-name="ce949" table:number-columns-repeated="9"/>
          <table:table-cell/>
          <table:table-cell table:style-name="ce949" table:number-columns-repeated="16374"/>
        </table:table-row>
        <table:table-row table:style-name="ro17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7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3:.$E$54]; &quot;Udvari&quot;) + COUNTIF([.$E$55:.$E$67]; &quot;Alap&quot;) + (COUNTIF([.$E$55:.$E$67]; &quot;Udvari&quot;)*2))" office:value-type="float" office:value="9" calcext:value-type="float">
            <text:p>Még költhető: 9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949" table:number-columns-repeated="16375"/>
        </table:table-row>
        <table:table-row table:style-name="ro4">
          <table:table-cell table:style-name="ce1664" table:content-validation-name="val28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666"/>
          <table:covered-table-cell table:style-name="ce62"/>
          <table:table-cell table:style-name="ce1666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664"/>
          <table:covered-table-cell table:style-name="ce440"/>
          <table:table-cell table:style-name="ce1666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6" table:content-validation-name="val200" table:number-columns-spanned="4" table:number-rows-spanned="1"/>
          <table:covered-table-cell table:number-columns-repeated="2" table:style-name="ce1666" table:content-validation-name="val200"/>
          <table:covered-table-cell table:style-name="ce62" table:content-validation-name="val200"/>
          <table:table-cell table:style-name="ce1666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 table:number-rows-repeated="2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10">
          <table:table-cell table:style-name="ce949" table:number-columns-repeated="8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11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/>
          <table:table-cell table:style-name="ce949" table:number-columns-repeated="5"/>
          <table:table-cell table:number-columns-repeated="4"/>
          <table:table-cell table:style-name="ce949" table:number-columns-repeated="16374"/>
        </table:table-row>
        <table:table-row table:style-name="ro4" table:number-rows-repeated="13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9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 table:number-columns-repeated="3"/>
          <table:table-cell table:style-name="ce949" table:number-columns-repeated="3"/>
          <table:table-cell table:number-columns-repeated="4"/>
          <table:table-cell table:style-name="ce949" table:number-columns-repeated="16374"/>
        </table:table-row>
        <table:table-row table:style-name="ro4" table:number-rows-repeated="6">
          <table:table-cell table:number-columns-repeated="3"/>
          <table:table-cell table:style-name="ce949" table:number-columns-repeated="5"/>
          <table:table-cell table:number-columns-repeated="2"/>
          <table:table-cell table:style-name="ce949" table:number-columns-repeated="16374"/>
        </table:table-row>
        <table:table-row table:style-name="ro4" table:number-rows-repeated="7">
          <table:table-cell table:number-columns-repeated="3"/>
          <table:table-cell table:style-name="ce949" table:number-columns-repeated="6"/>
          <table:table-cell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3"/>
          <table:table-cell/>
          <table:table-cell table:style-name="ce949" table:number-columns-repeated="16374"/>
        </table:table-row>
        <table:table-row table:style-name="ro4" table:number-rows-repeated="6">
          <table:table-cell table:number-columns-repeated="8"/>
          <table:table-cell table:style-name="ce949"/>
          <table:table-cell/>
          <table:table-cell table:style-name="ce949" table:number-columns-repeated="16374"/>
        </table:table-row>
        <table:table-row table:style-name="ro4" table:number-rows-repeated="1048434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  <calcext:conditional-formats>
          <calcext:conditional-format calcext:target-range-address="Speciális.D25:Speciális.D25 Speciális.D38:Speciális.D38">
            <calcext:condition calcext:apply-style-name="Piros_háttér" calcext:value="&lt;0" calcext:base-cell-address="Speciális.D25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2:Speciális.E52">
            <calcext:condition calcext:apply-style-name="Warning_foktúllépés" calcext:value="&lt;0" calcext:base-cell-address="Speciális.E52"/>
          </calcext:conditional-format>
        </calcext:conditional-formats>
      </table:table>
      <table:table table:name="Fegyverek" table:style-name="ta6" table:print="false">
        <table:table-column table:style-name="co69" table:default-cell-style-name="ce2037"/>
        <table:table-column table:style-name="co70" table:default-cell-style-name="ce1703"/>
        <table:table-column table:style-name="co71" table:default-cell-style-name="ce1703"/>
        <table:table-column table:style-name="co72" table:default-cell-style-name="ce1703"/>
        <table:table-column table:style-name="co12" table:default-cell-style-name="ce1703"/>
        <table:table-column table:style-name="co73" table:default-cell-style-name="ce1703"/>
        <table:table-column table:style-name="co74" table:default-cell-style-name="ce1703"/>
        <table:table-column table:style-name="co75" table:default-cell-style-name="ce1703"/>
        <table:table-column table:style-name="co76" table:default-cell-style-name="ce1703"/>
        <table:table-column table:style-name="co77" table:default-cell-style-name="ce1703"/>
        <table:table-column table:style-name="co12" table:default-cell-style-name="ce1703"/>
        <table:table-column table:style-name="co78" table:default-cell-style-name="ce1703"/>
        <table:table-column table:style-name="co79" table:default-cell-style-name="ce1703"/>
        <table:table-column table:style-name="co80" table:default-cell-style-name="ce1703"/>
        <table:table-column table:style-name="co81" table:default-cell-style-name="ce1703"/>
        <table:table-column table:style-name="co82" table:default-cell-style-name="ce1703"/>
        <table:table-column table:style-name="co39" table:default-cell-style-name="ce1703"/>
        <table:table-column table:style-name="co39" table:number-columns-repeated="3" table:default-cell-style-name="ce779"/>
        <table:table-column table:style-name="co39" table:number-columns-repeated="2" table:default-cell-style-name="ce1703"/>
        <table:table-column table:style-name="co83" table:default-cell-style-name="ce2037"/>
        <table:table-column table:style-name="co39" table:number-columns-repeated="241" table:default-cell-style-name="ce30"/>
        <table:table-column table:style-name="co3" table:default-cell-style-name="ce30"/>
        <table:table-row table:style-name="ro4">
          <table:table-cell table:style-name="ce203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0" table:number-columns-repeated="7"/>
          <table:table-cell table:number-columns-repeated="242"/>
        </table:table-row>
        <table:table-row table:style-name="ro25">
          <table:table-cell/>
          <table:table-cell table:style-name="ce2046" office:value-type="string" calcext:value-type="string">
            <text:p>Fegyver</text:p>
          </table:table-cell>
          <table:table-cell table:style-name="ce2074" office:value-type="string" calcext:value-type="string">
            <text:p>TÉ</text:p>
          </table:table-cell>
          <table:table-cell table:style-name="ce2074" office:value-type="string" calcext:value-type="string">
            <text:p>VÉ</text:p>
          </table:table-cell>
          <table:table-cell table:style-name="ce2046" office:value-type="string" calcext:value-type="string">
            <text:p>SP</text:p>
          </table:table-cell>
          <table:table-cell table:style-name="ce2115" office:value-type="string" calcext:value-type="string">
            <text:p>Sebesség</text:p>
          </table:table-cell>
          <table:table-cell table:style-name="ce2129" office:value-type="string" calcext:value-type="string">
            <text:p>Sebzés</text:p>
            <text:p>Módja</text:p>
          </table:table-cell>
          <table:table-cell table:style-name="ce2136" office:value-type="string" calcext:value-type="string">
            <text:p>Pengehossz</text:p>
          </table:table-cell>
          <table:table-cell table:style-name="ce2147" office:value-type="string" calcext:value-type="string">
            <text:p>Forgatás</text:p>
            <text:p>Módja</text:p>
          </table:table-cell>
          <table:table-cell table:style-name="ce2205" office:value-type="string" calcext:value-type="string">
            <text:p>Erőbónusz</text:p>
            <text:p>Max</text:p>
          </table:table-cell>
          <table:table-cell table:style-name="ce2115" office:value-type="string" calcext:value-type="string">
            <text:p>Átütés</text:p>
          </table:table-cell>
          <table:table-cell table:style-name="ce2211" office:value-type="string" calcext:value-type="string">
            <text:p>Íves</text:p>
          </table:table-cell>
          <table:table-cell table:style-name="ce2211" office:value-type="string" calcext:value-type="string">
            <text:p>MK</text:p>
          </table:table-cell>
          <table:table-cell table:style-name="ce2211" office:value-type="string" calcext:value-type="string">
            <text:p>KF</text:p>
          </table:table-cell>
          <table:table-cell table:style-name="ce2245" office:value-type="string" calcext:value-type="string">
            <text:p>Harcmodor</text:p>
          </table:table-cell>
          <table:table-cell table:style-name="ce2270" office:value-type="string" calcext:value-type="string">
            <text:p>Megjegyzés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Közelharci fegyverek</text:p>
          </table:table-cell>
          <table:table-cell table:style-name="ce2047"/>
          <table:table-cell table:style-name="ce2075" table:number-columns-repeated="2"/>
          <table:table-cell table:style-name="ce2047"/>
          <table:table-cell table:style-name="ce2116"/>
          <table:table-cell table:style-name="ce2130"/>
          <table:table-cell table:style-name="ce2116"/>
          <table:table-cell table:style-name="ce2148"/>
          <table:table-cell table:style-name="ce2130"/>
          <table:table-cell table:style-name="ce2116" table:number-columns-repeated="4"/>
          <table:table-cell table:style-name="ce2148"/>
          <table:table-cell table:style-name="ce2271"/>
          <table:table-cell table:style-name="ce2356"/>
          <table:table-cell table:style-name="ce30" table:number-columns-repeated="6"/>
          <table:table-cell table:number-columns-repeated="105"/>
          <table:table-cell table:style-name="ce2359" table:number-columns-repeated="129"/>
          <table:table-cell table:number-columns-repeated="8"/>
        </table:table-row>
        <table:table-row table:style-name="ro26">
          <table:table-cell/>
          <table:table-cell table:style-name="ce2048" office:value-type="string" calcext:value-type="string">
            <text:p>Puszta kéz</text:p>
          </table:table-cell>
          <table:table-cell table:number-columns-repeated="2" table:style-name="ce1996" office:value-type="float" office:value="-3" calcext:value-type="float">
            <text:p>-3</text:p>
          </table:table-cell>
          <table:table-cell table:style-name="ce2089" office:value-type="float" office:value="-5" calcext:value-type="float">
            <text:p>-5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string" calcext:value-type="string">
            <text:p>Z</text:p>
          </table:table-cell>
          <table:table-cell table:style-name="ce2137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5">Páncélkesztyűvel SP:-3 a (-5) helyett.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2049" office:value-type="string" calcext:value-type="string">
            <text:p>Puszta kéz Belharcban</text:p>
          </table:table-cell>
          <table:table-cell table:number-columns-repeated="2" table:style-name="ce1991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string" calcext:value-type="string">
            <text:p>Z</text:p>
          </table:table-cell>
          <table:table-cell table:style-name="ce2138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number-columns-repeated="4" table:style-name="ce2090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74" office:value-type="string" calcext:value-type="string">
            <text:p>FP sebesülést okoz. 5.FP = 1 ÉP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50" office:value-type="string" calcext:value-type="string">
            <text:p>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Béltépő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Dzsambia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Garott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-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string" calcext:value-type="string">
            <text:p>spec.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és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riszkés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Levél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092" office:value-type="float" office:value="1" calcext:value-type="float">
            <text:p>1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2" calcext:value-type="float">
            <text:p>2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arkolatgomb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Z</text:p>
          </table:table-cell>
          <table:table-cell table:style-name="ce2092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3" calcext:value-type="float">
            <text:p>3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Ugyanazok az értékei, mint a Vasököl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éregfog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Ha sebzést okoz, befecskendezi a benne tárolt mérge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Pugos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Ramiera</text:p>
          </table:table-cell>
          <table:table-cell table:number-columns-repeated="2" table:style-name="ce1996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<text:span text:style-name="T1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Tőr, hárító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<text:span text:style-name="T17">Nagyon</text:span><text:span text:style-name="T18"> drága!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Tőr, kígyó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Áldozótőr</text:p>
            <text:p>Vágásnál: +0 SP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0"/>
          <table:table-cell table:style-name="ce2050" office:value-type="string" calcext:value-type="string">
            <text:p>Tőr, ökö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-3" calcext:value-type="float">
            <text:p>-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8">
          <table:table-cell/>
          <table:table-cell table:style-name="ce2051" office:value-type="string" calcext:value-type="string">
            <text:p>Tőr, páncélszúr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8" office:value-type="string" calcext:value-type="string">
            <text:p>közelharc</text:p>
          </table:table-cell>
          <table:table-cell table:style-name="ce227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Tőr, Slan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7">
          <table:table-cell/>
          <table:table-cell table:style-name="ce2052" office:value-type="string" calcext:value-type="string">
            <text:p>Vasököl / p.kesztyű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float" office:value="6" calcext:value-type="float">
            <text:p>6</text:p>
          </table:table-cell>
          <table:table-cell table:style-name="ce2094" office:value-type="string" calcext:value-type="string">
            <text:p>Z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string" calcext:value-type="string">
            <text:p>egykezes</text:p>
          </table:table-cell>
          <table:table-cell table:style-name="ce2094" office:value-type="float" office:value="3" calcext:value-type="float">
            <text:p>3</text:p>
          </table:table-cell>
          <table:table-cell table:style-name="ce2209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49" office:value-type="string" calcext:value-type="string">
            <text:p>közelharc</text:p>
          </table:table-cell>
          <table:table-cell table:style-name="ce2278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Kardvívó fegyverek</text:p>
          </table:table-cell>
          <table:table-cell table:style-name="ce2053" office:value-type="string" calcext:value-type="string">
            <text:p>Kard, dzsenn szablya</text:p>
          </table:table-cell>
          <table:table-cell table:number-columns-repeated="2" table:style-name="ce1073" office:value-type="float" office:value="5" calcext:value-type="float">
            <text:p>5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  <table:table-cell table:style-name="ce2215" office:value-type="string" calcext:value-type="string">
            <text:p>D6</text:p>
          </table:table-cell>
          <table:table-cell table:style-name="ce2250" office:value-type="string" calcext:value-type="string">
            <text:p>kardvívás</text:p>
          </table:table-cell>
          <table:table-cell table:style-name="ce2279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/>
          <table:table-cell table:style-name="ce2050" office:value-type="string" calcext:value-type="string">
            <text:p>Kard, emrelin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fejvadász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andzsá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iequar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4" office:value-type="string" calcext:value-type="string">
            <text:p>Kard, hosszú</text:p>
          </table:table-cell>
          <table:table-cell table:number-columns-repeated="2" table:style-name="ce1991" office:value-type="float" office:value="4" calcext:value-type="float">
            <text:p>4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7" calcext:value-type="float">
            <text:p>7</text:p>
          </table:table-cell>
          <table:table-cell table:style-name="ce2131" office:value-type="string" calcext:value-type="string">
            <text:p>V/S</text:p>
          </table:table-cell>
          <table:table-cell table:style-name="ce2090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A legelterjedtebb kard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jatagán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132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054" office:value-type="string" calcext:value-type="string">
            <text:p>Kard, kétkezes</text:p>
          </table:table-cell>
          <table:table-cell table:style-name="ce1991" office:value-type="float" office:value="7" calcext:value-type="float">
            <text:p>7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float" office:value="9" calcext:value-type="float">
            <text:p>9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khossa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Kard, kígy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agoss 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5" calcext:value-type="float">
            <text:p>5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gyébként Hosszúkard értékei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ovag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" calcext:value-type="float">
            <text:p>1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4" office:value-type="string" calcext:value-type="string">
            <text:p>Kard, másfélkezes 2K</text:p>
          </table:table-cell>
          <table:table-cell table:style-name="ce1991" office:value-type="float" office:value="6" calcext:value-type="float">
            <text:p>6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1.5" calcext:value-type="float">
            <text:p>1,5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4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ard, másfélkezes 1K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ard, mesterkard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0" office:value-type="string" calcext:value-type="string">
            <text:p>Kard, mesterkard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Pugoss 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Kard, rapír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Slan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Slan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lan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50" office:value-type="string" calcext:value-type="string">
            <text:p>Kard, Slan csatakard</text:p>
          </table:table-cell>
          <table:table-cell table:style-name="ce1996" office:value-type="float" office:value="8" calcext:value-type="float">
            <text:p>8</text:p>
          </table:table-cell>
          <table:table-cell table:style-name="ce1996" office:value-type="float" office:value="7" calcext:value-type="float">
            <text:p>7</text:p>
          </table:table-cell>
          <table:table-cell table:number-columns-repeated="2"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Hihetetlen drága és ritka.</text:p>
            <text:p>Csak két kézzel forgat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zablya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1K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/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egykezes</text:p>
          </table:table-cell>
          <table:table-cell table:style-name="ce2093" table:number-columns-repeated="2"/>
          <table:table-cell table:style-name="ce2212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5" calcext:value-type="float">
            <text:p>5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5">
          <table:table-cell table:style-name="ce2040"/>
          <table:table-cell table:style-name="ce2051" office:value-type="string" calcext:value-type="string">
            <text:p>Meneth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3" office:value-type="string" calcext:value-type="string">
            <text:p>egykezes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216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A3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Predoci egyeneskard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Sequor 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6"/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14">
          <table:table-cell/>
          <table:table-cell table:style-name="ce2050" office:value-type="string" calcext:value-type="string">
            <text:p>Vívóbot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3" office:value-type="float" office:value="-5" calcext:value-type="float">
            <text:p>-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6" office:value-type="string" calcext:value-type="string">
            <text:p>Fából készült gyakorlófegyver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29">
          <table:table-cell/>
          <table:table-cell table:style-name="ce2055" office:value-type="string" calcext:value-type="string">
            <text:p>Tőrkard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number-columns-repeated="2" table:style-name="ce2097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2" office:value-type="string" calcext:value-type="string">
            <text:p>kardvívás</text:p>
          </table:table-cell>
          <table:table-cell table:style-name="ce2287" office:value-type="string" calcext:value-type="string">
            <text:p>- Az áldozat Páncéldobás: -1 büntetés</text:p>
            <text:p><text:span text:style-name="T20">- Területre/Pontra támadás manőver: Ellenpróba: -2</text:span></text:p>
            <text:p>- Ha az ellenfél is tőrkardos, mindketten: VÉ csökkentés: Kiskocka.</text:p>
            <text:p><text:span text:style-name="T20">- Könnyebb ellene a </text:span><text:span text:style-name="T20"><text:a xlink:href="https://github.com/kaktusztea/szilankrpg/blob/master/md/066_05_altalanos_manoverek.md#lefegyverzés--fegyvertörés" xlink:type="simple">Fegyvertörés</text:a></text:span><text:span text:style-name="T20"> manőver: Ellenpróba: -2</text:span></text:p>
            <text:p>- Zúzó fegyverek ellen: VÉ veszteség duplázódik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Lándzsavívó fegyverek</text:p>
          </table:table-cell>
          <table:table-cell table:style-name="ce2056" office:value-type="string" calcext:value-type="string">
            <text:p>Alabárd SV</text:p>
          </table:table-cell>
          <table:table-cell table:number-columns-repeated="2" table:style-name="ce2076" office:value-type="float" office:value="10" calcext:value-type="float">
            <text:p>10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9" calcext:value-type="float">
            <text:p>9</text:p>
          </table:table-cell>
          <table:table-cell table:style-name="ce2098" office:value-type="string" calcext:value-type="string">
            <text:p>S+V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string" calcext:value-type="string">
            <text:p>két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lándzsavívás</text:p>
          </table:table-cell>
          <table:table-cell table:style-name="ce2288" office:value-type="string" calcext:value-type="string">
            <text:p>Szúró és Vágó módba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7" office:value-type="string" calcext:value-type="string">
            <text:p>Alabárd Z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10" calcext:value-type="float">
            <text:p>10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9" calcext:value-type="float">
            <text:p>9</text:p>
          </table:table-cell>
          <table:table-cell table:style-name="ce2099" office:value-type="string" calcext:value-type="string">
            <text:p>Z</text:p>
          </table:table-cell>
          <table:table-cell table:style-name="ce2093" office:value-type="float" office:value="3" calcext:value-type="float">
            <text:p>3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5" calcext:value-type="float">
            <text:p>5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89" office:value-type="string" calcext:value-type="string">
            <text:p>Zúzó módban. Talán a legjobb a páncélok ellen az Átütéssel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Bot, hosszú</text:p>
          </table:table-cell>
          <table:table-cell table:style-name="ce1989" office:value-type="float" office:value="6" calcext:value-type="float">
            <text:p>6</text:p>
          </table:table-cell>
          <table:table-cell table:style-name="ce1989" office:value-type="float" office:value="8" calcext:value-type="float">
            <text:p>8</text:p>
          </table:table-cell>
          <table:table-cell table:style-name="ce2100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Könnyű és fürge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Kopja, harci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10" calcext:value-type="float">
            <text:p>10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Csak lovon használható.Csak Lovas rohamból használható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Kopja, torna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-3" calcext:value-type="float">
            <text:p>-3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Puhafa, lovagi tornákra való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Lándzsa, keskeny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Lándzsa, széles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Pika, keskeny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4">
          <table:table-cell table:style-name="ce2040"/>
          <table:table-cell table:style-name="ce2051" office:value-type="string" calcext:value-type="string">
            <text:p>Pika, széles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Szigony, egykezes</text:p>
          </table:table-cell>
          <table:table-cell table:style-name="ce1989" office:value-type="float" office:value="4" calcext:value-type="float">
            <text:p>4</text:p>
          </table:table-cell>
          <table:table-cell table:style-name="ce1989" office:value-type="float" office:value="5" calcext:value-type="float">
            <text:p>5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/>
          <table:table-cell table:style-name="ce2051" office:value-type="string" calcext:value-type="string">
            <text:p>Szigony, kétkezes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9" calcext:value-type="float">
            <text:p>9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Aprító fegyverek</text:p>
          </table:table-cell>
          <table:table-cell table:style-name="ce1910" office:value-type="string" calcext:value-type="string">
            <text:p>Balta</text:p>
          </table:table-cell>
          <table:table-cell table:style-name="ce1073" office:value-type="float" office:value="2" calcext:value-type="float">
            <text:p>2</text:p>
          </table:table-cell>
          <table:table-cell table:style-name="ce1073" office:value-type="float" office:value="0" calcext:value-type="float">
            <text:p>0</text:p>
          </table:table-cell>
          <table:table-cell table:style-name="ce2081" office:value-type="float" office:value="2" calcext:value-type="float">
            <text:p>2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style-name="ce2081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0" office:value-type="string" calcext:value-type="string">
            <text:p>rombolás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48" office:value-type="string" calcext:value-type="string">
            <text:p>Bot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9" office:value-type="float" office:value="-3" calcext:value-type="float">
            <text:p>-3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Z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7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ot, furkó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-1" calcext:value-type="float">
            <text:p>-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2050" office:value-type="string" calcext:value-type="string">
            <text:p>Buzogány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133" office:value-type="string" calcext:value-type="string">
            <text:p>Z</text:p>
          </table:table-cell>
          <table:table-cell table:style-name="ce2099" office:value-type="float" office:value="1" calcext:value-type="float">
            <text:p>1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kétkeze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lánco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llene az ellenfél Pajzs VÉ fele számít csak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shadleki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3" calcext:value-type="float">
            <text:p>3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tolla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4" office:value-type="string" calcext:value-type="string">
            <text:p>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kétkeze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csákány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0" calcext:value-type="float">
            <text:p>1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 office:value-type="string" calcext:value-type="string">
            <text:p>Nagyon vérzik; 50%: beragad és nem lehet kihúzni harc közbe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5" office:value-type="string" calcext:value-type="string">
            <text:p>Harci kalapác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102" office:value-type="float" office:value="7" calcext:value-type="float">
            <text:p>7</text:p>
          </table:table-cell>
          <table:table-cell table:style-name="ce2102" office:value-type="float" office:value="9" calcext:value-type="float">
            <text:p>9</text:p>
          </table:table-cell>
          <table:table-cell table:style-name="ce2102" office:value-type="string" calcext:value-type="string">
            <text:p>Z</text:p>
          </table:table-cell>
          <table:table-cell table:style-name="ce2102" office:value-type="float" office:value="1.5" calcext:value-type="float">
            <text:p>1,5</text:p>
          </table:table-cell>
          <table:table-cell table:style-name="ce2102" office:value-type="string" calcext:value-type="string">
            <text:p>két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6" office:value-type="string" calcext:value-type="string">
            <text:p>rombolás</text:p>
          </table:table-cell>
          <table:table-cell table:style-name="ce2293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Ostorharcos fegyverek</text:p>
          </table:table-cell>
          <table:table-cell table:style-name="ce2056" office:value-type="string" calcext:value-type="string">
            <text:p>Korbács</text:p>
          </table:table-cell>
          <table:table-cell table:style-name="ce1073" office:value-type="float" office:value="3" calcext:value-type="float">
            <text:p>3</text:p>
          </table:table-cell>
          <table:table-cell table:style-name="ce1073" office:value-type="float" office:value="0" calcext:value-type="float">
            <text:p>0</text:p>
          </table:table-cell>
          <table:table-cell table:style-name="ce2098" office:value-type="float" office:value="-1" calcext:value-type="float">
            <text:p>-1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ostorharc</text:p>
          </table:table-cell>
          <table:table-cell table:style-name="ce2296"/>
          <table:table-cell table:style-name="ce2356"/>
          <table:table-cell table:style-name="ce30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1" office:value-type="string" calcext:value-type="string">
            <text:p>Osto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Z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ostorharc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Ostorkard</text:p>
          </table:table-cell>
          <table:table-cell table:number-columns-repeated="2" table:style-name="ce1996" office:value-type="float" office:value="10" calcext:value-type="float">
            <text:p>10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8" calcext:value-type="float">
            <text:p>8</text:p>
          </table:table-cell>
          <table:table-cell table:style-name="ce2103" office:value-type="string" calcext:value-type="string">
            <text:p>V</text:p>
          </table:table-cell>
          <table:table-cell table:style-name="ce2103" office:value-type="float" office:value="3" calcext:value-type="float">
            <text:p>3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ostorharc</text:p>
          </table:table-cell>
          <table:table-cell table:style-name="ce2297" office:value-type="string" calcext:value-type="string">
            <text:p>Önveszélyes, lásd a leírását. 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Hárítófegyverek</text:p>
          </table:table-cell>
          <table:table-cell table:style-name="ce2059" office:value-type="string" calcext:value-type="string">
            <text:p>Hárító: Alkarvédő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string" calcext:value-type="string">
            <text:p>3/2/0</text:p>
          </table:table-cell>
          <table:table-cell table:style-name="ce2104" office:value-type="string" calcext:value-type="string">
            <text:p>-</text:p>
          </table:table-cell>
          <table:table-cell table:style-name="ce2118" office:value-type="float" office:value="99" calcext:value-type="float">
            <text:p>99</text:p>
          </table:table-cell>
          <table:table-cell table:style-name="ce2104" office:value-type="string" calcext:value-type="string">
            <text:p>-</text:p>
          </table:table-cell>
          <table:table-cell table:style-name="ce2104" office:value-type="float" office:value="0" calcext:value-type="float">
            <text:p>0</text:p>
          </table:table-cell>
          <table:table-cell table:style-name="ce2150" office:value-type="string" calcext:value-type="string">
            <text:p>egy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number-columns-repeated="3" table:style-name="ce2220" office:value-type="float" office:value="0" calcext:value-type="float">
            <text:p>0</text:p>
          </table:table-cell>
          <table:table-cell table:style-name="ce2260" office:value-type="string" calcext:value-type="string">
            <text:p>közelharci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8" office:value-type="string" calcext:value-type="string">
            <text:p>Hárító: Csatakesztyű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2" calcext:value-type="float">
            <text:p>2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Köpeny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3" calcext:value-type="float">
            <text:p>3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 office:value-type="string" calcext:value-type="string">
            <text:p>Legfeljebb 1 penge hosszú fegyverek ellen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Tonfa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string" calcext:value-type="string">
            <text:p>3/2/0</text:p>
          </table:table-cell>
          <table:table-cell table:style-name="ce2103" office:value-type="float" office:value="-3" calcext:value-type="float">
            <text:p>-3</text:p>
          </table:table-cell>
          <table:table-cell table:style-name="ce2117" office:value-type="float" office:value="6" calcext:value-type="float">
            <text:p>6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özelharci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 table:style-name="ce2038" office:value-type="string" calcext:value-type="string">
            <text:p>Pajzsok</text:p>
          </table:table-cell>
          <table:table-cell table:style-name="ce2060" office:value-type="string" calcext:value-type="string">
            <text:p>Pajzs típus</text:p>
          </table:table-cell>
          <table:table-cell table:style-name="ce2079" office:value-type="string" calcext:value-type="string">
            <text:p>TÉ</text:p>
          </table:table-cell>
          <table:table-cell table:style-name="ce2079" office:value-type="string" calcext:value-type="string">
            <text:p>VÉ</text:p>
          </table:table-cell>
          <table:table-cell table:style-name="ce2060" office:value-type="string" calcext:value-type="string">
            <text:p>SP</text:p>
          </table:table-cell>
          <table:table-cell table:style-name="ce2119" office:value-type="string" calcext:value-type="string">
            <text:p>Sebesség</text:p>
          </table:table-cell>
          <table:table-cell table:style-name="ce2135" office:value-type="string" calcext:value-type="string">
            <text:p>Sebzés</text:p>
            <text:p>Módja</text:p>
          </table:table-cell>
          <table:table-cell table:style-name="ce2139" office:value-type="string" calcext:value-type="string">
            <text:p>Pengehossz</text:p>
          </table:table-cell>
          <table:table-cell table:style-name="ce2166" office:value-type="string" calcext:value-type="string">
            <text:p>Típus</text:p>
          </table:table-cell>
          <table:table-cell table:style-name="ce2206" office:value-type="string" calcext:value-type="string">
            <text:p>Erőbónusz</text:p>
            <text:p>Max</text:p>
          </table:table-cell>
          <table:table-cell table:style-name="ce2119" office:value-type="string" calcext:value-type="string">
            <text:p>Átütés</text:p>
          </table:table-cell>
          <table:table-cell table:style-name="ce2222" office:value-type="string" calcext:value-type="string">
            <text:p>Íves</text:p>
          </table:table-cell>
          <table:table-cell table:style-name="ce2222" office:value-type="string" calcext:value-type="string">
            <text:p>MF</text:p>
          </table:table-cell>
          <table:table-cell table:style-name="ce2222" office:value-type="string" calcext:value-type="string">
            <text:p>KF</text:p>
          </table:table-cell>
          <table:table-cell table:style-name="ce2264" office:value-type="string" calcext:value-type="string">
            <text:p>Harcmodor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37"/>
        </table:table-row>
        <table:table-row table:style-name="ro4">
          <table:table-cell/>
          <table:table-cell table:style-name="ce2061" office:value-type="string" calcext:value-type="string">
            <text:p>Ki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3" calcext:value-type="float">
            <text:p>3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6" calcext:value-type="float">
            <text:p>6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61" office:value-type="string" calcext:value-type="string">
            <text:p>Közepe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0" calcext:value-type="float">
            <text:p>10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7" calcext:value-type="float">
            <text:p>7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2" calcext:value-type="float">
            <text:p>2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1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061" office:value-type="string" calcext:value-type="string">
            <text:p>Nagy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6" calcext:value-type="float">
            <text:p>16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9" calcext:value-type="float">
            <text:p>9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4" calcext:value-type="float">
            <text:p>4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16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62" office:value-type="string" calcext:value-type="string">
            <text:p>Fegyver</text:p>
          </table:table-cell>
          <table:table-cell table:style-name="ce2062" office:value-type="string" calcext:value-type="string">
            <text:p>CÉ</text:p>
          </table:table-cell>
          <table:table-cell table:style-name="ce2062" office:value-type="string" calcext:value-type="string">
            <text:p>Osztó</text:p>
          </table:table-cell>
          <table:table-cell table:style-name="ce2062" office:value-type="string" calcext:value-type="string">
            <text:p>SP</text:p>
          </table:table-cell>
          <table:table-cell table:style-name="ce2120" office:value-type="string" calcext:value-type="string">
            <text:p>Sebesség</text:p>
          </table:table-cell>
          <table:table-cell table:style-name="ce2120" office:value-type="string" calcext:value-type="string">
            <text:p>Sebzés</text:p>
            <text:p>Módja</text:p>
          </table:table-cell>
          <table:table-cell table:style-name="ce2120" office:value-type="string" calcext:value-type="string">
            <text:p>Hatótáv</text:p>
          </table:table-cell>
          <table:table-cell table:style-name="ce2062" office:value-type="string" calcext:value-type="string">
            <text:p>Tipus</text:p>
          </table:table-cell>
          <table:table-cell table:style-name="ce2208" office:value-type="string" calcext:value-type="string">
            <text:p>Erőbónusz</text:p>
            <text:p>Max</text:p>
          </table:table-cell>
          <table:table-cell table:style-name="ce2120" office:value-type="string" calcext:value-type="string">
            <text:p>Átütés</text:p>
          </table:table-cell>
          <table:table-cell table:style-name="ce2062" table:number-columns-repeated="3"/>
          <table:table-cell table:style-name="ce2120" office:value-type="string" calcext:value-type="string">
            <text:p>Harcmodor</text:p>
          </table:table-cell>
          <table:table-cell table:style-name="ce2298" office:value-type="string" calcext:value-type="string">
            <text:p>Megjegyzés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Hajítófegyverek</text:p>
          </table:table-cell>
          <table:table-cell table:style-name="ce2063"/>
          <table:table-cell table:style-name="ce2081" table:number-columns-repeated="2"/>
          <table:table-cell table:style-name="ce1910" table:number-columns-repeated="11"/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4" office:value-type="string" calcext:value-type="string">
            <text:p>Alkalmatlan tárgy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-5" calcext:value-type="float">
            <text:p>-5</text:p>
          </table:table-cell>
          <table:table-cell table:style-name="ce2082" office:value-type="float" office:value="11" calcext:value-type="float">
            <text:p>11</text:p>
          </table:table-cell>
          <table:table-cell table:style-name="ce2082" office:value-type="string" calcext:value-type="string">
            <text:p>Z</text:p>
          </table:table-cell>
          <table:table-cell table:style-name="ce2140" office:value-type="string" calcext:value-type="string">
            <text:p>5m +(Erő x 3)</text:p>
          </table:table-cell>
          <table:table-cell table:style-name="ce2179" office:value-type="string" calcext:value-type="string">
            <text:p>egykezes</text:p>
          </table:table-cell>
          <table:table-cell table:style-name="ce2082" office:value-type="float" office:value="3" calcext:value-type="float">
            <text:p>3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table:number-columns-repeated="3"/>
          <table:table-cell table:style-name="ce2265" office:value-type="string" calcext:value-type="string">
            <text:p>hajítás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65" office:value-type="string" calcext:value-type="string">
            <text:p>Bol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20m</text:p>
          </table:table-cell>
          <table:table-cell table:style-name="ce2188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66" office:value-type="string" calcext:value-type="string">
            <text:p>Dárda</text:p>
          </table:table-cell>
          <table:table-cell table:style-name="ce1989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41" office:value-type="string" calcext:value-type="string">
            <text:p>5m</text:p>
            <text:p>+(Erő x 3)</text:p>
          </table:table-cell>
          <table:table-cell table:style-name="ce2189" office:value-type="string" calcext:value-type="string">
            <text:p>egykezes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float" office:value="3" calcext:value-type="float">
            <text:p>3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06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67" office:value-type="string" calcext:value-type="string">
            <text:p>Dobócsillag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3" calcext:value-type="float">
            <text:p>-3</text:p>
          </table:table-cell>
          <table:table-cell table:style-name="ce2122" office:value-type="float" office:value="5" calcext:value-type="float">
            <text:p>5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5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5" office:value-type="string" calcext:value-type="string">
            <text:p>Dobóhál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4m +Erő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30">
          <table:table-cell table:style-name="ce2039"/>
          <table:table-cell table:style-name="ce2067" office:value-type="string" calcext:value-type="string">
            <text:p>Hajítóbárd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7" office:value-type="float" office:value="2" calcext:value-type="float">
            <text:p>2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Z</text:p>
          </table:table-cell>
          <table:table-cell table:style-name="ce2142" office:value-type="string" calcext:value-type="string">
            <text:p><text:span text:style-name="T13">20m</text:span></text:p>
            <text:p><text:span text:style-name="T14">+(Erő x 4) </text:span></text:p>
          </table:table-cell>
          <table:table-cell table:style-name="ce2149" office:value-type="string" calcext:value-type="string">
            <text:p>egykezes</text:p>
          </table:table-cell>
          <table:table-cell table:style-name="ce2107" office:value-type="float" office:value="3" calcext:value-type="float">
            <text:p>3</text:p>
          </table:table-cell>
          <table:table-cell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 office:value-type="string" calcext:value-type="string">
            <text:p>Pajzsba dobva csökkenti annak Védő Értékét a dobott SP értékkel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5">
          <table:table-cell/>
          <table:table-cell table:style-name="ce2068" office:value-type="string" calcext:value-type="string">
            <text:p>Hajítótőr</text:p>
          </table:table-cell>
          <table:table-cell table:style-name="ce1991" office:value-type="float" office:value="2" calcext:value-type="float">
            <text:p>2</text:p>
          </table:table-cell>
          <table:table-cell table:style-name="ce2085" office:value-type="float" office:value="3" calcext:value-type="float">
            <text:p>3</text:p>
          </table:table-cell>
          <table:table-cell table:style-name="ce2108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string" calcext:value-type="string">
            <text:p>15m</text:p>
          </table:table-cell>
          <table:table-cell table:style-name="ce2194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0" calcext:value-type="float">
            <text:p>0</text:p>
          </table:table-cell>
          <table:table-cell table:style-name="ce2108"/>
          <table:table-cell table:style-name="ce2236" table:number-columns-repeated="2"/>
          <table:table-cell table:style-name="ce2266" office:value-type="string" calcext:value-type="string">
            <text:p>hajítás</text:p>
          </table:table-cell>
          <table:table-cell table:style-name="ce232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30">
          <table:table-cell table:style-name="ce2042"/>
          <table:table-cell table:style-name="ce2067" office:value-type="string" calcext:value-type="string">
            <text:p>Kő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10" calcext:value-type="float">
            <text:p>-10</text:p>
          </table:table-cell>
          <table:table-cell table:style-name="ce2122" office:value-type="float" office:value="6" calcext:value-type="float">
            <text:p>6</text:p>
          </table:table-cell>
          <table:table-cell table:style-name="ce2107" office:value-type="string" calcext:value-type="string">
            <text:p>Z</text:p>
          </table:table-cell>
          <table:table-cell table:style-name="ce2144" office:value-type="string" calcext:value-type="string">
            <text:p>20m</text:p>
            <text:p>+(Erő x 5) 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6"/>
          <table:table-cell table:style-name="ce2237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8" office:value-type="string" calcext:value-type="string">
            <text:p>Lassz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31" office:value-type="string" calcext:value-type="string">
            <text:p>Sebesülés az esés következtében lehe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/>
          <table:table-cell table:style-name="ce2058" office:value-type="string" calcext:value-type="string">
            <text:p>Parittya</text:p>
          </table:table-cell>
          <table:table-cell table:style-name="ce1989" office:value-type="float" office:value="1" calcext:value-type="float">
            <text:p>1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2" calcext:value-type="float">
            <text:p>2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string" calcext:value-type="string">
            <text:p>70m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hajítás</text:p>
          </table:table-cell>
          <table:table-cell table:style-name="ce2340" office:value-type="string" calcext:value-type="string">
            <text:p>SFÉ duplán számít ellene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2"/>
          <table:table-cell table:style-name="ce2067" office:value-type="string" calcext:value-type="string">
            <text:p>Ramier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0" calcext:value-type="float">
            <text:p>0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/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Tőr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117" office:value-type="float" office:value="7" calcext:value-type="float">
            <text:p>7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29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 table:style-name="ce2043" office:value-type="string" calcext:value-type="string">
            <text:p>Íjász lőfegyverek</text:p>
          </table:table-cell>
          <table:table-cell table:style-name="ce2059" office:value-type="string" calcext:value-type="string">
            <text:p>Rövid íj</text:p>
          </table:table-cell>
          <table:table-cell table:style-name="ce2076" office:value-type="float" office:value="3" calcext:value-type="float">
            <text:p>3</text:p>
          </table:table-cell>
          <table:table-cell table:style-name="ce2086" office:value-type="float" office:value="4" calcext:value-type="float">
            <text:p>4</text:p>
          </table:table-cell>
          <table:table-cell table:style-name="ce2104" office:value-type="float" office:value="1" calcext:value-type="float">
            <text:p>1</text:p>
          </table:table-cell>
          <table:table-cell table:style-name="ce2118" office:value-type="float" office:value="6" calcext:value-type="float">
            <text:p>6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string" calcext:value-type="string">
            <text:p>60m</text:p>
          </table:table-cell>
          <table:table-cell table:style-name="ce2196" office:value-type="string" calcext:value-type="string">
            <text:p>két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210" office:value-type="float" office:value="0" calcext:value-type="float">
            <text:p>0</text:p>
          </table:table-cell>
          <table:table-cell table:style-name="ce2227"/>
          <table:table-cell table:style-name="ce2240" table:number-columns-repeated="2"/>
          <table:table-cell table:style-name="ce2260" office:value-type="string" calcext:value-type="string">
            <text:p>íjászat</text:p>
          </table:table-cell>
          <table:table-cell table:style-name="ce2344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69" office:value-type="string" calcext:value-type="string">
            <text:p>Hosszú íj</text:p>
          </table:table-cell>
          <table:table-cell table:style-name="ce1991" office:value-type="float" office:value="4" calcext:value-type="float">
            <text:p>4</text:p>
          </table:table-cell>
          <table:table-cell table:style-name="ce2085" office:value-type="float" office:value="4" calcext:value-type="float">
            <text:p>4</text:p>
          </table:table-cell>
          <table:table-cell table:style-name="ce2109" office:value-type="float" office:value="3" calcext:value-type="float">
            <text:p>3</text:p>
          </table:table-cell>
          <table:table-cell table:style-name="ce2124" office:value-type="float" office:value="8" calcext:value-type="float">
            <text:p>8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string" calcext:value-type="string">
            <text:p>120m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3" calcext:value-type="float">
            <text:p>3</text:p>
          </table:table-cell>
          <table:table-cell table:style-name="ce2109" office:value-type="float" office:value="0" calcext:value-type="float">
            <text:p>0</text:p>
          </table:table-cell>
          <table:table-cell table:style-name="ce2109"/>
          <table:table-cell table:style-name="ce2241" table:number-columns-repeated="2"/>
          <table:table-cell table:style-name="ce2267" office:value-type="string" calcext:value-type="string">
            <text:p>íjászat</text:p>
          </table:table-cell>
          <table:table-cell table:style-name="ce2345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67" office:value-type="string" calcext:value-type="string">
            <text:p>Visszacsapó íj</text:p>
          </table:table-cell>
          <table:table-cell table:style-name="ce1989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8" calcext:value-type="float">
            <text:p>8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60m</text:p>
          </table:table-cell>
          <table:table-cell table:style-name="ce2113" office:value-type="string" calcext:value-type="string">
            <text:p>kétkezes</text:p>
          </table:table-cell>
          <table:table-cell table:style-name="ce2107" office:value-type="float" office:value="4" calcext:value-type="float">
            <text:p>4</text:p>
          </table:table-cell>
          <table:table-cell table:style-name="ce2107" office:value-type="float" office:value="3" calcext:value-type="float">
            <text:p>3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67" office:value-type="string" calcext:value-type="string">
            <text:p>Elf íj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Fúvócső, kicsi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string" calcext:value-type="string">
            <text:p>spec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6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íjászat</text:p>
          </table:table-cell>
          <table:table-cell table:style-name="ce2331" office:value-type="string" calcext:value-type="string">
            <text:p>k20 dobásnál: 20-as dobás: 1 ÉP, különben 0 ÉP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70" office:value-type="string" calcext:value-type="string">
            <text:p>Fúvócső, vadász</text:p>
          </table:table-cell>
          <table:table-cell table:style-name="ce2083" office:value-type="float" office:value="3" calcext:value-type="float">
            <text:p>3</text:p>
          </table:table-cell>
          <table:table-cell table:style-name="ce2087" office:value-type="float" office:value="4" calcext:value-type="float">
            <text:p>4</text:p>
          </table:table-cell>
          <table:table-cell table:style-name="ce2110" office:value-type="float" office:value="-10" calcext:value-type="float">
            <text:p>-10</text:p>
          </table:table-cell>
          <table:table-cell table:style-name="ce2125" office:value-type="float" office:value="10" calcext:value-type="float">
            <text:p>10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string" calcext:value-type="string">
            <text:p>30m</text:p>
          </table:table-cell>
          <table:table-cell table:style-name="ce2202" office:value-type="string" calcext:value-type="string">
            <text:p>két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228" table:number-columns-repeated="3"/>
          <table:table-cell table:style-name="ce2268" office:value-type="string" calcext:value-type="string">
            <text:p>íjászat</text:p>
          </table:table-cell>
          <table:table-cell table:style-name="ce234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Lövész lőfegyverek</text:p>
          </table:table-cell>
          <table:table-cell table:style-name="ce2071" office:value-type="string" calcext:value-type="string">
            <text:p>Kézi nyílpuska</text:p>
          </table:table-cell>
          <table:table-cell table:style-name="ce2076" office:value-type="float" office:value="3" calcext:value-type="float">
            <text:p>3</text:p>
          </table:table-cell>
          <table:table-cell table:style-name="ce1073" office:value-type="float" office:value="4" calcext:value-type="float">
            <text:p>4</text:p>
          </table:table-cell>
          <table:table-cell table:style-name="ce2111" office:value-type="float" office:value="0" calcext:value-type="float">
            <text:p>0</text:p>
          </table:table-cell>
          <table:table-cell table:style-name="ce2126" office:value-type="float" office:value="10" calcext:value-type="float">
            <text:p>10</text:p>
          </table:table-cell>
          <table:table-cell table:style-name="ce2111" office:value-type="string" calcext:value-type="string">
            <text:p>S</text:p>
          </table:table-cell>
          <table:table-cell table:style-name="ce2145" office:value-type="string" calcext:value-type="string">
            <text:p>20m</text:p>
          </table:table-cell>
          <table:table-cell table:style-name="ce2111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229"/>
          <table:table-cell table:style-name="ce2242" table:number-columns-repeated="2"/>
          <table:table-cell table:style-name="ce2250" office:value-type="string" calcext:value-type="string">
            <text:p>lövészet</text:p>
          </table:table-cell>
          <table:table-cell table:style-name="ce2350" office:value-type="string" calcext:value-type="string">
            <text:p>A kézi nyílpuska kevésbé pontos fegyver kis mérete miatt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/>
          <table:table-cell table:style-name="ce2072" office:value-type="string" calcext:value-type="string">
            <text:p>Nyílpuska</text:p>
          </table:table-cell>
          <table:table-cell table:number-columns-repeated="2" table:style-name="ce1991" office:value-type="float" office:value="5" calcext:value-type="float">
            <text:p>5</text:p>
          </table:table-cell>
          <table:table-cell table:style-name="ce2112" office:value-type="float" office:value="6" calcext:value-type="float">
            <text:p>6</text:p>
          </table:table-cell>
          <table:table-cell table:style-name="ce2127" office:value-type="float" office:value="13" calcext:value-type="float">
            <text:p>13</text:p>
          </table:table-cell>
          <table:table-cell table:style-name="ce2112" office:value-type="string" calcext:value-type="string">
            <text:p>S</text:p>
          </table:table-cell>
          <table:table-cell table:style-name="ce2112" office:value-type="string" calcext:value-type="string">
            <text:p>50m</text:p>
          </table:table-cell>
          <table:table-cell table:style-name="ce2112" office:value-type="string" calcext:value-type="string">
            <text:p>két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float" office:value="8" calcext:value-type="float">
            <text:p>8</text:p>
          </table:table-cell>
          <table:table-cell table:style-name="ce2112"/>
          <table:table-cell table:style-name="ce2243" table:number-columns-repeated="2"/>
          <table:table-cell table:style-name="ce2247" office:value-type="string" calcext:value-type="string">
            <text:p>lövészet</text:p>
          </table:table-cell>
          <table:table-cell table:style-name="ce235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Nehéz nyílpuska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13" office:value-type="float" office:value="14" calcext:value-type="float">
            <text:p>14</text:p>
          </table:table-cell>
          <table:table-cell table:style-name="ce2122" office:value-type="float" office:value="16" calcext:value-type="float">
            <text:p>16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8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15" calcext:value-type="float">
            <text:p>15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5">
          <table:table-cell/>
          <table:table-cell table:style-name="ce2067" office:value-type="string" calcext:value-type="string">
            <text:p>Shadoni páncéltörő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6" calcext:value-type="float">
            <text:p>6</text:p>
          </table:table-cell>
          <table:table-cell table:style-name="ce2113" office:value-type="float" office:value="20" calcext:value-type="float">
            <text:p>20</text:p>
          </table:table-cell>
          <table:table-cell table:style-name="ce2122" office:value-type="string" calcext:value-type="string">
            <text:p>-</text:p>
          </table:table-cell>
          <table:table-cell table:style-name="ce2113" office:value-type="string" calcext:value-type="string">
            <text:p>Z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20" calcext:value-type="float">
            <text:p>2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- Újratöltés: 1 emberrel: 3 kör, 2 emberrel: 1 kör</text:p>
            <text:p>- Páncéltörő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Kharei nyílpuska</text:p>
          </table:table-cell>
          <table:table-cell table:style-name="ce1989" office:value-type="float" office:value="4" calcext:value-type="float">
            <text:p>4</text:p>
          </table:table-cell>
          <table:table-cell table:style-name="ce1996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22" office:value-type="float" office:value="6" calcext:value-type="float">
            <text:p>6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5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Míg ki nem fogy a tár. Újratöltés: 1 kör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4">
          <table:table-cell table:style-name="ce2044"/>
          <table:table-cell table:style-name="ce2073" office:value-type="string" calcext:value-type="string">
            <text:p>Aquir nyílpuska</text:p>
          </table:table-cell>
          <table:table-cell table:style-name="ce2083" office:value-type="float" office:value="6" calcext:value-type="float">
            <text:p>6</text:p>
          </table:table-cell>
          <table:table-cell table:style-name="ce2088" office:value-type="float" office:value="5" calcext:value-type="float">
            <text:p>5</text:p>
          </table:table-cell>
          <table:table-cell table:style-name="ce2114" office:value-type="string" calcext:value-type="string">
            <text:p>💀/+6</text:p>
          </table:table-cell>
          <table:table-cell table:style-name="ce2128" office:value-type="float" office:value="7" calcext:value-type="float">
            <text:p>7</text:p>
          </table:table-cell>
          <table:table-cell table:style-name="ce2114" office:value-type="string" calcext:value-type="string">
            <text:p>S</text:p>
          </table:table-cell>
          <table:table-cell table:style-name="ce2146" office:value-type="string" calcext:value-type="string">
            <text:p>50m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20" calcext:value-type="float">
            <text:p>20</text:p>
          </table:table-cell>
          <table:table-cell table:style-name="ce2230" table:number-columns-repeated="3"/>
          <table:table-cell table:style-name="ce2252" office:value-type="string" calcext:value-type="string">
            <text:p>lövészet</text:p>
          </table:table-cell>
          <table:table-cell table:style-name="ce2352" office:value-type="string" calcext:value-type="string">
            <text:p>Halálos hatása és Átütés értéke csak aquir kézben érvényesül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5" office:value-type="string" calcext:value-type="string">
            <text:p>Mágikus lövedékek</text:p>
          </table:table-cell>
          <table:table-cell table:style-name="ce833" office:value-type="string" calcext:value-type="string">
            <text:p>Mágiatáv I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/>
          <table:table-cell table:style-name="ce2238" table:number-columns-repeated="2"/>
          <table:table-cell table:style-name="ce2269" office:value-type="string" calcext:value-type="string">
            <text:p>mágikus célzás</text:p>
          </table:table-cell>
          <table:table-cell table:style-name="ce235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I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II</text:p>
          </table:table-cell>
          <table:table-cell table:style-name="ce1996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V</text:p>
          </table:table-cell>
          <table:table-cell table:style-name="ce1996" office:value-type="float" office:value="4" calcext:value-type="float">
            <text:p>4</text:p>
          </table:table-cell>
          <table:table-cell table:style-name="ce2084" office:value-type="float" office:value="4" calcext:value-type="float">
            <text:p>4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833" office:value-type="string" calcext:value-type="string">
            <text:p><text:span text:style-name="T2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2"/>
          <table:table-cell table:style-name="ce779" table:number-columns-repeated="14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 table:number-rows-repeated="4">
          <table:table-cell table:number-columns-repeated="15"/>
          <table:table-cell table:style-name="ce779"/>
          <table:table-cell table:style-name="ce30" table:number-columns-repeated="7"/>
          <table:table-cell table:number-columns-repeated="242"/>
        </table:table-row>
        <table:table-row table:style-name="ro4" table:number-rows-repeated="101">
          <table:table-cell table:number-columns-repeated="16"/>
          <table:table-cell table:style-name="ce30" table:number-columns-repeated="7"/>
          <table:table-cell table:number-columns-repeated="242"/>
        </table:table-row>
        <table:table-row table:style-name="ro4">
          <table:table-cell table:number-columns-repeated="16"/>
          <table:table-cell table:style-name="ce30"/>
          <table:table-cell table:number-columns-repeated="4"/>
          <table:table-cell table:style-name="ce779"/>
          <table:table-cell table:number-columns-repeated="243"/>
        </table:table-row>
        <table:table-row table:style-name="ro4" table:number-rows-repeated="65317">
          <table:table-cell table:number-columns-repeated="21"/>
          <table:table-cell table:style-name="ce779"/>
          <table:table-cell table:number-columns-repeated="243"/>
        </table:table-row>
        <table:table-row table:style-name="ro4" table:number-rows-repeated="983031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Képzettséglista" table:style-name="ta6">
        <table:table-column table:style-name="co84" table:default-cell-style-name="ce1729"/>
        <table:table-column table:style-name="co85" table:default-cell-style-name="ce1731"/>
        <table:table-column table:style-name="co86" table:default-cell-style-name="ce1729"/>
        <table:table-column table:style-name="co85" table:default-cell-style-name="ce1731"/>
        <table:table-column table:style-name="co87" table:default-cell-style-name="ce1729"/>
        <table:table-column table:style-name="co88" table:default-cell-style-name="ce1299"/>
        <table:table-column table:style-name="co89" table:default-cell-style-name="ce1729"/>
        <table:table-column table:style-name="co14" table:default-cell-style-name="ce949"/>
        <table:table-column table:style-name="co90" table:default-cell-style-name="ce949"/>
        <table:table-column table:style-name="co91" table:default-cell-style-name="ce949"/>
        <table:table-column table:style-name="co3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1298"/>
          <table:covered-table-cell table:style-name="ce719"/>
          <table:covered-table-cell table:style-name="ce1298"/>
          <table:covered-table-cell table:style-name="ce1995"/>
          <table:covered-table-cell table:style-name="ce1298"/>
          <table:covered-table-cell table:style-name="ce719"/>
          <table:covered-table-cell table:number-columns-repeated="3"/>
          <table:table-cell table:style-name="ce949" table:number-columns-repeated="16374"/>
        </table:table-row>
        <table:table-row table:style-name="ro12">
          <table:table-cell table:style-name="ce1713"/>
          <table:table-cell table:style-name="ce1298"/>
          <table:table-cell table:style-name="ce719"/>
          <table:table-cell table:style-name="ce1298"/>
          <table:table-cell table:style-name="ce1995"/>
          <table:table-cell table:style-name="ce1298"/>
          <table:table-cell table:style-name="ce719"/>
          <table:table-cell table:number-columns-repeated="3"/>
          <table:table-cell table:style-name="ce949" table:number-columns-repeated="16374"/>
        </table:table-row>
        <table:table-row table:style-name="ro7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949"/>
          <table:table-cell table:style-name="ce1739" office:value-type="string" calcext:value-type="string">
            <text:p>Tradíciók</text:p>
          </table:table-cell>
          <table:table-cell table:style-name="ce949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949" table:number-columns-repeated="16374"/>
        </table:table-row>
        <table:table-row table:style-name="ro7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949"/>
          <table:table-cell table:style-name="ce1726"/>
          <table:table-cell table:style-name="ce949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832" office:value-type="string" calcext:value-type="string">
            <text:p>Asztrálmágia</text:p>
          </table:table-cell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949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832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949" table:number-columns-repeated="2"/>
          <table:table-cell table:style-name="ce1726" office:value-type="string" calcext:value-type="string">
            <text:p>Magas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832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Vulgár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832" office:value-type="string" calcext:value-type="string">
            <text:p>Mentálmágia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832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401"/>
          <table:table-cell table:style-name="ce949"/>
          <table:table-cell table:style-name="ce1726" office:value-type="string" calcext:value-type="string">
            <text:p>Bárd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832" office:value-type="string" calcext:value-type="string">
            <text:p>Természeti jelenségek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Illuzionista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832" office:value-type="string" calcext:value-type="string">
            <text:p>Életerő Manipulálás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Természeti mágia</text:p>
          </table:table-cell>
          <table:table-cell/>
          <table:table-cell table:style-name="ce26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832" office:value-type="string" calcext:value-type="string">
            <text:p>Elemi mági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832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832" office:value-type="string" calcext:value-type="string">
            <text:p>Elemi mágia (levegő)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832" office:value-type="string" calcext:value-type="string">
            <text:p>Illúziók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832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949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832" office:value-type="string" calcext:value-type="string">
            <text:p>Térmágia</text:p>
          </table:table-cell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832" office:value-type="string" calcext:value-type="string">
            <text:p>Elemi mágia (víz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949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832" office:value-type="string" calcext:value-type="string">
            <text:p>Elemi mágia (föld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28"/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832" office:value-type="string" calcext:value-type="string">
            <text:p>Kü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28"/>
          <table:table-cell table:style-name="ce949" table:number-columns-repeated="3"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832" office:value-type="string" calcext:value-type="string">
            <text:p>Aurahangolás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949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832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949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832" office:value-type="string" calcext:value-type="string">
            <text:p>Sors befolyásolás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949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832" office:value-type="string" calcext:value-type="string">
            <text:p>Nekromancia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832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832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949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298" table:formula="of:=COUNTA([.C$4:.C$26])" office:value-type="float" office:value="22" calcext:value-type="float">
            <text:p>22</text:p>
          </table:table-cell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832" office:value-type="string" calcext:value-type="string">
            <text:p>Elemi mágia (tűz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949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832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7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949" table:number-columns-repeated="5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415" office:value-type="string" calcext:value-type="string">
            <text:p>válassz a két faj arkánumai közül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949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10">
          <table:table-cell table:style-name="ce1723" office:value-type="string" calcext:value-type="string">
            <text:p><text:span text:style-name="T28"><text:a xlink:href="https://github.com/kaktusztea/szilankrpg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/>
          <table:table-cell table:style-name="ce949"/>
          <table:table-cell table:style-name="ce582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/>
          <table:table-cell table:style-name="ce1643"/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4" office:value-type="string" calcext:value-type="string">
            <text:p>Szférák, Arkánumok (Primer)</text:p>
          </table:table-cell>
          <table:table-cell table:style-name="ce1643"/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1"/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Mágia Szféra ➖➖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5">➖➖ </text:span><text:span text:style-name="T29">Anyag szféra</text:span><text:span text:style-name="T30"> </text:span><text:span text:style-name="T31">➖➖</text:span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7" office:value-type="string" calcext:value-type="string">
            <text:p>➖➖ Lél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Jelenség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Térid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Életer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Idézé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Sor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299" table:formula="of:=COUNTA([.A35:.A62])" office:value-type="float" office:value="24" calcext:value-type="float">
            <text:p>24</text:p>
          </table:table-cell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3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 table:number-rows-repeated="5">
          <table:table-cell table:style-name="ce949" table:number-columns-repeated="3"/>
          <table:table-cell table:number-columns-repeated="7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 table:number-columns-repeated="8"/>
          <table:table-cell table:style-name="ce949" table:number-columns-repeated="16374"/>
        </table:table-row>
        <table:table-row table:style-name="ro4" table:number-rows-repeated="1048509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</table:table>
      <table:table table:name="Fortélylista" table:style-name="ta6">
        <table:table-column table:style-name="co92" table:default-cell-style-name="ce30"/>
        <table:table-column table:style-name="co93" table:default-cell-style-name="ce5"/>
        <table:table-column table:style-name="co94" table:default-cell-style-name="ce2669"/>
        <table:table-column table:style-name="co95" table:default-cell-style-name="ce30"/>
        <table:table-column table:style-name="co96" table:default-cell-style-name="ce2676"/>
        <table:table-column table:style-name="co97" table:default-cell-style-name="ce30"/>
        <table:table-column table:style-name="co98" table:default-cell-style-name="ce30"/>
        <table:table-column table:style-name="co99" table:default-cell-style-name="ce30"/>
        <table:table-column table:style-name="co100" table:default-cell-style-name="ce655"/>
        <table:table-column table:style-name="co101" table:default-cell-style-name="ce30"/>
        <table:table-column table:style-name="co102" table:default-cell-style-name="ce30"/>
        <table:table-column table:style-name="co103" table:default-cell-style-name="ce949"/>
        <table:table-column table:style-name="co104" table:default-cell-style-name="ce30"/>
        <table:table-column table:style-name="co105" table:default-cell-style-name="ce30"/>
        <table:table-column table:style-name="co106" table:default-cell-style-name="ce30"/>
        <table:table-column table:style-name="co16" table:default-cell-style-name="ce949"/>
        <table:table-column table:style-name="co3" table:default-cell-style-name="ce949"/>
        <table:table-column table:style-name="co3" table:number-columns-repeated="16367"/>
        <table:table-row table:style-name="ro12">
          <table:table-cell table:style-name="ce265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229"/>
          <table:covered-table-cell table:style-name="ce2024"/>
          <table:covered-table-cell table:style-name="ce719"/>
          <table:covered-table-cell table:style-name="ce980"/>
          <table:covered-table-cell table:number-columns-repeated="3" table:style-name="ce719"/>
          <table:covered-table-cell table:style-name="ce2683"/>
          <table:covered-table-cell table:number-columns-repeated="2" table:style-name="ce719"/>
          <table:covered-table-cell/>
          <table:covered-table-cell table:style-name="ce719"/>
          <table:covered-table-cell table:number-columns-repeated="3"/>
          <table:table-cell/>
          <table:table-cell table:style-name="ce949" table:number-columns-repeated="16367"/>
        </table:table-row>
        <table:table-row table:style-name="ro12">
          <table:table-cell table:style-name="ce2653"/>
          <table:table-cell table:style-name="ce1229"/>
          <table:table-cell table:style-name="ce2024"/>
          <table:table-cell table:style-name="ce719"/>
          <table:table-cell table:number-columns-repeated="13"/>
          <table:table-cell table:style-name="ce949" table:number-columns-repeated="16367"/>
        </table:table-row>
        <table:table-row table:style-name="ro4">
          <table:table-cell table:style-name="ce2655" office:value-type="string" calcext:value-type="string">
            <text:p>Kiemelt Fortélyok</text:p>
          </table:table-cell>
          <table:table-cell table:style-name="ce719"/>
          <table:table-cell table:style-name="ce30"/>
          <table:table-cell table:style-name="ce719"/>
          <table:table-cell table:style-name="ce2655" office:value-type="string" calcext:value-type="string">
            <text:p>Szabad Fortélyok</text:p>
          </table:table-cell>
          <table:table-cell table:style-name="ce2678" office:value-type="string" calcext:value-type="string">
            <text:p>Kiterjeszti</text:p>
          </table:table-cell>
          <table:table-cell/>
          <table:table-cell table:style-name="ce2655" office:value-type="string" calcext:value-type="string">
            <text:p>Faj Hátterek</text:p>
          </table:table-cell>
          <table:table-cell table:style-name="ce2655" office:value-type="string" calcext:value-type="string">
            <text:p>Karma Hátterek</text:p>
          </table:table-cell>
          <table:table-cell table:style-name="ce2655" office:value-type="string" calcext:value-type="string">
            <text:p>Leíró Hátterek</text:p>
          </table:table-cell>
          <table:table-cell/>
          <table:table-cell table:style-name="ce2656" office:value-type="string" calcext:value-type="string">
            <text:p>Nyelvek</text:p>
          </table:table-cell>
          <table:table-cell table:style-name="ce2655" office:value-type="string" calcext:value-type="string">
            <text:p>Rövidítés</text:p>
          </table:table-cell>
          <table:table-cell table:style-name="ce949"/>
          <table:table-cell table:style-name="ce2656" office:value-type="string" calcext:value-type="string">
            <text:p>Varázslási metódusok</text:p>
          </table:table-cell>
          <table:table-cell table:style-name="ce30"/>
          <table:table-cell/>
          <table:table-cell table:style-name="ce949" table:number-columns-repeated="16367"/>
        </table:table-row>
        <table:table-row table:style-name="ro4">
          <table:table-cell table:style-name="ce949"/>
          <table:table-cell table:style-name="ce719"/>
          <table:table-cell table:style-name="ce30"/>
          <table:table-cell table:style-name="ce719"/>
          <table:table-cell table:style-name="ce2657"/>
          <table:table-cell table:style-name="ce2679"/>
          <table:table-cell/>
          <table:table-cell table:style-name="ce2657"/>
          <table:table-cell table:style-name="ce30"/>
          <table:table-cell table:style-name="ce949"/>
          <table:table-cell/>
          <table:table-cell table:style-name="ce2676"/>
          <table:table-cell/>
          <table:table-cell table:style-name="ce949"/>
          <table:table-cell/>
          <table:table-cell table:style-name="ce30"/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719"/>
          <table:table-cell table:style-name="ce30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673" office:value-type="string" calcext:value-type="string">
            <text:p>🟩 Befolyásolás, Emberismeret</text:p>
          </table:table-cell>
          <table:table-cell/>
          <table:table-cell table:style-name="ce2682" office:value-type="string" calcext:value-type="string">
            <text:p>Lásd Képzettséglista oldal</text:p>
          </table:table-cell>
          <table:table-cell table:style-name="ce2645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6" office:value-type="string" calcext:value-type="string">
            <text:p><text:span text:style-name="T55">➖➖➖ </text:span><text:span text:style-name="T56">Származás </text:span><text:span text:style-name="T57">➖➖➖</text:span></text:p>
          </table:table-cell>
          <table:table-cell/>
          <table:table-cell table:style-name="ce2676" office:value-type="string" calcext:value-type="string">
            <text:p><text:span text:style-name="T22">➖➖➖ </text:span><text:span text:style-name="T60">Godoni nyelvek </text:span><text:span text:style-name="T61">➖➖➖</text:span>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719"/>
          <table:table-cell table:style-name="ce30"/>
          <table:table-cell table:style-name="ce719"/>
          <table:table-cell table:style-name="ce2659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673" office:value-type="string" calcext:value-type="string">
            <text:p>🟥 Kvant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5" office:value-type="string" calcext:value-type="string">
            <text:p>Apród</text:p>
          </table:table-cell>
          <table:table-cell/>
          <table:table-cell table:style-name="ce267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span text:style-name="T32"><text:a xlink:href="https://github.com/kaktusztea/km100/blob/master/md/fortelyok.kiemelt/nyelvismeret.md" xlink:type="simple">Nyelvismeret</text:a></text:span><text:span text:style-name="T32"> 🔁</text:span></text:p>
          </table:table-cell>
          <table:table-cell table:style-name="ce719"/>
          <table:table-cell table:style-name="ce30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673" office:value-type="string" calcext:value-type="string">
            <text:p><text:span text:style-name="T51">🟥 Előadóművészet, 🟩 </text:span>Befolyásolás, Lop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5" office:value-type="string" calcext:value-type="string">
            <text:p>Árva</text:p>
          </table:table-cell>
          <table:table-cell/>
          <table:table-cell table:style-name="ce267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number-columns-repeated="4"/>
          <table:table-cell table:style-name="ce2659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5" office:value-type="string" calcext:value-type="string">
            <text:p>Erdőlakó</text:p>
          </table:table-cell>
          <table:table-cell/>
          <table:table-cell table:style-name="ce267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56" office:value-type="string" calcext:value-type="string">
            <text:p>Általános fortélyok</text:p>
          </table:table-cell>
          <table:table-cell table:style-name="ce2662" office:value-type="string" calcext:value-type="string">
            <text:p>Max fok</text:p>
          </table:table-cell>
          <table:table-cell table:style-name="ce2662" office:value-type="string" calcext:value-type="string">
            <text:p>Kiterjeszti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673" office:value-type="string" calcext:value-type="string">
            <text:p><text:span text:style-name="T51">🟩 </text:span>Művészetismeret, Értékebecslés;  <text:span text:style-name="T51">🟥 Képzőművészet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5" office:value-type="string" calcext:value-type="string">
            <text:p>Fejvadász</text:p>
          </table:table-cell>
          <table:table-cell/>
          <table:table-cell table:style-name="ce2676" office:value-type="string" calcext:value-type="string">
            <text:p>➖➖➖ Általános nyelvek ➖➖➖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57"/>
          <table:table-cell table:style-name="ce2663"/>
          <table:table-cell table:style-name="ce2670"/>
          <table:table-cell/>
          <table:table-cell table:style-name="ce2645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73" office:value-type="string" calcext:value-type="string">
            <text:p><text:span text:style-name="T51">🟩 Kvantikum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5" office:value-type="string" calcext:value-type="string">
            <text:p>Gladiátor</text:p>
          </table:table-cell>
          <table:table-cell/>
          <table:table-cell table:style-name="ce267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0">
          <table:table-cell office:value-type="string" calcext:value-type="string">
            <text:p><text:span text:style-name="T33">➖➖➖ Tudományos ➖➖➖</text:span>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673" office:value-type="string" calcext:value-type="string">
            <text:p><text:span text:style-name="T51">🟩 </text:span>Hadásza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5" office:value-type="string" calcext:value-type="string">
            <text:p>Harcművész</text:p>
          </table:table-cell>
          <table:table-cell/>
          <table:table-cell table:style-name="ce267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<text:span text:style-name="T41">Lexikum, </text:span>Nyomozás, Nekromancia arkán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673"/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45" office:value-type="string" calcext:value-type="string">
            <text:p>Jobbágy</text:p>
          </table:table-cell>
          <table:table-cell/>
          <table:table-cell table:style-name="ce267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<text:span text:style-name="T41">Kvantikum;  </text:span><text:span text:style-name="T42">🟩</text:span><text:span text:style-name="T41"> </text:span>Nyomozás, Művészet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673" office:value-type="string" calcext:value-type="string">
            <text:p><text:span text:style-name="T51">🟩 </text:span>Idomítás, Lovaglás, Léglovagl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45" office:value-type="string" calcext:value-type="string">
            <text:p>Lovag</text:p>
          </table:table-cell>
          <table:table-cell/>
          <table:table-cell table:style-name="ce267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1" office:value-type="string" calcext:value-type="string">
            <text:p><text:span text:style-name="T43">🟩 </text:span><text:span text:style-name="T44">Kézművesség;  </text:span><text:span text:style-name="T45">🟥 </text:span><text:span text:style-name="T44">Kvantikum, Csapdaállítás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45" office:value-type="string" calcext:value-type="string">
            <text:p>Nemes</text:p>
          </table:table-cell>
          <table:table-cell/>
          <table:table-cell table:style-name="ce267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span text:style-name="T34"><text:a xlink:href="https://github.com/kaktusztea/szilankrpg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665"/>
          <table:table-cell office:value-type="string" calcext:value-type="string">
            <text:p><text:span text:style-name="T46">🟩 </text:span><text:span text:style-name="T47">Értékbecslés;  </text:span><text:span text:style-name="T48">🟥 </text:span><text:span text:style-name="T47">Lexikum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673" office:value-type="string" calcext:value-type="string">
            <text:p><text:span text:style-name="T51">🟩 Lexikum, </text:span>Nyomoz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45" office:value-type="string" calcext:value-type="string">
            <text:p>Polgár</text:p>
          </table:table-cell>
          <table:table-cell/>
          <table:table-cell table:style-name="ce267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Lexik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73" office:value-type="string" calcext:value-type="string">
            <text:p>🟩 Lex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45" office:value-type="string" calcext:value-type="string">
            <text:p>Varázsló</text:p>
          </table:table-cell>
          <table:table-cell/>
          <table:table-cell table:style-name="ce267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1299"/>
          <table:table-cell table:style-name="ce2645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5" office:value-type="string" calcext:value-type="string">
            <text:p>Városlakó</text:p>
          </table:table-cell>
          <table:table-cell/>
          <table:table-cell table:style-name="ce267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673" office:value-type="string" calcext:value-type="string">
            <text:p><text:span text:style-name="T51">🟥 Lexikum, </text:span>Nyomozás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86" office:value-type="string" calcext:value-type="string">
            <text:p><text:span text:style-name="T55">➖➖➖ Jellem, fóbiák, hobbik</text:span><text:span text:style-name="T56"> </text:span><text:span text:style-name="T57">➖➖➖ </text:span></text:p>
          </table:table-cell>
          <table:table-cell/>
          <table:table-cell table:style-name="ce267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673" office:value-type="string" calcext:value-type="string">
            <text:p><text:span text:style-name="T51">🟩 </text:span>Művészetismeret;  <text:span text:style-name="T51">🟥 Képzőművészet</text:span>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86" office:value-type="string" calcext:value-type="string">
            <text:p>Élet</text:p>
          </table:table-cell>
          <table:table-cell/>
          <table:table-cell table:style-name="ce267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5" office:value-type="string" calcext:value-type="string">
            <text:p>Kultúrkörök</text:p>
          </table:table-cell>
          <table:table-cell table:style-name="ce2645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86" office:value-type="string" calcext:value-type="string">
            <text:p>Rend</text:p>
          </table:table-cell>
          <table:table-cell/>
          <table:table-cell table:style-name="ce267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73" office:value-type="string" calcext:value-type="string">
            <text:p>🟥 Kézművesség</text:p>
          </table:table-cell>
          <table:table-cell table:number-columns-repeated="2"/>
          <table:table-cell table:style-name="ce2684" office:value-type="string" calcext:value-type="string">
            <text:p><text:span text:style-name="T52">➖➖➖ Mágia</text:span><text:span text:style-name="T53"> </text:span><text:span text:style-name="T54">➖➖➖ </text:span></text:p>
          </table:table-cell>
          <table:table-cell table:style-name="ce2686" office:value-type="string" calcext:value-type="string">
            <text:p>Halál</text:p>
          </table:table-cell>
          <table:table-cell/>
          <table:table-cell table:style-name="ce267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5" office:value-type="float" office:value="3" calcext:value-type="float">
            <text:p>3</text:p>
          </table:table-cell>
          <table:table-cell table:style-name="ce30" table:formula="of:=COUNTA([.O5:.O21])" office:value-type="float" office:value="17" calcext:value-type="float">
            <text:p>17</text:p>
          </table:table-cell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4mund</text:p>
          </table:table-cell>
          <table:table-cell table:style-name="ce2645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86" office:value-type="string" calcext:value-type="string">
            <text:p>Káosz</text:p>
          </table:table-cell>
          <table:table-cell/>
          <table:table-cell table:style-name="ce267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asz1sz</text:p>
          </table:table-cell>
          <table:table-cell table:style-name="ce2645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5" office:value-type="string" calcext:value-type="string">
            <text:p>Alattomos</text:p>
          </table:table-cell>
          <table:table-cell/>
          <table:table-cell table:style-name="ce267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Általános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arbár</text:p>
          </table:table-cell>
          <table:table-cell table:style-name="ce1319" table:formula="of:=COUNTA([.I5:.I23])-1" office:value-type="float" office:value="18" calcext:value-type="float">
            <text:p>18</text:p>
          </table:table-cell>
          <table:table-cell table:style-name="ce2645" office:value-type="string" calcext:value-type="string">
            <text:p>Álmodozó</text:p>
          </table:table-cell>
          <table:table-cell/>
          <table:table-cell table:style-name="ce267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ukán</text:p>
          </table:table-cell>
          <table:table-cell table:style-name="ce2679"/>
          <table:table-cell table:style-name="ce2645" office:value-type="string" calcext:value-type="string">
            <text:p>Autoriter</text:p>
          </table:table-cell>
          <table:table-cell/>
          <table:table-cell table:style-name="ce267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w00n</text:p>
          </table:table-cell>
          <table:table-cell/>
          <table:table-cell table:style-name="ce2645" office:value-type="string" calcext:value-type="string">
            <text:p>Barátságos</text:p>
          </table:table-cell>
          <table:table-cell/>
          <table:table-cell table:style-name="ce267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</text:span><text:span text:style-name="T50"> </text:span>Befolyásolás, Emberismeret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zs4d</text:p>
          </table:table-cell>
          <table:table-cell table:style-name="ce2680"/>
          <table:table-cell table:style-name="ce2645" office:value-type="string" calcext:value-type="string">
            <text:p>Cinikus</text:p>
          </table:table-cell>
          <table:table-cell/>
          <table:table-cell table:style-name="ce267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ar</text:p>
          </table:table-cell>
          <table:table-cell table:style-name="ce2680"/>
          <table:table-cell table:style-name="ce2645" office:value-type="string" calcext:value-type="string">
            <text:p>Gondoskodó</text:p>
          </table:table-cell>
          <table:table-cell/>
          <table:table-cell table:style-name="ce2676" office:value-type="string" calcext:value-type="string">
            <text:p>➖➖➖ Crantai nyelvek ➖➖➖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f</text:p>
          </table:table-cell>
          <table:table-cell table:style-name="ce949"/>
          <table:table-cell table:style-name="ce2645" office:value-type="string" calcext:value-type="string">
            <text:p>Gyáva</text:p>
          </table:table-cell>
          <table:table-cell/>
          <table:table-cell table:style-name="ce267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949" table:number-columns-repeated="16367"/>
        </table:table-row>
        <table:table-row table:style-name="ro31">
          <table:table-cell table:style-name="ce2645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n0szukei</text:p>
          </table:table-cell>
          <table:table-cell table:style-name="ce2680"/>
          <table:table-cell table:style-name="ce2645" office:value-type="string" calcext:value-type="string">
            <text:p>Gyűjtögető</text:p>
          </table:table-cell>
          <table:table-cell/>
          <table:table-cell table:style-name="ce2676" office:value-type="string" calcext:value-type="string">
            <text:p><text:span text:style-name="T62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rv</text:p>
          </table:table-cell>
          <table:table-cell table:style-name="ce2680"/>
          <table:table-cell table:style-name="ce2645" office:value-type="string" calcext:value-type="string">
            <text:p>Hallgatag</text:p>
          </table:table-cell>
          <table:table-cell/>
          <table:table-cell table:style-name="ce30" office:value-type="string" calcext:value-type="string">
            <text:p><text:span text:style-name="T22">➖➖➖ </text:span><text:span text:style-name="T60">Faj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hr</text:p>
          </table:table-cell>
          <table:table-cell table:style-name="ce2680"/>
          <table:table-cell table:style-name="ce2645" office:value-type="string" calcext:value-type="string">
            <text:p>Hiszékeny</text:p>
          </table:table-cell>
          <table:table-cell/>
          <table:table-cell table:style-name="ce267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949" table:number-columns-repeated="16367"/>
        </table:table-row>
        <table:table-row table:style-name="ro30">
          <table:table-cell table:style-name="ce2645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4" office:value-type="string" calcext:value-type="string">
            <text:p>🟩 Értékbecslés, Képzőművészet, Kézművesség,</text:p>
            <text:p>Művészetismeret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rv1ki</text:p>
          </table:table-cell>
          <table:table-cell table:style-name="ce2680"/>
          <table:table-cell table:style-name="ce2645" office:value-type="string" calcext:value-type="string">
            <text:p>Idealista</text:p>
          </table:table-cell>
          <table:table-cell/>
          <table:table-cell table:style-name="ce267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il4nori</text:p>
          </table:table-cell>
          <table:table-cell table:style-name="ce2685"/>
          <table:table-cell table:style-name="ce2645" office:value-type="string" calcext:value-type="string">
            <text:p>Kígyóiszonyos</text:p>
          </table:table-cell>
          <table:table-cell/>
          <table:table-cell table:style-name="ce267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, Nyomoz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hál</text:p>
          </table:table-cell>
          <table:table-cell table:style-name="ce2685"/>
          <table:table-cell table:style-name="ce2645" office:value-type="string" calcext:value-type="string">
            <text:p>Megfontolt</text:p>
          </table:table-cell>
          <table:table-cell/>
          <table:table-cell table:style-name="ce267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Észlelés, Természetjár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r4ni</text:p>
          </table:table-cell>
          <table:table-cell table:style-name="ce949"/>
          <table:table-cell table:style-name="ce2645" office:value-type="string" calcext:value-type="string">
            <text:p>Megbízhatatlan</text:p>
          </table:table-cell>
          <table:table-cell/>
          <table:table-cell table:style-name="ce267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673" office:value-type="string" calcext:value-type="string">
            <text:p>🟩 Nyomozás; <text:s/>🟩 Emberismeret</text:p>
          </table:table-cell>
          <table:table-cell/>
          <table:table-cell table:style-name="ce2645" office:value-type="string" calcext:value-type="string">
            <text:p>mawini</text:p>
          </table:table-cell>
          <table:table-cell table:style-name="ce949"/>
          <table:table-cell table:style-name="ce2645" office:value-type="string" calcext:value-type="string">
            <text:p>Megbízható</text:p>
          </table:table-cell>
          <table:table-cell/>
          <table:table-cell table:style-name="ce267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68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5" office:value-type="string" calcext:value-type="string">
            <text:p>ni4rei</text:p>
          </table:table-cell>
          <table:table-cell table:style-name="ce949"/>
          <table:table-cell table:style-name="ce2645" office:value-type="string" calcext:value-type="string">
            <text:p>Meggondolatlan</text:p>
          </table:table-cell>
          <table:table-cell/>
          <table:table-cell table:style-name="ce267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673" office:value-type="string" calcext:value-type="string">
            <text:p><text:span text:style-name="T51">🟥 Kvantikum, </text:span>Nyomozás</text:p>
          </table:table-cell>
          <table:table-cell/>
          <table:table-cell table:style-name="ce2645" office:value-type="string" calcext:value-type="string">
            <text:p>nomád</text:p>
          </table:table-cell>
          <table:table-cell table:style-name="ce949"/>
          <table:table-cell table:style-name="ce2645" office:value-type="string" calcext:value-type="string">
            <text:p>Naív</text:p>
          </table:table-cell>
          <table:table-cell/>
          <table:table-cell table:style-name="ce2676" office:value-type="string" calcext:value-type="string">
            <text:p><text:span text:style-name="T5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673" office:value-type="string" calcext:value-type="string">
            <text:p><text:span text:style-name="T51">🟩 Kvantikum, </text:span>Nyomozás</text:p>
          </table:table-cell>
          <table:table-cell/>
          <table:table-cell table:style-name="ce2645" office:value-type="string" calcext:value-type="string">
            <text:p>pier</text:p>
          </table:table-cell>
          <table:table-cell table:style-name="ce949"/>
          <table:table-cell table:style-name="ce2645" office:value-type="string" calcext:value-type="string">
            <text:p>Nagyképű</text:p>
          </table:table-cell>
          <table:table-cell/>
          <table:table-cell table:style-name="ce267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673" office:value-type="string" calcext:value-type="string">
            <text:p><text:span text:style-name="T51">🟩 </text:span>Lexikum, Hadászat</text:p>
          </table:table-cell>
          <table:table-cell/>
          <table:table-cell table:style-name="ce2645" office:value-type="string" calcext:value-type="string">
            <text:p>predoci, edorli</text:p>
          </table:table-cell>
          <table:table-cell table:style-name="ce949"/>
          <table:table-cell table:style-name="ce2645" office:value-type="string" calcext:value-type="string">
            <text:p>Nárcisztikus</text:p>
          </table:table-cell>
          <table:table-cell/>
          <table:table-cell table:style-name="ce267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673" office:value-type="string" calcext:value-type="string">
            <text:p><text:span text:style-name="T51">🟥 </text:span>Etikett</text:p>
          </table:table-cell>
          <table:table-cell table:style-name="ce949"/>
          <table:table-cell table:style-name="ce2645" office:value-type="string" calcext:value-type="string">
            <text:p>py4r</text:p>
          </table:table-cell>
          <table:table-cell table:style-name="ce949"/>
          <table:table-cell table:style-name="ce2645" office:value-type="string" calcext:value-type="string">
            <text:p>Pókiszonyos</text:p>
          </table:table-cell>
          <table:table-cell/>
          <table:table-cell table:style-name="ce30" office:value-type="string" calcext:value-type="string">
            <text:p><text:span text:style-name="T22">➖➖➖ Kyr</text:span><text:span text:style-name="T60">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673" office:value-type="string" calcext:value-type="string">
            <text:p><text:span text:style-name="T51">🟥 Előadóművészet, 🟩</text:span> Művészetismeret</text:p>
          </table:table-cell>
          <table:table-cell/>
          <table:table-cell table:style-name="ce2645" office:value-type="string" calcext:value-type="string">
            <text:p>ragnaroki</text:p>
          </table:table-cell>
          <table:table-cell table:style-name="ce949"/>
          <table:table-cell table:style-name="ce2645" office:value-type="string" calcext:value-type="string">
            <text:p>Precíz</text:p>
          </table:table-cell>
          <table:table-cell/>
          <table:table-cell table:style-name="ce267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673" office:value-type="string" calcext:value-type="string">
            <text:p><text:span text:style-name="T51">🟩 Művészetismeret, Értékebecslés;  🟥 Képzőművészet</text:span></text:p>
          </table:table-cell>
          <table:table-cell/>
          <table:table-cell table:style-name="ce2645" office:value-type="string" calcext:value-type="string">
            <text:p>sh4doni</text:p>
          </table:table-cell>
          <table:table-cell table:style-name="ce949"/>
          <table:table-cell table:style-name="ce2645" office:value-type="string" calcext:value-type="string">
            <text:p>Szerény</text:p>
          </table:table-cell>
          <table:table-cell/>
          <table:table-cell table:style-name="ce267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Természetjárás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673" office:value-type="string" calcext:value-type="string">
            <text:p><text:span text:style-name="T51">🟩 </text:span>Befolyásolás, Emberismeret</text:p>
          </table:table-cell>
          <table:table-cell/>
          <table:table-cell table:style-name="ce2645" office:value-type="string" calcext:value-type="string">
            <text:p>syburri</text:p>
          </table:table-cell>
          <table:table-cell table:style-name="ce949"/>
          <table:table-cell table:style-name="ce2645" office:value-type="string" calcext:value-type="string">
            <text:p>Talpnyaló</text:p>
          </table:table-cell>
          <table:table-cell/>
          <table:table-cell table:style-name="ce267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arran</text:p>
          </table:table-cell>
          <table:table-cell table:style-name="ce949"/>
          <table:table-cell table:style-name="ce2645" office:value-type="string" calcext:value-type="string">
            <text:p>Tiszteletreméltó</text:p>
          </table:table-cell>
          <table:table-cell/>
          <table:table-cell table:style-name="ce267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i4dlani</text:p>
          </table:table-cell>
          <table:table-cell table:style-name="ce949"/>
          <table:table-cell table:style-name="ce2645" office:value-type="string" calcext:value-type="string">
            <text:p>Teszetosza</text:p>
          </table:table-cell>
          <table:table-cell/>
          <table:table-cell table:style-name="ce267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ongoriai</text:p>
          </table:table-cell>
          <table:table-cell table:style-name="ce949"/>
          <table:table-cell table:style-name="ce2645" office:value-type="string" calcext:value-type="string">
            <text:p>Tériszonyos</text:p>
          </table:table-cell>
          <table:table-cell/>
          <table:table-cell table:style-name="ce30" office:value-type="string" calcext:value-type="string">
            <text:p><text:span text:style-name="T55">➖➖➖ Speciális nyelvek 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0r0ni</text:p>
          </table:table-cell>
          <table:table-cell table:style-name="ce949"/>
          <table:table-cell table:style-name="ce2645" office:value-type="string" calcext:value-type="string">
            <text:p>Tudálékos</text:p>
          </table:table-cell>
          <table:table-cell/>
          <table:table-cell table:style-name="ce30" office:value-type="string" calcext:value-type="string">
            <text:p>Harc/klán nyelv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örpe</text:p>
          </table:table-cell>
          <table:table-cell table:style-name="ce949"/>
          <table:table-cell table:style-name="ce949" office:value-type="string" calcext:value-type="string">
            <text:p>Vezéralkat</text:p>
          </table:table-cell>
          <table:table-cell/>
          <table:table-cell table:style-name="ce30" office:value-type="string" calcext:value-type="string">
            <text:p>Kendőnyelv</text:p>
          </table:table-cell>
          <table:table-cell table:number-columns-repeated="5"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55">➖➖➖ </text:span><text:span text:style-name="T56">Küllem, fizikum </text:span><text:span text:style-name="T57">➖➖➖ </text:span></text:p>
          </table:table-cell>
          <table:table-cell/>
          <table:table-cell table:style-name="ce30"/>
          <table:table-cell table:style-name="ce655"/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acsony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bínó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Divato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Vezető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 table:style-name="ce949" table:number-columns-repeated="3"/>
          <table:table-cell table:style-name="ce2645" office:value-type="string" calcext:value-type="string">
            <text:p>Jóképű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span text:style-name="T39"><text:a xlink:href="https://github.com/kaktusztea/km100/blob/master/md/fortelyok.szabad/tanc_belso_stilus.md" xlink:type="simple">Tánc: speciális/belső stílus</text:a></text:span><text:span text:style-name="T39"> 🔁</text:span></text:p>
          </table:table-cell>
          <table:table-cell table:style-name="ce2673" office:value-type="string" calcext:value-type="string">
            <text:p><text:span text:style-name="T51">🟥 </text:span>Előadóművészet, Művészetismeret, Etikett</text:p>
          </table:table-cell>
          <table:table-cell table:style-name="ce949" table:number-columns-repeated="3"/>
          <table:table-cell table:style-name="ce2645" office:value-type="string" calcext:value-type="string">
            <text:p>Kövér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673" office:value-type="string" calcext:value-type="string">
            <text:p><text:span text:style-name="T51">🟩 Kvantikum, </text:span>Nyomozás, Hajózás</text:p>
          </table:table-cell>
          <table:table-cell table:style-name="ce949" table:number-columns-repeated="3"/>
          <table:table-cell table:style-name="ce2645" office:value-type="string" calcext:value-type="string">
            <text:p>Maga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673" office:value-type="string" calcext:value-type="string">
            <text:p><text:span text:style-name="T51">🟩 Nyomozás;   🟥 Városi jártasság, Etikett</text:span></text:p>
          </table:table-cell>
          <table:table-cell table:style-name="ce949" table:number-columns-repeated="3"/>
          <table:table-cell table:style-name="ce2645" office:value-type="string" calcext:value-type="string">
            <text:p>Mokány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 table:style-name="ce949" table:number-columns-repeated="3"/>
          <table:table-cell table:style-name="ce2645" office:value-type="string" calcext:value-type="string">
            <text:p>Rusnya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/>
          <table:table-cell table:style-name="ce2685"/>
          <table:table-cell table:style-name="ce2645" office:value-type="string" calcext:value-type="string">
            <text:p>Sánta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Sebhelye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949" table:formula="of:=COUNTA([.A17:.A61])-4" office:value-type="float" office:value="41" calcext:value-type="float">
            <text:p>41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Tömzsi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949"/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Vékony</text:p>
          </table:table-cell>
          <table:table-cell table:number-columns-repeated="7"/>
          <table:table-cell table:style-name="ce949" table:number-columns-repeated="16367"/>
        </table:table-row>
        <table:table-row table:style-name="ro3">
          <table:table-cell table:style-name="ce2656" office:value-type="string" calcext:value-type="string">
            <text:p>Harci fortélyok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22">➖➖➖ </text:span><text:span text:style-name="T58">Viszony </text:span><text:span text:style-name="T59">➖➖➖ </text:span></text:p>
          </table:table-cell>
          <table:table-cell table:number-columns-repeated="7"/>
          <table:table-cell table:style-name="ce949" table:number-columns-repeated="16367"/>
        </table:table-row>
        <table:table-row table:style-name="ro10">
          <table:table-cell table:style-name="ce2658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949" table:number-columns-repeated="2"/>
          <table:table-cell table:style-name="ce2677" table:formula="of:=COUNTA([.E5:.E64])" office:value-type="float" office:value="60" calcext:value-type="float">
            <text:p>60</text:p>
          </table:table-cell>
          <table:table-cell table:style-name="ce2673"/>
          <table:table-cell/>
          <table:table-cell table:style-name="ce949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665" office:value-type="float" office:value="2" calcext:value-type="float">
            <text:p>2</text:p>
          </table:table-cell>
          <table:table-cell/>
          <table:table-cell table:style-name="ce949" table:number-columns-repeated="3"/>
          <table:table-cell/>
          <table:table-cell table:style-name="ce949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949" table:number-columns-repeated="3"/>
          <table:table-cell table:style-name="ce2681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949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60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table:number-columns-repeated="2"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Általános harci fortélyok ➖➖</text:p>
          </table:table-cell>
          <table:table-cell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Távolsági harci fortélyok ➖➖</text:p>
          </table:table-cell>
          <table:table-cell/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5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61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Slan harci fortélyok ➖➖</text:p>
          </table:table-cell>
          <table:table-cell table:style-name="ce949"/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672"/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5"/>
          <table:table-cell table:number-columns-repeated="14"/>
          <table:table-cell table:style-name="ce949" table:number-columns-repeated="16367"/>
        </table:table-row>
        <table:table-row table:style-name="ro4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 table:number-rows-repeated="2">
          <table:table-cell table:number-columns-repeated="7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table:style-name="ce2656" office:value-type="string" calcext:value-type="string">
            <text:p>Misztikus fortélyok</text:p>
          </table:table-cell>
          <table:table-cell table:style-name="ce949"/>
          <table:table-cell table:number-columns-repeated="5"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4">
          <table:table-cell table:style-name="ce949" table:number-columns-repeated="2"/>
          <table:table-cell table:number-columns-repeated="12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Harci mágia</text:span><text:span text:style-name="T37"> </text:span><text:span text:style-name="T38">➖➖</text:span></text:p>
          </table:table-cell>
          <table:table-cell table:style-name="ce30"/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67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Misztikus képességek</text:span><text:span text:style-name="T37"> </text:span><text:span text:style-name="T38">➖➖</text:span></text:p>
          </table:table-cell>
          <table:table-cell table:style-name="ce949"/>
          <table:table-cell table:number-columns-repeated="7"/>
          <table:table-cell table:style-name="ce949" table:number-columns-repeated="2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span text:style-name="T39"><text:a xlink:href="https://github.com/kaktusztea/szilankrpg/blob/master/md/fortelyok.misztikus/mentalfonal.md" xlink:type="simple">Mentálfonál</text:a></text:span><text:span text:style-name="T39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Lényismeretek</text:span><text:span text:style-name="T37"> </text:span><text:span text:style-name="T38">➖➖</text:span></text:p>
          </table:table-cell>
          <table:table-cell table:number-columns-repeated="1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4" table:number-rows-repeated="1048426">
          <table:table-cell table:number-columns-repeated="17"/>
          <table:table-cell table:style-name="ce949" table:number-columns-repeated="16367"/>
        </table:table-row>
        <table:table-row table:style-name="ro4">
          <table:table-cell table:number-columns-repeated="17"/>
          <table:table-cell table:style-name="ce949" table:number-columns-repeated="16367"/>
        </table:table-row>
      </table:table>
      <table:table table:name="Szabályok" table:style-name="ta6" table:print="false">
        <table:table-column table:style-name="co107" table:default-cell-style-name="ce30"/>
        <table:table-column table:style-name="co108" table:default-cell-style-name="ce30"/>
        <table:table-column table:style-name="co39" table:number-columns-repeated="254"/>
        <table:table-column table:style-name="co3" table:number-columns-repeated="16128"/>
        <table:table-row table:style-name="ro4">
          <table:table-cell table:style-name="ce2687" office:value-type="string" calcext:value-type="string">
            <text:p>Karakter pontok (KP) elosztása </text:p>
          </table:table-cell>
          <table:table-cell table:style-name="ce2687"/>
          <table:table-cell table:style-name="ce30" table:number-columns-repeated="16382"/>
        </table:table-row>
        <table:table-row table:style-name="ro32">
          <table:table-cell/>
          <table:table-cell table:style-name="ce2688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30" table:number-columns-repeated="16382"/>
        </table:table-row>
        <table:table-row table:style-name="ro32">
          <table:table-cell office:value-type="string" calcext:value-type="string">
            <text:p>Képzettségek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3">
          <table:table-cell/>
          <table:table-cell table:style-name="ce2688" office:value-type="string" calcext:value-type="string">
            <text:p>→Egy primer képzettség értéke legfeljebb (Tapasztalati Szint) lehet</text:p>
            <text:p><text:span text:style-name="T5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30" table:number-columns-repeated="16382"/>
        </table:table-row>
        <table:table-row table:style-name="ro32">
          <table:table-cell office:value-type="string" calcext:value-type="string">
            <text:p>Fortélyok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4">
          <table:table-cell/>
          <table:table-cell table:style-name="ce26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88"/>
          <table:table-cell table:style-name="ce30" table:number-columns-repeated="16382"/>
        </table:table-row>
        <table:table-row table:style-name="ro32">
          <table:table-cell office:value-type="string" calcext:value-type="string">
            <text:p>Harcérték módosítók (HM)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3">
          <table:table-cell/>
          <table:table-cell table:style-name="ce2688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88"/>
          <table:table-cell table:style-name="ce30" table:number-columns-repeated="16382"/>
        </table:table-row>
        <table:table-row table:style-name="ro32">
          <table:table-cell table:style-name="ce2687" office:value-type="string" calcext:value-type="string">
            <text:p>Mágikus tradíció, Arkánumok (Primer képzettség)</text:p>
            <text:p/>
          </table:table-cell>
          <table:table-cell/>
          <table:table-cell table:style-name="ce30" table:number-columns-repeated="16382"/>
        </table:table-row>
        <table:table-row table:style-name="ro35">
          <table:table-cell/>
          <table:table-cell table:style-name="ce268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30" table:number-columns-repeated="16382"/>
        </table:table-row>
        <table:table-row table:style-name="ro32">
          <table:table-cell table:style-name="ce2688" office:value-type="string" calcext:value-type="string">
            <text:p>Pszí</text:p>
            <text:p/>
          </table:table-cell>
          <table:table-cell/>
          <table:table-cell table:style-name="ce30" table:number-columns-repeated="16382"/>
        </table:table-row>
        <table:table-row table:style-name="ro7">
          <table:table-cell/>
          <table:table-cell table:style-name="ce2688" office:value-type="string" calcext:value-type="string">
            <text:p>→Pszí alkalmazés: Primer képzettség, ez a „pi4rroni” diszciplínák alkalmazásának ismerete</text:p>
          </table:table-cell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  <table:table-row table:style-name="ro36">
          <table:table-cell table:number-columns-repeated="2"/>
          <table:table-cell table:style-name="ce30" table:number-columns-repeated="16382"/>
        </table:table-row>
        <table:table-row table:style-name="ro4">
          <table:table-cell office:value-type="string" calcext:value-type="string">
            <text:p>Manőverek</text:p>
          </table:table-cell>
          <table:table-cell/>
          <table:table-cell table:style-name="ce30" table:number-columns-repeated="16382"/>
        </table:table-row>
        <table:table-row table:style-name="ro35">
          <table:table-cell/>
          <table:table-cell table:style-name="ce268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30" table:number-columns-repeated="16382"/>
        </table:table-row>
        <table:table-row table:style-name="ro4" table:number-rows-repeated="1048557">
          <table:table-cell table:number-columns-repeated="2"/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</table:table>
      <table:table table:name="changelog" table:style-name="ta6" table:print="false">
        <table:table-column table:style-name="co109" table:default-cell-style-name="ce949"/>
        <table:table-column table:style-name="co3" table:number-columns-repeated="2" table:default-cell-style-name="ce949"/>
        <table:table-column table:style-name="co3" table:number-columns-repeated="16381"/>
        <table:table-row table:style-name="ro7">
          <table:table-cell table:style-name="ce2689" office:value-type="string" calcext:value-type="string">
            <text:p>V9.2.6</text:p>
          </table:table-cell>
          <table:table-cell table:style-name="Default" table:number-columns-repeated="16383"/>
        </table:table-row>
        <table:table-row table:style-name="ro7">
          <table:table-cell table:style-name="ce2692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Gyors varázsló fortély megszűnt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Bugfix: Misztikus fortélyok KP számítása már nem duplán számít</text:p>
          </table:table-cell>
          <table:table-cell table:style-name="Default" table:number-columns-repeated="16383"/>
        </table:table-row>
        <table:table-row table:style-name="ro4">
          <table:table-cell table:style-name="ce2690"/>
          <table:table-cell table:style-name="Default" table:number-columns-repeated="16383"/>
        </table:table-row>
        <table:table-row table:style-name="ro7">
          <table:table-cell table:style-name="ce2689" office:value-type="string" calcext:value-type="string">
            <text:p>V9.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„Kopja, torna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 oszlop: pengehos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4</text:p>
          </table:table-cell>
          <table:table-cell table:number-columns-repeated="2"/>
          <table:table-cell table:style-name="ce2691" table:number-columns-repeated="16381"/>
        </table:table-row>
        <table:table-row table:style-name="ro7">
          <table:table-cell table:style-name="ce2692" office:value-type="string" calcext:value-type="string">
            <text:p>* Betűtípus váltás: Noto Sans</text:p>
          </table:table-cell>
          <table:table-cell table:style-name="ce2691"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os elme: 3.fok (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ktuális Aura rubr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entálfonál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Vezető: Vajákmester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érzék fortély: Irányérzé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2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office:value-type="string" calcext:value-type="string">
            <text:p><text:span text:style-name="T63">* Új Szabad Fortélyok: Háziállatok idomítása, </text:span><text:span text:style-name="T64">Vadállat idomítása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1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1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prítás harcmodor átnevezve: Rombo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abárd harcértéke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Vívóbo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ézműves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iskola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ortélyo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Zúzás harcmodor átnevezve: Apr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ortély: Méregál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É Alap: -15 (-10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MGT modell implement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: kisebb felbon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Harckeret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TÉ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ekunder fortélyok fok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ok teljes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Egységes KÉ, fegyver KÉ oszlop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7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os elme leír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Gyors kezdeményezés: 4 KÉ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6" office:value-type="string" calcext:value-type="string">
            <text:p>V8.9.6 – k20 innentő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20 konverzió minden harcértékr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inden fegyver k20-ra konvert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5 – k100 utolsó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arma Hátterek bővül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949" table:number-columns-repeated="16381"/>
        </table:table-row>
        <table:table-row table:style-name="ro31">
          <table:table-cell table:style-name="ce2697" office:value-type="string" calcext:value-type="string">
            <text:p><text:span text:style-name="T22">* Távharc VÉ kalkulátor</text:span> táblázat javítva (Osztó érték kiolvasás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4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uszta kéz Belharcban – fegyverlistá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Belharc fortély bónuszai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tkezes harc Sebzés kalkuláció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3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arázslás KÉ számí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4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2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1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harcérték táblázato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0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a harcmodor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ávharc Szorzó táblázato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használat 3.fok: +5 V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9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harcmodor bekerül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fegyverek a fegyver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Alabárd 2 külön rekorddá szedve (S+V és Z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használat: 3 fokú lett (2-bő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7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6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ezető fortélyo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ultúrkörök listáj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5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ok egyéni harcértékei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4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harc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: támad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: védekező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Parancsnok forté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3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keret = Harcmodor sebesség -3 + Gyorsaság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Harckeret növelés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Darál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Taktika: Falanx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1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Nyelvismeret költhető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Maradék nyelvismeret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Elpusztíthatatlan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bestiái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közönsége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Aura Alap beolvasztva az AuraErő értékekb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8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: Nyelvtanulás képzettség (szekunder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Nyelvek átkerültek a Speciális fülr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<text:span text:style-name="T22">* Új fortély: Ősi kultkúrkör </text:span><text:span text:style-name="T65">🔁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ilánk pontértéknek cell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elszerelés keret képlet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9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érképészet fortély kiterjeszti: Hajózá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bad Fortélyok hint szöveg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7.8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<text:span text:style-name="T22">* SzF_Hátterek fül visszanevezve: „</text:span>Speciáli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7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Szabad Fortély: Kihallgatá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peciális fül átnevezve: SzF_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6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ínzás képzettség megszü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5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4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9" office:value-type="string" calcext:value-type="string">
            <text:p>* <text:span text:style-name="T66">Számtan</text:span> képzettség új neve: Kvantiku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3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képzettségek: Lexikum, Számta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fortély: Történelemismeret (2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2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lan harci fortélyok harci fortély lis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7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isztikus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szí képzettség új neve: Pszí használa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szí fortély új neve: Pszí kiterjeszté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ágia módszerek külön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9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8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egszűnt: Manőver Fejlesztő Pon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7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anőverfejlesztő táblázat törlés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radíció list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férák, Arkánumok listájána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6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5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Leíró Hátterek listája bőv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4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Alap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/ Szint: 5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ekunder KP/Szint: 20 + Emlékeze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Leíró Hátter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3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elyismeret db számláló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dvezetés átnevezve: Hadásza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Szabad Hátterek: Logisztika, Stratégi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Leíró Háttere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Vadember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2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isztikus fül teljesen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bad Pont: Tsz/2 (le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Demonológia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zettséglista szinkronizálá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rengeteg apró 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6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Data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5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áncélok, vértek táblázat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GT csökkenés automatikusan számítv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5.0 – 1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Átfogó, Átlagos kategóriák megszűntek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ura értékek számol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Vérteknél legördülő menüből sok érté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FÉ számítása automatiku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rci fortélyok legördülőből választható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3.2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ura Alap: új képlet: Tsz+Önuralo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3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átterek szétbontva külön táblázatokr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bad Pontok költésének számolása külö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misítás képzettség bekötv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kma list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Zúzófegyverek harcértékei kidolgoz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3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örténelemismeret: Átfogó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űveltség: Átlagos (új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Irodalom-ismeret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P táblázat bekerült a Harcértékek fülr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önnyű képzettsége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Nyelvek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bad Pontok (Szabad Hátterekhez) számolás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akma képzettségek – 3 hely fogla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2.6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Zenelés Könnyű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elyismeret Bónusz háttér let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Nyomolvasás beolvadt a Természetjárásb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usztítás harcmodor átnevezve: Zúzá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szí-iskola képzettség Átfogó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Élettan: fortély lett képzettségbő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Nyomozás: új képzettség (Primer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letek egyszerűsítése ahol lehe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2.4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ülek átnevezése, színezés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Cellák betűméretének növ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2.3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fül: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2.2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betűtípus: Avenir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artalék fülön sorok csökken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2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Vértviselet bekerült a fix fortélyok közé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tkezes harc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áncélok, vértek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1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ax szint: 2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Alap: 15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/Szint: 100 + (2x Intelligencia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ekunder KP/Szint: 40 + (2x Emlékez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1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átterek átkerült a „Tartalék” lapr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lusz egy sor az Életerő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0.5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/szint: 100-ra csökkent 120-ró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P maradt warning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ix: Primer túllépés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0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8.0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zekunder képzettségek maximuma: (szint x <text:span text:style-name="T67">6</text:span>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Csatabárd, egykezes – Sebessége: 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7.9.3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érték: Aura (3.fül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ÉP táblázat alatt „TÉ levonás”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ár extra sor Fortélyoknál, Manőverekné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7.9.2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bugfix: Tradíciók Átfogóak (nem Átlagos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7.9.1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5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698" office:value-type="string" calcext:value-type="string">
            <text:p>V7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átnevezve: 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táblázatok összevon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ogékonyság átnevezve Érzékenység-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pont, Mana pont táblázat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_Pszi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Összpontosítás is primer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Átfogó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5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/CM: 5 KP (eddig 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uzogány harcérték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0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:</text:span><text:span text:style-name="T68"> Tartós sérülés: +10-50 KP (kézzel beírandó, hozzáadódik a max KP-khoz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9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Kiegészítő KP / Szint: (</text:span><text:span text:style-name="T69">20</text:span><text:span text:style-name="T68">+Emlékezet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1 HM = 4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Érzékek KP értéke változott! Összevonásra kerültek.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Vakság: 45KP, Süketség: 35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Mágikus célzás: új harcmodor (Ostromlövészet átment a tartalék oldalra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Erőbónusz: Erő +2 feletti része 1:1-ben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8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Új]</text:span>: Erőbónusz beszámít: (Erő/2) <text:span text:style-name="T70">→ </text:span><text:span text:style-name="T71">lefelé</text:span><text:span text:style-name="T70"> kerekítve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                   <text:span text:style-name="T70">→</text:span> A harci és misztikus képzettségek szintje legfeljebb (szint+3) lehe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                   <text:span text:style-name="T70">→</text:span> A többi képzettség értéke pedig legfeljebb (szint+8) lehet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949" table:number-columns-repeated="16381"/>
        </table:table-row>
        <table:table-row table:style-name="ro37">
          <table:table-cell table:style-name="ce2700" office:value-type="string" calcext:value-type="string">
            <text:p>* <text:span text:style-name="T19">[Változás]:</text:span><text:span text:style-name="T68"> Manőver ismeretek fokai csak +2-t adnak az Ellenpróbánál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6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krobat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armák bekerültek (Mágia_Pszí lap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kus összhang karmák is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formázási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Licenc szöveg módosult kics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ek külön szekció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 tradíciókhoz info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fokokhoz és iskolához infó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is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C licenc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próba megszűnik harc közb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inttúlépés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office:value-type="string" calcext:value-type="string">
            <text:p> <text:span text:style-name="T72"> </text:span><text:span text:style-name="T73">→</text:span><text:span text:style-name="T72"> </text:span>Karakter neve, faja, vallás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office:value-type="string" calcext:value-type="string">
            <text:p><text:span text:style-name="T72">  </text:span><text:span text:style-name="T73">→</text:span><text:span text:style-name="T72"> Személyiségjegyei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office:value-type="string" calcext:value-type="string">
            <text:p><text:span text:style-name="T72">  </text:span><text:span text:style-name="T73">→</text:span><text:span text:style-name="T72"> Kommunikáció, szociális érzék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office:value-type="string" calcext:value-type="string">
            <text:p><text:span text:style-name="T72">  </text:span><text:span text:style-name="T73">→</text:span><text:span text:style-name="T72"> Külső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1HM=5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Szabályok lapon Pszí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önnyű KP oszlop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9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HM egyszerűbb neve: C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iskolák is átlagos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és mágia fortélyok k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na korlát eltör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 tradíciók: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-be ismét beszámít a T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: 80KP (eddig 70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VÉ csökkenés plusz sor sok hellye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É-be az Önuralom számít!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rcmodorokhoz új oszlop: Sebes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ájdalomtűrés próbák módosult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harcmodor töröl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ortély cellák átalak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 = 7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+6-os tulajdonságok pontértéke beír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ulajdonságok: Önuralom, Fogékonysá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x egyfajta HM hiba jav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bekerült a Harcmodorok köz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ψP = 2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MP = 3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pró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Külön CHM (CÉ-HM) (max 4CHM/Szi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CHM = 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Egy harcérték alapra max 5/szi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5HM-&gt;3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4HM-&gt;2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3HM-&gt;1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8, V2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eterő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ajzsok, vértek, SFÉ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őfej és élőláb kikapcs, ez plusz hely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sehol a nyomtatási kép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3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949" table:number-columns-repeated="16381"/>
        </table:table-row>
        <table:table-row table:style-name="ro4" table:number-rows-repeated="2">
          <table:table-cell table:number-columns-repeated="3"/>
          <table:table-cell table:style-name="ce949" table:number-columns-repeated="16381"/>
        </table:table-row>
        <table:table-row table:style-name="ro37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39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7786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table table:name="Data" table:style-name="ta6" table:print="false">
        <table:table-column table:style-name="co110" table:default-cell-style-name="ce30"/>
        <table:table-column table:style-name="co111" table:default-cell-style-name="ce1703"/>
        <table:table-column table:style-name="co112" table:default-cell-style-name="ce30"/>
        <table:table-column table:style-name="co113" table:default-cell-style-name="ce30"/>
        <table:table-column table:style-name="co114" table:default-cell-style-name="ce30"/>
        <table:table-column table:style-name="co60" table:default-cell-style-name="ce30"/>
        <table:table-column table:style-name="co115" table:default-cell-style-name="ce30"/>
        <table:table-column table:style-name="co116" table:default-cell-style-name="ce30"/>
        <table:table-column table:style-name="co117" table:default-cell-style-name="ce30"/>
        <table:table-column table:style-name="co118" table:default-cell-style-name="ce30"/>
        <table:table-column table:style-name="co119" table:default-cell-style-name="ce30"/>
        <table:table-column table:style-name="co120" table:default-cell-style-name="ce30"/>
        <table:table-column table:style-name="co121" table:default-cell-style-name="ce30"/>
        <table:table-column table:style-name="co122" table:default-cell-style-name="ce30"/>
        <table:table-column table:style-name="co123" table:default-cell-style-name="ce30"/>
        <table:table-column table:style-name="co124" table:default-cell-style-name="ce30"/>
        <table:table-column table:style-name="co125" table:default-cell-style-name="ce30"/>
        <table:table-column table:style-name="co126" table:default-cell-style-name="ce30"/>
        <table:table-column table:style-name="co127" table:default-cell-style-name="ce30"/>
        <table:table-column table:style-name="co128" table:number-columns-repeated="2" table:default-cell-style-name="ce5"/>
        <table:table-column table:style-name="co128" table:default-cell-style-name="ce30"/>
        <table:table-column table:style-name="co39" table:number-columns-repeated="2" table:default-cell-style-name="ce30"/>
        <table:table-column table:style-name="co37" table:number-columns-repeated="9" table:default-cell-style-name="ce30"/>
        <table:table-column table:style-name="co39" table:number-columns-repeated="223"/>
        <table:table-column table:style-name="co3" table:number-columns-repeated="16128"/>
        <table:table-row table:style-name="ro4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499"/>
          <table:covered-table-cell table:number-columns-repeated="6" table:style-name="ce1103"/>
          <table:covered-table-cell table:number-columns-repeated="3" table:style-name="ce2533"/>
          <table:covered-table-cell table:style-name="ce1103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499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533" table:number-columns-repeated="3"/>
          <table:table-cell table:style-name="ce1103"/>
          <table:table-cell table:number-columns-repeated="17"/>
          <table:table-cell table:style-name="ce30" table:number-columns-repeated="16351"/>
        </table:table-row>
        <table:table-row table:style-name="ro7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12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229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550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560"/>
          <table:table-cell table:style-name="ce697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30" table:number-columns-repeated="16351"/>
        </table:table-row>
        <table:table-row table:style-name="ro40">
          <table:table-cell table:style-name="ce2154"/>
          <table:table-cell table:style-name="ce2159"/>
          <table:table-cell table:style-name="ce1229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511" office:value-type="string" calcext:value-type="string">
            <text:p>Szint</text:p>
          </table:table-cell>
          <table:table-cell table:style-name="ce2511" office:value-type="string" calcext:value-type="string" table:number-columns-spanned="2" table:number-rows-spanned="1">
            <text:p>KP</text:p>
          </table:table-cell>
          <table:covered-table-cell table:style-name="ce2511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560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0"/>
          <table:table-cell table:number-columns-repeated="3"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 table:style-name="ce30" table:number-columns-repeated="16351"/>
        </table:table-row>
        <table:table-row table:style-name="ro7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560"/>
          <table:table-cell table:number-columns-repeated="2" table:style-name="ce2324" office:value-type="float" office:value="1" calcext:value-type="float">
            <text:p>1</text:p>
          </table:table-cell>
          <table:table-cell table:style-name="ce30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7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5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0" table:number-columns-repeated="2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2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5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55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560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30" table:number-columns-repeated="16351"/>
        </table:table-row>
        <table:table-row table:style-name="ro7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551" office:value-type="string" calcext:value-type="string">
            <text:p>Fok</text:p>
          </table:table-cell>
          <table:table-cell table:style-name="ce2551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30" table:number-columns-repeated="16351"/>
        </table:table-row>
        <table:table-row table:style-name="ro4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5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47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2"/>
          <table:table-cell table:number-columns-repeated="2"/>
          <table:table-cell table:style-name="ce833"/>
          <table:table-cell table:style-name="ce2399" table:number-columns-repeated="3"/>
          <table:table-cell/>
          <table:table-cell table:style-name="ce1996" office:value-type="string" calcext:value-type="string">
            <text:p>Z2</text:p>
          </table:table-cell>
          <table:table-cell table:style-name="ce2412" table:number-columns-repeated="3"/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5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2"/>
          <table:table-cell table:number-columns-repeated="11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5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560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560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30" table:number-columns-repeated="16351"/>
        </table:table-row>
        <table:table-row table:style-name="ro18">
          <table:table-cell/>
          <table:table-cell table:style-name="Default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0"/>
          <table:table-cell table:style-name="ce2571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5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451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571"/>
          <table:table-cell table:number-columns-repeated="12"/>
          <table:table-cell table:style-name="ce30" table:number-columns-repeated="16351"/>
        </table:table-row>
        <table:table-row table:style-name="ro1">
          <table:table-cell table:number-columns-repeated="2"/>
          <table:table-cell table:style-name="ce2037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5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551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571" table:content-validation-name="val28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5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571" table:content-validation-name="val28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5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571" table:content-validation-name="val28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5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571" table:content-validation-name="val28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2037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5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571" table:content-validation-name="val28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16">
          <table:table-cell/>
          <table:table-cell table:style-name="ce2438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7" calcext:value-type="float">
            <text:p>7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27" table:number-columns-repeated="3"/>
          <table:table-cell table:style-name="ce2571" table:content-validation-name="val28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27"/>
          <table:table-cell table:style-name="ce2571" table:content-validation-name="val28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495" office:value-type="string" calcext:value-type="string" table:number-columns-spanned="2" table:number-rows-spanned="1">
            <text:p>Felszerelés keret alap</text:p>
          </table:table-cell>
          <table:covered-table-cell table:style-name="ce2297"/>
          <table:table-cell table:style-name="ce1996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438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551" table:content-validation-name="val222" office:value-type="string" calcext:value-type="string">
            <text:p>Fok</text:p>
          </table:table-cell>
          <table:table-cell table:style-name="ce2551" table:content-validation-name="val222" office:value-type="string" calcext:value-type="string">
            <text:p>Bónusz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037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269" office:value-type="string" calcext:value-type="string" table:number-columns-spanned="2" table:number-rows-spanned="1">
            <text:p>Nyelvtanulás zero 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560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 table:number-columns-repeated="4"/>
          <table:table-cell table:style-name="ce2269" office:value-type="string" calcext:value-type="string" table:number-columns-spanned="2" table:number-rows-spanned="1">
            <text:p>Nyelvtanulás pont/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30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28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28"/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1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551" table:content-validation-name="val28" office:value-type="string" calcext:value-type="string">
            <text:p>Fegyver</text:p>
          </table:table-cell>
          <table:table-cell table:style-name="ce2369" table:content-validation-name="val28" office:value-type="string" calcext:value-type="string">
            <text:p>Mf innen</text:p>
            <text:p>Számít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438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28" office:value-type="string" calcext:value-type="string">
            <text:p>Elsődleges fegyver</text:p>
          </table:table-cell>
          <table:table-cell table:style-name="ce2371" table:content-validation-name="val28" office:value-type="float" office:value="2" calcext:value-type="float">
            <text:p>2. fok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17"/>
          <table:table-cell table:style-name="ce2353" table:content-validation-name="val28" office:value-type="string" calcext:value-type="string">
            <text:p>Másodlagos fegyver</text:p>
          </table:table-cell>
          <table:table-cell table:style-name="ce2371" table:content-validation-name="val28" office:value-type="float" office:value="3" calcext:value-type="float">
            <text:p>3. fok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438" office:value-type="string" calcext:value-type="string">
            <text:p>Erőbónusz</text:p>
          </table:table-cell>
          <table:table-cell table:style-name="ce2192" table:formula="of:=[$Alapértékek.C19]" office:value-type="float" office:value="5" calcext:value-type="float">
            <text:p>5</text:p>
          </table:table-cell>
          <table:table-cell table:number-columns-repeated="14"/>
          <table:table-cell table:style-name="ce525" table:content-validation-name="val28" table:number-columns-repeated="3"/>
          <table:table-cell table:style-name="ce30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078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28" office:value-type="string" calcext:value-type="string">
            <text:p>Kétkezes harc max pengehossz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438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28" office:value-type="string" calcext:value-type="string">
            <text:p>Minimum Erő 2 pengénél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23">
          <table:table-cell/>
          <table:table-cell table:style-name="ce30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2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270" office:value-type="string" calcext:value-type="string">
            <text:p>S1</text:p>
          </table:table-cell>
          <table:table-cell table:style-name="ce2270" office:value-type="string" calcext:value-type="string">
            <text:p>S2</text:p>
          </table:table-cell>
          <table:table-cell table:style-name="ce2270" office:value-type="string" calcext:value-type="string">
            <text:p>S3</text:p>
          </table:table-cell>
          <table:table-cell table:style-name="ce2270" office:value-type="string" calcext:value-type="string">
            <text:p>S4</text:p>
          </table:table-cell>
          <table:table-cell/>
          <table:table-cell table:style-name="ce2495" office:value-type="string" calcext:value-type="string">
            <text:p>Harckeret növ fok bónusz</text:p>
          </table:table-cell>
          <table:table-cell table:style-name="ce1996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70"/>
          <table:table-cell table:style-name="ce2197" table:number-columns-repeated="7"/>
          <table:table-cell table:style-name="ce2320"/>
          <table:table-cell table:style-name="ce2197" table:number-columns-repeated="8"/>
          <table:table-cell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2"/>
          <table:table-cell table:style-name="ce2496"/>
          <table:table-cell table:number-columns-repeated="4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 table:number-columns-repeated="3"/>
          <table:table-cell table:number-columns-repeated="6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779" table:number-columns-repeated="2"/>
          <table:table-cell table:style-name="ce779" office:value-type="string" calcext:value-type="string">
            <text:p>k20</text:p>
          </table:table-cell>
          <table:table-cell table:style-name="ce2557" office:value-type="string" calcext:value-type="string">
            <text:p>k100</text:p>
          </table:table-cell>
          <table:table-cell/>
          <table:table-cell table:style-name="ce30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30" table:number-columns-repeated="16351"/>
        </table:table-row>
        <table:table-row table:style-name="ro14">
          <table:table-cell/>
          <table:table-cell table:style-name="ce2129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779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779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779"/>
          <table:table-cell/>
          <table:table-cell table:style-name="ce5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779"/>
          <table:table-cell/>
          <table:table-cell table:style-name="ce779" office:value-type="float" office:value="3" calcext:value-type="float">
            <text:p>3</text:p>
          </table:table-cell>
          <table:table-cell table:style-name="ce2557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779"/>
          <table:table-cell/>
          <table:table-cell table:style-name="ce779" office:value-type="float" office:value="4" calcext:value-type="float">
            <text:p>4</text:p>
          </table:table-cell>
          <table:table-cell table:style-name="ce2557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779"/>
          <table:table-cell/>
          <table:table-cell table:style-name="ce779" office:value-type="float" office:value="5" calcext:value-type="float">
            <text:p>5</text:p>
          </table:table-cell>
          <table:table-cell table:style-name="ce2557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3"/>
          <table:table-cell table:style-name="ce1996" office:value-type="float" office:value="2" calcext:value-type="float">
            <text:p>2</text:p>
          </table:table-cell>
          <table:table-cell table:style-name="ce2355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779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779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57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779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779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57" table:content-validation-name="val28" office:value-type="float" office:value="20" calcext:value-type="float">
            <text:p>2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1" table:content-validation-name="val28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560" table:content-validation-name="val28"/>
          <table:covered-table-cell table:content-validation-name="val28"/>
          <table:table-cell table:content-validation-name="val28" table:number-columns-repeated="5"/>
          <table:table-cell table:number-columns-repeated="3"/>
          <table:table-cell table:style-name="ce779" office:value-type="float" office:value="8" calcext:value-type="float">
            <text:p>8</text:p>
          </table:table-cell>
          <table:table-cell table:style-name="ce1703" table:number-columns-repeated="2"/>
          <table:table-cell table:style-name="ce779" table:content-validation-name="val28"/>
          <table:table-cell table:style-name="ce779"/>
          <table:table-cell table:style-name="ce2557" table:content-validation-name="val2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2" table:content-validation-name="val28" office:value-type="string" calcext:value-type="string">
            <text:p>Fok</text:p>
          </table:table-cell>
          <table:table-cell table:style-name="ce2201" table:content-validation-name="val28" office:value-type="string" calcext:value-type="string">
            <text:p>Csökkentés</text:p>
          </table:table-cell>
          <table:table-cell table:style-name="ce2257" table:content-validation-name="val28" office:value-type="string" calcext:value-type="string">
            <text:p>Erő</text:p>
          </table:table-cell>
          <table:table-cell table:style-name="ce27" table:content-validation-name="val28" table:number-columns-repeated="2"/>
          <table:table-cell table:content-validation-name="val28" table:number-columns-repeated="3"/>
          <table:table-cell table:number-columns-repeated="3"/>
          <table:table-cell table:style-name="ce779" office:value-type="float" office:value="9" calcext:value-type="float">
            <text:p>9</text:p>
          </table:table-cell>
          <table:table-cell table:style-name="ce2546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779"/>
          <table:table-cell table:style-name="ce779"/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0" calcext:value-type="float">
            <text:p>0</text:p>
          </table:table-cell>
          <table:table-cell table:number-columns-repeated="2" table:style-name="ce2472" table:content-validation-name="val28" office:value-type="float" office:value="0" calcext:value-type="float">
            <text:p>0</text:p>
          </table:table-cell>
          <table:table-cell table:content-validation-name="val28" table:number-columns-repeated="5"/>
          <table:table-cell table:number-columns-repeated="3"/>
          <table:table-cell table:style-name="ce779" office:value-type="float" office:value="10" calcext:value-type="float">
            <text:p>10</text:p>
          </table:table-cell>
          <table:table-cell table:style-name="ce1703" office:value-type="string" calcext:value-type="string">
            <text:p>Mozdulatlan/álló lövész</text:p>
          </table:table-cell>
          <table:table-cell table:style-name="ce1703"/>
          <table:table-cell/>
          <table:table-cell table:style-name="ce2546" table:content-validation-name="val28" office:value-type="float" office:value="0" calcext:value-type="float">
            <text:p>0</text:p>
          </table:table-cell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1" calcext:value-type="float">
            <text:p>1</text:p>
          </table:table-cell>
          <table:table-cell table:style-name="ce2472" table:content-validation-name="val28" office:value-type="float" office:value="5" calcext:value-type="float">
            <text:p>5</text:p>
          </table:table-cell>
          <table:table-cell table:style-name="ce2472" table:content-validation-name="val28" office:value-type="float" office:value="1" calcext:value-type="float">
            <text:p>1</text:p>
          </table:table-cell>
          <table:table-cell table:content-validation-name="val28" table:number-columns-repeated="2"/>
          <table:table-cell table:style-name="ce2290" table:content-validation-name="val28"/>
          <table:table-cell table:content-validation-name="val28" table:number-columns-repeated="2"/>
          <table:table-cell table:number-columns-repeated="3"/>
          <table:table-cell table:style-name="ce779" office:value-type="float" office:value="12" calcext:value-type="float">
            <text:p>12</text:p>
          </table:table-cell>
          <table:table-cell table:style-name="ce1703" office:value-type="string" calcext:value-type="string">
            <text:p>A lövész lassan egyenletesen sétál</text:p>
          </table:table-cell>
          <table:table-cell table:style-name="ce1703"/>
          <table:table-cell/>
          <table:table-cell table:style-name="ce779" table:content-validation-name="val28" office:value-type="float" office:value="1" calcext:value-type="float">
            <text:p>1</text:p>
          </table:table-cell>
          <table:table-cell table:style-name="ce2560" table:content-validation-name="val28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2" calcext:value-type="float">
            <text:p>2</text:p>
          </table:table-cell>
          <table:table-cell table:style-name="ce2472" table:content-validation-name="val28" office:value-type="float" office:value="10" calcext:value-type="float">
            <text:p>10</text:p>
          </table:table-cell>
          <table:table-cell table:style-name="ce2472" table:content-validation-name="val28" office:value-type="float" office:value="2" calcext:value-type="float">
            <text:p>2</text:p>
          </table:table-cell>
          <table:table-cell table:content-validation-name="val28" table:number-columns-repeated="4"/>
          <table:table-cell table:style-name="ce5" table:content-validation-name="val28"/>
          <table:table-cell table:number-columns-repeated="3"/>
          <table:table-cell table:style-name="ce779" office:value-type="float" office:value="14" calcext:value-type="float">
            <text:p>14</text:p>
          </table:table-cell>
          <table:table-cell table:style-name="ce1703" office:value-type="string" calcext:value-type="string">
            <text:p>A lövész lassan fut</text:p>
          </table:table-cell>
          <table:table-cell table:style-name="ce1703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57" table:content-validation-name="val28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3" calcext:value-type="float">
            <text:p>3</text:p>
          </table:table-cell>
          <table:table-cell table:style-name="ce2472" table:content-validation-name="val28" office:value-type="float" office:value="15" calcext:value-type="float">
            <text:p>15</text:p>
          </table:table-cell>
          <table:table-cell table:style-name="ce2472" table:content-validation-name="val28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355" office:value-type="string" calcext:value-type="string" table:number-columns-spanned="3" table:number-rows-spanned="1">
            <text:p>VÉ bónusz lemez torzónál</text:p>
          </table:table-cell>
          <table:covered-table-cell table:style-name="ce1996" table:content-validation-name="val28"/>
          <table:covered-table-cell table:style-name="ce833"/>
          <table:table-cell table:number-columns-repeated="4"/>
          <table:table-cell table:style-name="ce779" office:value-type="float" office:value="15" calcext:value-type="float">
            <text:p>15</text:p>
          </table:table-cell>
          <table:table-cell table:style-name="ce1703" office:value-type="string" calcext:value-type="string">
            <text:p>A lövész rohan</text:p>
          </table:table-cell>
          <table:table-cell table:style-name="ce1703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57" table:content-validation-name="val28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2" table:content-validation-name="val28"/>
          <table:table-cell table:style-name="ce425" table:content-validation-name="val28" table:number-columns-repeated="2"/>
          <table:table-cell table:style-name="ce5" table:content-validation-name="val28"/>
          <table:table-cell table:style-name="ce2500" table:content-validation-name="val28"/>
          <table:table-cell table:style-name="ce5" table:content-validation-name="val28" table:number-columns-repeated="3"/>
          <table:table-cell table:number-columns-repeated="3"/>
          <table:table-cell table:style-name="ce779" office:value-type="float" office:value="17" calcext:value-type="float">
            <text:p>17</text:p>
          </table:table-cell>
          <table:table-cell table:style-name="ce1703" table:number-columns-repeated="3"/>
          <table:table-cell table:style-name="ce779"/>
          <table:table-cell table:style-name="ce2557" table:content-validation-name="val28" office:value-type="float" office:value="10" calcext:value-type="float">
            <text:p>1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779" office:value-type="float" office:value="20" calcext:value-type="float">
            <text:p>20</text:p>
          </table:table-cell>
          <table:table-cell table:style-name="ce2546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779"/>
          <table:table-cell table:style-name="ce779"/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3" table:content-validation-name="val28" office:value-type="string" calcext:value-type="string" table:number-columns-spanned="11" table:number-rows-spanned="1">
            <text:p>Páncél struktúrák</text:p>
          </table:table-cell>
          <table:covered-table-cell table:style-name="ce909" table:content-validation-name="val28"/>
          <table:covered-table-cell table:number-columns-repeated="5" table:style-name="ce27" table:content-validation-name="val28"/>
          <table:covered-table-cell table:style-name="ce525" table:content-validation-name="val28"/>
          <table:covered-table-cell table:number-columns-repeated="3"/>
          <table:table-cell table:style-name="ce779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779"/>
          <table:table-cell table:style-name="ce5" office:value-type="float" office:value="4" calcext:value-type="float">
            <text:p>4</text:p>
          </table:table-cell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46" table:content-validation-name="val28" office:value-type="string" calcext:value-type="string" table:number-columns-spanned="2" table:number-rows-spanned="1">
            <text:p>Alapanyag neve</text:p>
          </table:table-cell>
          <table:covered-table-cell table:style-name="ce2203" table:content-validation-name="val28"/>
          <table:table-cell table:style-name="ce2476" table:content-validation-name="val28" office:value-type="string" calcext:value-type="string" table:number-columns-spanned="3" table:number-rows-spanned="1">
            <text:p>SFÉ</text:p>
          </table:table-cell>
          <table:covered-table-cell table:number-columns-repeated="2" table:style-name="ce2476" table:content-validation-name="val28"/>
          <table:table-cell table:style-name="ce2476" table:content-validation-name="val28"/>
          <table:table-cell table:style-name="ce2294" table:content-validation-name="val28"/>
          <table:table-cell table:style-name="ce2312" table:content-validation-name="val28" office:value-type="string" calcext:value-type="string" table:number-columns-spanned="4" table:number-rows-spanned="1">
            <text:p>MGT</text:p>
          </table:table-cell>
          <table:covered-table-cell table:style-name="ce366"/>
          <table:covered-table-cell table:number-columns-repeated="2" table:style-name="ce833"/>
          <table:table-cell table:style-name="ce779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1703"/>
          <table:table-cell table:style-name="ce5" office:value-type="float" office:value="3" calcext:value-type="float">
            <text:p>3</text:p>
          </table:table-cell>
          <table:table-cell table:style-name="ce2557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5"/>
          <table:table-cell table:style-name="ce2204" table:content-validation-name="val28" office:value-type="string" calcext:value-type="string">
            <text:p>Nehézvért</text:p>
          </table:table-cell>
          <table:table-cell table:style-name="ce2476" table:content-validation-name="val28" office:value-type="string" calcext:value-type="string">
            <text:p>Szúró</text:p>
          </table:table-cell>
          <table:table-cell table:style-name="ce2476" table:content-validation-name="val28" office:value-type="string" calcext:value-type="string">
            <text:p>Vágó</text:p>
          </table:table-cell>
          <table:table-cell table:style-name="ce2476" table:content-validation-name="val28" office:value-type="string" calcext:value-type="string">
            <text:p>Zúzó</text:p>
          </table:table-cell>
          <table:table-cell table:style-name="ce2476" table:content-validation-name="val28" office:value-type="string" calcext:value-type="string">
            <text:p>Energia</text:p>
          </table:table-cell>
          <table:table-cell table:style-name="ce2295" table:content-validation-name="val28" office:value-type="string" calcext:value-type="string">
            <text:p>SFÉ diff</text:p>
          </table:table-cell>
          <table:table-cell table:style-name="ce2313" table:content-validation-name="val28" office:value-type="string" calcext:value-type="string">
            <text:p>Alap MGT</text:p>
          </table:table-cell>
          <table:table-cell table:style-name="ce1996" table:content-validation-name="val221" office:value-type="string" calcext:value-type="string">
            <text:p>Pocsék</text:p>
          </table:table-cell>
          <table:table-cell table:style-name="ce1996" table:content-validation-name="val221" office:value-type="string" calcext:value-type="string">
            <text:p>Átlagos</text:p>
          </table:table-cell>
          <table:table-cell table:style-name="ce2078" table:content-validation-name="val221" office:value-type="string" calcext:value-type="string">
            <text:p>Mesteri</text:p>
          </table:table-cell>
          <table:table-cell table:style-name="ce779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1703"/>
          <table:table-cell table:style-name="ce5" office:value-type="float" office:value="2" calcext:value-type="float">
            <text:p>2</text:p>
          </table:table-cell>
          <table:table-cell table:style-name="ce2557" office:value-type="float" office:value="7" calcext:value-type="float">
            <text:p>7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osztó / Bunda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" calcext:value-type="float">
            <text:p>1</text:p>
          </table:table-cell>
          <table:table-cell table:number-columns-repeated="2"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4" calcext:value-type="float">
            <text:p>4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57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Fegyverkabát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number-columns-repeated="2" table:style-name="ce658" table:content-validation-name="val28" office:value-type="float" office:value="3" calcext:value-type="float">
            <text:p>3</text:p>
          </table:table-cell>
          <table:table-cell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57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5" calcext:value-type="float">
            <text:p>5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1703"/>
          <table:table-cell table:style-name="ce5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rigantin 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7" calcext:value-type="float">
            <text:p>7</text:p>
          </table:table-cell>
          <table:table-cell table:style-name="ce658" table:content-validation-name="val28" office:value-type="float" office:value="14" calcext:value-type="float">
            <text:p>14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,25</text:p>
          </table:table-cell>
          <table:table-cell table:style-name="ce779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57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ánc / Sodrony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,25</text:p>
          </table:table-cell>
          <table:table-cell table:style-name="ce779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57" office:value-type="float" office:value="1" calcext:value-type="float">
            <text:p>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ikkely fém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1703"/>
          <table:table-cell table:style-name="ce5" office:value-type="float" office:value="-2" calcext:value-type="float">
            <text:p>-2</text:p>
          </table:table-cell>
          <table:table-cell table:style-name="ce2560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emez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658" table:content-validation-name="val28" office:value-type="float" office:value="18" calcext:value-type="float">
            <text:p>18</text:p>
          </table:table-cell>
          <table:table-cell table:number-columns-repeated="2"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3" calcext:value-type="float">
            <text:p>3</text:p>
          </table:table-cell>
          <table:table-cell table:style-name="ce2314" table:content-validation-name="val28" office:value-type="float" office:value="10" calcext:value-type="float">
            <text:p>10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1703"/>
          <table:table-cell table:style-name="ce5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779" office:value-type="float" office:value="110" calcext:value-type="float">
            <text:p>110</text:p>
          </table:table-cell>
          <table:table-cell table:style-name="ce1703" table:number-columns-repeated="3"/>
          <table:table-cell table:style-name="ce779"/>
          <table:table-cell table:style-name="ce2557" office:value-type="float" office:value="-2" calcext:value-type="float">
            <text:p>-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8"/>
          <table:table-cell table:style-name="ce2143"/>
          <table:table-cell table:number-columns-repeated="3"/>
          <table:table-cell table:style-name="ce779" office:value-type="float" office:value="120" calcext:value-type="float">
            <text:p>120</text:p>
          </table:table-cell>
          <table:table-cell table:style-name="ce1703" table:number-columns-repeated="3"/>
          <table:table-cell table:style-name="ce779"/>
          <table:table-cell table:style-name="ce2557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46" table:content-validation-name="val28" office:value-type="string" calcext:value-type="string">
            <text:p>Fémalapanyag</text:p>
          </table:table-cell>
          <table:table-cell table:style-name="ce2476" table:content-validation-name="val28" office:value-type="string" calcext:value-type="string">
            <text:p>SFÉ</text:p>
          </table:table-cell>
          <table:table-cell table:style-name="ce2258" table:content-validation-name="val28" office:value-type="string" calcext:value-type="string">
            <text:p>Ár szorzó</text:p>
          </table:table-cell>
          <table:table-cell table:style-name="ce2120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779" office:value-type="float" office:value="130" calcext:value-type="float">
            <text:p>130</text:p>
          </table:table-cell>
          <table:table-cell table:style-name="ce1703" table:number-columns-repeated="3"/>
          <table:table-cell table:style-name="ce779"/>
          <table:table-cell table:style-name="ce2557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Acé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315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315"/>
          <table:table-cell/>
          <table:table-cell table:style-name="ce779" office:value-type="float" office:value="140" calcext:value-type="float">
            <text:p>140</text:p>
          </table:table-cell>
          <table:table-cell table:style-name="ce1703" table:number-columns-repeated="3"/>
          <table:table-cell table:style-name="ce779"/>
          <table:table-cell table:style-name="ce2557" office:value-type="float" office:value="-5" calcext:value-type="float">
            <text:p>-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Bronz</text:p>
          </table:table-cell>
          <table:table-cell table:style-name="ce1996" office:value-type="float" office:value="-5" calcext:value-type="float">
            <text:p>-5</text:p>
          </table:table-cell>
          <table:table-cell table:style-name="ce1996" office:value-type="float" office:value="0.5" calcext:value-type="float">
            <text:p>0,5</text:p>
          </table:table-cell>
          <table:table-cell table:style-name="ce1996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50" calcext:value-type="float">
            <text:p>150</text:p>
          </table:table-cell>
          <table:table-cell table:style-name="ce2546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779"/>
          <table:table-cell table:style-name="ce779"/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Abbitacél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0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60" calcext:value-type="float">
            <text:p>160</text:p>
          </table:table-cell>
          <table:table-cell table:style-name="ce1703" office:value-type="string" calcext:value-type="string">
            <text:p>Jól kivehető kontúr</text:p>
          </table:table-cell>
          <table:table-cell table:style-name="ce1703" table:number-columns-repeated="2"/>
          <table:table-cell table:style-name="ce2546" office:value-type="float" office:value="0" calcext:value-type="float">
            <text:p>0</text:p>
          </table:table-cell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Mithrill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100" calcext:value-type="float">
            <text:p>100</text:p>
          </table:table-cell>
          <table:table-cell table:style-name="ce1996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833"/>
          <table:table-cell/>
          <table:table-cell table:style-name="ce779" office:value-type="float" office:value="170" calcext:value-type="float">
            <text:p>170</text:p>
          </table:table-cell>
          <table:table-cell table:style-name="ce1703" office:value-type="string" calcext:value-type="string">
            <text:p>Szürkületben</text:p>
          </table:table-cell>
          <table:table-cell table:style-name="ce1703" table:number-columns-repeated="2"/>
          <table:table-cell table:style-name="ce2546" office:value-type="float" office:value="1" calcext:value-type="float">
            <text:p>1</text:p>
          </table:table-cell>
          <table:table-cell table:style-name="ce2560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Lunír</text:p>
          </table:table-cell>
          <table:table-cell table:style-name="ce1996" office:value-type="float" office:value="20" calcext:value-type="float">
            <text:p>20</text:p>
          </table:table-cell>
          <table:table-cell table:style-name="ce1996" office:value-type="float" office:value="1000" calcext:value-type="float">
            <text:p>1000</text:p>
          </table:table-cell>
          <table:table-cell table:style-name="ce1996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833"/>
          <table:table-cell/>
          <table:table-cell table:style-name="ce779" office:value-type="float" office:value="180" calcext:value-type="float">
            <text:p>180</text:p>
          </table:table-cell>
          <table:table-cell table:style-name="ce1703" office:value-type="string" calcext:value-type="string">
            <text:p>Homályos kontúr</text:p>
          </table:table-cell>
          <table:table-cell table:style-name="ce1703" table:number-columns-repeated="2"/>
          <table:table-cell table:style-name="ce779" office:value-type="float" office:value="1" calcext:value-type="float">
            <text:p>1</text:p>
          </table:table-cell>
          <table:table-cell table:style-name="ce2560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833"/>
          <table:table-cell/>
          <table:table-cell table:style-name="ce779" office:value-type="float" office:value="190" calcext:value-type="float">
            <text:p>190</text:p>
          </table:table-cell>
          <table:table-cell table:style-name="ce1703" office:value-type="string" calcext:value-type="string">
            <text:p>Éppen kivehető kontúr – zajos</text:p>
          </table:table-cell>
          <table:table-cell table:style-name="ce1703" table:number-columns-repeated="2"/>
          <table:table-cell table:style-name="ce779" office:value-type="float" office:value="2" calcext:value-type="float">
            <text:p>2</text:p>
          </table:table-cell>
          <table:table-cell table:style-name="ce2557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833"/>
          <table:table-cell/>
          <table:table-cell table:style-name="ce779" office:value-type="float" office:value="200" calcext:value-type="float">
            <text:p>200</text:p>
          </table:table-cell>
          <table:table-cell table:style-name="ce1703" office:value-type="string" calcext:value-type="string">
            <text:p>Éppen kivehető kontúr – csende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57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833"/>
          <table:table-cell/>
          <table:table-cell table:style-name="ce1703"/>
          <table:table-cell table:style-name="ce1703" office:value-type="string" calcext:value-type="string">
            <text:p>Háttérrel egybeolvadó kontúr – zajo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57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4"/>
          <table:table-cell table:style-name="ce697"/>
          <table:table-cell table:number-columns-repeated="5"/>
          <table:table-cell table:style-name="ce779"/>
          <table:table-cell table:style-name="ce1703" office:value-type="string" calcext:value-type="string">
            <text:p>Háttérrel egybeolvadó kontúr – csendes</text:p>
          </table:table-cell>
          <table:table-cell table:style-name="ce1703" table:number-columns-repeated="2"/>
          <table:table-cell table:style-name="ce2347" office:value-type="float" office:value="99" calcext:value-type="float">
            <text:p>99</text:p>
          </table:table-cell>
          <table:table-cell table:style-name="ce2557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833"/>
          <table:table-cell table:style-name="ce697" table:number-columns-repeated="2"/>
          <table:table-cell table:number-columns-repeated="5"/>
          <table:table-cell table:style-name="ce1703" table:number-columns-repeated="4"/>
          <table:table-cell table:style-name="ce779"/>
          <table:table-cell table:style-name="ce2557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489" table:content-validation-name="val219" office:value-type="string" calcext:value-type="string">
            <text:p>TÉ</text:p>
          </table:table-cell>
          <table:table-cell table:style-name="ce2497" table:content-validation-name="val219" office:value-type="string" calcext:value-type="string">
            <text:p>VÉ</text:p>
          </table:table-cell>
          <table:table-cell table:number-columns-repeated="8"/>
          <table:table-cell table:style-name="ce2546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779"/>
          <table:table-cell table:style-name="ce779"/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482" table:content-validation-name="val219" table:formula="of:=VLOOKUP([.$C81];harcmodorok;2)" office:value-type="float" office:value="-9" calcext:value-type="float">
            <text:p>-9</text:p>
          </table:table-cell>
          <table:table-cell table:style-name="ce2482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546" table:number-columns-repeated="2"/>
          <table:table-cell table:style-name="ce2546" office:value-type="float" office:value="0" calcext:value-type="float">
            <text:p>0</text:p>
          </table:table-cell>
          <table:table-cell table:style-name="ce2557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482" table:content-validation-name="val219" table:formula="of:=VLOOKUP([.$C82];harcmodorok;2)" office:value-type="float" office:value="3" calcext:value-type="float">
            <text:p>3</text:p>
          </table:table-cell>
          <table:table-cell table:style-name="ce2482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299" office:value-type="string" calcext:value-type="string">
            <text:p>Enyhe szél</text:p>
          </table:table-cell>
          <table:table-cell table:number-columns-repeated="2"/>
          <table:table-cell table:style-name="ce2667" office:value-type="float" office:value="1" calcext:value-type="float">
            <text:p>1</text:p>
          </table:table-cell>
          <table:table-cell table:style-name="ce2560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482" table:content-validation-name="val219" table:formula="of:=VLOOKUP([.$C83];harcmodorok;2)" office:value-type="float" office:value="6" calcext:value-type="float">
            <text:p>6</text:p>
          </table:table-cell>
          <table:table-cell table:style-name="ce2482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1703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482" table:content-validation-name="val219" table:formula="of:=VLOOKUP([.$C84];harcmodorok;2)" office:value-type="float" office:value="9" calcext:value-type="float">
            <text:p>9</text:p>
          </table:table-cell>
          <table:table-cell table:style-name="ce2482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719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1703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1703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1703" table:number-columns-repeated="3"/>
          <table:table-cell table:style-name="ce779"/>
          <table:table-cell table:style-name="ce2361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51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489" table:content-validation-name="val110" office:value-type="string" calcext:value-type="string">
            <text:p>TÉ</text:p>
          </table:table-cell>
          <table:table-cell table:style-name="ce2497" table:content-validation-name="val110" office:value-type="string" calcext:value-type="string">
            <text:p>VÉ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482" office:value-type="float" office:value="0" calcext:value-type="float">
            <text:p>0</text:p>
          </table:table-cell>
          <table:table-cell table:number-columns-repeated="2" table:style-name="ce2482" table:content-validation-name="val110" office:value-type="float" office:value="0" calcext:value-type="float">
            <text:p>0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482" office:value-type="float" office:value="6" calcext:value-type="float">
            <text:p>6</text:p>
          </table:table-cell>
          <table:table-cell table:number-columns-repeated="2" table:style-name="ce2482" table:content-validation-name="val110" office:value-type="float" office:value="2" calcext:value-type="float">
            <text:p>2</text:p>
          </table:table-cell>
          <table:table-cell table:number-columns-repeated="11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482" office:value-type="float" office:value="9" calcext:value-type="float">
            <text:p>9</text:p>
          </table:table-cell>
          <table:table-cell table:number-columns-repeated="2" table:style-name="ce2482" table:content-validation-name="val110" office:value-type="float" office:value="4" calcext:value-type="float">
            <text:p>4</text:p>
          </table:table-cell>
          <table:table-cell table:number-columns-repeated="11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2481"/>
          <table:table-cell table:number-columns-repeated="13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6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403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9"/>
          <table:table-cell table:style-name="ce30"/>
          <table:table-cell table:style-name="ce1299" table:number-columns-repeated="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9" table:number-columns-repeated="5"/>
          <table:table-cell table:number-columns-repeated="9"/>
          <table:table-cell table:style-name="ce30" table:number-columns-repeated="16351"/>
        </table:table-row>
        <table:table-row table:style-name="ro4" table:number-rows-repeated="2">
          <table:table-cell table:number-columns-repeated="18"/>
          <table:table-cell table:style-name="ce1299" table:number-columns-repeated="3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9"/>
          <table:table-cell/>
          <table:table-cell table:style-name="ce1299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9"/>
          <table:table-cell table:number-columns-repeated="14"/>
          <table:table-cell table:style-name="ce30" table:number-columns-repeated="16351"/>
        </table:table-row>
        <table:table-row table:style-name="ro4" table:number-rows-repeated="3">
          <table:table-cell table:number-columns-repeated="33"/>
          <table:table-cell table:style-name="ce30" table:number-columns-repeated="16351"/>
        </table:table-row>
        <table:table-row table:style-name="ro7">
          <table:table-cell/>
          <table:table-cell table:style-name="ce1269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30" table:number-columns-repeated="16351"/>
        </table:table-row>
        <table:table-row table:style-name="ro4">
          <table:table-cell/>
          <table:table-cell table:style-name="ce1270" office:value-type="string" calcext:value-type="string">
            <text:p>https://github.com/kaktusztea/szilankrpg</text:p>
          </table:table-cell>
          <table:table-cell table:number-columns-repeated="31"/>
          <table:table-cell table:style-name="ce30" table:number-columns-repeated="16351"/>
        </table:table-row>
        <table:table-row table:style-name="ro4" table:number-rows-repeated="30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5"/>
          <table:table-cell table:number-columns-repeated="32"/>
          <table:table-cell table:style-name="ce30" table:number-columns-repeated="16351"/>
        </table:table-row>
        <table:table-row table:style-name="ro4">
          <table:table-cell table:style-name="ce2155"/>
          <table:table-cell table:number-columns-repeated="4"/>
          <table:table-cell table:style-name="ce2500"/>
          <table:table-cell table:style-name="ce5" table:number-columns-repeated="3"/>
          <table:table-cell table:number-columns-repeated="24"/>
          <table:table-cell table:style-name="ce30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0"/>
          <table:table-cell table:style-name="ce5" table:number-columns-repeated="3"/>
          <table:table-cell table:number-columns-repeated="3"/>
          <table:table-cell table:style-name="ce2336"/>
          <table:table-cell table:number-columns-repeated="20"/>
          <table:table-cell table:style-name="ce30" table:number-columns-repeated="16351"/>
        </table:table-row>
        <table:table-row table:style-name="ro4" table:number-rows-repeated="9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0"/>
          <table:table-cell table:style-name="ce5" table:number-columns-repeated="6"/>
          <table:table-cell table:style-name="ce2336"/>
          <table:table-cell table:number-columns-repeated="20"/>
          <table:table-cell table:style-name="ce30" table:number-columns-repeated="16351"/>
        </table:table-row>
        <table:table-row table:style-name="ro4" table:number-rows-repeated="65295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0"/>
          <table:table-cell table:style-name="ce5" table:number-columns-repeated="6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number-columns-repeated="4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2">
          <table:table-cell table:number-columns-repeated="9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>
          <table:table-cell table:number-columns-repeated="9"/>
          <table:table-cell table:style-name="ce5" table:number-columns-repeated="3"/>
          <table:table-cell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9">
          <table:table-cell table:number-columns-repeated="13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983089">
          <table:table-cell table:number-columns-repeated="33"/>
          <table:table-cell table:style-name="ce30" table:number-columns-repeated="16351"/>
        </table:table-row>
        <table:table-row table:style-name="ro4">
          <table:table-cell table:number-columns-repeated="33"/>
          <table:table-cell table:style-name="ce3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92:Harcértékek.C92">
            <calcext:condition calcext:apply-style-name="Piros_háttér" calcext:value="&gt;[$Harcértékek.$B$92]" calcext:base-cell-address="Harcértékek.C92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6" table:print="false">
        <table:table-column table:style-name="co129" table:default-cell-style-name="ce30"/>
        <table:table-column table:style-name="co3" table:number-columns-repeated="2" table:default-cell-style-name="ce949"/>
        <table:table-column table:style-name="co3" table:number-columns-repeated="16381"/>
        <table:table-row table:style-name="ro4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Jogtulajdonos: Fekete Bálint (Ailtas, Kaktusztea), 202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949" table:number-columns-repeated="16381"/>
        </table:table-row>
        <table:table-row table:style-name="ro42">
          <table:table-cell table:style-name="ce268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32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8567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 Next" svg:font-family="'Avenir Next'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pitch="variable"/>
    <style:font-face style:name="Avenir5" svg:font-family="Avenir" style:font-family-generic="swiss" style:font-pitch="variable"/>
    <style:font-face style:name="Avenir6" svg:font-family="Avenir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Noto Sans" fo:font-family="'Noto Sans'" style:font-style-name="Regular" style:font-family-generic="swiss" style:font-pitch="variable" style:font-name-asian="Noto Sans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00.00.00</text:date>, <text:time style:data-style-name="N2" text:time-value="23:34:30.085983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MacOSX_AARCH64 LibreOffice_project/8399f6259d8c87f40e7255cdb3c9b958f5e08948</meta:generator>
    <dc:date>2026-03-09T23:40:17.244728000</dc:date>
    <meta:editing-cycles>1463</meta:editing-cycles>
    <meta:editing-duration>P13DT1H38M57S</meta:editing-duration>
    <meta:document-statistic meta:table-count="12" meta:cell-count="5288" meta:object-count="0"/>
    <meta:user-defined meta:name="Author">Fekete Bálint (Kaktusztea, Ailtas)</meta:user-defined>
    <meta:user-defined meta:name="Szerepjáték">Szilánk RPG</meta:user-defined>
  </office:meta>
</office:document-meta>
</file>